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84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81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1.487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1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ext-properties style:font-name="Liberation Sans" style:font-name-asian="Hiragino Mincho ProN" style:font-name-complex="Arial Unicode MS"/>
    </style:style>
    <style:style style:name="ce7" style:family="table-cell" style:parent-style-name="Default" style:data-style-name="N2"/>
    <style:style style:name="ce2" style:family="table-cell" style:parent-style-name="Default" style:data-style-name="N1"/>
    <style:style style:name="ce11" style:family="table-cell" style:parent-style-name="Default" style:data-style-name="N122"/>
    <style:style style:name="ce5" style:family="table-cell" style:parent-style-name="Default" style:data-style-name="N121">
      <style:text-properties style:font-name="Liberation Sans" style:font-name-asian="Hiragino Mincho ProN" style:font-name-complex="Arial Unicode MS"/>
    </style:style>
    <style:style style:name="ce12" style:family="table-cell" style:parent-style-name="Default" style:data-style-name="N61"/>
    <style:style style:name="ce15" style:family="table-cell" style:parent-style-name="Default">
      <style:table-cell-properties style:cell-protect="none" style:print-content="true"/>
    </style:style>
    <style:style style:name="ce3" style:family="table-cell" style:parent-style-name="Default" style:data-style-name="N121"/>
    <style:style style:name="ce4" style:family="table-cell" style:parent-style-name="Default">
      <style:text-properties style:font-name="Liberation Sans" style:font-name-asian="Hiragino Mincho ProN" style:font-name-complex="Arial Unicode MS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10" table:default-cell-style-name="Default"/>
        <table:table-column table:style-name="co5" table:number-columns-repeated="39" table:default-cell-style-name="ce2"/>
        <table:table-column table:style-name="co5" table:number-columns-repeated="159" table:default-cell-style-name="Default"/>
        <table:table-column table:style-name="co6" table:number-columns-repeated="13" table:default-cell-style-name="Default"/>
        <table:table-column table:style-name="co7" table:number-columns-repeated="798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>
          <table:table-cell table:style-name="ce8" office:value-type="string" calcext:value-type="string">
            <text:p>se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^2/M</text:p>
          </table:table-cell>
          <table:table-cell table:style-name="ce8" office:value-type="string" calcext:value-type="string">
            <text:p>best</text:p>
          </table:table-cell>
          <table:table-cell table:style-name="ce8"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[.B3]*[.B3]/[.C3]" office:value-type="float" office:value="36.5434782608696" calcext:value-type="float">
            <text:p>36.54</text:p>
          </table:table-cell>
          <table:table-cell table:formula="of:=MAX([.F3:.JF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formula="of:=[.B4]*[.B4]/[.C4]" office:value-type="float" office:value="14.1134020618557" calcext:value-type="float">
            <text:p>14.11</text:p>
          </table:table-cell>
          <table:table-cell table:formula="of:=MAX([.F4:.JF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B5]*[.B5]/[.C5]" office:value-type="float" office:value="15.125" calcext:value-type="float">
            <text:p>15.13</text:p>
          </table:table-cell>
          <table:table-cell table:formula="of:=MAX([.F5:.JF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B6]*[.B6]/[.C6]" office:value-type="float" office:value="24.5377358490566" calcext:value-type="float">
            <text:p>24.54</text:p>
          </table:table-cell>
          <table:table-cell table:formula="of:=MAX([.F6:.JF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B7]*[.B7]/[.C7]" office:value-type="float" office:value="41.2857142857143" calcext:value-type="float">
            <text:p>41.29</text:p>
          </table:table-cell>
          <table:table-cell table:formula="of:=MAX([.F7:.JF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[.B8]*[.B8]/[.C8]" office:value-type="float" office:value="18.8461538461538" calcext:value-type="float">
            <text:p>18.85</text:p>
          </table:table-cell>
          <table:table-cell table:formula="of:=MAX([.F8:.JF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table:formula="of:=[.B9]*[.B9]/[.C9]" office:value-type="float" office:value="25.0803571428571" calcext:value-type="float">
            <text:p>25.08</text:p>
          </table:table-cell>
          <table:table-cell table:formula="of:=MAX([.F9:.JF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[.B10]*[.B10]/[.C10]" office:value-type="float" office:value="41.8089887640449" calcext:value-type="float">
            <text:p>41.81</text:p>
          </table:table-cell>
          <table:table-cell table:formula="of:=MAX([.F10:.JF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B11]*[.B11]/[.C11]" office:value-type="float" office:value="58.0166666666667" calcext:value-type="float">
            <text:p>58.02</text:p>
          </table:table-cell>
          <table:table-cell table:formula="of:=MAX([.F11:.JF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12]*[.B12]/[.C12]" office:value-type="float" office:value="31.4102564102564" calcext:value-type="float">
            <text:p>31.41</text:p>
          </table:table-cell>
          <table:table-cell table:formula="of:=MAX([.F12:.JF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[.B13]*[.B13]/[.C13]" office:value-type="float" office:value="19.5486725663717" calcext:value-type="float">
            <text:p>19.55</text:p>
          </table:table-cell>
          <table:table-cell table:formula="of:=MAX([.F13:.JF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formula="of:=[.B14]*[.B14]/[.C14]" office:value-type="float" office:value="22.0434782608696" calcext:value-type="float">
            <text:p>22.04</text:p>
          </table:table-cell>
          <table:table-cell table:formula="of:=MAX([.F14:.JF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[.B15]*[.B15]/[.C15]" office:value-type="float" office:value="42.1875" calcext:value-type="float">
            <text:p>42.19</text:p>
          </table:table-cell>
          <table:table-cell table:formula="of:=MAX([.F15:.JF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B16]*[.B16]/[.C16]" office:value-type="float" office:value="15.7540983606557" calcext:value-type="float">
            <text:p>15.75</text:p>
          </table:table-cell>
          <table:table-cell table:formula="of:=MAX([.F16:.JF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[.B17]*[.B17]/[.C17]" office:value-type="float" office:value="21.2477876106195" calcext:value-type="float">
            <text:p>21.25</text:p>
          </table:table-cell>
          <table:table-cell table:formula="of:=MAX([.F17:.JF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formula="of:=[.B18]*[.B18]/[.C18]" office:value-type="float" office:value="23.4050632911392" calcext:value-type="float">
            <text:p>23.41</text:p>
          </table:table-cell>
          <table:table-cell table:formula="of:=MAX([.F18:.JF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[.B19]*[.B19]/[.C19]" office:value-type="float" office:value="21.7751937984496" calcext:value-type="float">
            <text:p>21.78</text:p>
          </table:table-cell>
          <table:table-cell table:formula="of:=MAX([.F19:.JF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table:formula="of:=[.B20]*[.B20]/[.C20]" office:value-type="float" office:value="18.1888111888112" calcext:value-type="float">
            <text:p>18.19</text:p>
          </table:table-cell>
          <table:table-cell table:formula="of:=MAX([.F20:.JF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table:formula="of:=[.B21]*[.B21]/[.C21]" office:value-type="float" office:value="14.6739130434783" calcext:value-type="float">
            <text:p>14.67</text:p>
          </table:table-cell>
          <table:table-cell table:formula="of:=MAX([.F21:.JF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formula="of:=[.B22]*[.B22]/[.C22]" office:value-type="float" office:value="26.4142857142857" calcext:value-type="float">
            <text:p>26.41</text:p>
          </table:table-cell>
          <table:table-cell table:formula="of:=MAX([.F22:.JF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formula="of:=[.B23]*[.B23]/[.C23]" office:value-type="float" office:value="13.2804878048781" calcext:value-type="float">
            <text:p>13.28</text:p>
          </table:table-cell>
          <table:table-cell table:formula="of:=MAX([.F23:.JF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table:formula="of:=[.B24]*[.B24]/[.C24]" office:value-type="float" office:value="12.2450331125828" calcext:value-type="float">
            <text:p>12.25</text:p>
          </table:table-cell>
          <table:table-cell table:formula="of:=MAX([.F24:.JF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formula="of:=[.B25]*[.B25]/[.C25]" office:value-type="float" office:value="28.5377358490566" calcext:value-type="float">
            <text:p>28.54</text:p>
          </table:table-cell>
          <table:table-cell table:formula="of:=MAX([.F25:.JF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B26]*[.B26]/[.C26]" office:value-type="float" office:value="24.8909090909091" calcext:value-type="float">
            <text:p>24.89</text:p>
          </table:table-cell>
          <table:table-cell table:formula="of:=MAX([.F26:.JF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[.B27]*[.B27]/[.C27]" office:value-type="float" office:value="16.2881355932203" calcext:value-type="float">
            <text:p>16.29</text:p>
          </table:table-cell>
          <table:table-cell table:formula="of:=MAX([.F27:.JF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formula="of:=[.B28]*[.B28]/[.C28]" office:value-type="float" office:value="18.2835820895522" calcext:value-type="float">
            <text:p>18.28</text:p>
          </table:table-cell>
          <table:table-cell table:formula="of:=MAX([.F28:.JF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1" calcext:value-type="float">
            <text:p>61</text:p>
          </table:table-cell>
          <table:table-cell office:value-type="float" office:value="216" calcext:value-type="float">
            <text:p>216</text:p>
          </table:table-cell>
          <table:table-cell table:formula="of:=[.B29]*[.B29]/[.C29]" office:value-type="float" office:value="17.2268518518519" calcext:value-type="float">
            <text:p>17.23</text:p>
          </table:table-cell>
          <table:table-cell table:formula="of:=MAX([.F29:.JF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1" calcext:value-type="float">
            <text:p>61</text:p>
          </table:table-cell>
          <table:table-cell office:value-type="float" office:value="175" calcext:value-type="float">
            <text:p>175</text:p>
          </table:table-cell>
          <table:table-cell table:formula="of:=[.B30]*[.B30]/[.C30]" office:value-type="float" office:value="21.2628571428571" calcext:value-type="float">
            <text:p>21.26</text:p>
          </table:table-cell>
          <table:table-cell table:formula="of:=MAX([.F30:.JF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formula="of:=[.B31]*[.B31]/[.C31]" office:value-type="float" office:value="32.9701492537313" calcext:value-type="float">
            <text:p>32.97</text:p>
          </table:table-cell>
          <table:table-cell table:formula="of:=MAX([.F31:.JF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formula="of:=[.B32]*[.B32]/[.C32]" office:value-type="float" office:value="16.921875" calcext:value-type="float">
            <text:p>16.92</text:p>
          </table:table-cell>
          <table:table-cell table:formula="of:=MAX([.F32:.JF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table:formula="of:=[.B33]*[.B33]/[.C33]" office:value-type="float" office:value="19.5842105263158" calcext:value-type="float">
            <text:p>19.58</text:p>
          </table:table-cell>
          <table:table-cell table:formula="of:=MAX([.F33:.JF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table:formula="of:=[.B34]*[.B34]/[.C34]" office:value-type="float" office:value="14.6123595505618" calcext:value-type="float">
            <text:p>14.61</text:p>
          </table:table-cell>
          <table:table-cell table:formula="of:=MAX([.F34:.JF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35]*[.B35]/[.C35]" office:value-type="float" office:value="15.5" calcext:value-type="float">
            <text:p>15.50</text:p>
          </table:table-cell>
          <table:table-cell table:formula="of:=MAX([.F35:.JF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formula="of:=[.B36]*[.B36]/[.C36]" office:value-type="float" office:value="32.5327102803738" calcext:value-type="float">
            <text:p>32.53</text:p>
          </table:table-cell>
          <table:table-cell table:formula="of:=MAX([.F36:.JF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table:formula="of:=[.B37]*[.B37]/[.C37]" office:value-type="float" office:value="37.4301075268817" calcext:value-type="float">
            <text:p>37.43</text:p>
          </table:table-cell>
          <table:table-cell table:formula="of:=MAX([.F37:.JF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[.B38]*[.B38]/[.C38]" office:value-type="float" office:value="40.640625" calcext:value-type="float">
            <text:p>40.64</text:p>
          </table:table-cell>
          <table:table-cell table:formula="of:=MAX([.F38:.JF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59" calcext:value-type="float">
            <text:p>59</text:p>
          </table:table-cell>
          <table:table-cell office:value-type="float" office:value="236" calcext:value-type="float">
            <text:p>236</text:p>
          </table:table-cell>
          <table:table-cell table:formula="of:=[.B39]*[.B39]/[.C39]" office:value-type="float" office:value="14.75" calcext:value-type="float">
            <text:p>14.75</text:p>
          </table:table-cell>
          <table:table-cell table:formula="of:=MAX([.F39:.JF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40]*[.B40]/[.C40]" office:value-type="float" office:value="26.2523364485981" calcext:value-type="float">
            <text:p>26.25</text:p>
          </table:table-cell>
          <table:table-cell table:formula="of:=MAX([.F40:.JF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formula="of:=[.B41]*[.B41]/[.C41]" office:value-type="float" office:value="14.7669902912621" calcext:value-type="float">
            <text:p>14.77</text:p>
          </table:table-cell>
          <table:table-cell table:formula="of:=MAX([.F41:.JF41])" office:value-type="float" office:value="0" calcext:value-type="float">
            <text:p>0</text:p>
          </table:table-cell>
          <table:table-cell table:number-columns-repeated="115"/>
          <table:table-cell table:style-name="ce15"/>
          <table:table-cell table:number-columns-repeated="90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[.B42]*[.B42]/[.C42]" office:value-type="float" office:value="34.2407407407407" calcext:value-type="float">
            <text:p>34.24</text:p>
          </table:table-cell>
          <table:table-cell table:formula="of:=MAX([.F42:.JF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table:formula="of:=[.B43]*[.B43]/[.C43]" office:value-type="float" office:value="17.318407960199" calcext:value-type="float">
            <text:p>17.32</text:p>
          </table:table-cell>
          <table:table-cell table:formula="of:=MAX([.F43:.JF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B44]*[.B44]/[.C44]" office:value-type="float" office:value="47.7794117647059" calcext:value-type="float">
            <text:p>47.78</text:p>
          </table:table-cell>
          <table:table-cell table:formula="of:=MAX([.F44:.JF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formula="of:=[.B45]*[.B45]/[.C45]" office:value-type="float" office:value="52.4084507042254" calcext:value-type="float">
            <text:p>52.41</text:p>
          </table:table-cell>
          <table:table-cell table:formula="of:=MAX([.F45:.JF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B46]*[.B46]/[.C46]" office:value-type="float" office:value="33.390243902439" calcext:value-type="float">
            <text:p>33.39</text:p>
          </table:table-cell>
          <table:table-cell table:formula="of:=MAX([.F46:.JF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table:formula="of:=[.B47]*[.B47]/[.C47]" office:value-type="float" office:value="20.9044943820225" calcext:value-type="float">
            <text:p>20.90</text:p>
          </table:table-cell>
          <table:table-cell table:formula="of:=MAX([.F47:.JF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formula="of:=[.B48]*[.B48]/[.C48]" office:value-type="float" office:value="21.0125" calcext:value-type="float">
            <text:p>21.01</text:p>
          </table:table-cell>
          <table:table-cell table:formula="of:=MAX([.F48:.JF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formula="of:=[.B49]*[.B49]/[.C49]" office:value-type="float" office:value="13.878612716763" calcext:value-type="float">
            <text:p>13.88</text:p>
          </table:table-cell>
          <table:table-cell table:formula="of:=MAX([.F49:.JF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table:formula="of:=[.B50]*[.B50]/[.C50]" office:value-type="float" office:value="16.4803921568627" calcext:value-type="float">
            <text:p>16.48</text:p>
          </table:table-cell>
          <table:table-cell table:formula="of:=MAX([.F50:.JF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formula="of:=[.B51]*[.B51]/[.C51]" office:value-type="float" office:value="20.1323529411765" calcext:value-type="float">
            <text:p>20.13</text:p>
          </table:table-cell>
          <table:table-cell table:formula="of:=MAX([.F51:.JF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formula="of:=[.B52]*[.B52]/[.C52]" office:value-type="float" office:value="14.5921568627451" calcext:value-type="float">
            <text:p>14.59</text:p>
          </table:table-cell>
          <table:table-cell table:formula="of:=MAX([.F52:.JF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[.B53]*[.B53]/[.C53]" office:value-type="float" office:value="17.0138888888889" calcext:value-type="float">
            <text:p>17.01</text:p>
          </table:table-cell>
          <table:table-cell table:formula="of:=MAX([.F53:.JF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table:formula="of:=[.B54]*[.B54]/[.C54]" office:value-type="float" office:value="17.6938775510204" calcext:value-type="float">
            <text:p>17.69</text:p>
          </table:table-cell>
          <table:table-cell table:formula="of:=MAX([.F54:.JF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formula="of:=[.B55]*[.B55]/[.C55]" office:value-type="float" office:value="35.3088235294118" calcext:value-type="float">
            <text:p>35.31</text:p>
          </table:table-cell>
          <table:table-cell table:formula="of:=MAX([.F55:.JF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1" calcext:value-type="float">
            <text:p>61</text:p>
          </table:table-cell>
          <table:table-cell office:value-type="float" office:value="272" calcext:value-type="float">
            <text:p>272</text:p>
          </table:table-cell>
          <table:table-cell table:formula="of:=[.B56]*[.B56]/[.C56]" office:value-type="float" office:value="13.6801470588235" calcext:value-type="float">
            <text:p>13.68</text:p>
          </table:table-cell>
          <table:table-cell table:formula="of:=MAX([.F56:.JF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formula="of:=[.B57]*[.B57]/[.C57]" office:value-type="float" office:value="37.031914893617" calcext:value-type="float">
            <text:p>37.03</text:p>
          </table:table-cell>
          <table:table-cell table:formula="of:=MAX([.F57:.JF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B58]*[.B58]/[.C58]" office:value-type="float" office:value="30.42" calcext:value-type="float">
            <text:p>30.42</text:p>
          </table:table-cell>
          <table:table-cell table:formula="of:=MAX([.F58:.JF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table:formula="of:=[.B59]*[.B59]/[.C59]" office:value-type="float" office:value="21.8571428571429" calcext:value-type="float">
            <text:p>21.86</text:p>
          </table:table-cell>
          <table:table-cell table:formula="of:=MAX([.F59:.JF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[.B60]*[.B60]/[.C60]" office:value-type="float" office:value="13.1120689655172" calcext:value-type="float">
            <text:p>13.11</text:p>
          </table:table-cell>
          <table:table-cell table:formula="of:=MAX([.F60:.JF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  <table:table-cell table:formula="of:=[.B61]*[.B61]/[.C61]" office:value-type="float" office:value="16.8164251207729" calcext:value-type="float">
            <text:p>16.82</text:p>
          </table:table-cell>
          <table:table-cell table:formula="of:=MAX([.F61:.JF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table:formula="of:=[.B62]*[.B62]/[.C62]" office:value-type="float" office:value="15.8203125" calcext:value-type="float">
            <text:p>15.82</text:p>
          </table:table-cell>
          <table:table-cell table:formula="of:=MAX([.F62:.JF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1" calcext:value-type="float">
            <text:p>61</text:p>
          </table:table-cell>
          <table:table-cell office:value-type="float" office:value="208" calcext:value-type="float">
            <text:p>208</text:p>
          </table:table-cell>
          <table:table-cell table:formula="of:=[.B63]*[.B63]/[.C63]" office:value-type="float" office:value="17.8894230769231" calcext:value-type="float">
            <text:p>17.89</text:p>
          </table:table-cell>
          <table:table-cell table:formula="of:=MAX([.F63:.JF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formula="of:=[.B64]*[.B64]/[.C64]" office:value-type="float" office:value="14.7560975609756" calcext:value-type="float">
            <text:p>14.76</text:p>
          </table:table-cell>
          <table:table-cell table:formula="of:=MAX([.F64:.JF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formula="of:=[.B65]*[.B65]/[.C65]" office:value-type="float" office:value="17.3291139240506" calcext:value-type="float">
            <text:p>17.33</text:p>
          </table:table-cell>
          <table:table-cell table:formula="of:=MAX([.F65:.JF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9" calcext:value-type="float">
            <text:p>49</text:p>
          </table:table-cell>
          <table:table-cell office:value-type="float" office:value="189" calcext:value-type="float">
            <text:p>189</text:p>
          </table:table-cell>
          <table:table-cell table:formula="of:=[.B66]*[.B66]/[.C66]" office:value-type="float" office:value="12.7037037037037" calcext:value-type="float">
            <text:p>12.70</text:p>
          </table:table-cell>
          <table:table-cell table:formula="of:=MAX([.F66:.JF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formula="of:=[.B67]*[.B67]/[.C67]" office:value-type="float" office:value="23.765625" calcext:value-type="float">
            <text:p>23.77</text:p>
          </table:table-cell>
          <table:table-cell table:formula="of:=MAX([.F67:.JF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formula="of:=[.B68]*[.B68]/[.C68]" office:value-type="float" office:value="14.3289473684211" calcext:value-type="float">
            <text:p>14.33</text:p>
          </table:table-cell>
          <table:table-cell table:formula="of:=MAX([.F68:.JF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table:formula="of:=[.B69]*[.B69]/[.C69]" office:value-type="float" office:value="26.984496124031" calcext:value-type="float">
            <text:p>26.98</text:p>
          </table:table-cell>
          <table:table-cell table:formula="of:=MAX([.F69:.JF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7" calcext:value-type="float">
            <text:p>57</text:p>
          </table:table-cell>
          <table:table-cell office:value-type="float" office:value="175" calcext:value-type="float">
            <text:p>175</text:p>
          </table:table-cell>
          <table:table-cell table:formula="of:=[.B70]*[.B70]/[.C70]" office:value-type="float" office:value="18.5657142857143" calcext:value-type="float">
            <text:p>18.57</text:p>
          </table:table-cell>
          <table:table-cell table:formula="of:=MAX([.F70:.JF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[.B71]*[.B71]/[.C71]" office:value-type="float" office:value="16.0049261083744" calcext:value-type="float">
            <text:p>16.00</text:p>
          </table:table-cell>
          <table:table-cell table:formula="of:=MAX([.F71:.JF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9" calcext:value-type="float">
            <text:p>59</text:p>
          </table:table-cell>
          <table:table-cell office:value-type="float" office:value="161" calcext:value-type="float">
            <text:p>161</text:p>
          </table:table-cell>
          <table:table-cell table:formula="of:=[.B72]*[.B72]/[.C72]" office:value-type="float" office:value="21.6211180124224" calcext:value-type="float">
            <text:p>21.62</text:p>
          </table:table-cell>
          <table:table-cell table:formula="of:=MAX([.F72:.JF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B73]*[.B73]/[.C73]" office:value-type="float" office:value="33.1081081081081" calcext:value-type="float">
            <text:p>33.11</text:p>
          </table:table-cell>
          <table:table-cell table:formula="of:=MAX([.F73:.JF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formula="of:=[.B74]*[.B74]/[.C74]" office:value-type="float" office:value="31.1855670103093" calcext:value-type="float">
            <text:p>31.19</text:p>
          </table:table-cell>
          <table:table-cell table:formula="of:=MAX([.F74:.JF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table:formula="of:=[.B75]*[.B75]/[.C75]" office:value-type="float" office:value="35.5204081632653" calcext:value-type="float">
            <text:p>35.52</text:p>
          </table:table-cell>
          <table:table-cell table:formula="of:=MAX([.F75:.JF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76]*[.B76]/[.C76]" office:value-type="float" office:value="13.3472222222222" calcext:value-type="float">
            <text:p>13.35</text:p>
          </table:table-cell>
          <table:table-cell table:formula="of:=MAX([.F76:.JF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table:formula="of:=[.B77]*[.B77]/[.C77]" office:value-type="float" office:value="18.90625" calcext:value-type="float">
            <text:p>18.91</text:p>
          </table:table-cell>
          <table:table-cell table:formula="of:=MAX([.F77:.JF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table:formula="of:=[.B78]*[.B78]/[.C78]" office:value-type="float" office:value="14.1602564102564" calcext:value-type="float">
            <text:p>14.16</text:p>
          </table:table-cell>
          <table:table-cell table:formula="of:=MAX([.F78:.JF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9" calcext:value-type="float">
            <text:p>59</text:p>
          </table:table-cell>
          <table:table-cell office:value-type="float" office:value="219" calcext:value-type="float">
            <text:p>219</text:p>
          </table:table-cell>
          <table:table-cell table:formula="of:=[.B79]*[.B79]/[.C79]" office:value-type="float" office:value="15.8949771689498" calcext:value-type="float">
            <text:p>15.89</text:p>
          </table:table-cell>
          <table:table-cell table:formula="of:=MAX([.F79:.JF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[.B80]*[.B80]/[.C80]" office:value-type="float" office:value="18.1320754716981" calcext:value-type="float">
            <text:p>18.13</text:p>
          </table:table-cell>
          <table:table-cell table:formula="of:=MAX([.F80:.JF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[.B81]*[.B81]/[.C81]" office:value-type="float" office:value="27.8409090909091" calcext:value-type="float">
            <text:p>27.84</text:p>
          </table:table-cell>
          <table:table-cell table:formula="of:=MAX([.F81:.JF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82]*[.B82]/[.C82]" office:value-type="float" office:value="13.3472222222222" calcext:value-type="float">
            <text:p>13.35</text:p>
          </table:table-cell>
          <table:table-cell table:formula="of:=MAX([.F82:.JF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[.B83]*[.B83]/[.C83]" office:value-type="float" office:value="42.4807692307692" calcext:value-type="float">
            <text:p>42.48</text:p>
          </table:table-cell>
          <table:table-cell table:formula="of:=MAX([.F83:.JF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7" calcext:value-type="float">
            <text:p>57</text:p>
          </table:table-cell>
          <table:table-cell office:value-type="float" office:value="199" calcext:value-type="float">
            <text:p>199</text:p>
          </table:table-cell>
          <table:table-cell table:formula="of:=[.B84]*[.B84]/[.C84]" office:value-type="float" office:value="16.3266331658291" calcext:value-type="float">
            <text:p>16.33</text:p>
          </table:table-cell>
          <table:table-cell table:formula="of:=MAX([.F84:.JF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formula="of:=[.B85]*[.B85]/[.C85]" office:value-type="float" office:value="29.0657894736842" calcext:value-type="float">
            <text:p>29.07</text:p>
          </table:table-cell>
          <table:table-cell table:formula="of:=MAX([.F85:.JF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5" calcext:value-type="float">
            <text:p>55</text:p>
          </table:table-cell>
          <table:table-cell office:value-type="float" office:value="178" calcext:value-type="float">
            <text:p>178</text:p>
          </table:table-cell>
          <table:table-cell table:formula="of:=[.B86]*[.B86]/[.C86]" office:value-type="float" office:value="16.9943820224719" calcext:value-type="float">
            <text:p>16.99</text:p>
          </table:table-cell>
          <table:table-cell table:formula="of:=MAX([.F86:.JF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B87]*[.B87]/[.C87]" office:value-type="float" office:value="45.0816326530612" calcext:value-type="float">
            <text:p>45.08</text:p>
          </table:table-cell>
          <table:table-cell table:formula="of:=MAX([.F87:.JF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formula="of:=[.B88]*[.B88]/[.C88]" office:value-type="float" office:value="30.6818181818182" calcext:value-type="float">
            <text:p>30.68</text:p>
          </table:table-cell>
          <table:table-cell table:formula="of:=MAX([.F88:.JF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B89]*[.B89]/[.C89]" office:value-type="float" office:value="13.7285714285714" calcext:value-type="float">
            <text:p>13.73</text:p>
          </table:table-cell>
          <table:table-cell table:formula="of:=MAX([.F89:.JF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90]*[.B90]/[.C90]" office:value-type="float" office:value="20.8913043478261" calcext:value-type="float">
            <text:p>20.89</text:p>
          </table:table-cell>
          <table:table-cell table:formula="of:=MAX([.F90:.JF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formula="of:=[.B91]*[.B91]/[.C91]" office:value-type="float" office:value="27.5" calcext:value-type="float">
            <text:p>27.50</text:p>
          </table:table-cell>
          <table:table-cell table:formula="of:=MAX([.F91:.JF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[.B92]*[.B92]/[.C92]" office:value-type="float" office:value="15.5571428571429" calcext:value-type="float">
            <text:p>15.56</text:p>
          </table:table-cell>
          <table:table-cell table:formula="of:=MAX([.F92:.JF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formula="of:=[.B93]*[.B93]/[.C93]" office:value-type="float" office:value="15.859756097561" calcext:value-type="float">
            <text:p>15.86</text:p>
          </table:table-cell>
          <table:table-cell table:formula="of:=MAX([.F93:.JF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table:formula="of:=[.B94]*[.B94]/[.C94]" office:value-type="float" office:value="18.0059523809524" calcext:value-type="float">
            <text:p>18.01</text:p>
          </table:table-cell>
          <table:table-cell table:formula="of:=MAX([.F94:.JF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[.B95]*[.B95]/[.C95]" office:value-type="float" office:value="25.3518518518519" calcext:value-type="float">
            <text:p>25.35</text:p>
          </table:table-cell>
          <table:table-cell table:formula="of:=MAX([.F95:.JF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B96]*[.B96]/[.C96]" office:value-type="float" office:value="22.0423728813559" calcext:value-type="float">
            <text:p>22.04</text:p>
          </table:table-cell>
          <table:table-cell table:formula="of:=MAX([.F96:.JF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table:formula="of:=[.B97]*[.B97]/[.C97]" office:value-type="float" office:value="12.9807692307692" calcext:value-type="float">
            <text:p>12.98</text:p>
          </table:table-cell>
          <table:table-cell table:formula="of:=MAX([.F97:.JF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formula="of:=[.B98]*[.B98]/[.C98]" office:value-type="float" office:value="16.0105263157895" calcext:value-type="float">
            <text:p>16.01</text:p>
          </table:table-cell>
          <table:table-cell table:formula="of:=MAX([.F98:.JF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B99]*[.B99]/[.C99]" office:value-type="float" office:value="36.0263157894737" calcext:value-type="float">
            <text:p>36.03</text:p>
          </table:table-cell>
          <table:table-cell table:formula="of:=MAX([.F99:.JF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[.B100]*[.B100]/[.C100]" office:value-type="float" office:value="29.3478260869565" calcext:value-type="float">
            <text:p>29.35</text:p>
          </table:table-cell>
          <table:table-cell table:formula="of:=MAX([.F100:.JF1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formula="of:=[.B101]*[.B101]/[.C101]" office:value-type="float" office:value="17.2857142857143" calcext:value-type="float">
            <text:p>17.29</text:p>
          </table:table-cell>
          <table:table-cell table:formula="of:=MAX([.F101:.JF1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table:formula="of:=[.B102]*[.B102]/[.C102]" office:value-type="float" office:value="17.8150684931507" calcext:value-type="float">
            <text:p>17.82</text:p>
          </table:table-cell>
          <table:table-cell table:formula="of:=MAX([.F102:.JF1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[.B103]*[.B103]/[.C103]" office:value-type="float" office:value="22.6851851851852" calcext:value-type="float">
            <text:p>22.69</text:p>
          </table:table-cell>
          <table:table-cell table:formula="of:=MAX([.F103:.JF1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104]*[.B104]/[.C104]" office:value-type="float" office:value="16.8090909090909" calcext:value-type="float">
            <text:p>16.81</text:p>
          </table:table-cell>
          <table:table-cell table:formula="of:=MAX([.F104:.JF1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formula="of:=[.B105]*[.B105]/[.C105]" office:value-type="float" office:value="26.6304347826087" calcext:value-type="float">
            <text:p>26.63</text:p>
          </table:table-cell>
          <table:table-cell table:formula="of:=MAX([.F105:.JF1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5" calcext:value-type="float">
            <text:p>55</text:p>
          </table:table-cell>
          <table:table-cell office:value-type="float" office:value="203" calcext:value-type="float">
            <text:p>203</text:p>
          </table:table-cell>
          <table:table-cell table:formula="of:=[.B106]*[.B106]/[.C106]" office:value-type="float" office:value="14.9014778325123" calcext:value-type="float">
            <text:p>14.90</text:p>
          </table:table-cell>
          <table:table-cell table:formula="of:=MAX([.F106:.JF10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7" calcext:value-type="float">
            <text:p>57</text:p>
          </table:table-cell>
          <table:table-cell office:value-type="float" office:value="215" calcext:value-type="float">
            <text:p>215</text:p>
          </table:table-cell>
          <table:table-cell table:formula="of:=[.B107]*[.B107]/[.C107]" office:value-type="float" office:value="15.1116279069767" calcext:value-type="float">
            <text:p>15.11</text:p>
          </table:table-cell>
          <table:table-cell table:formula="of:=MAX([.F107:.JF1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table:formula="of:=[.B108]*[.B108]/[.C108]" office:value-type="float" office:value="31.0803571428571" calcext:value-type="float">
            <text:p>31.08</text:p>
          </table:table-cell>
          <table:table-cell table:formula="of:=MAX([.F108:.JF10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table:formula="of:=[.B109]*[.B109]/[.C109]" office:value-type="float" office:value="23.8424657534247" calcext:value-type="float">
            <text:p>23.84</text:p>
          </table:table-cell>
          <table:table-cell table:formula="of:=MAX([.F109:.JF10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table:formula="of:=[.B110]*[.B110]/[.C110]" office:value-type="float" office:value="13.0380952380952" calcext:value-type="float">
            <text:p>13.04</text:p>
          </table:table-cell>
          <table:table-cell table:formula="of:=MAX([.F110:.JF1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table:formula="of:=[.B111]*[.B111]/[.C111]" office:value-type="float" office:value="19.6909090909091" calcext:value-type="float">
            <text:p>19.69</text:p>
          </table:table-cell>
          <table:table-cell table:formula="of:=MAX([.F111:.JF1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table:formula="of:=[.B112]*[.B112]/[.C112]" office:value-type="float" office:value="16.7348484848485" calcext:value-type="float">
            <text:p>16.73</text:p>
          </table:table-cell>
          <table:table-cell table:formula="of:=MAX([.F112:.JF1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[.B113]*[.B113]/[.C113]" office:value-type="float" office:value="30.25" calcext:value-type="float">
            <text:p>30.25</text:p>
          </table:table-cell>
          <table:table-cell table:formula="of:=MAX([.F113:.JF1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formula="of:=[.B114]*[.B114]/[.C114]" office:value-type="float" office:value="33.84375" calcext:value-type="float">
            <text:p>33.84</text:p>
          </table:table-cell>
          <table:table-cell table:formula="of:=MAX([.F114:.JF1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formula="of:=[.B115]*[.B115]/[.C115]" office:value-type="float" office:value="18.5779816513761" calcext:value-type="float">
            <text:p>18.58</text:p>
          </table:table-cell>
          <table:table-cell table:formula="of:=MAX([.F115:.JF1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116]*[.B116]/[.C116]" office:value-type="float" office:value="27.9230769230769" calcext:value-type="float">
            <text:p>27.92</text:p>
          </table:table-cell>
          <table:table-cell table:formula="of:=MAX([.F116:.JF1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[.B117]*[.B117]/[.C117]" office:value-type="float" office:value="22.3488372093023" calcext:value-type="float">
            <text:p>22.35</text:p>
          </table:table-cell>
          <table:table-cell table:formula="of:=MAX([.F117:.JF1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table:formula="of:=[.B118]*[.B118]/[.C118]" office:value-type="float" office:value="22.0275229357798" calcext:value-type="float">
            <text:p>22.03</text:p>
          </table:table-cell>
          <table:table-cell table:formula="of:=MAX([.F118:.JF1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9" calcext:value-type="float">
            <text:p>49</text:p>
          </table:table-cell>
          <table:table-cell office:value-type="float" office:value="194" calcext:value-type="float">
            <text:p>194</text:p>
          </table:table-cell>
          <table:table-cell table:formula="of:=[.B119]*[.B119]/[.C119]" office:value-type="float" office:value="12.3762886597938" calcext:value-type="float">
            <text:p>12.38</text:p>
          </table:table-cell>
          <table:table-cell table:formula="of:=MAX([.F119:.JF1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[.B120]*[.B120]/[.C120]" office:value-type="float" office:value="30.6" calcext:value-type="float">
            <text:p>30.60</text:p>
          </table:table-cell>
          <table:table-cell table:formula="of:=MAX([.F120:.JF1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table:formula="of:=[.B121]*[.B121]/[.C121]" office:value-type="float" office:value="13.1261682242991" calcext:value-type="float">
            <text:p>13.13</text:p>
          </table:table-cell>
          <table:table-cell table:formula="of:=MAX([.F121:.JF1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formula="of:=[.B122]*[.B122]/[.C122]" office:value-type="float" office:value="19.4444444444444" calcext:value-type="float">
            <text:p>19.44</text:p>
          </table:table-cell>
          <table:table-cell table:formula="of:=MAX([.F122:.JF1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formula="of:=[.B123]*[.B123]/[.C123]" office:value-type="float" office:value="50.972602739726" calcext:value-type="float">
            <text:p>50.97</text:p>
          </table:table-cell>
          <table:table-cell table:formula="of:=MAX([.F123:.JF1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formula="of:=[.B124]*[.B124]/[.C124]" office:value-type="float" office:value="56.3787878787879" calcext:value-type="float">
            <text:p>56.38</text:p>
          </table:table-cell>
          <table:table-cell table:formula="of:=MAX([.F124:.JF1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formula="of:=[.B125]*[.B125]/[.C125]" office:value-type="float" office:value="31.1296296296296" calcext:value-type="float">
            <text:p>31.13</text:p>
          </table:table-cell>
          <table:table-cell table:formula="of:=MAX([.F125:.JF1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[.B126]*[.B126]/[.C126]" office:value-type="float" office:value="42.1948051948052" calcext:value-type="float">
            <text:p>42.19</text:p>
          </table:table-cell>
          <table:table-cell table:formula="of:=MAX([.F126:.JF1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table:formula="of:=[.B127]*[.B127]/[.C127]" office:value-type="float" office:value="20.2228260869565" calcext:value-type="float">
            <text:p>20.22</text:p>
          </table:table-cell>
          <table:table-cell table:formula="of:=MAX([.F127:.JF1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1" calcext:value-type="float">
            <text:p>61</text:p>
          </table:table-cell>
          <table:table-cell office:value-type="float" office:value="288" calcext:value-type="float">
            <text:p>288</text:p>
          </table:table-cell>
          <table:table-cell table:formula="of:=[.B128]*[.B128]/[.C128]" office:value-type="float" office:value="12.9201388888889" calcext:value-type="float">
            <text:p>12.92</text:p>
          </table:table-cell>
          <table:table-cell table:formula="of:=MAX([.F128:.JF1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[.B129]*[.B129]/[.C129]" office:value-type="float" office:value="12.8898305084746" calcext:value-type="float">
            <text:p>12.89</text:p>
          </table:table-cell>
          <table:table-cell table:formula="of:=MAX([.F129:.JF1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B130]*[.B130]/[.C130]" office:value-type="float" office:value="25.0096153846154" calcext:value-type="float">
            <text:p>25.01</text:p>
          </table:table-cell>
          <table:table-cell table:formula="of:=MAX([.F130:.JF1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[.B131]*[.B131]/[.C131]" office:value-type="float" office:value="37.515625" calcext:value-type="float">
            <text:p>37.52</text:p>
          </table:table-cell>
          <table:table-cell table:formula="of:=MAX([.F131:.JF1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table:formula="of:=[.B132]*[.B132]/[.C132]" office:value-type="float" office:value="25.7857142857143" calcext:value-type="float">
            <text:p>25.79</text:p>
          </table:table-cell>
          <table:table-cell table:formula="of:=MAX([.F132:.JF1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[.B133]*[.B133]/[.C133]" office:value-type="float" office:value="46.4464285714286" calcext:value-type="float">
            <text:p>46.45</text:p>
          </table:table-cell>
          <table:table-cell table:formula="of:=MAX([.F133:.JF1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table:formula="of:=[.B134]*[.B134]/[.C134]" office:value-type="float" office:value="14.3333333333333" calcext:value-type="float">
            <text:p>14.33</text:p>
          </table:table-cell>
          <table:table-cell table:formula="of:=MAX([.F134:.JF1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135]*[.B135]/[.C135]" office:value-type="float" office:value="17.6086956521739" calcext:value-type="float">
            <text:p>17.61</text:p>
          </table:table-cell>
          <table:table-cell table:formula="of:=MAX([.F135:.JF1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table:formula="of:=[.B136]*[.B136]/[.C136]" office:value-type="float" office:value="16.1764705882353" calcext:value-type="float">
            <text:p>16.18</text:p>
          </table:table-cell>
          <table:table-cell table:formula="of:=MAX([.F136:.JF1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[.B137]*[.B137]/[.C137]" office:value-type="float" office:value="21.2477876106195" calcext:value-type="float">
            <text:p>21.25</text:p>
          </table:table-cell>
          <table:table-cell table:formula="of:=MAX([.F137:.JF1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138]*[.B138]/[.C138]" office:value-type="float" office:value="12.781512605042" calcext:value-type="float">
            <text:p>12.78</text:p>
          </table:table-cell>
          <table:table-cell table:formula="of:=MAX([.F138:.JF1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139]*[.B139]/[.C139]" office:value-type="float" office:value="21.4466019417476" calcext:value-type="float">
            <text:p>21.45</text:p>
          </table:table-cell>
          <table:table-cell table:formula="of:=MAX([.F139:.JF1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table:formula="of:=[.B140]*[.B140]/[.C140]" office:value-type="float" office:value="13.005" calcext:value-type="float">
            <text:p>13.01</text:p>
          </table:table-cell>
          <table:table-cell table:formula="of:=MAX([.F140:.JF1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141]*[.B141]/[.C141]" office:value-type="float" office:value="49" calcext:value-type="float">
            <text:p>49.00</text:p>
          </table:table-cell>
          <table:table-cell table:formula="of:=MAX([.F141:.JF1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142]*[.B142]/[.C142]" office:value-type="float" office:value="17.1607142857143" calcext:value-type="float">
            <text:p>17.16</text:p>
          </table:table-cell>
          <table:table-cell table:formula="of:=MAX([.F142:.JF1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table:formula="of:=[.B143]*[.B143]/[.C143]" office:value-type="float" office:value="15.0594059405941" calcext:value-type="float">
            <text:p>15.06</text:p>
          </table:table-cell>
          <table:table-cell table:formula="of:=MAX([.F143:.JF1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table:formula="of:=[.B144]*[.B144]/[.C144]" office:value-type="float" office:value="18.75" calcext:value-type="float">
            <text:p>18.75</text:p>
          </table:table-cell>
          <table:table-cell table:formula="of:=MAX([.F144:.JF1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formula="of:=[.B145]*[.B145]/[.C145]" office:value-type="float" office:value="20.4545454545455" calcext:value-type="float">
            <text:p>20.45</text:p>
          </table:table-cell>
          <table:table-cell table:formula="of:=MAX([.F145:.JF1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table:formula="of:=[.B146]*[.B146]/[.C146]" office:value-type="float" office:value="12.7977941176471" calcext:value-type="float">
            <text:p>12.80</text:p>
          </table:table-cell>
          <table:table-cell table:formula="of:=MAX([.F146:.JF1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9" calcext:value-type="float">
            <text:p>59</text:p>
          </table:table-cell>
          <table:table-cell office:value-type="float" office:value="208" calcext:value-type="float">
            <text:p>208</text:p>
          </table:table-cell>
          <table:table-cell table:formula="of:=[.B147]*[.B147]/[.C147]" office:value-type="float" office:value="16.7355769230769" calcext:value-type="float">
            <text:p>16.74</text:p>
          </table:table-cell>
          <table:table-cell table:formula="of:=MAX([.F147:.JF1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formula="of:=[.B148]*[.B148]/[.C148]" office:value-type="float" office:value="23.6760563380282" calcext:value-type="float">
            <text:p>23.68</text:p>
          </table:table-cell>
          <table:table-cell table:formula="of:=MAX([.F148:.JF1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149]*[.B149]/[.C149]" office:value-type="float" office:value="20.0819672131148" calcext:value-type="float">
            <text:p>20.08</text:p>
          </table:table-cell>
          <table:table-cell table:formula="of:=MAX([.F149:.JF1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formula="of:=[.B150]*[.B150]/[.C150]" office:value-type="float" office:value="12.7604166666667" calcext:value-type="float">
            <text:p>12.76</text:p>
          </table:table-cell>
          <table:table-cell table:formula="of:=MAX([.F150:.JF1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table:formula="of:=[.B151]*[.B151]/[.C151]" office:value-type="float" office:value="13.9799196787149" calcext:value-type="float">
            <text:p>13.98</text:p>
          </table:table-cell>
          <table:table-cell table:formula="of:=MAX([.F151:.JF1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3" calcext:value-type="float">
            <text:p>53</text:p>
          </table:table-cell>
          <table:table-cell office:value-type="float" office:value="227" calcext:value-type="float">
            <text:p>227</text:p>
          </table:table-cell>
          <table:table-cell table:formula="of:=[.B152]*[.B152]/[.C152]" office:value-type="float" office:value="12.374449339207" calcext:value-type="float">
            <text:p>12.37</text:p>
          </table:table-cell>
          <table:table-cell table:formula="of:=MAX([.F152:.JF1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formula="of:=[.B153]*[.B153]/[.C153]" office:value-type="float" office:value="27.9620253164557" calcext:value-type="float">
            <text:p>27.96</text:p>
          </table:table-cell>
          <table:table-cell table:formula="of:=MAX([.F153:.JF1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154]*[.B154]/[.C154]" office:value-type="float" office:value="15.5" calcext:value-type="float">
            <text:p>15.50</text:p>
          </table:table-cell>
          <table:table-cell table:formula="of:=MAX([.F154:.JF1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formula="of:=[.B155]*[.B155]/[.C155]" office:value-type="float" office:value="17.2857142857143" calcext:value-type="float">
            <text:p>17.29</text:p>
          </table:table-cell>
          <table:table-cell table:formula="of:=MAX([.F155:.JF1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table:formula="of:=[.B156]*[.B156]/[.C156]" office:value-type="float" office:value="17.1118421052632" calcext:value-type="float">
            <text:p>17.11</text:p>
          </table:table-cell>
          <table:table-cell table:formula="of:=MAX([.F156:.JF1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formula="of:=[.B157]*[.B157]/[.C157]" office:value-type="float" office:value="12.375" calcext:value-type="float">
            <text:p>12.38</text:p>
          </table:table-cell>
          <table:table-cell table:formula="of:=MAX([.F157:.JF1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table:formula="of:=[.B158]*[.B158]/[.C158]" office:value-type="float" office:value="12.7348484848485" calcext:value-type="float">
            <text:p>12.73</text:p>
          </table:table-cell>
          <table:table-cell table:formula="of:=MAX([.F158:.JF1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9" calcext:value-type="float">
            <text:p>59</text:p>
          </table:table-cell>
          <table:table-cell office:value-type="float" office:value="211" calcext:value-type="float">
            <text:p>211</text:p>
          </table:table-cell>
          <table:table-cell table:formula="of:=[.B159]*[.B159]/[.C159]" office:value-type="float" office:value="16.4976303317536" calcext:value-type="float">
            <text:p>16.50</text:p>
          </table:table-cell>
          <table:table-cell table:formula="of:=MAX([.F159:.JF1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formula="of:=[.B160]*[.B160]/[.C160]" office:value-type="float" office:value="17.5645161290323" calcext:value-type="float">
            <text:p>17.56</text:p>
          </table:table-cell>
          <table:table-cell table:formula="of:=MAX([.F160:.JF1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table:formula="of:=[.B161]*[.B161]/[.C161]" office:value-type="float" office:value="17.9179104477612" calcext:value-type="float">
            <text:p>17.92</text:p>
          </table:table-cell>
          <table:table-cell table:formula="of:=MAX([.F161:.JF1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[.B162]*[.B162]/[.C162]" office:value-type="float" office:value="18.6124031007752" calcext:value-type="float">
            <text:p>18.61</text:p>
          </table:table-cell>
          <table:table-cell table:formula="of:=MAX([.F162:.JF1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table:formula="of:=[.B163]*[.B163]/[.C163]" office:value-type="float" office:value="15.4340659340659" calcext:value-type="float">
            <text:p>15.43</text:p>
          </table:table-cell>
          <table:table-cell table:formula="of:=MAX([.F163:.JF1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B164]*[.B164]/[.C164]" office:value-type="float" office:value="14.1428571428571" calcext:value-type="float">
            <text:p>14.14</text:p>
          </table:table-cell>
          <table:table-cell table:formula="of:=MAX([.F164:.JF1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7" calcext:value-type="float">
            <text:p>57</text:p>
          </table:table-cell>
          <table:table-cell office:value-type="float" office:value="184" calcext:value-type="float">
            <text:p>184</text:p>
          </table:table-cell>
          <table:table-cell table:formula="of:=[.B165]*[.B165]/[.C165]" office:value-type="float" office:value="17.6576086956522" calcext:value-type="float">
            <text:p>17.66</text:p>
          </table:table-cell>
          <table:table-cell table:formula="of:=MAX([.F165:.JF1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7" calcext:value-type="float">
            <text:p>57</text:p>
          </table:table-cell>
          <table:table-cell office:value-type="float" office:value="245" calcext:value-type="float">
            <text:p>245</text:p>
          </table:table-cell>
          <table:table-cell table:formula="of:=[.B166]*[.B166]/[.C166]" office:value-type="float" office:value="13.2612244897959" calcext:value-type="float">
            <text:p>13.26</text:p>
          </table:table-cell>
          <table:table-cell table:formula="of:=MAX([.F166:.JF1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B167]*[.B167]/[.C167]" office:value-type="float" office:value="15.125" calcext:value-type="float">
            <text:p>15.13</text:p>
          </table:table-cell>
          <table:table-cell table:formula="of:=MAX([.F167:.JF1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168]*[.B168]/[.C168]" office:value-type="float" office:value="20.5471698113208" calcext:value-type="float">
            <text:p>20.55</text:p>
          </table:table-cell>
          <table:table-cell table:formula="of:=MAX([.F168:.JF1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[.B169]*[.B169]/[.C169]" office:value-type="float" office:value="22.3488372093023" calcext:value-type="float">
            <text:p>22.35</text:p>
          </table:table-cell>
          <table:table-cell table:formula="of:=MAX([.F169:.JF1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formula="of:=[.B170]*[.B170]/[.C170]" office:value-type="float" office:value="25.972972972973" calcext:value-type="float">
            <text:p>25.97</text:p>
          </table:table-cell>
          <table:table-cell table:formula="of:=MAX([.F170:.JF1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[.B171]*[.B171]/[.C171]" office:value-type="float" office:value="19.3218390804598" calcext:value-type="float">
            <text:p>19.32</text:p>
          </table:table-cell>
          <table:table-cell table:formula="of:=MAX([.F171:.JF1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formula="of:=[.B172]*[.B172]/[.C172]" office:value-type="float" office:value="21.0615384615385" calcext:value-type="float">
            <text:p>21.06</text:p>
          </table:table-cell>
          <table:table-cell table:formula="of:=MAX([.F172:.JF1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[.B173]*[.B173]/[.C173]" office:value-type="float" office:value="23.8235294117647" calcext:value-type="float">
            <text:p>23.82</text:p>
          </table:table-cell>
          <table:table-cell table:formula="of:=MAX([.F173:.JF1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B174]*[.B174]/[.C174]" office:value-type="float" office:value="39.3404255319149" calcext:value-type="float">
            <text:p>39.34</text:p>
          </table:table-cell>
          <table:table-cell table:formula="of:=MAX([.F174:.JF1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B175]*[.B175]/[.C175]" office:value-type="float" office:value="15.7540983606557" calcext:value-type="float">
            <text:p>15.75</text:p>
          </table:table-cell>
          <table:table-cell table:formula="of:=MAX([.F175:.JF1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176]*[.B176]/[.C176]" office:value-type="float" office:value="14.4105263157895" calcext:value-type="float">
            <text:p>14.41</text:p>
          </table:table-cell>
          <table:table-cell table:formula="of:=MAX([.F176:.JF1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77]*[.B177]/[.C177]" office:value-type="float" office:value="28.3737373737374" calcext:value-type="float">
            <text:p>28.37</text:p>
          </table:table-cell>
          <table:table-cell table:formula="of:=MAX([.F177:.JF1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table:formula="of:=[.B178]*[.B178]/[.C178]" office:value-type="float" office:value="15.5378151260504" calcext:value-type="float">
            <text:p>15.54</text:p>
          </table:table-cell>
          <table:table-cell table:formula="of:=MAX([.F178:.JF1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formula="of:=[.B179]*[.B179]/[.C179]" office:value-type="float" office:value="23.4" calcext:value-type="float">
            <text:p>23.40</text:p>
          </table:table-cell>
          <table:table-cell table:formula="of:=MAX([.F179:.JF1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table:formula="of:=[.B180]*[.B180]/[.C180]" office:value-type="float" office:value="13.0952380952381" calcext:value-type="float">
            <text:p>13.10</text:p>
          </table:table-cell>
          <table:table-cell table:formula="of:=MAX([.F180:.JF1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  <table:table-cell table:formula="of:=[.B181]*[.B181]/[.C181]" office:value-type="float" office:value="22.171974522293" calcext:value-type="float">
            <text:p>22.17</text:p>
          </table:table-cell>
          <table:table-cell table:formula="of:=MAX([.F181:.JF1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182]*[.B182]/[.C182]" office:value-type="float" office:value="28.8095238095238" calcext:value-type="float">
            <text:p>28.81</text:p>
          </table:table-cell>
          <table:table-cell table:formula="of:=MAX([.F182:.JF1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table:formula="of:=[.B183]*[.B183]/[.C183]" office:value-type="float" office:value="13.9400921658986" calcext:value-type="float">
            <text:p>13.94</text:p>
          </table:table-cell>
          <table:table-cell table:formula="of:=MAX([.F183:.JF1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[.B184]*[.B184]/[.C184]" office:value-type="float" office:value="23.1702127659574" calcext:value-type="float">
            <text:p>23.17</text:p>
          </table:table-cell>
          <table:table-cell table:formula="of:=MAX([.F184:.JF1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formula="of:=[.B185]*[.B185]/[.C185]" office:value-type="float" office:value="20.25" calcext:value-type="float">
            <text:p>20.25</text:p>
          </table:table-cell>
          <table:table-cell table:formula="of:=MAX([.F185:.JF1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table:formula="of:=[.B186]*[.B186]/[.C186]" office:value-type="float" office:value="18.3069306930693" calcext:value-type="float">
            <text:p>18.31</text:p>
          </table:table-cell>
          <table:table-cell table:formula="of:=MAX([.F186:.JF1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[.B187]*[.B187]/[.C187]" office:value-type="float" office:value="41.3965517241379" calcext:value-type="float">
            <text:p>41.40</text:p>
          </table:table-cell>
          <table:table-cell table:formula="of:=MAX([.F187:.JF1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[.B188]*[.B188]/[.C188]" office:value-type="float" office:value="32.3269230769231" calcext:value-type="float">
            <text:p>32.33</text:p>
          </table:table-cell>
          <table:table-cell table:formula="of:=MAX([.F188:.JF1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[.B189]*[.B189]/[.C189]" office:value-type="float" office:value="37" calcext:value-type="float">
            <text:p>37.00</text:p>
          </table:table-cell>
          <table:table-cell table:formula="of:=MAX([.F189:.JF1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formula="of:=[.B190]*[.B190]/[.C190]" office:value-type="float" office:value="37.695652173913" calcext:value-type="float">
            <text:p>37.70</text:p>
          </table:table-cell>
          <table:table-cell table:formula="of:=MAX([.F190:.JF1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formula="of:=[.B191]*[.B191]/[.C191]" office:value-type="float" office:value="18.7803468208093" calcext:value-type="float">
            <text:p>18.78</text:p>
          </table:table-cell>
          <table:table-cell table:formula="of:=MAX([.F191:.JF1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table:formula="of:=[.B192]*[.B192]/[.C192]" office:value-type="float" office:value="30.0833333333333" calcext:value-type="float">
            <text:p>30.08</text:p>
          </table:table-cell>
          <table:table-cell table:formula="of:=MAX([.F192:.JF1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formula="of:=[.B193]*[.B193]/[.C193]" office:value-type="float" office:value="28.6883116883117" calcext:value-type="float">
            <text:p>28.69</text:p>
          </table:table-cell>
          <table:table-cell table:formula="of:=MAX([.F193:.JF1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194]*[.B194]/[.C194]" office:value-type="float" office:value="34.3220338983051" calcext:value-type="float">
            <text:p>34.32</text:p>
          </table:table-cell>
          <table:table-cell table:formula="of:=MAX([.F194:.JF1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table:formula="of:=[.B195]*[.B195]/[.C195]" office:value-type="float" office:value="17.7788461538462" calcext:value-type="float">
            <text:p>17.78</text:p>
          </table:table-cell>
          <table:table-cell table:formula="of:=MAX([.F195:.JF1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table:formula="of:=[.B196]*[.B196]/[.C196]" office:value-type="float" office:value="14.568345323741" calcext:value-type="float">
            <text:p>14.57</text:p>
          </table:table-cell>
          <table:table-cell table:formula="of:=MAX([.F196:.JF1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table:formula="of:=[.B197]*[.B197]/[.C197]" office:value-type="float" office:value="23.0245901639344" calcext:value-type="float">
            <text:p>23.02</text:p>
          </table:table-cell>
          <table:table-cell table:formula="of:=MAX([.F197:.JF1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[.B198]*[.B198]/[.C198]" office:value-type="float" office:value="27.6545454545455" calcext:value-type="float">
            <text:p>27.65</text:p>
          </table:table-cell>
          <table:table-cell table:formula="of:=MAX([.F198:.JF1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1" calcext:value-type="float">
            <text:p>61</text:p>
          </table:table-cell>
          <table:table-cell office:value-type="float" office:value="192" calcext:value-type="float">
            <text:p>192</text:p>
          </table:table-cell>
          <table:table-cell table:formula="of:=[.B199]*[.B199]/[.C199]" office:value-type="float" office:value="19.3802083333333" calcext:value-type="float">
            <text:p>19.38</text:p>
          </table:table-cell>
          <table:table-cell table:formula="of:=MAX([.F199:.JF1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table:formula="of:=[.B200]*[.B200]/[.C200]" office:value-type="float" office:value="15.1021505376344" calcext:value-type="float">
            <text:p>15.10</text:p>
          </table:table-cell>
          <table:table-cell table:formula="of:=MAX([.F200:.JF2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table:formula="of:=[.B201]*[.B201]/[.C201]" office:value-type="float" office:value="12.1150442477876" calcext:value-type="float">
            <text:p>12.12</text:p>
          </table:table-cell>
          <table:table-cell table:formula="of:=MAX([.F201:.JF2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3" calcext:value-type="float">
            <text:p>53</text:p>
          </table:table-cell>
          <table:table-cell office:value-type="float" office:value="197" calcext:value-type="float">
            <text:p>197</text:p>
          </table:table-cell>
          <table:table-cell table:formula="of:=[.B202]*[.B202]/[.C202]" office:value-type="float" office:value="14.258883248731" calcext:value-type="float">
            <text:p>14.26</text:p>
          </table:table-cell>
          <table:table-cell table:formula="of:=MAX([.F202:.JF2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office:value-type="float" office:value="258" calcext:value-type="float">
            <text:p>258</text:p>
          </table:table-cell>
          <table:table-cell table:formula="of:=[.B203]*[.B203]/[.C203]" office:value-type="float" office:value="14.422480620155" calcext:value-type="float">
            <text:p>14.42</text:p>
          </table:table-cell>
          <table:table-cell table:formula="of:=MAX([.F203:.JF2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1" calcext:value-type="float">
            <text:p>61</text:p>
          </table:table-cell>
          <table:table-cell office:value-type="float" office:value="245" calcext:value-type="float">
            <text:p>245</text:p>
          </table:table-cell>
          <table:table-cell table:formula="of:=[.B204]*[.B204]/[.C204]" office:value-type="float" office:value="15.1877551020408" calcext:value-type="float">
            <text:p>15.19</text:p>
          </table:table-cell>
          <table:table-cell table:formula="of:=MAX([.F204:.JF2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B205]*[.B205]/[.C205]" office:value-type="float" office:value="20.3186813186813" calcext:value-type="float">
            <text:p>20.32</text:p>
          </table:table-cell>
          <table:table-cell table:formula="of:=MAX([.F205:.JF2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9" calcext:value-type="float">
            <text:p>59</text:p>
          </table:table-cell>
          <table:table-cell office:value-type="float" office:value="268" calcext:value-type="float">
            <text:p>268</text:p>
          </table:table-cell>
          <table:table-cell table:formula="of:=[.B206]*[.B206]/[.C206]" office:value-type="float" office:value="12.9888059701493" calcext:value-type="float">
            <text:p>12.99</text:p>
          </table:table-cell>
          <table:table-cell table:formula="of:=MAX([.F206:.JF20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table:formula="of:=[.B207]*[.B207]/[.C207]" office:value-type="float" office:value="19.5069444444444" calcext:value-type="float">
            <text:p>19.51</text:p>
          </table:table-cell>
          <table:table-cell table:formula="of:=MAX([.F207:.JF2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table:formula="of:=[.B208]*[.B208]/[.C208]" office:value-type="float" office:value="18.1302083333333" calcext:value-type="float">
            <text:p>18.13</text:p>
          </table:table-cell>
          <table:table-cell table:formula="of:=MAX([.F208:.JF20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formula="of:=[.B209]*[.B209]/[.C209]" office:value-type="float" office:value="32.9701492537313" calcext:value-type="float">
            <text:p>32.97</text:p>
          </table:table-cell>
          <table:table-cell table:formula="of:=MAX([.F209:.JF20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[.B210]*[.B210]/[.C210]" office:value-type="float" office:value="32.0144927536232" calcext:value-type="float">
            <text:p>32.01</text:p>
          </table:table-cell>
          <table:table-cell table:formula="of:=MAX([.F210:.JF2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[.B211]*[.B211]/[.C211]" office:value-type="float" office:value="20.9423076923077" calcext:value-type="float">
            <text:p>20.94</text:p>
          </table:table-cell>
          <table:table-cell table:formula="of:=MAX([.F211:.JF2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table:formula="of:=[.B212]*[.B212]/[.C212]" office:value-type="float" office:value="19.5561797752809" calcext:value-type="float">
            <text:p>19.56</text:p>
          </table:table-cell>
          <table:table-cell table:formula="of:=MAX([.F212:.JF2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B213]*[.B213]/[.C213]" office:value-type="float" office:value="20.5" calcext:value-type="float">
            <text:p>20.50</text:p>
          </table:table-cell>
          <table:table-cell table:formula="of:=MAX([.F213:.JF2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table:formula="of:=[.B214]*[.B214]/[.C214]" office:value-type="float" office:value="29.368932038835" calcext:value-type="float">
            <text:p>29.37</text:p>
          </table:table-cell>
          <table:table-cell table:formula="of:=MAX([.F214:.JF2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215]*[.B215]/[.C215]" office:value-type="float" office:value="45" calcext:value-type="float">
            <text:p>45.00</text:p>
          </table:table-cell>
          <table:table-cell table:formula="of:=MAX([.F215:.JF2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[.B216]*[.B216]/[.C216]" office:value-type="float" office:value="42.1948051948052" calcext:value-type="float">
            <text:p>42.19</text:p>
          </table:table-cell>
          <table:table-cell table:formula="of:=MAX([.F216:.JF2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formula="of:=[.B217]*[.B217]/[.C217]" office:value-type="float" office:value="20.6722222222222" calcext:value-type="float">
            <text:p>20.67</text:p>
          </table:table-cell>
          <table:table-cell table:formula="of:=MAX([.F217:.JF2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[.B218]*[.B218]/[.C218]" office:value-type="float" office:value="19.4464285714286" calcext:value-type="float">
            <text:p>19.45</text:p>
          </table:table-cell>
          <table:table-cell table:formula="of:=MAX([.F218:.JF2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219]*[.B219]/[.C219]" office:value-type="float" office:value="28.8095238095238" calcext:value-type="float">
            <text:p>28.81</text:p>
          </table:table-cell>
          <table:table-cell table:formula="of:=MAX([.F219:.JF2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table:formula="of:=[.B220]*[.B220]/[.C220]" office:value-type="float" office:value="12.4518518518519" calcext:value-type="float">
            <text:p>12.45</text:p>
          </table:table-cell>
          <table:table-cell table:formula="of:=MAX([.F220:.JF2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formula="of:=[.B221]*[.B221]/[.C221]" office:value-type="float" office:value="26.8512396694215" calcext:value-type="float">
            <text:p>26.85</text:p>
          </table:table-cell>
          <table:table-cell table:formula="of:=MAX([.F221:.JF2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[.B222]*[.B222]/[.C222]" office:value-type="float" office:value="29.7608695652174" calcext:value-type="float">
            <text:p>29.76</text:p>
          </table:table-cell>
          <table:table-cell table:formula="of:=MAX([.F222:.JF2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[.B223]*[.B223]/[.C223]" office:value-type="float" office:value="28.6578947368421" calcext:value-type="float">
            <text:p>28.66</text:p>
          </table:table-cell>
          <table:table-cell table:formula="of:=MAX([.F223:.JF2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table:formula="of:=[.B224]*[.B224]/[.C224]" office:value-type="float" office:value="13.9593023255814" calcext:value-type="float">
            <text:p>13.96</text:p>
          </table:table-cell>
          <table:table-cell table:formula="of:=MAX([.F224:.JF2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table:formula="of:=[.B225]*[.B225]/[.C225]" office:value-type="float" office:value="15.9186046511628" calcext:value-type="float">
            <text:p>15.92</text:p>
          </table:table-cell>
          <table:table-cell table:formula="of:=MAX([.F225:.JF2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formula="of:=[.B226]*[.B226]/[.C226]" office:value-type="float" office:value="17.5645161290323" calcext:value-type="float">
            <text:p>17.56</text:p>
          </table:table-cell>
          <table:table-cell table:formula="of:=MAX([.F226:.JF2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table:formula="of:=[.B227]*[.B227]/[.C227]" office:value-type="float" office:value="15.9006622516556" calcext:value-type="float">
            <text:p>15.90</text:p>
          </table:table-cell>
          <table:table-cell table:formula="of:=MAX([.F227:.JF2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table:formula="of:=[.B228]*[.B228]/[.C228]" office:value-type="float" office:value="14.6123595505618" calcext:value-type="float">
            <text:p>14.61</text:p>
          </table:table-cell>
          <table:table-cell table:formula="of:=MAX([.F228:.JF2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table:formula="of:=[.B229]*[.B229]/[.C229]" office:value-type="float" office:value="28.7522123893805" calcext:value-type="float">
            <text:p>28.75</text:p>
          </table:table-cell>
          <table:table-cell table:formula="of:=MAX([.F229:.JF2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230]*[.B230]/[.C230]" office:value-type="float" office:value="20.8074074074074" calcext:value-type="float">
            <text:p>20.81</text:p>
          </table:table-cell>
          <table:table-cell table:formula="of:=MAX([.F230:.JF2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table:formula="of:=[.B231]*[.B231]/[.C231]" office:value-type="float" office:value="16.3513513513514" calcext:value-type="float">
            <text:p>16.35</text:p>
          </table:table-cell>
          <table:table-cell table:formula="of:=MAX([.F231:.JF2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[.B232]*[.B232]/[.C232]" office:value-type="float" office:value="32.6612903225806" calcext:value-type="float">
            <text:p>32.66</text:p>
          </table:table-cell>
          <table:table-cell table:formula="of:=MAX([.F232:.JF2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table:formula="of:=[.B233]*[.B233]/[.C233]" office:value-type="float" office:value="15.1119402985075" calcext:value-type="float">
            <text:p>15.11</text:p>
          </table:table-cell>
          <table:table-cell table:formula="of:=MAX([.F233:.JF2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formula="of:=[.B234]*[.B234]/[.C234]" office:value-type="float" office:value="18.0752688172043" calcext:value-type="float">
            <text:p>18.08</text:p>
          </table:table-cell>
          <table:table-cell table:formula="of:=MAX([.F234:.JF2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B235]*[.B235]/[.C235]" office:value-type="float" office:value="38.025" calcext:value-type="float">
            <text:p>38.03</text:p>
          </table:table-cell>
          <table:table-cell table:formula="of:=MAX([.F235:.JF2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formula="of:=[.B236]*[.B236]/[.C236]" office:value-type="float" office:value="30.6805555555556" calcext:value-type="float">
            <text:p>30.68</text:p>
          </table:table-cell>
          <table:table-cell table:formula="of:=MAX([.F236:.JF2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formula="of:=[.B237]*[.B237]/[.C237]" office:value-type="float" office:value="16.5089285714286" calcext:value-type="float">
            <text:p>16.51</text:p>
          </table:table-cell>
          <table:table-cell table:formula="of:=MAX([.F237:.JF2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table:formula="of:=[.B238]*[.B238]/[.C238]" office:value-type="float" office:value="12.1975806451613" calcext:value-type="float">
            <text:p>12.20</text:p>
          </table:table-cell>
          <table:table-cell table:formula="of:=MAX([.F238:.JF2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table:formula="of:=[.B239]*[.B239]/[.C239]" office:value-type="float" office:value="19.9009009009009" calcext:value-type="float">
            <text:p>19.90</text:p>
          </table:table-cell>
          <table:table-cell table:formula="of:=MAX([.F239:.JF2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240]*[.B240]/[.C240]" office:value-type="float" office:value="13.6125" calcext:value-type="float">
            <text:p>13.61</text:p>
          </table:table-cell>
          <table:table-cell table:formula="of:=MAX([.F240:.JF2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formula="of:=[.B241]*[.B241]/[.C241]" office:value-type="float" office:value="18.2432432432432" calcext:value-type="float">
            <text:p>18.24</text:p>
          </table:table-cell>
          <table:table-cell table:formula="of:=MAX([.F241:.JF2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table:formula="of:=[.B242]*[.B242]/[.C242]" office:value-type="float" office:value="25.4087591240876" calcext:value-type="float">
            <text:p>25.41</text:p>
          </table:table-cell>
          <table:table-cell table:formula="of:=MAX([.F242:.JF2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[.B243]*[.B243]/[.C243]" office:value-type="float" office:value="27.38" calcext:value-type="float">
            <text:p>27.38</text:p>
          </table:table-cell>
          <table:table-cell table:formula="of:=MAX([.F243:.JF2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formula="of:=[.B244]*[.B244]/[.C244]" office:value-type="float" office:value="29.8829787234043" calcext:value-type="float">
            <text:p>29.88</text:p>
          </table:table-cell>
          <table:table-cell table:formula="of:=MAX([.F244:.JF2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B245]*[.B245]/[.C245]" office:value-type="float" office:value="23.3472222222222" calcext:value-type="float">
            <text:p>23.35</text:p>
          </table:table-cell>
          <table:table-cell table:formula="of:=MAX([.F245:.JF2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formula="of:=[.B246]*[.B246]/[.C246]" office:value-type="float" office:value="25.089552238806" calcext:value-type="float">
            <text:p>25.09</text:p>
          </table:table-cell>
          <table:table-cell table:formula="of:=MAX([.F246:.JF2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table:formula="of:=[.B247]*[.B247]/[.C247]" office:value-type="float" office:value="12.9941176470588" calcext:value-type="float">
            <text:p>12.99</text:p>
          </table:table-cell>
          <table:table-cell table:formula="of:=MAX([.F247:.JF2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formula="of:=[.B248]*[.B248]/[.C248]" office:value-type="float" office:value="39.5851063829787" calcext:value-type="float">
            <text:p>39.59</text:p>
          </table:table-cell>
          <table:table-cell table:formula="of:=MAX([.F248:.JF2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table:formula="of:=[.B249]*[.B249]/[.C249]" office:value-type="float" office:value="13.120218579235" calcext:value-type="float">
            <text:p>13.12</text:p>
          </table:table-cell>
          <table:table-cell table:formula="of:=MAX([.F249:.JF2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formula="of:=[.B250]*[.B250]/[.C250]" office:value-type="float" office:value="14.7560975609756" calcext:value-type="float">
            <text:p>14.76</text:p>
          </table:table-cell>
          <table:table-cell table:formula="of:=MAX([.F250:.JF2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table:formula="of:=[.B251]*[.B251]/[.C251]" office:value-type="float" office:value="12.0064935064935" calcext:value-type="float">
            <text:p>12.01</text:p>
          </table:table-cell>
          <table:table-cell table:formula="of:=MAX([.F251:.JF2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1" calcext:value-type="float">
            <text:p>61</text:p>
          </table:table-cell>
          <table:table-cell office:value-type="float" office:value="238" calcext:value-type="float">
            <text:p>238</text:p>
          </table:table-cell>
          <table:table-cell table:formula="of:=[.B252]*[.B252]/[.C252]" office:value-type="float" office:value="15.6344537815126" calcext:value-type="float">
            <text:p>15.63</text:p>
          </table:table-cell>
          <table:table-cell table:formula="of:=MAX([.F252:.JF2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table:formula="of:=[.B253]*[.B253]/[.C253]" office:value-type="float" office:value="13.3021582733813" calcext:value-type="float">
            <text:p>13.30</text:p>
          </table:table-cell>
          <table:table-cell table:formula="of:=MAX([.F253:.JF2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9" calcext:value-type="float">
            <text:p>59</text:p>
          </table:table-cell>
          <table:table-cell office:value-type="float" office:value="264" calcext:value-type="float">
            <text:p>264</text:p>
          </table:table-cell>
          <table:table-cell table:formula="of:=[.B254]*[.B254]/[.C254]" office:value-type="float" office:value="13.1856060606061" calcext:value-type="float">
            <text:p>13.19</text:p>
          </table:table-cell>
          <table:table-cell table:formula="of:=MAX([.F254:.JF2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table:formula="of:=[.B255]*[.B255]/[.C255]" office:value-type="float" office:value="14.2605633802817" calcext:value-type="float">
            <text:p>14.26</text:p>
          </table:table-cell>
          <table:table-cell table:formula="of:=MAX([.F255:.JF2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table:formula="of:=[.B256]*[.B256]/[.C256]" office:value-type="float" office:value="16.8371040723982" calcext:value-type="float">
            <text:p>16.84</text:p>
          </table:table-cell>
          <table:table-cell table:formula="of:=MAX([.F256:.JF2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1" calcext:value-type="float">
            <text:p>61</text:p>
          </table:table-cell>
          <table:table-cell office:value-type="float" office:value="157" calcext:value-type="float">
            <text:p>157</text:p>
          </table:table-cell>
          <table:table-cell table:formula="of:=[.B257]*[.B257]/[.C257]" office:value-type="float" office:value="23.7006369426752" calcext:value-type="float">
            <text:p>23.70</text:p>
          </table:table-cell>
          <table:table-cell table:formula="of:=MAX([.F257:.JF2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5" calcext:value-type="float">
            <text:p>55</text:p>
          </table:table-cell>
          <table:table-cell office:value-type="float" office:value="203" calcext:value-type="float">
            <text:p>203</text:p>
          </table:table-cell>
          <table:table-cell table:formula="of:=[.B258]*[.B258]/[.C258]" office:value-type="float" office:value="14.9014778325123" calcext:value-type="float">
            <text:p>14.90</text:p>
          </table:table-cell>
          <table:table-cell table:formula="of:=MAX([.F258:.JF2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table:formula="of:=[.B259]*[.B259]/[.C259]" office:value-type="float" office:value="23.3741007194245" calcext:value-type="float">
            <text:p>23.37</text:p>
          </table:table-cell>
          <table:table-cell table:formula="of:=MAX([.F259:.JF2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B260]*[.B260]/[.C260]" office:value-type="float" office:value="19.2604166666667" calcext:value-type="float">
            <text:p>19.26</text:p>
          </table:table-cell>
          <table:table-cell table:formula="of:=MAX([.F260:.JF2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261]*[.B261]/[.C261]" office:value-type="float" office:value="12.781512605042" calcext:value-type="float">
            <text:p>12.78</text:p>
          </table:table-cell>
          <table:table-cell table:formula="of:=MAX([.F261:.JF2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table:formula="of:=[.B262]*[.B262]/[.C262]" office:value-type="float" office:value="14.7204301075269" calcext:value-type="float">
            <text:p>14.72</text:p>
          </table:table-cell>
          <table:table-cell table:formula="of:=MAX([.F262:.JF2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formula="of:=[.B263]*[.B263]/[.C263]" office:value-type="float" office:value="15.735632183908" calcext:value-type="float">
            <text:p>15.74</text:p>
          </table:table-cell>
          <table:table-cell table:formula="of:=MAX([.F263:.JF2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[.B264]*[.B264]/[.C264]" office:value-type="float" office:value="42.0227272727273" calcext:value-type="float">
            <text:p>42.02</text:p>
          </table:table-cell>
          <table:table-cell table:formula="of:=MAX([.F264:.JF2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table:formula="of:=[.B265]*[.B265]/[.C265]" office:value-type="float" office:value="15.1220930232558" calcext:value-type="float">
            <text:p>15.12</text:p>
          </table:table-cell>
          <table:table-cell table:formula="of:=MAX([.F265:.JF2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266]*[.B266]/[.C266]" office:value-type="float" office:value="39.7058823529412" calcext:value-type="float">
            <text:p>39.71</text:p>
          </table:table-cell>
          <table:table-cell table:formula="of:=MAX([.F266:.JF2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table:formula="of:=[.B267]*[.B267]/[.C267]" office:value-type="float" office:value="18.90625" calcext:value-type="float">
            <text:p>18.91</text:p>
          </table:table-cell>
          <table:table-cell table:formula="of:=MAX([.F267:.JF2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table:formula="of:=[.B268]*[.B268]/[.C268]" office:value-type="float" office:value="15.9186046511628" calcext:value-type="float">
            <text:p>15.92</text:p>
          </table:table-cell>
          <table:table-cell table:formula="of:=MAX([.F268:.JF2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formula="of:=[.B269]*[.B269]/[.C269]" office:value-type="float" office:value="14.3432835820896" calcext:value-type="float">
            <text:p>14.34</text:p>
          </table:table-cell>
          <table:table-cell table:formula="of:=MAX([.F269:.JF2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B270]*[.B270]/[.C270]" office:value-type="float" office:value="44.18" calcext:value-type="float">
            <text:p>44.18</text:p>
          </table:table-cell>
          <table:table-cell table:formula="of:=MAX([.F270:.JF2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formula="of:=[.B271]*[.B271]/[.C271]" office:value-type="float" office:value="19.1037735849057" calcext:value-type="float">
            <text:p>19.10</text:p>
          </table:table-cell>
          <table:table-cell table:formula="of:=MAX([.F271:.JF2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272]*[.B272]/[.C272]" office:value-type="float" office:value="17.2535211267606" calcext:value-type="float">
            <text:p>17.25</text:p>
          </table:table-cell>
          <table:table-cell table:formula="of:=MAX([.F272:.JF2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1" calcext:value-type="float">
            <text:p>61</text:p>
          </table:table-cell>
          <table:table-cell office:value-type="float" office:value="232" calcext:value-type="float">
            <text:p>232</text:p>
          </table:table-cell>
          <table:table-cell table:formula="of:=[.B273]*[.B273]/[.C273]" office:value-type="float" office:value="16.0387931034483" calcext:value-type="float">
            <text:p>16.04</text:p>
          </table:table-cell>
          <table:table-cell table:formula="of:=MAX([.F273:.JF2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table:formula="of:=[.B274]*[.B274]/[.C274]" office:value-type="float" office:value="19.6702127659574" calcext:value-type="float">
            <text:p>19.67</text:p>
          </table:table-cell>
          <table:table-cell table:formula="of:=MAX([.F274:.JF2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275]*[.B275]/[.C275]" office:value-type="float" office:value="12.781512605042" calcext:value-type="float">
            <text:p>12.78</text:p>
          </table:table-cell>
          <table:table-cell table:formula="of:=MAX([.F275:.JF2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B276]*[.B276]/[.C276]" office:value-type="float" office:value="41.0888888888889" calcext:value-type="float">
            <text:p>41.09</text:p>
          </table:table-cell>
          <table:table-cell table:formula="of:=MAX([.F276:.JF2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[.B277]*[.B277]/[.C277]" office:value-type="float" office:value="28.4883720930233" calcext:value-type="float">
            <text:p>28.49</text:p>
          </table:table-cell>
          <table:table-cell table:formula="of:=MAX([.F277:.JF2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 table:formula="of:=[.B278]*[.B278]/[.C278]" office:value-type="float" office:value="18.7888198757764" calcext:value-type="float">
            <text:p>18.79</text:p>
          </table:table-cell>
          <table:table-cell table:formula="of:=MAX([.F278:.JF2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table:formula="of:=[.B279]*[.B279]/[.C279]" office:value-type="float" office:value="13.3384615384615" calcext:value-type="float">
            <text:p>13.34</text:p>
          </table:table-cell>
          <table:table-cell table:formula="of:=MAX([.F279:.JF2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formula="of:=[.B280]*[.B280]/[.C280]" office:value-type="float" office:value="35.3088235294118" calcext:value-type="float">
            <text:p>35.31</text:p>
          </table:table-cell>
          <table:table-cell table:formula="of:=MAX([.F280:.JF2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281]*[.B281]/[.C281]" office:value-type="float" office:value="20.5471698113208" calcext:value-type="float">
            <text:p>20.55</text:p>
          </table:table-cell>
          <table:table-cell table:formula="of:=MAX([.F281:.JF2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table:formula="of:=[.B282]*[.B282]/[.C282]" office:value-type="float" office:value="17.090395480226" calcext:value-type="float">
            <text:p>17.09</text:p>
          </table:table-cell>
          <table:table-cell table:formula="of:=MAX([.F282:.JF2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formula="of:=[.B283]*[.B283]/[.C283]" office:value-type="float" office:value="12.340782122905" calcext:value-type="float">
            <text:p>12.34</text:p>
          </table:table-cell>
          <table:table-cell table:formula="of:=MAX([.F283:.JF2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table:formula="of:=[.B284]*[.B284]/[.C284]" office:value-type="float" office:value="15.3409090909091" calcext:value-type="float">
            <text:p>15.34</text:p>
          </table:table-cell>
          <table:table-cell table:formula="of:=MAX([.F284:.JF2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[.B285]*[.B285]/[.C285]" office:value-type="float" office:value="19.8405797101449" calcext:value-type="float">
            <text:p>19.84</text:p>
          </table:table-cell>
          <table:table-cell table:formula="of:=MAX([.F285:.JF2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9" calcext:value-type="float">
            <text:p>59</text:p>
          </table:table-cell>
          <table:table-cell office:value-type="float" office:value="259" calcext:value-type="float">
            <text:p>259</text:p>
          </table:table-cell>
          <table:table-cell table:formula="of:=[.B286]*[.B286]/[.C286]" office:value-type="float" office:value="13.4401544401544" calcext:value-type="float">
            <text:p>13.44</text:p>
          </table:table-cell>
          <table:table-cell table:formula="of:=MAX([.F286:.JF2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formula="of:=[.B287]*[.B287]/[.C287]" office:value-type="float" office:value="15.2539682539683" calcext:value-type="float">
            <text:p>15.25</text:p>
          </table:table-cell>
          <table:table-cell table:formula="of:=MAX([.F287:.JF2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[.B288]*[.B288]/[.C288]" office:value-type="float" office:value="14.1323529411765" calcext:value-type="float">
            <text:p>14.13</text:p>
          </table:table-cell>
          <table:table-cell table:formula="of:=MAX([.F288:.JF2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table:formula="of:=[.B289]*[.B289]/[.C289]" office:value-type="float" office:value="18.2561983471074" calcext:value-type="float">
            <text:p>18.26</text:p>
          </table:table-cell>
          <table:table-cell table:formula="of:=MAX([.F289:.JF2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table:formula="of:=[.B290]*[.B290]/[.C290]" office:value-type="float" office:value="12.3658536585366" calcext:value-type="float">
            <text:p>12.37</text:p>
          </table:table-cell>
          <table:table-cell table:formula="of:=MAX([.F290:.JF2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B291]*[.B291]/[.C291]" office:value-type="float" office:value="13.7285714285714" calcext:value-type="float">
            <text:p>13.73</text:p>
          </table:table-cell>
          <table:table-cell table:formula="of:=MAX([.F291:.JF2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B292]*[.B292]/[.C292]" office:value-type="float" office:value="23.4083333333333" calcext:value-type="float">
            <text:p>23.41</text:p>
          </table:table-cell>
          <table:table-cell table:formula="of:=MAX([.F292:.JF2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formula="of:=[.B293]*[.B293]/[.C293]" office:value-type="float" office:value="12.4805194805195" calcext:value-type="float">
            <text:p>12.48</text:p>
          </table:table-cell>
          <table:table-cell table:formula="of:=MAX([.F293:.JF2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table:formula="of:=[.B294]*[.B294]/[.C294]" office:value-type="float" office:value="14.1145038167939" calcext:value-type="float">
            <text:p>14.11</text:p>
          </table:table-cell>
          <table:table-cell table:formula="of:=MAX([.F294:.JF2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[.B295]*[.B295]/[.C295]" office:value-type="float" office:value="18.4725274725275" calcext:value-type="float">
            <text:p>18.47</text:p>
          </table:table-cell>
          <table:table-cell table:formula="of:=MAX([.F295:.JF2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formula="of:=[.B296]*[.B296]/[.C296]" office:value-type="float" office:value="55.2539682539683" calcext:value-type="float">
            <text:p>55.25</text:p>
          </table:table-cell>
          <table:table-cell table:formula="of:=MAX([.F296:.JF2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formula="of:=[.B297]*[.B297]/[.C297]" office:value-type="float" office:value="24.0833333333333" calcext:value-type="float">
            <text:p>24.08</text:p>
          </table:table-cell>
          <table:table-cell table:formula="of:=MAX([.F297:.JF2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9" calcext:value-type="float">
            <text:p>49</text:p>
          </table:table-cell>
          <table:table-cell office:value-type="float" office:value="192" calcext:value-type="float">
            <text:p>192</text:p>
          </table:table-cell>
          <table:table-cell table:formula="of:=[.B298]*[.B298]/[.C298]" office:value-type="float" office:value="12.5052083333333" calcext:value-type="float">
            <text:p>12.51</text:p>
          </table:table-cell>
          <table:table-cell table:formula="of:=MAX([.F298:.JF2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table:formula="of:=[.B299]*[.B299]/[.C299]" office:value-type="float" office:value="14.7266666666667" calcext:value-type="float">
            <text:p>14.73</text:p>
          </table:table-cell>
          <table:table-cell table:formula="of:=MAX([.F299:.JF2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table:formula="of:=[.B300]*[.B300]/[.C300]" office:value-type="float" office:value="13.0645161290323" calcext:value-type="float">
            <text:p>13.06</text:p>
          </table:table-cell>
          <table:table-cell table:formula="of:=MAX([.F300:.JF3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301]*[.B301]/[.C301]" office:value-type="float" office:value="26.063829787234" calcext:value-type="float">
            <text:p>26.06</text:p>
          </table:table-cell>
          <table:table-cell table:formula="of:=MAX([.F301:.JF3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[.B302]*[.B302]/[.C302]" office:value-type="float" office:value="36.2549019607843" calcext:value-type="float">
            <text:p>36.25</text:p>
          </table:table-cell>
          <table:table-cell table:formula="of:=MAX([.F302:.JF3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table:formula="of:=[.B303]*[.B303]/[.C303]" office:value-type="float" office:value="16.1140939597315" calcext:value-type="float">
            <text:p>16.11</text:p>
          </table:table-cell>
          <table:table-cell table:formula="of:=MAX([.F303:.JF3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3" calcext:value-type="float">
            <text:p>53</text:p>
          </table:table-cell>
          <table:table-cell office:value-type="float" office:value="183" calcext:value-type="float">
            <text:p>183</text:p>
          </table:table-cell>
          <table:table-cell table:formula="of:=[.B304]*[.B304]/[.C304]" office:value-type="float" office:value="15.3497267759563" calcext:value-type="float">
            <text:p>15.35</text:p>
          </table:table-cell>
          <table:table-cell table:formula="of:=MAX([.F304:.JF3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B305]*[.B305]/[.C305]" office:value-type="float" office:value="24.0196078431373" calcext:value-type="float">
            <text:p>24.02</text:p>
          </table:table-cell>
          <table:table-cell table:formula="of:=MAX([.F305:.JF3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table:formula="of:=[.B306]*[.B306]/[.C306]" office:value-type="float" office:value="25.5826771653543" calcext:value-type="float">
            <text:p>25.58</text:p>
          </table:table-cell>
          <table:table-cell table:formula="of:=MAX([.F306:.JF30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table:formula="of:=[.B307]*[.B307]/[.C307]" office:value-type="float" office:value="19.2248520710059" calcext:value-type="float">
            <text:p>19.22</text:p>
          </table:table-cell>
          <table:table-cell table:formula="of:=MAX([.F307:.JF3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table:formula="of:=[.B308]*[.B308]/[.C308]" office:value-type="float" office:value="20.5632911392405" calcext:value-type="float">
            <text:p>20.56</text:p>
          </table:table-cell>
          <table:table-cell table:formula="of:=MAX([.F308:.JF30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formula="of:=[.B309]*[.B309]/[.C309]" office:value-type="float" office:value="14.0083333333333" calcext:value-type="float">
            <text:p>14.01</text:p>
          </table:table-cell>
          <table:table-cell table:formula="of:=MAX([.F309:.JF30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formula="of:=[.B310]*[.B310]/[.C310]" office:value-type="float" office:value="42.5606060606061" calcext:value-type="float">
            <text:p>42.56</text:p>
          </table:table-cell>
          <table:table-cell table:formula="of:=MAX([.F310:.JF3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table:formula="of:=[.B311]*[.B311]/[.C311]" office:value-type="float" office:value="24.2" calcext:value-type="float">
            <text:p>24.20</text:p>
          </table:table-cell>
          <table:table-cell table:formula="of:=MAX([.F311:.JF3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312]*[.B312]/[.C312]" office:value-type="float" office:value="17.6086956521739" calcext:value-type="float">
            <text:p>17.61</text:p>
          </table:table-cell>
          <table:table-cell table:formula="of:=MAX([.F312:.JF3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[.B313]*[.B313]/[.C313]" office:value-type="float" office:value="32.4385964912281" calcext:value-type="float">
            <text:p>32.44</text:p>
          </table:table-cell>
          <table:table-cell table:formula="of:=MAX([.F313:.JF3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formula="of:=[.B314]*[.B314]/[.C314]" office:value-type="float" office:value="28.6883116883117" calcext:value-type="float">
            <text:p>28.69</text:p>
          </table:table-cell>
          <table:table-cell table:formula="of:=MAX([.F314:.JF3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7" calcext:value-type="float">
            <text:p>57</text:p>
          </table:table-cell>
          <table:table-cell office:value-type="float" office:value="239" calcext:value-type="float">
            <text:p>239</text:p>
          </table:table-cell>
          <table:table-cell table:formula="of:=[.B315]*[.B315]/[.C315]" office:value-type="float" office:value="13.5941422594142" calcext:value-type="float">
            <text:p>13.59</text:p>
          </table:table-cell>
          <table:table-cell table:formula="of:=MAX([.F315:.JF3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B316]*[.B316]/[.C316]" office:value-type="float" office:value="15.3125" calcext:value-type="float">
            <text:p>15.31</text:p>
          </table:table-cell>
          <table:table-cell table:formula="of:=MAX([.F316:.JF3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table:formula="of:=[.B317]*[.B317]/[.C317]" office:value-type="float" office:value="14.8624338624339" calcext:value-type="float">
            <text:p>14.86</text:p>
          </table:table-cell>
          <table:table-cell table:formula="of:=MAX([.F317:.JF3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formula="of:=[.B318]*[.B318]/[.C318]" office:value-type="float" office:value="22.3676470588235" calcext:value-type="float">
            <text:p>22.37</text:p>
          </table:table-cell>
          <table:table-cell table:formula="of:=MAX([.F318:.JF3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7" calcext:value-type="float">
            <text:p>57</text:p>
          </table:table-cell>
          <table:table-cell office:value-type="float" office:value="251" calcext:value-type="float">
            <text:p>251</text:p>
          </table:table-cell>
          <table:table-cell table:formula="of:=[.B319]*[.B319]/[.C319]" office:value-type="float" office:value="12.9442231075697" calcext:value-type="float">
            <text:p>12.94</text:p>
          </table:table-cell>
          <table:table-cell table:formula="of:=MAX([.F319:.JF3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320]*[.B320]/[.C320]" office:value-type="float" office:value="20.5471698113208" calcext:value-type="float">
            <text:p>20.55</text:p>
          </table:table-cell>
          <table:table-cell table:formula="of:=MAX([.F320:.JF3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321]*[.B321]/[.C321]" office:value-type="float" office:value="15.5" calcext:value-type="float">
            <text:p>15.50</text:p>
          </table:table-cell>
          <table:table-cell table:formula="of:=MAX([.F321:.JF3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B322]*[.B322]/[.C322]" office:value-type="float" office:value="27.4571428571429" calcext:value-type="float">
            <text:p>27.46</text:p>
          </table:table-cell>
          <table:table-cell table:formula="of:=MAX([.F322:.JF3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table:formula="of:=[.B323]*[.B323]/[.C323]" office:value-type="float" office:value="18.75" calcext:value-type="float">
            <text:p>18.75</text:p>
          </table:table-cell>
          <table:table-cell table:formula="of:=MAX([.F323:.JF3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table:formula="of:=[.B324]*[.B324]/[.C324]" office:value-type="float" office:value="14.3490566037736" calcext:value-type="float">
            <text:p>14.35</text:p>
          </table:table-cell>
          <table:table-cell table:formula="of:=MAX([.F324:.JF3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325]*[.B325]/[.C325]" office:value-type="float" office:value="16.8090909090909" calcext:value-type="float">
            <text:p>16.81</text:p>
          </table:table-cell>
          <table:table-cell table:formula="of:=MAX([.F325:.JF3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table:formula="of:=[.B326]*[.B326]/[.C326]" office:value-type="float" office:value="19.0251572327044" calcext:value-type="float">
            <text:p>19.03</text:p>
          </table:table-cell>
          <table:table-cell table:formula="of:=MAX([.F326:.JF3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7" calcext:value-type="float">
            <text:p>57</text:p>
          </table:table-cell>
          <table:table-cell office:value-type="float" office:value="217" calcext:value-type="float">
            <text:p>217</text:p>
          </table:table-cell>
          <table:table-cell table:formula="of:=[.B327]*[.B327]/[.C327]" office:value-type="float" office:value="14.9723502304147" calcext:value-type="float">
            <text:p>14.97</text:p>
          </table:table-cell>
          <table:table-cell table:formula="of:=MAX([.F327:.JF3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[.B328]*[.B328]/[.C328]" office:value-type="float" office:value="13.031914893617" calcext:value-type="float">
            <text:p>13.03</text:p>
          </table:table-cell>
          <table:table-cell table:formula="of:=MAX([.F328:.JF3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329]*[.B329]/[.C329]" office:value-type="float" office:value="31.4102564102564" calcext:value-type="float">
            <text:p>31.41</text:p>
          </table:table-cell>
          <table:table-cell table:formula="of:=MAX([.F329:.JF3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1" calcext:value-type="float">
            <text:p>61</text:p>
          </table:table-cell>
          <table:table-cell office:value-type="float" office:value="173" calcext:value-type="float">
            <text:p>173</text:p>
          </table:table-cell>
          <table:table-cell table:formula="of:=[.B330]*[.B330]/[.C330]" office:value-type="float" office:value="21.5086705202312" calcext:value-type="float">
            <text:p>21.51</text:p>
          </table:table-cell>
          <table:table-cell table:formula="of:=MAX([.F330:.JF3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331]*[.B331]/[.C331]" office:value-type="float" office:value="17.6086956521739" calcext:value-type="float">
            <text:p>17.61</text:p>
          </table:table-cell>
          <table:table-cell table:formula="of:=MAX([.F331:.JF3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9" calcext:value-type="float">
            <text:p>59</text:p>
          </table:table-cell>
          <table:table-cell office:value-type="float" office:value="166" calcext:value-type="float">
            <text:p>166</text:p>
          </table:table-cell>
          <table:table-cell table:formula="of:=[.B332]*[.B332]/[.C332]" office:value-type="float" office:value="20.9698795180723" calcext:value-type="float">
            <text:p>20.97</text:p>
          </table:table-cell>
          <table:table-cell table:formula="of:=MAX([.F332:.JF3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333]*[.B333]/[.C333]" office:value-type="float" office:value="17.4727272727273" calcext:value-type="float">
            <text:p>17.47</text:p>
          </table:table-cell>
          <table:table-cell table:formula="of:=MAX([.F333:.JF3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table:formula="of:=[.B334]*[.B334]/[.C334]" office:value-type="float" office:value="20.0642857142857" calcext:value-type="float">
            <text:p>20.06</text:p>
          </table:table-cell>
          <table:table-cell table:formula="of:=MAX([.F334:.JF3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[.B335]*[.B335]/[.C335]" office:value-type="float" office:value="20.4166666666667" calcext:value-type="float">
            <text:p>20.42</text:p>
          </table:table-cell>
          <table:table-cell table:formula="of:=MAX([.F335:.JF3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table:formula="of:=[.B336]*[.B336]/[.C336]" office:value-type="float" office:value="12.4932432432432" calcext:value-type="float">
            <text:p>12.49</text:p>
          </table:table-cell>
          <table:table-cell table:formula="of:=MAX([.F336:.JF3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B337]*[.B337]/[.C337]" office:value-type="float" office:value="16.3333333333333" calcext:value-type="float">
            <text:p>16.33</text:p>
          </table:table-cell>
          <table:table-cell table:formula="of:=MAX([.F337:.JF3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[.B338]*[.B338]/[.C338]" office:value-type="float" office:value="47.078431372549" calcext:value-type="float">
            <text:p>47.08</text:p>
          </table:table-cell>
          <table:table-cell table:formula="of:=MAX([.F338:.JF3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[.B339]*[.B339]/[.C339]" office:value-type="float" office:value="28.5208333333333" calcext:value-type="float">
            <text:p>28.52</text:p>
          </table:table-cell>
          <table:table-cell table:formula="of:=MAX([.F339:.JF3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formula="of:=[.B340]*[.B340]/[.C340]" office:value-type="float" office:value="20.7424242424242" calcext:value-type="float">
            <text:p>20.74</text:p>
          </table:table-cell>
          <table:table-cell table:formula="of:=MAX([.F340:.JF3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formula="of:=[.B341]*[.B341]/[.C341]" office:value-type="float" office:value="12.5" calcext:value-type="float">
            <text:p>12.50</text:p>
          </table:table-cell>
          <table:table-cell table:formula="of:=MAX([.F341:.JF3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table:formula="of:=[.B342]*[.B342]/[.C342]" office:value-type="float" office:value="12.8395721925134" calcext:value-type="float">
            <text:p>12.84</text:p>
          </table:table-cell>
          <table:table-cell table:formula="of:=MAX([.F342:.JF3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table:formula="of:=[.B343]*[.B343]/[.C343]" office:value-type="float" office:value="20.4450549450549" calcext:value-type="float">
            <text:p>20.45</text:p>
          </table:table-cell>
          <table:table-cell table:formula="of:=MAX([.F343:.JF3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table:formula="of:=[.B344]*[.B344]/[.C344]" office:value-type="float" office:value="26.7769230769231" calcext:value-type="float">
            <text:p>26.78</text:p>
          </table:table-cell>
          <table:table-cell table:formula="of:=MAX([.F344:.JF3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B345]*[.B345]/[.C345]" office:value-type="float" office:value="14.792" calcext:value-type="float">
            <text:p>14.79</text:p>
          </table:table-cell>
          <table:table-cell table:formula="of:=MAX([.F345:.JF3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formula="of:=[.B346]*[.B346]/[.C346]" office:value-type="float" office:value="12.0087719298246" calcext:value-type="float">
            <text:p>12.01</text:p>
          </table:table-cell>
          <table:table-cell table:formula="of:=MAX([.F346:.JF3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table:formula="of:=[.B347]*[.B347]/[.C347]" office:value-type="float" office:value="18.7122302158273" calcext:value-type="float">
            <text:p>18.71</text:p>
          </table:table-cell>
          <table:table-cell table:formula="of:=MAX([.F347:.JF3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table:formula="of:=[.B348]*[.B348]/[.C348]" office:value-type="float" office:value="19.3771929824561" calcext:value-type="float">
            <text:p>19.38</text:p>
          </table:table-cell>
          <table:table-cell table:formula="of:=MAX([.F348:.JF3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table:formula="of:=[.B349]*[.B349]/[.C349]" office:value-type="float" office:value="17.3937007874016" calcext:value-type="float">
            <text:p>17.39</text:p>
          </table:table-cell>
          <table:table-cell table:formula="of:=MAX([.F349:.JF3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formula="of:=[.B350]*[.B350]/[.C350]" office:value-type="float" office:value="13.80625" calcext:value-type="float">
            <text:p>13.81</text:p>
          </table:table-cell>
          <table:table-cell table:formula="of:=MAX([.F350:.JF3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table:formula="of:=[.B351]*[.B351]/[.C351]" office:value-type="float" office:value="18.0064102564103" calcext:value-type="float">
            <text:p>18.01</text:p>
          </table:table-cell>
          <table:table-cell table:formula="of:=MAX([.F351:.JF3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  <table:table-cell table:formula="of:=[.B352]*[.B352]/[.C352]" office:value-type="float" office:value="12.5706806282723" calcext:value-type="float">
            <text:p>12.57</text:p>
          </table:table-cell>
          <table:table-cell table:formula="of:=MAX([.F352:.JF3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 table:formula="of:=[.B353]*[.B353]/[.C353]" office:value-type="float" office:value="15.7004219409283" calcext:value-type="float">
            <text:p>15.70</text:p>
          </table:table-cell>
          <table:table-cell table:formula="of:=MAX([.F353:.JF3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[.B354]*[.B354]/[.C354]" office:value-type="float" office:value="22.0119047619048" calcext:value-type="float">
            <text:p>22.01</text:p>
          </table:table-cell>
          <table:table-cell table:formula="of:=MAX([.F354:.JF3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table:formula="of:=[.B355]*[.B355]/[.C355]" office:value-type="float" office:value="12.6643835616438" calcext:value-type="float">
            <text:p>12.66</text:p>
          </table:table-cell>
          <table:table-cell table:formula="of:=MAX([.F355:.JF3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formula="of:=[.B356]*[.B356]/[.C356]" office:value-type="float" office:value="14.0594594594595" calcext:value-type="float">
            <text:p>14.06</text:p>
          </table:table-cell>
          <table:table-cell table:formula="of:=MAX([.F356:.JF3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[.B357]*[.B357]/[.C357]" office:value-type="float" office:value="16.5983606557377" calcext:value-type="float">
            <text:p>16.60</text:p>
          </table:table-cell>
          <table:table-cell table:formula="of:=MAX([.F357:.JF3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table:formula="of:=[.B358]*[.B358]/[.C358]" office:value-type="float" office:value="21.3028169014084" calcext:value-type="float">
            <text:p>21.30</text:p>
          </table:table-cell>
          <table:table-cell table:formula="of:=MAX([.F358:.JF3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[.B359]*[.B359]/[.C359]" office:value-type="float" office:value="18.4725274725275" calcext:value-type="float">
            <text:p>18.47</text:p>
          </table:table-cell>
          <table:table-cell table:formula="of:=MAX([.F359:.JF3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360]*[.B360]/[.C360]" office:value-type="float" office:value="17.1607142857143" calcext:value-type="float">
            <text:p>17.16</text:p>
          </table:table-cell>
          <table:table-cell table:formula="of:=MAX([.F360:.JF3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formula="of:=[.B361]*[.B361]/[.C361]" office:value-type="float" office:value="26.01" calcext:value-type="float">
            <text:p>26.01</text:p>
          </table:table-cell>
          <table:table-cell table:formula="of:=MAX([.F361:.JF3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9" calcext:value-type="float">
            <text:p>59</text:p>
          </table:table-cell>
          <table:table-cell office:value-type="float" office:value="262" calcext:value-type="float">
            <text:p>262</text:p>
          </table:table-cell>
          <table:table-cell table:formula="of:=[.B362]*[.B362]/[.C362]" office:value-type="float" office:value="13.2862595419847" calcext:value-type="float">
            <text:p>13.29</text:p>
          </table:table-cell>
          <table:table-cell table:formula="of:=MAX([.F362:.JF3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formula="of:=[.B363]*[.B363]/[.C363]" office:value-type="float" office:value="15.1441441441441" calcext:value-type="float">
            <text:p>15.14</text:p>
          </table:table-cell>
          <table:table-cell table:formula="of:=MAX([.F363:.JF3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formula="of:=[.B364]*[.B364]/[.C364]" office:value-type="float" office:value="37.8369565217391" calcext:value-type="float">
            <text:p>37.84</text:p>
          </table:table-cell>
          <table:table-cell table:formula="of:=MAX([.F364:.JF3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formula="of:=[.B365]*[.B365]/[.C365]" office:value-type="float" office:value="41.3088235294118" calcext:value-type="float">
            <text:p>41.31</text:p>
          </table:table-cell>
          <table:table-cell table:formula="of:=MAX([.F365:.JF3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[.B366]*[.B366]/[.C366]" office:value-type="float" office:value="28.4915254237288" calcext:value-type="float">
            <text:p>28.49</text:p>
          </table:table-cell>
          <table:table-cell table:formula="of:=MAX([.F366:.JF3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formula="of:=[.B367]*[.B367]/[.C367]" office:value-type="float" office:value="18.49" calcext:value-type="float">
            <text:p>18.49</text:p>
          </table:table-cell>
          <table:table-cell table:formula="of:=MAX([.F367:.JF3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table:formula="of:=[.B368]*[.B368]/[.C368]" office:value-type="float" office:value="20.1666666666667" calcext:value-type="float">
            <text:p>20.17</text:p>
          </table:table-cell>
          <table:table-cell table:formula="of:=MAX([.F368:.JF3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formula="of:=[.B369]*[.B369]/[.C369]" office:value-type="float" office:value="36.0128205128205" calcext:value-type="float">
            <text:p>36.01</text:p>
          </table:table-cell>
          <table:table-cell table:formula="of:=MAX([.F369:.JF3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  <table:table-cell table:formula="of:=[.B370]*[.B370]/[.C370]" office:value-type="float" office:value="16.7474226804124" calcext:value-type="float">
            <text:p>16.75</text:p>
          </table:table-cell>
          <table:table-cell table:formula="of:=MAX([.F370:.JF3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371]*[.B371]/[.C371]" office:value-type="float" office:value="27.9230769230769" calcext:value-type="float">
            <text:p>27.92</text:p>
          </table:table-cell>
          <table:table-cell table:formula="of:=MAX([.F371:.JF3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[.B372]*[.B372]/[.C372]" office:value-type="float" office:value="22.2727272727273" calcext:value-type="float">
            <text:p>22.27</text:p>
          </table:table-cell>
          <table:table-cell table:formula="of:=MAX([.F372:.JF3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formula="of:=[.B373]*[.B373]/[.C373]" office:value-type="float" office:value="29.8073394495413" calcext:value-type="float">
            <text:p>29.81</text:p>
          </table:table-cell>
          <table:table-cell table:formula="of:=MAX([.F373:.JF3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formula="of:=[.B374]*[.B374]/[.C374]" office:value-type="float" office:value="18.5487804878049" calcext:value-type="float">
            <text:p>18.55</text:p>
          </table:table-cell>
          <table:table-cell table:formula="of:=MAX([.F374:.JF3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B375]*[.B375]/[.C375]" office:value-type="float" office:value="23.3472222222222" calcext:value-type="float">
            <text:p>23.35</text:p>
          </table:table-cell>
          <table:table-cell table:formula="of:=MAX([.F375:.JF3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formula="of:=[.B376]*[.B376]/[.C376]" office:value-type="float" office:value="21.4912280701754" calcext:value-type="float">
            <text:p>21.49</text:p>
          </table:table-cell>
          <table:table-cell table:formula="of:=MAX([.F376:.JF3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table:formula="of:=[.B377]*[.B377]/[.C377]" office:value-type="float" office:value="14.7266666666667" calcext:value-type="float">
            <text:p>14.73</text:p>
          </table:table-cell>
          <table:table-cell table:formula="of:=MAX([.F377:.JF3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378]*[.B378]/[.C378]" office:value-type="float" office:value="26.2523364485981" calcext:value-type="float">
            <text:p>26.25</text:p>
          </table:table-cell>
          <table:table-cell table:formula="of:=MAX([.F378:.JF3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table:formula="of:=[.B379]*[.B379]/[.C379]" office:value-type="float" office:value="14.7810218978102" calcext:value-type="float">
            <text:p>14.78</text:p>
          </table:table-cell>
          <table:table-cell table:formula="of:=MAX([.F379:.JF3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table:formula="of:=[.B380]*[.B380]/[.C380]" office:value-type="float" office:value="18.252808988764" calcext:value-type="float">
            <text:p>18.25</text:p>
          </table:table-cell>
          <table:table-cell table:formula="of:=MAX([.F380:.JF3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[.B381]*[.B381]/[.C381]" office:value-type="float" office:value="22.2244897959184" calcext:value-type="float">
            <text:p>22.22</text:p>
          </table:table-cell>
          <table:table-cell table:formula="of:=MAX([.F381:.JF3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table:formula="of:=[.B382]*[.B382]/[.C382]" office:value-type="float" office:value="14.9256756756757" calcext:value-type="float">
            <text:p>14.93</text:p>
          </table:table-cell>
          <table:table-cell table:formula="of:=MAX([.F382:.JF3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383]*[.B383]/[.C383]" office:value-type="float" office:value="27.9230769230769" calcext:value-type="float">
            <text:p>27.92</text:p>
          </table:table-cell>
          <table:table-cell table:formula="of:=MAX([.F383:.JF3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formula="of:=[.B384]*[.B384]/[.C384]" office:value-type="float" office:value="14.5606060606061" calcext:value-type="float">
            <text:p>14.56</text:p>
          </table:table-cell>
          <table:table-cell table:formula="of:=MAX([.F384:.JF3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9" calcext:value-type="float">
            <text:p>59</text:p>
          </table:table-cell>
          <table:table-cell office:value-type="float" office:value="197" calcext:value-type="float">
            <text:p>197</text:p>
          </table:table-cell>
          <table:table-cell table:formula="of:=[.B385]*[.B385]/[.C385]" office:value-type="float" office:value="17.6700507614213" calcext:value-type="float">
            <text:p>17.67</text:p>
          </table:table-cell>
          <table:table-cell table:formula="of:=MAX([.F385:.JF3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table:formula="of:=[.B386]*[.B386]/[.C386]" office:value-type="float" office:value="12.0039682539683" calcext:value-type="float">
            <text:p>12.00</text:p>
          </table:table-cell>
          <table:table-cell table:formula="of:=MAX([.F386:.JF3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formula="of:=[.B387]*[.B387]/[.C387]" office:value-type="float" office:value="45.7605633802817" calcext:value-type="float">
            <text:p>45.76</text:p>
          </table:table-cell>
          <table:table-cell table:formula="of:=MAX([.F387:.JF3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formula="of:=[.B388]*[.B388]/[.C388]" office:value-type="float" office:value="36.6421052631579" calcext:value-type="float">
            <text:p>36.64</text:p>
          </table:table-cell>
          <table:table-cell table:formula="of:=MAX([.F388:.JF3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table:formula="of:=[.B389]*[.B389]/[.C389]" office:value-type="float" office:value="13.6509803921569" calcext:value-type="float">
            <text:p>13.65</text:p>
          </table:table-cell>
          <table:table-cell table:formula="of:=MAX([.F389:.JF3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table:formula="of:=[.B390]*[.B390]/[.C390]" office:value-type="float" office:value="20.6448598130841" calcext:value-type="float">
            <text:p>20.64</text:p>
          </table:table-cell>
          <table:table-cell table:formula="of:=MAX([.F390:.JF3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formula="of:=[.B391]*[.B391]/[.C391]" office:value-type="float" office:value="49.0281690140845" calcext:value-type="float">
            <text:p>49.03</text:p>
          </table:table-cell>
          <table:table-cell table:formula="of:=MAX([.F391:.JF3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392]*[.B392]/[.C392]" office:value-type="float" office:value="49.6133333333333" calcext:value-type="float">
            <text:p>49.61</text:p>
          </table:table-cell>
          <table:table-cell table:formula="of:=MAX([.F392:.JF3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formula="of:=[.B393]*[.B393]/[.C393]" office:value-type="float" office:value="13" calcext:value-type="float">
            <text:p>13.00</text:p>
          </table:table-cell>
          <table:table-cell table:formula="of:=MAX([.F393:.JF3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  <table:table-cell table:formula="of:=[.B394]*[.B394]/[.C394]" office:value-type="float" office:value="15.8920863309353" calcext:value-type="float">
            <text:p>15.89</text:p>
          </table:table-cell>
          <table:table-cell table:formula="of:=MAX([.F394:.JF3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formula="of:=[.B395]*[.B395]/[.C395]" office:value-type="float" office:value="17.4827586206897" calcext:value-type="float">
            <text:p>17.48</text:p>
          </table:table-cell>
          <table:table-cell table:formula="of:=MAX([.F395:.JF3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formula="of:=[.B396]*[.B396]/[.C396]" office:value-type="float" office:value="37.7790697674419" calcext:value-type="float">
            <text:p>37.78</text:p>
          </table:table-cell>
          <table:table-cell table:formula="of:=MAX([.F396:.JF3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[.B397]*[.B397]/[.C397]" office:value-type="float" office:value="14.7846153846154" calcext:value-type="float">
            <text:p>14.78</text:p>
          </table:table-cell>
          <table:table-cell table:formula="of:=MAX([.F397:.JF3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table:formula="of:=[.B398]*[.B398]/[.C398]" office:value-type="float" office:value="15.9448818897638" calcext:value-type="float">
            <text:p>15.94</text:p>
          </table:table-cell>
          <table:table-cell table:formula="of:=MAX([.F398:.JF3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B399]*[.B399]/[.C399]" office:value-type="float" office:value="44.5068493150685" calcext:value-type="float">
            <text:p>44.51</text:p>
          </table:table-cell>
          <table:table-cell table:formula="of:=MAX([.F399:.JF3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[.B400]*[.B400]/[.C400]" office:value-type="float" office:value="32.3617021276596" calcext:value-type="float">
            <text:p>32.36</text:p>
          </table:table-cell>
          <table:table-cell table:formula="of:=MAX([.F400:.JF4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B401]*[.B401]/[.C401]" office:value-type="float" office:value="36.0263157894737" calcext:value-type="float">
            <text:p>36.03</text:p>
          </table:table-cell>
          <table:table-cell table:formula="of:=MAX([.F401:.JF4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table:formula="of:=[.B402]*[.B402]/[.C402]" office:value-type="float" office:value="21.280303030303" calcext:value-type="float">
            <text:p>21.28</text:p>
          </table:table-cell>
          <table:table-cell table:formula="of:=MAX([.F402:.JF4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formula="of:=[.B403]*[.B403]/[.C403]" office:value-type="float" office:value="21.125" calcext:value-type="float">
            <text:p>21.13</text:p>
          </table:table-cell>
          <table:table-cell table:formula="of:=MAX([.F403:.JF4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table:formula="of:=[.B404]*[.B404]/[.C404]" office:value-type="float" office:value="18.3333333333333" calcext:value-type="float">
            <text:p>18.33</text:p>
          </table:table-cell>
          <table:table-cell table:formula="of:=MAX([.F404:.JF4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table:formula="of:=[.B405]*[.B405]/[.C405]" office:value-type="float" office:value="18.8895348837209" calcext:value-type="float">
            <text:p>18.89</text:p>
          </table:table-cell>
          <table:table-cell table:formula="of:=MAX([.F405:.JF4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table:formula="of:=[.B406]*[.B406]/[.C406]" office:value-type="float" office:value="18.7203389830508" calcext:value-type="float">
            <text:p>18.72</text:p>
          </table:table-cell>
          <table:table-cell table:formula="of:=MAX([.F406:.JF40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table:formula="of:=[.B407]*[.B407]/[.C407]" office:value-type="float" office:value="12.2232142857143" calcext:value-type="float">
            <text:p>12.22</text:p>
          </table:table-cell>
          <table:table-cell table:formula="of:=MAX([.F407:.JF4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5" calcext:value-type="float">
            <text:p>55</text:p>
          </table:table-cell>
          <table:table-cell office:value-type="float" office:value="234" calcext:value-type="float">
            <text:p>234</text:p>
          </table:table-cell>
          <table:table-cell table:formula="of:=[.B408]*[.B408]/[.C408]" office:value-type="float" office:value="12.9273504273504" calcext:value-type="float">
            <text:p>12.93</text:p>
          </table:table-cell>
          <table:table-cell table:formula="of:=MAX([.F408:.JF40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table:formula="of:=[.B409]*[.B409]/[.C409]" office:value-type="float" office:value="21.8712871287129" calcext:value-type="float">
            <text:p>21.87</text:p>
          </table:table-cell>
          <table:table-cell table:formula="of:=MAX([.F409:.JF40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formula="of:=[.B410]*[.B410]/[.C410]" office:value-type="float" office:value="25.6329113924051" calcext:value-type="float">
            <text:p>25.63</text:p>
          </table:table-cell>
          <table:table-cell table:formula="of:=MAX([.F410:.JF4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table:formula="of:=[.B411]*[.B411]/[.C411]" office:value-type="float" office:value="21.1538461538462" calcext:value-type="float">
            <text:p>21.15</text:p>
          </table:table-cell>
          <table:table-cell table:formula="of:=MAX([.F411:.JF4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B412]*[.B412]/[.C412]" office:value-type="float" office:value="41.9516129032258" calcext:value-type="float">
            <text:p>41.95</text:p>
          </table:table-cell>
          <table:table-cell table:formula="of:=MAX([.F412:.JF4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413]*[.B413]/[.C413]" office:value-type="float" office:value="20.8913043478261" calcext:value-type="float">
            <text:p>20.89</text:p>
          </table:table-cell>
          <table:table-cell table:formula="of:=MAX([.F413:.JF4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1" calcext:value-type="float">
            <text:p>61</text:p>
          </table:table-cell>
          <table:table-cell office:value-type="float" office:value="296" calcext:value-type="float">
            <text:p>296</text:p>
          </table:table-cell>
          <table:table-cell table:formula="of:=[.B414]*[.B414]/[.C414]" office:value-type="float" office:value="12.5709459459459" calcext:value-type="float">
            <text:p>12.57</text:p>
          </table:table-cell>
          <table:table-cell table:formula="of:=MAX([.F414:.JF4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table:formula="of:=[.B415]*[.B415]/[.C415]" office:value-type="float" office:value="13.7985074626866" calcext:value-type="float">
            <text:p>13.80</text:p>
          </table:table-cell>
          <table:table-cell table:formula="of:=MAX([.F415:.JF4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table:formula="of:=[.B416]*[.B416]/[.C416]" office:value-type="float" office:value="35.1486486486486" calcext:value-type="float">
            <text:p>35.15</text:p>
          </table:table-cell>
          <table:table-cell table:formula="of:=MAX([.F416:.JF4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formula="of:=[.B417]*[.B417]/[.C417]" office:value-type="float" office:value="15.7826086956522" calcext:value-type="float">
            <text:p>15.78</text:p>
          </table:table-cell>
          <table:table-cell table:formula="of:=MAX([.F417:.JF4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418]*[.B418]/[.C418]" office:value-type="float" office:value="20.0819672131148" calcext:value-type="float">
            <text:p>20.08</text:p>
          </table:table-cell>
          <table:table-cell table:formula="of:=MAX([.F418:.JF4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table:formula="of:=[.B419]*[.B419]/[.C419]" office:value-type="float" office:value="12.5048076923077" calcext:value-type="float">
            <text:p>12.50</text:p>
          </table:table-cell>
          <table:table-cell table:formula="of:=MAX([.F419:.JF4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formula="of:=[.B420]*[.B420]/[.C420]" office:value-type="float" office:value="29.0657894736842" calcext:value-type="float">
            <text:p>29.07</text:p>
          </table:table-cell>
          <table:table-cell table:formula="of:=MAX([.F420:.JF4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[.B421]*[.B421]/[.C421]" office:value-type="float" office:value="22.5" calcext:value-type="float">
            <text:p>22.50</text:p>
          </table:table-cell>
          <table:table-cell table:formula="of:=MAX([.F421:.JF4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table:formula="of:=[.B422]*[.B422]/[.C422]" office:value-type="float" office:value="18.1065573770492" calcext:value-type="float">
            <text:p>18.11</text:p>
          </table:table-cell>
          <table:table-cell table:formula="of:=MAX([.F422:.JF4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[.B423]*[.B423]/[.C423]" office:value-type="float" office:value="23.5576923076923" calcext:value-type="float">
            <text:p>23.56</text:p>
          </table:table-cell>
          <table:table-cell table:formula="of:=MAX([.F423:.JF4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[.B424]*[.B424]/[.C424]" office:value-type="float" office:value="33.62" calcext:value-type="float">
            <text:p>33.62</text:p>
          </table:table-cell>
          <table:table-cell table:formula="of:=MAX([.F424:.JF4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425]*[.B425]/[.C425]" office:value-type="float" office:value="20.0819672131148" calcext:value-type="float">
            <text:p>20.08</text:p>
          </table:table-cell>
          <table:table-cell table:formula="of:=MAX([.F425:.JF4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formula="of:=[.B426]*[.B426]/[.C426]" office:value-type="float" office:value="12.9864864864865" calcext:value-type="float">
            <text:p>12.99</text:p>
          </table:table-cell>
          <table:table-cell table:formula="of:=MAX([.F426:.JF4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B427]*[.B427]/[.C427]" office:value-type="float" office:value="27.225" calcext:value-type="float">
            <text:p>27.23</text:p>
          </table:table-cell>
          <table:table-cell table:formula="of:=MAX([.F427:.JF4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table:formula="of:=[.B428]*[.B428]/[.C428]" office:value-type="float" office:value="16.8994413407821" calcext:value-type="float">
            <text:p>16.90</text:p>
          </table:table-cell>
          <table:table-cell table:formula="of:=MAX([.F428:.JF4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1" calcext:value-type="float">
            <text:p>61</text:p>
          </table:table-cell>
          <table:table-cell office:value-type="float" office:value="210" calcext:value-type="float">
            <text:p>210</text:p>
          </table:table-cell>
          <table:table-cell table:formula="of:=[.B429]*[.B429]/[.C429]" office:value-type="float" office:value="17.7190476190476" calcext:value-type="float">
            <text:p>17.72</text:p>
          </table:table-cell>
          <table:table-cell table:formula="of:=MAX([.F429:.JF4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[.B430]*[.B430]/[.C430]" office:value-type="float" office:value="25.8301886792453" calcext:value-type="float">
            <text:p>25.83</text:p>
          </table:table-cell>
          <table:table-cell table:formula="of:=MAX([.F430:.JF4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[.B431]*[.B431]/[.C431]" office:value-type="float" office:value="48.9605263157895" calcext:value-type="float">
            <text:p>48.96</text:p>
          </table:table-cell>
          <table:table-cell table:formula="of:=MAX([.F431:.JF4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432]*[.B432]/[.C432]" office:value-type="float" office:value="27.3789473684211" calcext:value-type="float">
            <text:p>27.38</text:p>
          </table:table-cell>
          <table:table-cell table:formula="of:=MAX([.F432:.JF4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B433]*[.B433]/[.C433]" office:value-type="float" office:value="61" calcext:value-type="float">
            <text:p>61.00</text:p>
          </table:table-cell>
          <table:table-cell table:formula="of:=MAX([.F433:.JF4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table:formula="of:=[.B434]*[.B434]/[.C434]" office:value-type="float" office:value="12.4233128834356" calcext:value-type="float">
            <text:p>12.42</text:p>
          </table:table-cell>
          <table:table-cell table:formula="of:=MAX([.F434:.JF4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formula="of:=[.B435]*[.B435]/[.C435]" office:value-type="float" office:value="17.0168067226891" calcext:value-type="float">
            <text:p>17.02</text:p>
          </table:table-cell>
          <table:table-cell table:formula="of:=MAX([.F435:.JF4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formula="of:=[.B436]*[.B436]/[.C436]" office:value-type="float" office:value="12.751724137931" calcext:value-type="float">
            <text:p>12.75</text:p>
          </table:table-cell>
          <table:table-cell table:formula="of:=MAX([.F436:.JF4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table:formula="of:=[.B437]*[.B437]/[.C437]" office:value-type="float" office:value="16.3313953488372" calcext:value-type="float">
            <text:p>16.33</text:p>
          </table:table-cell>
          <table:table-cell table:formula="of:=MAX([.F437:.JF4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[.B438]*[.B438]/[.C438]" office:value-type="float" office:value="34.5681818181818" calcext:value-type="float">
            <text:p>34.57</text:p>
          </table:table-cell>
          <table:table-cell table:formula="of:=MAX([.F438:.JF4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table:formula="of:=[.B439]*[.B439]/[.C439]" office:value-type="float" office:value="16.7348484848485" calcext:value-type="float">
            <text:p>16.73</text:p>
          </table:table-cell>
          <table:table-cell table:formula="of:=MAX([.F439:.JF4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table:formula="of:=[.B440]*[.B440]/[.C440]" office:value-type="float" office:value="30.2695652173913" calcext:value-type="float">
            <text:p>30.27</text:p>
          </table:table-cell>
          <table:table-cell table:formula="of:=MAX([.F440:.JF4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[.B441]*[.B441]/[.C441]" office:value-type="float" office:value="26.6944444444444" calcext:value-type="float">
            <text:p>26.69</text:p>
          </table:table-cell>
          <table:table-cell table:formula="of:=MAX([.F441:.JF4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9" calcext:value-type="float">
            <text:p>59</text:p>
          </table:table-cell>
          <table:table-cell office:value-type="float" office:value="149" calcext:value-type="float">
            <text:p>149</text:p>
          </table:table-cell>
          <table:table-cell table:formula="of:=[.B442]*[.B442]/[.C442]" office:value-type="float" office:value="23.3624161073825" calcext:value-type="float">
            <text:p>23.36</text:p>
          </table:table-cell>
          <table:table-cell table:formula="of:=MAX([.F442:.JF4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table:formula="of:=[.B443]*[.B443]/[.C443]" office:value-type="float" office:value="16.2426470588235" calcext:value-type="float">
            <text:p>16.24</text:p>
          </table:table-cell>
          <table:table-cell table:formula="of:=MAX([.F443:.JF4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444]*[.B444]/[.C444]" office:value-type="float" office:value="25.7524752475248" calcext:value-type="float">
            <text:p>25.75</text:p>
          </table:table-cell>
          <table:table-cell table:formula="of:=MAX([.F444:.JF4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table:formula="of:=[.B445]*[.B445]/[.C445]" office:value-type="float" office:value="14.9256756756757" calcext:value-type="float">
            <text:p>14.93</text:p>
          </table:table-cell>
          <table:table-cell table:formula="of:=MAX([.F445:.JF4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table:formula="of:=[.B446]*[.B446]/[.C446]" office:value-type="float" office:value="18.3069306930693" calcext:value-type="float">
            <text:p>18.31</text:p>
          </table:table-cell>
          <table:table-cell table:formula="of:=MAX([.F446:.JF4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447]*[.B447]/[.C447]" office:value-type="float" office:value="25.5208333333333" calcext:value-type="float">
            <text:p>25.52</text:p>
          </table:table-cell>
          <table:table-cell table:formula="of:=MAX([.F447:.JF4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1" calcext:value-type="float">
            <text:p>61</text:p>
          </table:table-cell>
          <table:table-cell office:value-type="float" office:value="271" calcext:value-type="float">
            <text:p>271</text:p>
          </table:table-cell>
          <table:table-cell table:formula="of:=[.B448]*[.B448]/[.C448]" office:value-type="float" office:value="13.7306273062731" calcext:value-type="float">
            <text:p>13.73</text:p>
          </table:table-cell>
          <table:table-cell table:formula="of:=MAX([.F448:.JF4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formula="of:=[.B449]*[.B449]/[.C449]" office:value-type="float" office:value="21.7285714285714" calcext:value-type="float">
            <text:p>21.73</text:p>
          </table:table-cell>
          <table:table-cell table:formula="of:=MAX([.F449:.JF4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formula="of:=[.B450]*[.B450]/[.C450]" office:value-type="float" office:value="12.5" calcext:value-type="float">
            <text:p>12.50</text:p>
          </table:table-cell>
          <table:table-cell table:formula="of:=MAX([.F450:.JF4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[.B451]*[.B451]/[.C451]" office:value-type="float" office:value="41.8089887640449" calcext:value-type="float">
            <text:p>41.81</text:p>
          </table:table-cell>
          <table:table-cell table:formula="of:=MAX([.F451:.JF4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formula="of:=[.B452]*[.B452]/[.C452]" office:value-type="float" office:value="13.7848101265823" calcext:value-type="float">
            <text:p>13.78</text:p>
          </table:table-cell>
          <table:table-cell table:formula="of:=MAX([.F452:.JF4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[.B453]*[.B453]/[.C453]" office:value-type="float" office:value="14.7590361445783" calcext:value-type="float">
            <text:p>14.76</text:p>
          </table:table-cell>
          <table:table-cell table:formula="of:=MAX([.F453:.JF4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formula="of:=[.B454]*[.B454]/[.C454]" office:value-type="float" office:value="31.2111111111111" calcext:value-type="float">
            <text:p>31.21</text:p>
          </table:table-cell>
          <table:table-cell table:formula="of:=MAX([.F454:.JF4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formula="of:=[.B455]*[.B455]/[.C455]" office:value-type="float" office:value="13.5375" calcext:value-type="float">
            <text:p>13.54</text:p>
          </table:table-cell>
          <table:table-cell table:formula="of:=MAX([.F455:.JF4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table:formula="of:=[.B456]*[.B456]/[.C456]" office:value-type="float" office:value="22.5625" calcext:value-type="float">
            <text:p>22.56</text:p>
          </table:table-cell>
          <table:table-cell table:formula="of:=MAX([.F456:.JF4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table:formula="of:=[.B457]*[.B457]/[.C457]" office:value-type="float" office:value="19" calcext:value-type="float">
            <text:p>19.00</text:p>
          </table:table-cell>
          <table:table-cell table:formula="of:=MAX([.F457:.JF4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formula="of:=[.B458]*[.B458]/[.C458]" office:value-type="float" office:value="18.6728395061728" calcext:value-type="float">
            <text:p>18.67</text:p>
          </table:table-cell>
          <table:table-cell table:formula="of:=MAX([.F458:.JF4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formula="of:=[.B459]*[.B459]/[.C459]" office:value-type="float" office:value="13.969387755102" calcext:value-type="float">
            <text:p>13.97</text:p>
          </table:table-cell>
          <table:table-cell table:formula="of:=MAX([.F459:.JF4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table:formula="of:=[.B460]*[.B460]/[.C460]" office:value-type="float" office:value="30.5350877192982" calcext:value-type="float">
            <text:p>30.54</text:p>
          </table:table-cell>
          <table:table-cell table:formula="of:=MAX([.F460:.JF4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formula="of:=[.B461]*[.B461]/[.C461]" office:value-type="float" office:value="16.3548387096774" calcext:value-type="float">
            <text:p>16.35</text:p>
          </table:table-cell>
          <table:table-cell table:formula="of:=MAX([.F461:.JF4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462]*[.B462]/[.C462]" office:value-type="float" office:value="39.7058823529412" calcext:value-type="float">
            <text:p>39.71</text:p>
          </table:table-cell>
          <table:table-cell table:formula="of:=MAX([.F462:.JF4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table:formula="of:=[.B463]*[.B463]/[.C463]" office:value-type="float" office:value="13.8761467889908" calcext:value-type="float">
            <text:p>13.88</text:p>
          </table:table-cell>
          <table:table-cell table:formula="of:=MAX([.F463:.JF4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[.B464]*[.B464]/[.C464]" office:value-type="float" office:value="15.2111111111111" calcext:value-type="float">
            <text:p>15.21</text:p>
          </table:table-cell>
          <table:table-cell table:formula="of:=MAX([.F464:.JF4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[.B465]*[.B465]/[.C465]" office:value-type="float" office:value="41.8089887640449" calcext:value-type="float">
            <text:p>41.81</text:p>
          </table:table-cell>
          <table:table-cell table:formula="of:=MAX([.F465:.JF4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466]*[.B466]/[.C466]" office:value-type="float" office:value="17.1607142857143" calcext:value-type="float">
            <text:p>17.16</text:p>
          </table:table-cell>
          <table:table-cell table:formula="of:=MAX([.F466:.JF4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table:formula="of:=[.B467]*[.B467]/[.C467]" office:value-type="float" office:value="15.3905325443787" calcext:value-type="float">
            <text:p>15.39</text:p>
          </table:table-cell>
          <table:table-cell table:formula="of:=MAX([.F467:.JF4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table:formula="of:=[.B468]*[.B468]/[.C468]" office:value-type="float" office:value="17.5621621621622" calcext:value-type="float">
            <text:p>17.56</text:p>
          </table:table-cell>
          <table:table-cell table:formula="of:=MAX([.F468:.JF4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1" calcext:value-type="float">
            <text:p>61</text:p>
          </table:table-cell>
          <table:table-cell office:value-type="float" office:value="233" calcext:value-type="float">
            <text:p>233</text:p>
          </table:table-cell>
          <table:table-cell table:formula="of:=[.B469]*[.B469]/[.C469]" office:value-type="float" office:value="15.9699570815451" calcext:value-type="float">
            <text:p>15.97</text:p>
          </table:table-cell>
          <table:table-cell table:formula="of:=MAX([.F469:.JF4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B470]*[.B470]/[.C470]" office:value-type="float" office:value="30.625" calcext:value-type="float">
            <text:p>30.63</text:p>
          </table:table-cell>
          <table:table-cell table:formula="of:=MAX([.F470:.JF4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formula="of:=[.B471]*[.B471]/[.C471]" office:value-type="float" office:value="18.9055118110236" calcext:value-type="float">
            <text:p>18.91</text:p>
          </table:table-cell>
          <table:table-cell table:formula="of:=MAX([.F471:.JF4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55" calcext:value-type="float">
            <text:p>55</text:p>
          </table:table-cell>
          <table:table-cell office:value-type="float" office:value="202" calcext:value-type="float">
            <text:p>202</text:p>
          </table:table-cell>
          <table:table-cell table:formula="of:=[.B472]*[.B472]/[.C472]" office:value-type="float" office:value="14.9752475247525" calcext:value-type="float">
            <text:p>14.98</text:p>
          </table:table-cell>
          <table:table-cell table:formula="of:=MAX([.F472:.JF4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table:formula="of:=[.B473]*[.B473]/[.C473]" office:value-type="float" office:value="24.4285714285714" calcext:value-type="float">
            <text:p>24.43</text:p>
          </table:table-cell>
          <table:table-cell table:formula="of:=MAX([.F473:.JF4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74]*[.B474]/[.C474]" office:value-type="float" office:value="16.0095238095238" calcext:value-type="float">
            <text:p>16.01</text:p>
          </table:table-cell>
          <table:table-cell table:formula="of:=MAX([.F474:.JF4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formula="of:=[.B475]*[.B475]/[.C475]" office:value-type="float" office:value="32.8804347826087" calcext:value-type="float">
            <text:p>32.88</text:p>
          </table:table-cell>
          <table:table-cell table:formula="of:=MAX([.F475:.JF4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[.B476]*[.B476]/[.C476]" office:value-type="float" office:value="18.1320754716981" calcext:value-type="float">
            <text:p>18.13</text:p>
          </table:table-cell>
          <table:table-cell table:formula="of:=MAX([.F476:.JF4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table:formula="of:=[.B477]*[.B477]/[.C477]" office:value-type="float" office:value="12.1987951807229" calcext:value-type="float">
            <text:p>12.20</text:p>
          </table:table-cell>
          <table:table-cell table:formula="of:=MAX([.F477:.JF4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478]*[.B478]/[.C478]" office:value-type="float" office:value="15.9090909090909" calcext:value-type="float">
            <text:p>15.91</text:p>
          </table:table-cell>
          <table:table-cell table:formula="of:=MAX([.F478:.JF4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479]*[.B479]/[.C479]" office:value-type="float" office:value="39.7058823529412" calcext:value-type="float">
            <text:p>39.71</text:p>
          </table:table-cell>
          <table:table-cell table:formula="of:=MAX([.F479:.JF4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formula="of:=[.B480]*[.B480]/[.C480]" office:value-type="float" office:value="38.6785714285714" calcext:value-type="float">
            <text:p>38.68</text:p>
          </table:table-cell>
          <table:table-cell table:formula="of:=MAX([.F480:.JF4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[.B481]*[.B481]/[.C481]" office:value-type="float" office:value="23.6034482758621" calcext:value-type="float">
            <text:p>23.60</text:p>
          </table:table-cell>
          <table:table-cell table:formula="of:=MAX([.F481:.JF4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B482]*[.B482]/[.C482]" office:value-type="float" office:value="44.5068493150685" calcext:value-type="float">
            <text:p>44.51</text:p>
          </table:table-cell>
          <table:table-cell table:formula="of:=MAX([.F482:.JF4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formula="of:=[.B483]*[.B483]/[.C483]" office:value-type="float" office:value="22.3676470588235" calcext:value-type="float">
            <text:p>22.37</text:p>
          </table:table-cell>
          <table:table-cell table:formula="of:=MAX([.F483:.JF4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table:formula="of:=[.B484]*[.B484]/[.C484]" office:value-type="float" office:value="12.1601307189542" calcext:value-type="float">
            <text:p>12.16</text:p>
          </table:table-cell>
          <table:table-cell table:formula="of:=MAX([.F484:.JF4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formula="of:=[.B485]*[.B485]/[.C485]" office:value-type="float" office:value="38.2235294117647" calcext:value-type="float">
            <text:p>38.22</text:p>
          </table:table-cell>
          <table:table-cell table:formula="of:=MAX([.F485:.JF4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formula="of:=[.B486]*[.B486]/[.C486]" office:value-type="float" office:value="25" calcext:value-type="float">
            <text:p>25.00</text:p>
          </table:table-cell>
          <table:table-cell table:formula="of:=MAX([.F486:.JF4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1" calcext:value-type="float">
            <text:p>61</text:p>
          </table:table-cell>
          <table:table-cell office:value-type="float" office:value="296" calcext:value-type="float">
            <text:p>296</text:p>
          </table:table-cell>
          <table:table-cell table:formula="of:=[.B487]*[.B487]/[.C487]" office:value-type="float" office:value="12.5709459459459" calcext:value-type="float">
            <text:p>12.57</text:p>
          </table:table-cell>
          <table:table-cell table:formula="of:=MAX([.F487:.JF4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table:formula="of:=[.B488]*[.B488]/[.C488]" office:value-type="float" office:value="13.7204968944099" calcext:value-type="float">
            <text:p>13.72</text:p>
          </table:table-cell>
          <table:table-cell table:formula="of:=MAX([.F488:.JF4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table:formula="of:=[.B489]*[.B489]/[.C489]" office:value-type="float" office:value="18.984693877551" calcext:value-type="float">
            <text:p>18.98</text:p>
          </table:table-cell>
          <table:table-cell table:formula="of:=MAX([.F489:.JF4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490]*[.B490]/[.C490]" office:value-type="float" office:value="28.8095238095238" calcext:value-type="float">
            <text:p>28.81</text:p>
          </table:table-cell>
          <table:table-cell table:formula="of:=MAX([.F490:.JF4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table:formula="of:=[.B491]*[.B491]/[.C491]" office:value-type="float" office:value="15.7960526315789" calcext:value-type="float">
            <text:p>15.80</text:p>
          </table:table-cell>
          <table:table-cell table:formula="of:=MAX([.F491:.JF4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[.B492]*[.B492]/[.C492]" office:value-type="float" office:value="30.25" calcext:value-type="float">
            <text:p>30.25</text:p>
          </table:table-cell>
          <table:table-cell table:formula="of:=MAX([.F492:.JF4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493]*[.B493]/[.C493]" office:value-type="float" office:value="13.6111111111111" calcext:value-type="float">
            <text:p>13.61</text:p>
          </table:table-cell>
          <table:table-cell table:formula="of:=MAX([.F493:.JF4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table:formula="of:=[.B494]*[.B494]/[.C494]" office:value-type="float" office:value="20.3474576271186" calcext:value-type="float">
            <text:p>20.35</text:p>
          </table:table-cell>
          <table:table-cell table:formula="of:=MAX([.F494:.JF4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[.B495]*[.B495]/[.C495]" office:value-type="float" office:value="23.6739130434783" calcext:value-type="float">
            <text:p>23.67</text:p>
          </table:table-cell>
          <table:table-cell table:formula="of:=MAX([.F495:.JF4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formula="of:=[.B496]*[.B496]/[.C496]" office:value-type="float" office:value="26.01" calcext:value-type="float">
            <text:p>26.01</text:p>
          </table:table-cell>
          <table:table-cell table:formula="of:=MAX([.F496:.JF4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formula="of:=[.B497]*[.B497]/[.C497]" office:value-type="float" office:value="16.3628318584071" calcext:value-type="float">
            <text:p>16.36</text:p>
          </table:table-cell>
          <table:table-cell table:formula="of:=MAX([.F497:.JF4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[.B498]*[.B498]/[.C498]" office:value-type="float" office:value="36.2549019607843" calcext:value-type="float">
            <text:p>36.25</text:p>
          </table:table-cell>
          <table:table-cell table:formula="of:=MAX([.F498:.JF4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table:formula="of:=[.B499]*[.B499]/[.C499]" office:value-type="float" office:value="15.7718446601942" calcext:value-type="float">
            <text:p>15.77</text:p>
          </table:table-cell>
          <table:table-cell table:formula="of:=MAX([.F499:.JF4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table:formula="of:=[.B500]*[.B500]/[.C500]" office:value-type="float" office:value="15.556338028169" calcext:value-type="float">
            <text:p>15.56</text:p>
          </table:table-cell>
          <table:table-cell table:formula="of:=MAX([.F500:.JF5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table:formula="of:=[.B501]*[.B501]/[.C501]" office:value-type="float" office:value="13.5803571428571" calcext:value-type="float">
            <text:p>13.58</text:p>
          </table:table-cell>
          <table:table-cell table:formula="of:=MAX([.F501:.JF5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table:formula="of:=[.B502]*[.B502]/[.C502]" office:value-type="float" office:value="18.1893939393939" calcext:value-type="float">
            <text:p>18.19</text:p>
          </table:table-cell>
          <table:table-cell table:formula="of:=MAX([.F502:.JF5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B503]*[.B503]/[.C503]" office:value-type="float" office:value="15.0089285714286" calcext:value-type="float">
            <text:p>15.01</text:p>
          </table:table-cell>
          <table:table-cell table:formula="of:=MAX([.F503:.JF5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formula="of:=[.B504]*[.B504]/[.C504]" office:value-type="float" office:value="27.0089285714286" calcext:value-type="float">
            <text:p>27.01</text:p>
          </table:table-cell>
          <table:table-cell table:formula="of:=MAX([.F504:.JF5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505]*[.B505]/[.C505]" office:value-type="float" office:value="45" calcext:value-type="float">
            <text:p>45.00</text:p>
          </table:table-cell>
          <table:table-cell table:formula="of:=MAX([.F505:.JF5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table:formula="of:=[.B506]*[.B506]/[.C506]" office:value-type="float" office:value="16.4850746268657" calcext:value-type="float">
            <text:p>16.49</text:p>
          </table:table-cell>
          <table:table-cell table:formula="of:=MAX([.F506:.JF50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  <table:table-cell table:formula="of:=[.B507]*[.B507]/[.C507]" office:value-type="float" office:value="12.6420233463035" calcext:value-type="float">
            <text:p>12.64</text:p>
          </table:table-cell>
          <table:table-cell table:formula="of:=MAX([.F507:.JF5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formula="of:=[.B508]*[.B508]/[.C508]" office:value-type="float" office:value="38.2527472527473" calcext:value-type="float">
            <text:p>38.25</text:p>
          </table:table-cell>
          <table:table-cell table:formula="of:=MAX([.F508:.JF50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formula="of:=[.B509]*[.B509]/[.C509]" office:value-type="float" office:value="40.4767441860465" calcext:value-type="float">
            <text:p>40.48</text:p>
          </table:table-cell>
          <table:table-cell table:formula="of:=MAX([.F509:.JF50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formula="of:=[.B510]*[.B510]/[.C510]" office:value-type="float" office:value="20.4545454545455" calcext:value-type="float">
            <text:p>20.45</text:p>
          </table:table-cell>
          <table:table-cell table:formula="of:=MAX([.F510:.JF5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table:formula="of:=[.B511]*[.B511]/[.C511]" office:value-type="float" office:value="29.5" calcext:value-type="float">
            <text:p>29.50</text:p>
          </table:table-cell>
          <table:table-cell table:formula="of:=MAX([.F511:.JF5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[.B512]*[.B512]/[.C512]" office:value-type="float" office:value="36.8181818181818" calcext:value-type="float">
            <text:p>36.82</text:p>
          </table:table-cell>
          <table:table-cell table:formula="of:=MAX([.F512:.JF5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table:formula="of:=[.B513]*[.B513]/[.C513]" office:value-type="float" office:value="20.8782608695652" calcext:value-type="float">
            <text:p>20.88</text:p>
          </table:table-cell>
          <table:table-cell table:formula="of:=MAX([.F513:.JF5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[.B514]*[.B514]/[.C514]" office:value-type="float" office:value="35.5263157894737" calcext:value-type="float">
            <text:p>35.53</text:p>
          </table:table-cell>
          <table:table-cell table:formula="of:=MAX([.F514:.JF5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table:formula="of:=[.B515]*[.B515]/[.C515]" office:value-type="float" office:value="13.7696078431373" calcext:value-type="float">
            <text:p>13.77</text:p>
          </table:table-cell>
          <table:table-cell table:formula="of:=MAX([.F515:.JF5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B516]*[.B516]/[.C516]" office:value-type="float" office:value="16.0166666666667" calcext:value-type="float">
            <text:p>16.02</text:p>
          </table:table-cell>
          <table:table-cell table:formula="of:=MAX([.F516:.JF5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517]*[.B517]/[.C517]" office:value-type="float" office:value="26.063829787234" calcext:value-type="float">
            <text:p>26.06</text:p>
          </table:table-cell>
          <table:table-cell table:formula="of:=MAX([.F517:.JF5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518]*[.B518]/[.C518]" office:value-type="float" office:value="15.5" calcext:value-type="float">
            <text:p>15.50</text:p>
          </table:table-cell>
          <table:table-cell table:formula="of:=MAX([.F518:.JF5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table:formula="of:=[.B519]*[.B519]/[.C519]" office:value-type="float" office:value="14.6135265700483" calcext:value-type="float">
            <text:p>14.61</text:p>
          </table:table-cell>
          <table:table-cell table:formula="of:=MAX([.F519:.JF5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520]*[.B520]/[.C520]" office:value-type="float" office:value="20.0819672131148" calcext:value-type="float">
            <text:p>20.08</text:p>
          </table:table-cell>
          <table:table-cell table:formula="of:=MAX([.F520:.JF5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table:formula="of:=[.B521]*[.B521]/[.C521]" office:value-type="float" office:value="14.5432692307692" calcext:value-type="float">
            <text:p>14.54</text:p>
          </table:table-cell>
          <table:table-cell table:formula="of:=MAX([.F521:.JF5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[.B522]*[.B522]/[.C522]" office:value-type="float" office:value="52.0185185185185" calcext:value-type="float">
            <text:p>52.02</text:p>
          </table:table-cell>
          <table:table-cell table:formula="of:=MAX([.F522:.JF5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table:formula="of:=[.B523]*[.B523]/[.C523]" office:value-type="float" office:value="13.5906040268456" calcext:value-type="float">
            <text:p>13.59</text:p>
          </table:table-cell>
          <table:table-cell table:formula="of:=MAX([.F523:.JF5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[.B524]*[.B524]/[.C524]" office:value-type="float" office:value="25.7796610169492" calcext:value-type="float">
            <text:p>25.78</text:p>
          </table:table-cell>
          <table:table-cell table:formula="of:=MAX([.F524:.JF5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525]*[.B525]/[.C525]" office:value-type="float" office:value="15.9090909090909" calcext:value-type="float">
            <text:p>15.91</text:p>
          </table:table-cell>
          <table:table-cell table:formula="of:=MAX([.F525:.JF5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formula="of:=[.B526]*[.B526]/[.C526]" office:value-type="float" office:value="35.7032967032967" calcext:value-type="float">
            <text:p>35.70</text:p>
          </table:table-cell>
          <table:table-cell table:formula="of:=MAX([.F526:.JF5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59" calcext:value-type="float">
            <text:p>59</text:p>
          </table:table-cell>
          <table:table-cell office:value-type="float" office:value="274" calcext:value-type="float">
            <text:p>274</text:p>
          </table:table-cell>
          <table:table-cell table:formula="of:=[.B527]*[.B527]/[.C527]" office:value-type="float" office:value="12.7043795620438" calcext:value-type="float">
            <text:p>12.70</text:p>
          </table:table-cell>
          <table:table-cell table:formula="of:=MAX([.F527:.JF5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[.B528]*[.B528]/[.C528]" office:value-type="float" office:value="16.7142857142857" calcext:value-type="float">
            <text:p>16.71</text:p>
          </table:table-cell>
          <table:table-cell table:formula="of:=MAX([.F528:.JF5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table:formula="of:=[.B529]*[.B529]/[.C529]" office:value-type="float" office:value="18.6026490066225" calcext:value-type="float">
            <text:p>18.60</text:p>
          </table:table-cell>
          <table:table-cell table:formula="of:=MAX([.F529:.JF5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53" calcext:value-type="float">
            <text:p>53</text:p>
          </table:table-cell>
          <table:table-cell office:value-type="float" office:value="219" calcext:value-type="float">
            <text:p>219</text:p>
          </table:table-cell>
          <table:table-cell table:formula="of:=[.B530]*[.B530]/[.C530]" office:value-type="float" office:value="12.8264840182648" calcext:value-type="float">
            <text:p>12.83</text:p>
          </table:table-cell>
          <table:table-cell table:formula="of:=MAX([.F530:.JF5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table:formula="of:=[.B531]*[.B531]/[.C531]" office:value-type="float" office:value="12.2232142857143" calcext:value-type="float">
            <text:p>12.22</text:p>
          </table:table-cell>
          <table:table-cell table:formula="of:=MAX([.F531:.JF5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formula="of:=[.B532]*[.B532]/[.C532]" office:value-type="float" office:value="16.6951219512195" calcext:value-type="float">
            <text:p>16.70</text:p>
          </table:table-cell>
          <table:table-cell table:formula="of:=MAX([.F532:.JF5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B533]*[.B533]/[.C533]" office:value-type="float" office:value="12.168" calcext:value-type="float">
            <text:p>12.17</text:p>
          </table:table-cell>
          <table:table-cell table:formula="of:=MAX([.F533:.JF5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1" calcext:value-type="float">
            <text:p>61</text:p>
          </table:table-cell>
          <table:table-cell office:value-type="float" office:value="277" calcext:value-type="float">
            <text:p>277</text:p>
          </table:table-cell>
          <table:table-cell table:formula="of:=[.B534]*[.B534]/[.C534]" office:value-type="float" office:value="13.4332129963899" calcext:value-type="float">
            <text:p>13.43</text:p>
          </table:table-cell>
          <table:table-cell table:formula="of:=MAX([.F534:.JF5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formula="of:=[.B535]*[.B535]/[.C535]" office:value-type="float" office:value="20.28" calcext:value-type="float">
            <text:p>20.28</text:p>
          </table:table-cell>
          <table:table-cell table:formula="of:=MAX([.F535:.JF5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formula="of:=[.B536]*[.B536]/[.C536]" office:value-type="float" office:value="25.469696969697" calcext:value-type="float">
            <text:p>25.47</text:p>
          </table:table-cell>
          <table:table-cell table:formula="of:=MAX([.F536:.JF5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[.B537]*[.B537]/[.C537]" office:value-type="float" office:value="15.0325203252033" calcext:value-type="float">
            <text:p>15.03</text:p>
          </table:table-cell>
          <table:table-cell table:formula="of:=MAX([.F537:.JF5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B538]*[.B538]/[.C538]" office:value-type="float" office:value="25.3255813953488" calcext:value-type="float">
            <text:p>25.33</text:p>
          </table:table-cell>
          <table:table-cell table:formula="of:=MAX([.F538:.JF5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table:formula="of:=[.B539]*[.B539]/[.C539]" office:value-type="float" office:value="13.3421052631579" calcext:value-type="float">
            <text:p>13.34</text:p>
          </table:table-cell>
          <table:table-cell table:formula="of:=MAX([.F539:.JF5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formula="of:=[.B540]*[.B540]/[.C540]" office:value-type="float" office:value="15.9210526315789" calcext:value-type="float">
            <text:p>15.92</text:p>
          </table:table-cell>
          <table:table-cell table:formula="of:=MAX([.F540:.JF5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table:formula="of:=[.B541]*[.B541]/[.C541]" office:value-type="float" office:value="22.1020408163265" calcext:value-type="float">
            <text:p>22.10</text:p>
          </table:table-cell>
          <table:table-cell table:formula="of:=MAX([.F541:.JF5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542]*[.B542]/[.C542]" office:value-type="float" office:value="13.6125" calcext:value-type="float">
            <text:p>13.61</text:p>
          </table:table-cell>
          <table:table-cell table:formula="of:=MAX([.F542:.JF5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table:formula="of:=[.B543]*[.B543]/[.C543]" office:value-type="float" office:value="16.1634615384615" calcext:value-type="float">
            <text:p>16.16</text:p>
          </table:table-cell>
          <table:table-cell table:formula="of:=MAX([.F543:.JF5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[.B544]*[.B544]/[.C544]" office:value-type="float" office:value="15.2111111111111" calcext:value-type="float">
            <text:p>15.21</text:p>
          </table:table-cell>
          <table:table-cell table:formula="of:=MAX([.F544:.JF5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545]*[.B545]/[.C545]" office:value-type="float" office:value="17.4727272727273" calcext:value-type="float">
            <text:p>17.47</text:p>
          </table:table-cell>
          <table:table-cell table:formula="of:=MAX([.F545:.JF5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formula="of:=[.B546]*[.B546]/[.C546]" office:value-type="float" office:value="28.09" calcext:value-type="float">
            <text:p>28.09</text:p>
          </table:table-cell>
          <table:table-cell table:formula="of:=MAX([.F546:.JF5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[.B547]*[.B547]/[.C547]" office:value-type="float" office:value="24.75" calcext:value-type="float">
            <text:p>24.75</text:p>
          </table:table-cell>
          <table:table-cell table:formula="of:=MAX([.F547:.JF5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table:formula="of:=[.B548]*[.B548]/[.C548]" office:value-type="float" office:value="24.9731543624161" calcext:value-type="float">
            <text:p>24.97</text:p>
          </table:table-cell>
          <table:table-cell table:formula="of:=MAX([.F548:.JF5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formula="of:=[.B549]*[.B549]/[.C549]" office:value-type="float" office:value="14.8804347826087" calcext:value-type="float">
            <text:p>14.88</text:p>
          </table:table-cell>
          <table:table-cell table:formula="of:=MAX([.F549:.JF5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formula="of:=[.B550]*[.B550]/[.C550]" office:value-type="float" office:value="42.9753086419753" calcext:value-type="float">
            <text:p>42.98</text:p>
          </table:table-cell>
          <table:table-cell table:formula="of:=MAX([.F550:.JF5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formula="of:=[.B551]*[.B551]/[.C551]" office:value-type="float" office:value="14.9390243902439" calcext:value-type="float">
            <text:p>14.94</text:p>
          </table:table-cell>
          <table:table-cell table:formula="of:=MAX([.F551:.JF5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[.B552]*[.B552]/[.C552]" office:value-type="float" office:value="46.4464285714286" calcext:value-type="float">
            <text:p>46.45</text:p>
          </table:table-cell>
          <table:table-cell table:formula="of:=MAX([.F552:.JF5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formula="of:=[.B553]*[.B553]/[.C553]" office:value-type="float" office:value="23.7051282051282" calcext:value-type="float">
            <text:p>23.71</text:p>
          </table:table-cell>
          <table:table-cell table:formula="of:=MAX([.F553:.JF5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formula="of:=[.B554]*[.B554]/[.C554]" office:value-type="float" office:value="47.0405405405405" calcext:value-type="float">
            <text:p>47.04</text:p>
          </table:table-cell>
          <table:table-cell table:formula="of:=MAX([.F554:.JF5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B555]*[.B555]/[.C555]" office:value-type="float" office:value="38.2075471698113" calcext:value-type="float">
            <text:p>38.21</text:p>
          </table:table-cell>
          <table:table-cell table:formula="of:=MAX([.F555:.JF5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table:formula="of:=[.B556]*[.B556]/[.C556]" office:value-type="float" office:value="15.0416666666667" calcext:value-type="float">
            <text:p>15.04</text:p>
          </table:table-cell>
          <table:table-cell table:formula="of:=MAX([.F556:.JF5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B557]*[.B557]/[.C557]" office:value-type="float" office:value="44.462962962963" calcext:value-type="float">
            <text:p>44.46</text:p>
          </table:table-cell>
          <table:table-cell table:formula="of:=MAX([.F557:.JF5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558]*[.B558]/[.C558]" office:value-type="float" office:value="38.1111111111111" calcext:value-type="float">
            <text:p>38.11</text:p>
          </table:table-cell>
          <table:table-cell table:formula="of:=MAX([.F558:.JF5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[.B559]*[.B559]/[.C559]" office:value-type="float" office:value="36.4457831325301" calcext:value-type="float">
            <text:p>36.45</text:p>
          </table:table-cell>
          <table:table-cell table:formula="of:=MAX([.F559:.JF5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table:formula="of:=[.B560]*[.B560]/[.C560]" office:value-type="float" office:value="16.7355371900826" calcext:value-type="float">
            <text:p>16.74</text:p>
          </table:table-cell>
          <table:table-cell table:formula="of:=MAX([.F560:.JF5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formula="of:=[.B561]*[.B561]/[.C561]" office:value-type="float" office:value="16.3548387096774" calcext:value-type="float">
            <text:p>16.35</text:p>
          </table:table-cell>
          <table:table-cell table:formula="of:=MAX([.F561:.JF5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B562]*[.B562]/[.C562]" office:value-type="float" office:value="19.22" calcext:value-type="float">
            <text:p>19.22</text:p>
          </table:table-cell>
          <table:table-cell table:formula="of:=MAX([.F562:.JF5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formula="of:=[.B563]*[.B563]/[.C563]" office:value-type="float" office:value="32.0133333333333" calcext:value-type="float">
            <text:p>32.01</text:p>
          </table:table-cell>
          <table:table-cell table:formula="of:=MAX([.F563:.JF5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table:formula="of:=[.B564]*[.B564]/[.C564]" office:value-type="float" office:value="13.421568627451" calcext:value-type="float">
            <text:p>13.42</text:p>
          </table:table-cell>
          <table:table-cell table:formula="of:=MAX([.F564:.JF5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formula="of:=[.B565]*[.B565]/[.C565]" office:value-type="float" office:value="37.5858585858586" calcext:value-type="float">
            <text:p>37.59</text:p>
          </table:table-cell>
          <table:table-cell table:formula="of:=MAX([.F565:.JF5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[.B566]*[.B566]/[.C566]" office:value-type="float" office:value="26.6842105263158" calcext:value-type="float">
            <text:p>26.68</text:p>
          </table:table-cell>
          <table:table-cell table:formula="of:=MAX([.F566:.JF5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table:formula="of:=[.B567]*[.B567]/[.C567]" office:value-type="float" office:value="28.3205128205128" calcext:value-type="float">
            <text:p>28.32</text:p>
          </table:table-cell>
          <table:table-cell table:formula="of:=MAX([.F567:.JF5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formula="of:=[.B568]*[.B568]/[.C568]" office:value-type="float" office:value="13.969387755102" calcext:value-type="float">
            <text:p>13.97</text:p>
          </table:table-cell>
          <table:table-cell table:formula="of:=MAX([.F568:.JF5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table:formula="of:=[.B569]*[.B569]/[.C569]" office:value-type="float" office:value="14.3490566037736" calcext:value-type="float">
            <text:p>14.35</text:p>
          </table:table-cell>
          <table:table-cell table:formula="of:=MAX([.F569:.JF5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570]*[.B570]/[.C570]" office:value-type="float" office:value="23.2526315789474" calcext:value-type="float">
            <text:p>23.25</text:p>
          </table:table-cell>
          <table:table-cell table:formula="of:=MAX([.F570:.JF5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table:formula="of:=[.B571]*[.B571]/[.C571]" office:value-type="float" office:value="20.5976331360947" calcext:value-type="float">
            <text:p>20.60</text:p>
          </table:table-cell>
          <table:table-cell table:formula="of:=MAX([.F571:.JF5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[.B572]*[.B572]/[.C572]" office:value-type="float" office:value="16.2537313432836" calcext:value-type="float">
            <text:p>16.25</text:p>
          </table:table-cell>
          <table:table-cell table:formula="of:=MAX([.F572:.JF5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formula="of:=[.B573]*[.B573]/[.C573]" office:value-type="float" office:value="23.4050632911392" calcext:value-type="float">
            <text:p>23.41</text:p>
          </table:table-cell>
          <table:table-cell table:formula="of:=MAX([.F573:.JF5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[.B574]*[.B574]/[.C574]" office:value-type="float" office:value="38.25" calcext:value-type="float">
            <text:p>38.25</text:p>
          </table:table-cell>
          <table:table-cell table:formula="of:=MAX([.F574:.JF5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[.B575]*[.B575]/[.C575]" office:value-type="float" office:value="31.8421052631579" calcext:value-type="float">
            <text:p>31.84</text:p>
          </table:table-cell>
          <table:table-cell table:formula="of:=MAX([.F575:.JF5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formula="of:=[.B576]*[.B576]/[.C576]" office:value-type="float" office:value="44.0632911392405" calcext:value-type="float">
            <text:p>44.06</text:p>
          </table:table-cell>
          <table:table-cell table:formula="of:=MAX([.F576:.JF5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table:formula="of:=[.B577]*[.B577]/[.C577]" office:value-type="float" office:value="12.5048076923077" calcext:value-type="float">
            <text:p>12.50</text:p>
          </table:table-cell>
          <table:table-cell table:formula="of:=MAX([.F577:.JF5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578]*[.B578]/[.C578]" office:value-type="float" office:value="25.5208333333333" calcext:value-type="float">
            <text:p>25.52</text:p>
          </table:table-cell>
          <table:table-cell table:formula="of:=MAX([.F578:.JF5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table:formula="of:=[.B579]*[.B579]/[.C579]" office:value-type="float" office:value="16.1436781609195" calcext:value-type="float">
            <text:p>16.14</text:p>
          </table:table-cell>
          <table:table-cell table:formula="of:=MAX([.F579:.JF5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580]*[.B580]/[.C580]" office:value-type="float" office:value="15.5" calcext:value-type="float">
            <text:p>15.50</text:p>
          </table:table-cell>
          <table:table-cell table:formula="of:=MAX([.F580:.JF5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formula="of:=[.B581]*[.B581]/[.C581]" office:value-type="float" office:value="16.921875" calcext:value-type="float">
            <text:p>16.92</text:p>
          </table:table-cell>
          <table:table-cell table:formula="of:=MAX([.F581:.JF5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[.B582]*[.B582]/[.C582]" office:value-type="float" office:value="24.75" calcext:value-type="float">
            <text:p>24.75</text:p>
          </table:table-cell>
          <table:table-cell table:formula="of:=MAX([.F582:.JF5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583]*[.B583]/[.C583]" office:value-type="float" office:value="25.5208333333333" calcext:value-type="float">
            <text:p>25.52</text:p>
          </table:table-cell>
          <table:table-cell table:formula="of:=MAX([.F583:.JF5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formula="of:=[.B584]*[.B584]/[.C584]" office:value-type="float" office:value="18.9055118110236" calcext:value-type="float">
            <text:p>18.91</text:p>
          </table:table-cell>
          <table:table-cell table:formula="of:=MAX([.F584:.JF5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formula="of:=[.B585]*[.B585]/[.C585]" office:value-type="float" office:value="14.2230769230769" calcext:value-type="float">
            <text:p>14.22</text:p>
          </table:table-cell>
          <table:table-cell table:formula="of:=MAX([.F585:.JF5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formula="of:=[.B586]*[.B586]/[.C586]" office:value-type="float" office:value="28.09" calcext:value-type="float">
            <text:p>28.09</text:p>
          </table:table-cell>
          <table:table-cell table:formula="of:=MAX([.F586:.JF5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table:formula="of:=[.B587]*[.B587]/[.C587]" office:value-type="float" office:value="15.4220183486239" calcext:value-type="float">
            <text:p>15.42</text:p>
          </table:table-cell>
          <table:table-cell table:formula="of:=MAX([.F587:.JF5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table:formula="of:=[.B588]*[.B588]/[.C588]" office:value-type="float" office:value="12.7712765957447" calcext:value-type="float">
            <text:p>12.77</text:p>
          </table:table-cell>
          <table:table-cell table:formula="of:=MAX([.F588:.JF5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9" calcext:value-type="float">
            <text:p>59</text:p>
          </table:table-cell>
          <table:table-cell office:value-type="float" office:value="286" calcext:value-type="float">
            <text:p>286</text:p>
          </table:table-cell>
          <table:table-cell table:formula="of:=[.B589]*[.B589]/[.C589]" office:value-type="float" office:value="12.1713286713287" calcext:value-type="float">
            <text:p>12.17</text:p>
          </table:table-cell>
          <table:table-cell table:formula="of:=MAX([.F589:.JF5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[.B590]*[.B590]/[.C590]" office:value-type="float" office:value="18.15" calcext:value-type="float">
            <text:p>18.15</text:p>
          </table:table-cell>
          <table:table-cell table:formula="of:=MAX([.F590:.JF5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table:formula="of:=[.B591]*[.B591]/[.C591]" office:value-type="float" office:value="16.8371040723982" calcext:value-type="float">
            <text:p>16.84</text:p>
          </table:table-cell>
          <table:table-cell table:formula="of:=MAX([.F591:.JF5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formula="of:=[.B592]*[.B592]/[.C592]" office:value-type="float" office:value="16.0105263157895" calcext:value-type="float">
            <text:p>16.01</text:p>
          </table:table-cell>
          <table:table-cell table:formula="of:=MAX([.F592:.JF5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[.B593]*[.B593]/[.C593]" office:value-type="float" office:value="24.6410256410256" calcext:value-type="float">
            <text:p>24.64</text:p>
          </table:table-cell>
          <table:table-cell table:formula="of:=MAX([.F593:.JF5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[.B594]*[.B594]/[.C594]" office:value-type="float" office:value="46.0208333333333" calcext:value-type="float">
            <text:p>46.02</text:p>
          </table:table-cell>
          <table:table-cell table:formula="of:=MAX([.F594:.JF5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formula="of:=[.B595]*[.B595]/[.C595]" office:value-type="float" office:value="14.7162162162162" calcext:value-type="float">
            <text:p>14.72</text:p>
          </table:table-cell>
          <table:table-cell table:formula="of:=MAX([.F595:.JF5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[.B596]*[.B596]/[.C596]" office:value-type="float" office:value="26.2241379310345" calcext:value-type="float">
            <text:p>26.22</text:p>
          </table:table-cell>
          <table:table-cell table:formula="of:=MAX([.F596:.JF5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[.B597]*[.B597]/[.C597]" office:value-type="float" office:value="23.4390243902439" calcext:value-type="float">
            <text:p>23.44</text:p>
          </table:table-cell>
          <table:table-cell table:formula="of:=MAX([.F597:.JF5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formula="of:=[.B598]*[.B598]/[.C598]" office:value-type="float" office:value="27.1129032258065" calcext:value-type="float">
            <text:p>27.11</text:p>
          </table:table-cell>
          <table:table-cell table:formula="of:=MAX([.F598:.JF5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formula="of:=[.B599]*[.B599]/[.C599]" office:value-type="float" office:value="36.9605263157895" calcext:value-type="float">
            <text:p>36.96</text:p>
          </table:table-cell>
          <table:table-cell table:formula="of:=MAX([.F599:.JF5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B600]*[.B600]/[.C600]" office:value-type="float" office:value="44.2976190476191" calcext:value-type="float">
            <text:p>44.30</text:p>
          </table:table-cell>
          <table:table-cell table:formula="of:=MAX([.F600:.JF6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formula="of:=[.B601]*[.B601]/[.C601]" office:value-type="float" office:value="40.6125" calcext:value-type="float">
            <text:p>40.61</text:p>
          </table:table-cell>
          <table:table-cell table:formula="of:=MAX([.F601:.JF6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[.B602]*[.B602]/[.C602]" office:value-type="float" office:value="38.7543859649123" calcext:value-type="float">
            <text:p>38.75</text:p>
          </table:table-cell>
          <table:table-cell table:formula="of:=MAX([.F602:.JF6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formula="of:=[.B603]*[.B603]/[.C603]" office:value-type="float" office:value="31.9204545454545" calcext:value-type="float">
            <text:p>31.92</text:p>
          </table:table-cell>
          <table:table-cell table:formula="of:=MAX([.F603:.JF603])" office:value-type="float" office:value="0" calcext:value-type="float">
            <text:p>0</text:p>
          </table:table-cell>
          <table:table-cell table:number-columns-repeated="48"/>
          <table:table-cell table:style-name="ce2" table:number-columns-repeated="101"/>
          <table:table-cell table:number-columns-repeated="86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table:formula="of:=[.B604]*[.B604]/[.C604]" office:value-type="float" office:value="14.820987654321" calcext:value-type="float">
            <text:p>14.82</text:p>
          </table:table-cell>
          <table:table-cell table:formula="of:=MAX([.F604:.JF604])" office:value-type="float" office:value="0" calcext:value-type="float">
            <text:p>0</text:p>
          </table:table-cell>
          <table:table-cell/>
          <table:table-cell table:style-name="ce2"/>
          <table:table-cell table:number-columns-repeated="46"/>
          <table:table-cell table:style-name="ce2" table:number-columns-repeated="87"/>
          <table:table-cell table:style-name="ce3" table:number-columns-repeated="14"/>
          <table:table-cell table:number-columns-repeated="86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table:formula="of:=[.B605]*[.B605]/[.C605]" office:value-type="float" office:value="30.5555555555556" calcext:value-type="float">
            <text:p>30.56</text:p>
          </table:table-cell>
          <table:table-cell table:formula="of:=MAX([.F605:.JF60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5"/>
          <table:table-cell/>
          <table:table-cell table:style-name="Default" table:number-columns-repeated="16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B606]*[.B606]/[.C606]" office:value-type="float" office:value="44.462962962963" calcext:value-type="float">
            <text:p>44.46</text:p>
          </table:table-cell>
          <table:table-cell table:formula="of:=MAX([.F606:.JF60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formula="of:=[.B607]*[.B607]/[.C607]" office:value-type="float" office:value="16.5540540540541" calcext:value-type="float">
            <text:p>16.55</text:p>
          </table:table-cell>
          <table:table-cell table:formula="of:=MAX([.F607:.JF60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formula="of:=[.B608]*[.B608]/[.C608]" office:value-type="float" office:value="22.7731958762887" calcext:value-type="float">
            <text:p>22.77</text:p>
          </table:table-cell>
          <table:table-cell table:formula="of:=MAX([.F608:.JF60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formula="of:=[.B609]*[.B609]/[.C609]" office:value-type="float" office:value="16.5540540540541" calcext:value-type="float">
            <text:p>16.55</text:p>
          </table:table-cell>
          <table:table-cell table:formula="of:=MAX([.F609:.JF60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formula="of:=[.B610]*[.B610]/[.C610]" office:value-type="float" office:value="36.6421052631579" calcext:value-type="float">
            <text:p>36.64</text:p>
          </table:table-cell>
          <table:table-cell table:formula="of:=MAX([.F610:.JF61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[.B611]*[.B611]/[.C611]" office:value-type="float" office:value="31.8372093023256" calcext:value-type="float">
            <text:p>31.84</text:p>
          </table:table-cell>
          <table:table-cell table:formula="of:=MAX([.F611:.JF61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612]*[.B612]/[.C612]" office:value-type="float" office:value="33.9846153846154" calcext:value-type="float">
            <text:p>33.98</text:p>
          </table:table-cell>
          <table:table-cell table:formula="of:=MAX([.F612:.JF61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[.B613]*[.B613]/[.C613]" office:value-type="float" office:value="35.0208333333333" calcext:value-type="float">
            <text:p>35.02</text:p>
          </table:table-cell>
          <table:table-cell table:formula="of:=MAX([.F613:.JF61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formula="of:=[.B614]*[.B614]/[.C614]" office:value-type="float" office:value="21.1463414634146" calcext:value-type="float">
            <text:p>21.15</text:p>
          </table:table-cell>
          <table:table-cell table:formula="of:=MAX([.F614:.JF61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formula="of:=[.B615]*[.B615]/[.C615]" office:value-type="float" office:value="13.0489130434783" calcext:value-type="float">
            <text:p>13.05</text:p>
          </table:table-cell>
          <table:table-cell table:formula="of:=MAX([.F615:.JF61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B616]*[.B616]/[.C616]" office:value-type="float" office:value="16.0166666666667" calcext:value-type="float">
            <text:p>16.02</text:p>
          </table:table-cell>
          <table:table-cell table:formula="of:=MAX([.F616:.JF61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617]*[.B617]/[.C617]" office:value-type="float" office:value="20.5471698113208" calcext:value-type="float">
            <text:p>20.55</text:p>
          </table:table-cell>
          <table:table-cell table:formula="of:=MAX([.F617:.JF61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1" calcext:value-type="float">
            <text:p>61</text:p>
          </table:table-cell>
          <table:table-cell office:value-type="float" office:value="206" calcext:value-type="float">
            <text:p>206</text:p>
          </table:table-cell>
          <table:table-cell table:formula="of:=[.B618]*[.B618]/[.C618]" office:value-type="float" office:value="18.0631067961165" calcext:value-type="float">
            <text:p>18.06</text:p>
          </table:table-cell>
          <table:table-cell table:formula="of:=MAX([.F618:.JF61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53" calcext:value-type="float">
            <text:p>53</text:p>
          </table:table-cell>
          <table:table-cell office:value-type="float" office:value="232" calcext:value-type="float">
            <text:p>232</text:p>
          </table:table-cell>
          <table:table-cell table:formula="of:=[.B619]*[.B619]/[.C619]" office:value-type="float" office:value="12.1077586206897" calcext:value-type="float">
            <text:p>12.11</text:p>
          </table:table-cell>
          <table:table-cell table:formula="of:=MAX([.F619:.JF61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620]*[.B620]/[.C620]" office:value-type="float" office:value="12.781512605042" calcext:value-type="float">
            <text:p>12.78</text:p>
          </table:table-cell>
          <table:table-cell table:formula="of:=MAX([.F620:.JF62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formula="of:=[.B621]*[.B621]/[.C621]" office:value-type="float" office:value="33.0470588235294" calcext:value-type="float">
            <text:p>33.05</text:p>
          </table:table-cell>
          <table:table-cell table:formula="of:=MAX([.F621:.JF62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[.B622]*[.B622]/[.C622]" office:value-type="float" office:value="39.2857142857143" calcext:value-type="float">
            <text:p>39.29</text:p>
          </table:table-cell>
          <table:table-cell table:formula="of:=MAX([.F622:.JF62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table:formula="of:=[.B623]*[.B623]/[.C623]" office:value-type="float" office:value="24.0666666666667" calcext:value-type="float">
            <text:p>24.07</text:p>
          </table:table-cell>
          <table:table-cell table:formula="of:=MAX([.F623:.JF62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formula="of:=[.B624]*[.B624]/[.C624]" office:value-type="float" office:value="20.28" calcext:value-type="float">
            <text:p>20.28</text:p>
          </table:table-cell>
          <table:table-cell table:formula="of:=MAX([.F624:.JF62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table:formula="of:=[.B625]*[.B625]/[.C625]" office:value-type="float" office:value="15.3820224719101" calcext:value-type="float">
            <text:p>15.38</text:p>
          </table:table-cell>
          <table:table-cell table:formula="of:=MAX([.F625:.JF62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[.B626]*[.B626]/[.C626]" office:value-type="float" office:value="21.6076923076923" calcext:value-type="float">
            <text:p>21.61</text:p>
          </table:table-cell>
          <table:table-cell table:formula="of:=MAX([.F626:.JF62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[.B627]*[.B627]/[.C627]" office:value-type="float" office:value="16.2881355932203" calcext:value-type="float">
            <text:p>16.29</text:p>
          </table:table-cell>
          <table:table-cell table:formula="of:=MAX([.F627:.JF62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[.B628]*[.B628]/[.C628]" office:value-type="float" office:value="14.1323529411765" calcext:value-type="float">
            <text:p>14.13</text:p>
          </table:table-cell>
          <table:table-cell table:formula="of:=MAX([.F628:.JF62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[.B629]*[.B629]/[.C629]" office:value-type="float" office:value="34.9137931034483" calcext:value-type="float">
            <text:p>34.91</text:p>
          </table:table-cell>
          <table:table-cell table:formula="of:=MAX([.F629:.JF62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table:formula="of:=[.B630]*[.B630]/[.C630]" office:value-type="float" office:value="17.0283687943262" calcext:value-type="float">
            <text:p>17.03</text:p>
          </table:table-cell>
          <table:table-cell table:formula="of:=MAX([.F630:.JF63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[.B631]*[.B631]/[.C631]" office:value-type="float" office:value="25.8172043010753" calcext:value-type="float">
            <text:p>25.82</text:p>
          </table:table-cell>
          <table:table-cell table:formula="of:=MAX([.F631:.JF63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632]*[.B632]/[.C632]" office:value-type="float" office:value="26.063829787234" calcext:value-type="float">
            <text:p>26.06</text:p>
          </table:table-cell>
          <table:table-cell table:formula="of:=MAX([.F632:.JF63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[.B633]*[.B633]/[.C633]" office:value-type="float" office:value="40.1636363636364" calcext:value-type="float">
            <text:p>40.16</text:p>
          </table:table-cell>
          <table:table-cell table:formula="of:=MAX([.F633:.JF63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table:formula="of:=[.B634]*[.B634]/[.C634]" office:value-type="float" office:value="17.6900584795322" calcext:value-type="float">
            <text:p>17.69</text:p>
          </table:table-cell>
          <table:table-cell table:formula="of:=MAX([.F634:.JF63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table:formula="of:=[.B635]*[.B635]/[.C635]" office:value-type="float" office:value="24.2462686567164" calcext:value-type="float">
            <text:p>24.25</text:p>
          </table:table-cell>
          <table:table-cell table:formula="of:=MAX([.F635:.JF63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table:formula="of:=[.B636]*[.B636]/[.C636]" office:value-type="float" office:value="17.7536231884058" calcext:value-type="float">
            <text:p>17.75</text:p>
          </table:table-cell>
          <table:table-cell table:formula="of:=MAX([.F636:.JF63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637]*[.B637]/[.C637]" office:value-type="float" office:value="12.0125" calcext:value-type="float">
            <text:p>12.01</text:p>
          </table:table-cell>
          <table:table-cell table:formula="of:=MAX([.F637:.JF63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638]*[.B638]/[.C638]" office:value-type="float" office:value="12.6627906976744" calcext:value-type="float">
            <text:p>12.66</text:p>
          </table:table-cell>
          <table:table-cell table:formula="of:=MAX([.F638:.JF63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B639]*[.B639]/[.C639]" office:value-type="float" office:value="43" calcext:value-type="float">
            <text:p>43.00</text:p>
          </table:table-cell>
          <table:table-cell table:formula="of:=MAX([.F639:.JF63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table:formula="of:=[.B640]*[.B640]/[.C640]" office:value-type="float" office:value="12.9783783783784" calcext:value-type="float">
            <text:p>12.98</text:p>
          </table:table-cell>
          <table:table-cell table:formula="of:=MAX([.F640:.JF64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641]*[.B641]/[.C641]" office:value-type="float" office:value="20.0819672131148" calcext:value-type="float">
            <text:p>20.08</text:p>
          </table:table-cell>
          <table:table-cell table:formula="of:=MAX([.F641:.JF64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formula="of:=[.B642]*[.B642]/[.C642]" office:value-type="float" office:value="28.2521739130435" calcext:value-type="float">
            <text:p>28.25</text:p>
          </table:table-cell>
          <table:table-cell table:formula="of:=MAX([.F642:.JF64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formula="of:=[.B643]*[.B643]/[.C643]" office:value-type="float" office:value="25.1022727272727" calcext:value-type="float">
            <text:p>25.10</text:p>
          </table:table-cell>
          <table:table-cell table:formula="of:=MAX([.F643:.JF64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[.B644]*[.B644]/[.C644]" office:value-type="float" office:value="25.8301886792453" calcext:value-type="float">
            <text:p>25.83</text:p>
          </table:table-cell>
          <table:table-cell table:formula="of:=MAX([.F644:.JF64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formula="of:=[.B645]*[.B645]/[.C645]" office:value-type="float" office:value="13.9615384615385" calcext:value-type="float">
            <text:p>13.96</text:p>
          </table:table-cell>
          <table:table-cell table:formula="of:=MAX([.F645:.JF64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[.B646]*[.B646]/[.C646]" office:value-type="float" office:value="13.8925619834711" calcext:value-type="float">
            <text:p>13.89</text:p>
          </table:table-cell>
          <table:table-cell table:formula="of:=MAX([.F646:.JF64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table:formula="of:=[.B647]*[.B647]/[.C647]" office:value-type="float" office:value="19.3629032258065" calcext:value-type="float">
            <text:p>19.36</text:p>
          </table:table-cell>
          <table:table-cell table:formula="of:=MAX([.F647:.JF64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B648]*[.B648]/[.C648]" office:value-type="float" office:value="12.25" calcext:value-type="float">
            <text:p>12.25</text:p>
          </table:table-cell>
          <table:table-cell table:formula="of:=MAX([.F648:.JF64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table:formula="of:=[.B649]*[.B649]/[.C649]" office:value-type="float" office:value="17.5255474452555" calcext:value-type="float">
            <text:p>17.53</text:p>
          </table:table-cell>
          <table:table-cell table:formula="of:=MAX([.F649:.JF64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table:formula="of:=[.B650]*[.B650]/[.C650]" office:value-type="float" office:value="23.8897058823529" calcext:value-type="float">
            <text:p>23.89</text:p>
          </table:table-cell>
          <table:table-cell table:formula="of:=MAX([.F650:.JF65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651]*[.B651]/[.C651]" office:value-type="float" office:value="13.6125" calcext:value-type="float">
            <text:p>13.61</text:p>
          </table:table-cell>
          <table:table-cell table:formula="of:=MAX([.F651:.JF65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[.B652]*[.B652]/[.C652]" office:value-type="float" office:value="15.015625" calcext:value-type="float">
            <text:p>15.02</text:p>
          </table:table-cell>
          <table:table-cell table:formula="of:=MAX([.F652:.JF65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B653]*[.B653]/[.C653]" office:value-type="float" office:value="30.03125" calcext:value-type="float">
            <text:p>30.03</text:p>
          </table:table-cell>
          <table:table-cell table:formula="of:=MAX([.F653:.JF65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654]*[.B654]/[.C654]" office:value-type="float" office:value="17.1607142857143" calcext:value-type="float">
            <text:p>17.16</text:p>
          </table:table-cell>
          <table:table-cell table:formula="of:=MAX([.F654:.JF65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formula="of:=[.B655]*[.B655]/[.C655]" office:value-type="float" office:value="19.1022727272727" calcext:value-type="float">
            <text:p>19.10</text:p>
          </table:table-cell>
          <table:table-cell table:formula="of:=MAX([.F655:.JF65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656]*[.B656]/[.C656]" office:value-type="float" office:value="13.3472222222222" calcext:value-type="float">
            <text:p>13.35</text:p>
          </table:table-cell>
          <table:table-cell table:formula="of:=MAX([.F656:.JF65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formula="of:=[.B657]*[.B657]/[.C657]" office:value-type="float" office:value="18.9055118110236" calcext:value-type="float">
            <text:p>18.91</text:p>
          </table:table-cell>
          <table:table-cell table:formula="of:=MAX([.F657:.JF65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formula="of:=[.B658]*[.B658]/[.C658]" office:value-type="float" office:value="29.641975308642" calcext:value-type="float">
            <text:p>29.64</text:p>
          </table:table-cell>
          <table:table-cell table:formula="of:=MAX([.F658:.JF65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table:formula="of:=[.B659]*[.B659]/[.C659]" office:value-type="float" office:value="16.2663551401869" calcext:value-type="float">
            <text:p>16.27</text:p>
          </table:table-cell>
          <table:table-cell table:formula="of:=MAX([.F659:.JF65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table:formula="of:=[.B660]*[.B660]/[.C660]" office:value-type="float" office:value="15.7102803738318" calcext:value-type="float">
            <text:p>15.71</text:p>
          </table:table-cell>
          <table:table-cell table:formula="of:=MAX([.F660:.JF66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[.B661]*[.B661]/[.C661]" office:value-type="float" office:value="13.031914893617" calcext:value-type="float">
            <text:p>13.03</text:p>
          </table:table-cell>
          <table:table-cell table:formula="of:=MAX([.F661:.JF66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formula="of:=[.B662]*[.B662]/[.C662]" office:value-type="float" office:value="18.7534246575342" calcext:value-type="float">
            <text:p>18.75</text:p>
          </table:table-cell>
          <table:table-cell table:formula="of:=MAX([.F662:.JF66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[.B663]*[.B663]/[.C663]" office:value-type="float" office:value="19.5486725663717" calcext:value-type="float">
            <text:p>19.55</text:p>
          </table:table-cell>
          <table:table-cell table:formula="of:=MAX([.F663:.JF66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formula="of:=[.B664]*[.B664]/[.C664]" office:value-type="float" office:value="48.7903225806452" calcext:value-type="float">
            <text:p>48.79</text:p>
          </table:table-cell>
          <table:table-cell table:formula="of:=MAX([.F664:.JF66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formula="of:=[.B665]*[.B665]/[.C665]" office:value-type="float" office:value="26.6144578313253" calcext:value-type="float">
            <text:p>26.61</text:p>
          </table:table-cell>
          <table:table-cell table:formula="of:=MAX([.F665:.JF66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formula="of:=[.B666]*[.B666]/[.C666]" office:value-type="float" office:value="16.0147058823529" calcext:value-type="float">
            <text:p>16.01</text:p>
          </table:table-cell>
          <table:table-cell table:formula="of:=MAX([.F666:.JF66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[.B667]*[.B667]/[.C667]" office:value-type="float" office:value="21.7301587301587" calcext:value-type="float">
            <text:p>21.73</text:p>
          </table:table-cell>
          <table:table-cell table:formula="of:=MAX([.F667:.JF66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table:formula="of:=[.B668]*[.B668]/[.C668]" office:value-type="float" office:value="23.2692307692308" calcext:value-type="float">
            <text:p>23.27</text:p>
          </table:table-cell>
          <table:table-cell table:formula="of:=MAX([.F668:.JF66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formula="of:=[.B669]*[.B669]/[.C669]" office:value-type="float" office:value="38.2235294117647" calcext:value-type="float">
            <text:p>38.22</text:p>
          </table:table-cell>
          <table:table-cell table:formula="of:=MAX([.F669:.JF66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  <table:table-cell table:formula="of:=[.B670]*[.B670]/[.C670]" office:value-type="float" office:value="16.9923076923077" calcext:value-type="float">
            <text:p>16.99</text:p>
          </table:table-cell>
          <table:table-cell table:formula="of:=MAX([.F670:.JF67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formula="of:=[.B671]*[.B671]/[.C671]" office:value-type="float" office:value="15.9210526315789" calcext:value-type="float">
            <text:p>15.92</text:p>
          </table:table-cell>
          <table:table-cell table:formula="of:=MAX([.F671:.JF67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table:formula="of:=[.B672]*[.B672]/[.C672]" office:value-type="float" office:value="17.1904761904762" calcext:value-type="float">
            <text:p>17.19</text:p>
          </table:table-cell>
          <table:table-cell table:formula="of:=MAX([.F672:.JF67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B673]*[.B673]/[.C673]" office:value-type="float" office:value="20.3186813186813" calcext:value-type="float">
            <text:p>20.32</text:p>
          </table:table-cell>
          <table:table-cell table:formula="of:=MAX([.F673:.JF67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formula="of:=[.B674]*[.B674]/[.C674]" office:value-type="float" office:value="15.735632183908" calcext:value-type="float">
            <text:p>15.74</text:p>
          </table:table-cell>
          <table:table-cell table:formula="of:=MAX([.F674:.JF67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5" calcext:value-type="float">
            <text:p>55</text:p>
          </table:table-cell>
          <table:table-cell office:value-type="float" office:value="227" calcext:value-type="float">
            <text:p>227</text:p>
          </table:table-cell>
          <table:table-cell table:formula="of:=[.B675]*[.B675]/[.C675]" office:value-type="float" office:value="13.3259911894273" calcext:value-type="float">
            <text:p>13.33</text:p>
          </table:table-cell>
          <table:table-cell table:formula="of:=MAX([.F675:.JF67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formula="of:=[.B676]*[.B676]/[.C676]" office:value-type="float" office:value="15.735632183908" calcext:value-type="float">
            <text:p>15.74</text:p>
          </table:table-cell>
          <table:table-cell table:formula="of:=MAX([.F676:.JF67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[.B677]*[.B677]/[.C677]" office:value-type="float" office:value="28.5833333333333" calcext:value-type="float">
            <text:p>28.58</text:p>
          </table:table-cell>
          <table:table-cell table:formula="of:=MAX([.F677:.JF67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formula="of:=[.B678]*[.B678]/[.C678]" office:value-type="float" office:value="22.0108695652174" calcext:value-type="float">
            <text:p>22.01</text:p>
          </table:table-cell>
          <table:table-cell table:formula="of:=MAX([.F678:.JF67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B679]*[.B679]/[.C679]" office:value-type="float" office:value="43" calcext:value-type="float">
            <text:p>43.00</text:p>
          </table:table-cell>
          <table:table-cell table:formula="of:=MAX([.F679:.JF67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680]*[.B680]/[.C680]" office:value-type="float" office:value="31.4102564102564" calcext:value-type="float">
            <text:p>31.41</text:p>
          </table:table-cell>
          <table:table-cell table:formula="of:=MAX([.F680:.JF68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681]*[.B681]/[.C681]" office:value-type="float" office:value="27.9230769230769" calcext:value-type="float">
            <text:p>27.92</text:p>
          </table:table-cell>
          <table:table-cell table:formula="of:=MAX([.F681:.JF68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57" calcext:value-type="float">
            <text:p>57</text:p>
          </table:table-cell>
          <table:table-cell office:value-type="float" office:value="267" calcext:value-type="float">
            <text:p>267</text:p>
          </table:table-cell>
          <table:table-cell table:formula="of:=[.B682]*[.B682]/[.C682]" office:value-type="float" office:value="12.1685393258427" calcext:value-type="float">
            <text:p>12.17</text:p>
          </table:table-cell>
          <table:table-cell table:formula="of:=MAX([.F682:.JF68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formula="of:=[.B683]*[.B683]/[.C683]" office:value-type="float" office:value="19.253164556962" calcext:value-type="float">
            <text:p>19.25</text:p>
          </table:table-cell>
          <table:table-cell table:formula="of:=MAX([.F683:.JF68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table:formula="of:=[.B684]*[.B684]/[.C684]" office:value-type="float" office:value="17.6947368421053" calcext:value-type="float">
            <text:p>17.69</text:p>
          </table:table-cell>
          <table:table-cell table:formula="of:=MAX([.F684:.JF68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table:formula="of:=[.B685]*[.B685]/[.C685]" office:value-type="float" office:value="13.4601769911504" calcext:value-type="float">
            <text:p>13.46</text:p>
          </table:table-cell>
          <table:table-cell table:formula="of:=MAX([.F685:.JF68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686]*[.B686]/[.C686]" office:value-type="float" office:value="23.1132075471698" calcext:value-type="float">
            <text:p>23.11</text:p>
          </table:table-cell>
          <table:table-cell table:formula="of:=MAX([.F686:.JF68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57" calcext:value-type="float">
            <text:p>57</text:p>
          </table:table-cell>
          <table:table-cell office:value-type="float" office:value="210" calcext:value-type="float">
            <text:p>210</text:p>
          </table:table-cell>
          <table:table-cell table:formula="of:=[.B687]*[.B687]/[.C687]" office:value-type="float" office:value="15.4714285714286" calcext:value-type="float">
            <text:p>15.47</text:p>
          </table:table-cell>
          <table:table-cell table:formula="of:=MAX([.F687:.JF68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formula="of:=[.B688]*[.B688]/[.C688]" office:value-type="float" office:value="12.9642857142857" calcext:value-type="float">
            <text:p>12.96</text:p>
          </table:table-cell>
          <table:table-cell table:formula="of:=MAX([.F688:.JF68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formula="of:=[.B689]*[.B689]/[.C689]" office:value-type="float" office:value="21.4225352112676" calcext:value-type="float">
            <text:p>21.42</text:p>
          </table:table-cell>
          <table:table-cell table:formula="of:=MAX([.F689:.JF68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table:formula="of:=[.B690]*[.B690]/[.C690]" office:value-type="float" office:value="13.1021126760563" calcext:value-type="float">
            <text:p>13.10</text:p>
          </table:table-cell>
          <table:table-cell table:formula="of:=MAX([.F690:.JF69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table:formula="of:=[.B691]*[.B691]/[.C691]" office:value-type="float" office:value="20.0083333333333" calcext:value-type="float">
            <text:p>20.01</text:p>
          </table:table-cell>
          <table:table-cell table:formula="of:=MAX([.F691:.JF69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[.B692]*[.B692]/[.C692]" office:value-type="float" office:value="18.8461538461538" calcext:value-type="float">
            <text:p>18.85</text:p>
          </table:table-cell>
          <table:table-cell table:formula="of:=MAX([.F692:.JF69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[.B693]*[.B693]/[.C693]" office:value-type="float" office:value="45.6315789473684" calcext:value-type="float">
            <text:p>45.63</text:p>
          </table:table-cell>
          <table:table-cell table:formula="of:=MAX([.F693:.JF69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[.B694]*[.B694]/[.C694]" office:value-type="float" office:value="35.5576923076923" calcext:value-type="float">
            <text:p>35.56</text:p>
          </table:table-cell>
          <table:table-cell table:formula="of:=MAX([.F694:.JF69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table:formula="of:=[.B695]*[.B695]/[.C695]" office:value-type="float" office:value="13.1720430107527" calcext:value-type="float">
            <text:p>13.17</text:p>
          </table:table-cell>
          <table:table-cell table:formula="of:=MAX([.F695:.JF69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table:formula="of:=[.B696]*[.B696]/[.C696]" office:value-type="float" office:value="23.2148760330579" calcext:value-type="float">
            <text:p>23.21</text:p>
          </table:table-cell>
          <table:table-cell table:formula="of:=MAX([.F696:.JF69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table:formula="of:=[.B697]*[.B697]/[.C697]" office:value-type="float" office:value="13.5803571428571" calcext:value-type="float">
            <text:p>13.58</text:p>
          </table:table-cell>
          <table:table-cell table:formula="of:=MAX([.F697:.JF69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[.B698]*[.B698]/[.C698]" office:value-type="float" office:value="16.7142857142857" calcext:value-type="float">
            <text:p>16.71</text:p>
          </table:table-cell>
          <table:table-cell table:formula="of:=MAX([.F698:.JF69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[.B699]*[.B699]/[.C699]" office:value-type="float" office:value="23.6739130434783" calcext:value-type="float">
            <text:p>23.67</text:p>
          </table:table-cell>
          <table:table-cell table:formula="of:=MAX([.F699:.JF69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[.B700]*[.B700]/[.C700]" office:value-type="float" office:value="26.5609756097561" calcext:value-type="float">
            <text:p>26.56</text:p>
          </table:table-cell>
          <table:table-cell table:formula="of:=MAX([.F700:.JF70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table:formula="of:=[.B701]*[.B701]/[.C701]" office:value-type="float" office:value="20.5213675213675" calcext:value-type="float">
            <text:p>20.52</text:p>
          </table:table-cell>
          <table:table-cell table:formula="of:=MAX([.F701:.JF70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formula="of:=[.B702]*[.B702]/[.C702]" office:value-type="float" office:value="23.027397260274" calcext:value-type="float">
            <text:p>23.03</text:p>
          </table:table-cell>
          <table:table-cell table:formula="of:=MAX([.F702:.JF70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formula="of:=[.B703]*[.B703]/[.C703]" office:value-type="float" office:value="34.2236842105263" calcext:value-type="float">
            <text:p>34.22</text:p>
          </table:table-cell>
          <table:table-cell table:formula="of:=MAX([.F703:.JF70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[.B704]*[.B704]/[.C704]" office:value-type="float" office:value="48.3472222222222" calcext:value-type="float">
            <text:p>48.35</text:p>
          </table:table-cell>
          <table:table-cell table:formula="of:=MAX([.F704:.JF70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table:formula="of:=[.B705]*[.B705]/[.C705]" office:value-type="float" office:value="13.0645161290323" calcext:value-type="float">
            <text:p>13.06</text:p>
          </table:table-cell>
          <table:table-cell table:formula="of:=MAX([.F705:.JF70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table:formula="of:=[.B706]*[.B706]/[.C706]" office:value-type="float" office:value="12.7681818181818" calcext:value-type="float">
            <text:p>12.77</text:p>
          </table:table-cell>
          <table:table-cell table:formula="of:=MAX([.F706:.JF70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B707]*[.B707]/[.C707]" office:value-type="float" office:value="15.7540983606557" calcext:value-type="float">
            <text:p>15.75</text:p>
          </table:table-cell>
          <table:table-cell table:formula="of:=MAX([.F707:.JF70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table:formula="of:=[.B708]*[.B708]/[.C708]" office:value-type="float" office:value="23.25625" calcext:value-type="float">
            <text:p>23.26</text:p>
          </table:table-cell>
          <table:table-cell table:formula="of:=MAX([.F708:.JF70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table:formula="of:=[.B709]*[.B709]/[.C709]" office:value-type="float" office:value="25.4087591240876" calcext:value-type="float">
            <text:p>25.41</text:p>
          </table:table-cell>
          <table:table-cell table:formula="of:=MAX([.F709:.JF70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table:formula="of:=[.B710]*[.B710]/[.C710]" office:value-type="float" office:value="13.9838709677419" calcext:value-type="float">
            <text:p>13.98</text:p>
          </table:table-cell>
          <table:table-cell table:formula="of:=MAX([.F710:.JF71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formula="of:=[.B711]*[.B711]/[.C711]" office:value-type="float" office:value="18.7803468208093" calcext:value-type="float">
            <text:p>18.78</text:p>
          </table:table-cell>
          <table:table-cell table:formula="of:=MAX([.F711:.JF71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formula="of:=[.B712]*[.B712]/[.C712]" office:value-type="float" office:value="15.3636363636364" calcext:value-type="float">
            <text:p>15.36</text:p>
          </table:table-cell>
          <table:table-cell table:formula="of:=MAX([.F712:.JF71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formula="of:=[.B713]*[.B713]/[.C713]" office:value-type="float" office:value="19.2086956521739" calcext:value-type="float">
            <text:p>19.21</text:p>
          </table:table-cell>
          <table:table-cell table:formula="of:=MAX([.F713:.JF71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714]*[.B714]/[.C714]" office:value-type="float" office:value="27.9230769230769" calcext:value-type="float">
            <text:p>27.92</text:p>
          </table:table-cell>
          <table:table-cell table:formula="of:=MAX([.F714:.JF71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table:formula="of:=[.B715]*[.B715]/[.C715]" office:value-type="float" office:value="35.8865979381443" calcext:value-type="float">
            <text:p>35.89</text:p>
          </table:table-cell>
          <table:table-cell table:formula="of:=MAX([.F715:.JF71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[.B716]*[.B716]/[.C716]" office:value-type="float" office:value="26.843137254902" calcext:value-type="float">
            <text:p>26.84</text:p>
          </table:table-cell>
          <table:table-cell table:formula="of:=MAX([.F716:.JF71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717]*[.B717]/[.C717]" office:value-type="float" office:value="17.4727272727273" calcext:value-type="float">
            <text:p>17.47</text:p>
          </table:table-cell>
          <table:table-cell table:formula="of:=MAX([.F717:.JF71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table:formula="of:=[.B718]*[.B718]/[.C718]" office:value-type="float" office:value="15.3981042654028" calcext:value-type="float">
            <text:p>15.40</text:p>
          </table:table-cell>
          <table:table-cell table:formula="of:=MAX([.F718:.JF71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table:formula="of:=[.B719]*[.B719]/[.C719]" office:value-type="float" office:value="16.6435643564356" calcext:value-type="float">
            <text:p>16.64</text:p>
          </table:table-cell>
          <table:table-cell table:formula="of:=MAX([.F719:.JF71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table:formula="of:=[.B720]*[.B720]/[.C720]" office:value-type="float" office:value="26.304347826087" calcext:value-type="float">
            <text:p>26.30</text:p>
          </table:table-cell>
          <table:table-cell table:formula="of:=MAX([.F720:.JF72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table:formula="of:=[.B721]*[.B721]/[.C721]" office:value-type="float" office:value="18.0803571428571" calcext:value-type="float">
            <text:p>18.08</text:p>
          </table:table-cell>
          <table:table-cell table:formula="of:=MAX([.F721:.JF72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formula="of:=[.B722]*[.B722]/[.C722]" office:value-type="float" office:value="21.3529411764706" calcext:value-type="float">
            <text:p>21.35</text:p>
          </table:table-cell>
          <table:table-cell table:formula="of:=MAX([.F722:.JF72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[.B723]*[.B723]/[.C723]" office:value-type="float" office:value="12.8898305084746" calcext:value-type="float">
            <text:p>12.89</text:p>
          </table:table-cell>
          <table:table-cell table:formula="of:=MAX([.F723:.JF72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formula="of:=[.B724]*[.B724]/[.C724]" office:value-type="float" office:value="29.8073394495413" calcext:value-type="float">
            <text:p>29.81</text:p>
          </table:table-cell>
          <table:table-cell table:formula="of:=MAX([.F724:.JF72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725]*[.B725]/[.C725]" office:value-type="float" office:value="36.8166666666667" calcext:value-type="float">
            <text:p>36.82</text:p>
          </table:table-cell>
          <table:table-cell table:formula="of:=MAX([.F725:.JF72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table:formula="of:=[.B726]*[.B726]/[.C726]" office:value-type="float" office:value="12.4233128834356" calcext:value-type="float">
            <text:p>12.42</text:p>
          </table:table-cell>
          <table:table-cell table:formula="of:=MAX([.F726:.JF72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[.B727]*[.B727]/[.C727]" office:value-type="float" office:value="13.8925619834711" calcext:value-type="float">
            <text:p>13.89</text:p>
          </table:table-cell>
          <table:table-cell table:formula="of:=MAX([.F727:.JF72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formula="of:=[.B728]*[.B728]/[.C728]" office:value-type="float" office:value="13.3152173913043" calcext:value-type="float">
            <text:p>13.32</text:p>
          </table:table-cell>
          <table:table-cell table:formula="of:=MAX([.F728:.JF72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[.B729]*[.B729]/[.C729]" office:value-type="float" office:value="13.031914893617" calcext:value-type="float">
            <text:p>13.03</text:p>
          </table:table-cell>
          <table:table-cell table:formula="of:=MAX([.F729:.JF72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B730]*[.B730]/[.C730]" office:value-type="float" office:value="61" calcext:value-type="float">
            <text:p>61.00</text:p>
          </table:table-cell>
          <table:table-cell table:formula="of:=MAX([.F730:.JF73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formula="of:=[.B731]*[.B731]/[.C731]" office:value-type="float" office:value="13.7988505747126" calcext:value-type="float">
            <text:p>13.80</text:p>
          </table:table-cell>
          <table:table-cell table:formula="of:=MAX([.F731:.JF73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table:formula="of:=[.B732]*[.B732]/[.C732]" office:value-type="float" office:value="16.1641791044776" calcext:value-type="float">
            <text:p>16.16</text:p>
          </table:table-cell>
          <table:table-cell table:formula="of:=MAX([.F732:.JF73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table:formula="of:=[.B733]*[.B733]/[.C733]" office:value-type="float" office:value="23.0865384615385" calcext:value-type="float">
            <text:p>23.09</text:p>
          </table:table-cell>
          <table:table-cell table:formula="of:=MAX([.F733:.JF73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table:formula="of:=[.B734]*[.B734]/[.C734]" office:value-type="float" office:value="17.9502762430939" calcext:value-type="float">
            <text:p>17.95</text:p>
          </table:table-cell>
          <table:table-cell table:formula="of:=MAX([.F734:.JF73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formula="of:=[.B735]*[.B735]/[.C735]" office:value-type="float" office:value="15.7051282051282" calcext:value-type="float">
            <text:p>15.71</text:p>
          </table:table-cell>
          <table:table-cell table:formula="of:=MAX([.F735:.JF73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1" calcext:value-type="float">
            <text:p>61</text:p>
          </table:table-cell>
          <table:table-cell office:value-type="float" office:value="263" calcext:value-type="float">
            <text:p>263</text:p>
          </table:table-cell>
          <table:table-cell table:formula="of:=[.B736]*[.B736]/[.C736]" office:value-type="float" office:value="14.148288973384" calcext:value-type="float">
            <text:p>14.15</text:p>
          </table:table-cell>
          <table:table-cell table:formula="of:=MAX([.F736:.JF73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table:formula="of:=[.B737]*[.B737]/[.C737]" office:value-type="float" office:value="13.7204968944099" calcext:value-type="float">
            <text:p>13.72</text:p>
          </table:table-cell>
          <table:table-cell table:formula="of:=MAX([.F737:.JF73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B738]*[.B738]/[.C738]" office:value-type="float" office:value="25.3255813953488" calcext:value-type="float">
            <text:p>25.33</text:p>
          </table:table-cell>
          <table:table-cell table:formula="of:=MAX([.F738:.JF73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formula="of:=[.B739]*[.B739]/[.C739]" office:value-type="float" office:value="12.375" calcext:value-type="float">
            <text:p>12.38</text:p>
          </table:table-cell>
          <table:table-cell table:formula="of:=MAX([.F739:.JF73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formula="of:=[.B740]*[.B740]/[.C740]" office:value-type="float" office:value="28.5211267605634" calcext:value-type="float">
            <text:p>28.52</text:p>
          </table:table-cell>
          <table:table-cell table:formula="of:=MAX([.F740:.JF74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table:formula="of:=[.B741]*[.B741]/[.C741]" office:value-type="float" office:value="13.2362204724409" calcext:value-type="float">
            <text:p>13.24</text:p>
          </table:table-cell>
          <table:table-cell table:formula="of:=MAX([.F741:.JF74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[.B742]*[.B742]/[.C742]" office:value-type="float" office:value="41.3265306122449" calcext:value-type="float">
            <text:p>41.33</text:p>
          </table:table-cell>
          <table:table-cell table:formula="of:=MAX([.F742:.JF74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[.B743]*[.B743]/[.C743]" office:value-type="float" office:value="33.62" calcext:value-type="float">
            <text:p>33.62</text:p>
          </table:table-cell>
          <table:table-cell table:formula="of:=MAX([.F743:.JF74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table:formula="of:=[.B744]*[.B744]/[.C744]" office:value-type="float" office:value="19.8983957219251" calcext:value-type="float">
            <text:p>19.90</text:p>
          </table:table-cell>
          <table:table-cell table:formula="of:=MAX([.F744:.JF74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9" calcext:value-type="float">
            <text:p>59</text:p>
          </table:table-cell>
          <table:table-cell office:value-type="float" office:value="204" calcext:value-type="float">
            <text:p>204</text:p>
          </table:table-cell>
          <table:table-cell table:formula="of:=[.B745]*[.B745]/[.C745]" office:value-type="float" office:value="17.0637254901961" calcext:value-type="float">
            <text:p>17.06</text:p>
          </table:table-cell>
          <table:table-cell table:formula="of:=MAX([.F745:.JF74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formula="of:=[.B746]*[.B746]/[.C746]" office:value-type="float" office:value="23.7722772277228" calcext:value-type="float">
            <text:p>23.77</text:p>
          </table:table-cell>
          <table:table-cell table:formula="of:=MAX([.F746:.JF74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[.B747]*[.B747]/[.C747]" office:value-type="float" office:value="22.3488372093023" calcext:value-type="float">
            <text:p>22.35</text:p>
          </table:table-cell>
          <table:table-cell table:formula="of:=MAX([.F747:.JF74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748]*[.B748]/[.C748]" office:value-type="float" office:value="30.3114754098361" calcext:value-type="float">
            <text:p>30.31</text:p>
          </table:table-cell>
          <table:table-cell table:formula="of:=MAX([.F748:.JF74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749]*[.B749]/[.C749]" office:value-type="float" office:value="12.0125" calcext:value-type="float">
            <text:p>12.01</text:p>
          </table:table-cell>
          <table:table-cell table:formula="of:=MAX([.F749:.JF74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B750]*[.B750]/[.C750]" office:value-type="float" office:value="14.1428571428571" calcext:value-type="float">
            <text:p>14.14</text:p>
          </table:table-cell>
          <table:table-cell table:formula="of:=MAX([.F750:.JF75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751]*[.B751]/[.C751]" office:value-type="float" office:value="13.6111111111111" calcext:value-type="float">
            <text:p>13.61</text:p>
          </table:table-cell>
          <table:table-cell table:formula="of:=MAX([.F751:.JF75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formula="of:=[.B752]*[.B752]/[.C752]" office:value-type="float" office:value="34.375" calcext:value-type="float">
            <text:p>34.38</text:p>
          </table:table-cell>
          <table:table-cell table:formula="of:=MAX([.F752:.JF75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753]*[.B753]/[.C753]" office:value-type="float" office:value="26.063829787234" calcext:value-type="float">
            <text:p>26.06</text:p>
          </table:table-cell>
          <table:table-cell table:formula="of:=MAX([.F753:.JF75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table:formula="of:=[.B754]*[.B754]/[.C754]" office:value-type="float" office:value="19.9325153374233" calcext:value-type="float">
            <text:p>19.93</text:p>
          </table:table-cell>
          <table:table-cell table:formula="of:=MAX([.F754:.JF75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table:formula="of:=[.B755]*[.B755]/[.C755]" office:value-type="float" office:value="12.9783783783784" calcext:value-type="float">
            <text:p>12.98</text:p>
          </table:table-cell>
          <table:table-cell table:formula="of:=MAX([.F755:.JF75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formula="of:=[.B756]*[.B756]/[.C756]" office:value-type="float" office:value="23.765625" calcext:value-type="float">
            <text:p>23.77</text:p>
          </table:table-cell>
          <table:table-cell table:formula="of:=MAX([.F756:.JF75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table:formula="of:=[.B757]*[.B757]/[.C757]" office:value-type="float" office:value="12.8128078817734" calcext:value-type="float">
            <text:p>12.81</text:p>
          </table:table-cell>
          <table:table-cell table:formula="of:=MAX([.F757:.JF75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[.B758]*[.B758]/[.C758]" office:value-type="float" office:value="22.7162162162162" calcext:value-type="float">
            <text:p>22.72</text:p>
          </table:table-cell>
          <table:table-cell table:formula="of:=MAX([.F758:.JF75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table:formula="of:=[.B759]*[.B759]/[.C759]" office:value-type="float" office:value="12.8164556962025" calcext:value-type="float">
            <text:p>12.82</text:p>
          </table:table-cell>
          <table:table-cell table:formula="of:=MAX([.F759:.JF75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formula="of:=[.B760]*[.B760]/[.C760]" office:value-type="float" office:value="16.4939759036145" calcext:value-type="float">
            <text:p>16.49</text:p>
          </table:table-cell>
          <table:table-cell table:formula="of:=MAX([.F760:.JF76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[.B761]*[.B761]/[.C761]" office:value-type="float" office:value="16.7142857142857" calcext:value-type="float">
            <text:p>16.71</text:p>
          </table:table-cell>
          <table:table-cell table:formula="of:=MAX([.F761:.JF76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formula="of:=[.B762]*[.B762]/[.C762]" office:value-type="float" office:value="19.1037735849057" calcext:value-type="float">
            <text:p>19.10</text:p>
          </table:table-cell>
          <table:table-cell table:formula="of:=MAX([.F762:.JF76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9" calcext:value-type="float">
            <text:p>59</text:p>
          </table:table-cell>
          <table:table-cell office:value-type="float" office:value="223" calcext:value-type="float">
            <text:p>223</text:p>
          </table:table-cell>
          <table:table-cell table:formula="of:=[.B763]*[.B763]/[.C763]" office:value-type="float" office:value="15.609865470852" calcext:value-type="float">
            <text:p>15.61</text:p>
          </table:table-cell>
          <table:table-cell table:formula="of:=MAX([.F763:.JF76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B764]*[.B764]/[.C764]" office:value-type="float" office:value="41.2857142857143" calcext:value-type="float">
            <text:p>41.29</text:p>
          </table:table-cell>
          <table:table-cell table:formula="of:=MAX([.F764:.JF76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B765]*[.B765]/[.C765]" office:value-type="float" office:value="33.1530612244898" calcext:value-type="float">
            <text:p>33.15</text:p>
          </table:table-cell>
          <table:table-cell table:formula="of:=MAX([.F765:.JF76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B766]*[.B766]/[.C766]" office:value-type="float" office:value="21.78" calcext:value-type="float">
            <text:p>21.78</text:p>
          </table:table-cell>
          <table:table-cell table:formula="of:=MAX([.F766:.JF76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table:formula="of:=[.B767]*[.B767]/[.C767]" office:value-type="float" office:value="23.8623853211009" calcext:value-type="float">
            <text:p>23.86</text:p>
          </table:table-cell>
          <table:table-cell table:formula="of:=MAX([.F767:.JF76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formula="of:=[.B768]*[.B768]/[.C768]" office:value-type="float" office:value="42.7701149425287" calcext:value-type="float">
            <text:p>42.77</text:p>
          </table:table-cell>
          <table:table-cell table:formula="of:=MAX([.F768:.JF76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[.B769]*[.B769]/[.C769]" office:value-type="float" office:value="46.1730769230769" calcext:value-type="float">
            <text:p>46.17</text:p>
          </table:table-cell>
          <table:table-cell table:formula="of:=MAX([.F769:.JF76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[.B770]*[.B770]/[.C770]" office:value-type="float" office:value="22.6851851851852" calcext:value-type="float">
            <text:p>22.69</text:p>
          </table:table-cell>
          <table:table-cell table:formula="of:=MAX([.F770:.JF77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7" calcext:value-type="float">
            <text:p>57</text:p>
          </table:table-cell>
          <table:table-cell office:value-type="float" office:value="214" calcext:value-type="float">
            <text:p>214</text:p>
          </table:table-cell>
          <table:table-cell table:formula="of:=[.B771]*[.B771]/[.C771]" office:value-type="float" office:value="15.1822429906542" calcext:value-type="float">
            <text:p>15.18</text:p>
          </table:table-cell>
          <table:table-cell table:formula="of:=MAX([.F771:.JF77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formula="of:=[.B772]*[.B772]/[.C772]" office:value-type="float" office:value="31.2111111111111" calcext:value-type="float">
            <text:p>31.21</text:p>
          </table:table-cell>
          <table:table-cell table:formula="of:=MAX([.F772:.JF77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formula="of:=[.B773]*[.B773]/[.C773]" office:value-type="float" office:value="32.4852941176471" calcext:value-type="float">
            <text:p>32.49</text:p>
          </table:table-cell>
          <table:table-cell table:formula="of:=MAX([.F773:.JF77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9" calcext:value-type="float">
            <text:p>59</text:p>
          </table:table-cell>
          <table:table-cell office:value-type="float" office:value="206" calcext:value-type="float">
            <text:p>206</text:p>
          </table:table-cell>
          <table:table-cell table:formula="of:=[.B774]*[.B774]/[.C774]" office:value-type="float" office:value="16.8980582524272" calcext:value-type="float">
            <text:p>16.90</text:p>
          </table:table-cell>
          <table:table-cell table:formula="of:=MAX([.F774:.JF77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formula="of:=[.B775]*[.B775]/[.C775]" office:value-type="float" office:value="16.4634146341463" calcext:value-type="float">
            <text:p>16.46</text:p>
          </table:table-cell>
          <table:table-cell table:formula="of:=MAX([.F775:.JF77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3" calcext:value-type="float">
            <text:p>53</text:p>
          </table:table-cell>
          <table:table-cell office:value-type="float" office:value="163" calcext:value-type="float">
            <text:p>163</text:p>
          </table:table-cell>
          <table:table-cell table:formula="of:=[.B776]*[.B776]/[.C776]" office:value-type="float" office:value="17.2331288343558" calcext:value-type="float">
            <text:p>17.23</text:p>
          </table:table-cell>
          <table:table-cell table:formula="of:=MAX([.F776:.JF77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formula="of:=[.B777]*[.B777]/[.C777]" office:value-type="float" office:value="29.4533333333333" calcext:value-type="float">
            <text:p>29.45</text:p>
          </table:table-cell>
          <table:table-cell table:formula="of:=MAX([.F777:.JF77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table:formula="of:=[.B778]*[.B778]/[.C778]" office:value-type="float" office:value="14.4638554216867" calcext:value-type="float">
            <text:p>14.46</text:p>
          </table:table-cell>
          <table:table-cell table:formula="of:=MAX([.F778:.JF77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[.B779]*[.B779]/[.C779]" office:value-type="float" office:value="37.734693877551" calcext:value-type="float">
            <text:p>37.73</text:p>
          </table:table-cell>
          <table:table-cell table:formula="of:=MAX([.F779:.JF77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formula="of:=[.B780]*[.B780]/[.C780]" office:value-type="float" office:value="14.2230769230769" calcext:value-type="float">
            <text:p>14.22</text:p>
          </table:table-cell>
          <table:table-cell table:formula="of:=MAX([.F780:.JF78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7" calcext:value-type="float">
            <text:p>57</text:p>
          </table:table-cell>
          <table:table-cell office:value-type="float" office:value="207" calcext:value-type="float">
            <text:p>207</text:p>
          </table:table-cell>
          <table:table-cell table:formula="of:=[.B781]*[.B781]/[.C781]" office:value-type="float" office:value="15.695652173913" calcext:value-type="float">
            <text:p>15.70</text:p>
          </table:table-cell>
          <table:table-cell table:formula="of:=MAX([.F781:.JF78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782]*[.B782]/[.C782]" office:value-type="float" office:value="27.3789473684211" calcext:value-type="float">
            <text:p>27.38</text:p>
          </table:table-cell>
          <table:table-cell table:formula="of:=MAX([.F782:.JF78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table:formula="of:=[.B783]*[.B783]/[.C783]" office:value-type="float" office:value="12.9783783783784" calcext:value-type="float">
            <text:p>12.98</text:p>
          </table:table-cell>
          <table:table-cell table:formula="of:=MAX([.F783:.JF78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formula="of:=[.B784]*[.B784]/[.C784]" office:value-type="float" office:value="36.0128205128205" calcext:value-type="float">
            <text:p>36.01</text:p>
          </table:table-cell>
          <table:table-cell table:formula="of:=MAX([.F784:.JF78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table:formula="of:=[.B785]*[.B785]/[.C785]" office:value-type="float" office:value="12.2722222222222" calcext:value-type="float">
            <text:p>12.27</text:p>
          </table:table-cell>
          <table:table-cell table:formula="of:=MAX([.F785:.JF78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[.B786]*[.B786]/[.C786]" office:value-type="float" office:value="19.3218390804598" calcext:value-type="float">
            <text:p>19.32</text:p>
          </table:table-cell>
          <table:table-cell table:formula="of:=MAX([.F786:.JF78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table:formula="of:=[.B787]*[.B787]/[.C787]" office:value-type="float" office:value="12.0935251798561" calcext:value-type="float">
            <text:p>12.09</text:p>
          </table:table-cell>
          <table:table-cell table:formula="of:=MAX([.F787:.JF78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formula="of:=[.B788]*[.B788]/[.C788]" office:value-type="float" office:value="29.8073394495413" calcext:value-type="float">
            <text:p>29.81</text:p>
          </table:table-cell>
          <table:table-cell table:formula="of:=MAX([.F788:.JF78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table:formula="of:=[.B789]*[.B789]/[.C789]" office:value-type="float" office:value="14.2605633802817" calcext:value-type="float">
            <text:p>14.26</text:p>
          </table:table-cell>
          <table:table-cell table:formula="of:=MAX([.F789:.JF78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table:formula="of:=[.B790]*[.B790]/[.C790]" office:value-type="float" office:value="23.8525641025641" calcext:value-type="float">
            <text:p>23.85</text:p>
          </table:table-cell>
          <table:table-cell table:formula="of:=MAX([.F790:.JF79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table:formula="of:=[.B791]*[.B791]/[.C791]" office:value-type="float" office:value="12.4767025089606" calcext:value-type="float">
            <text:p>12.48</text:p>
          </table:table-cell>
          <table:table-cell table:formula="of:=MAX([.F791:.JF79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formula="of:=[.B792]*[.B792]/[.C792]" office:value-type="float" office:value="16.1058823529412" calcext:value-type="float">
            <text:p>16.11</text:p>
          </table:table-cell>
          <table:table-cell table:formula="of:=MAX([.F792:.JF79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formula="of:=[.B793]*[.B793]/[.C793]" office:value-type="float" office:value="25.8615384615385" calcext:value-type="float">
            <text:p>25.86</text:p>
          </table:table-cell>
          <table:table-cell table:formula="of:=MAX([.F793:.JF79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[.B794]*[.B794]/[.C794]" office:value-type="float" office:value="20.3203125" calcext:value-type="float">
            <text:p>20.32</text:p>
          </table:table-cell>
          <table:table-cell table:formula="of:=MAX([.F794:.JF79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table:formula="of:=[.B795]*[.B795]/[.C795]" office:value-type="float" office:value="25.0803571428571" calcext:value-type="float">
            <text:p>25.08</text:p>
          </table:table-cell>
          <table:table-cell table:formula="of:=MAX([.F795:.JF79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formula="of:=[.B796]*[.B796]/[.C796]" office:value-type="float" office:value="35.3152173913044" calcext:value-type="float">
            <text:p>35.32</text:p>
          </table:table-cell>
          <table:table-cell table:formula="of:=MAX([.F796:.JF79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797]*[.B797]/[.C797]" office:value-type="float" office:value="20.8913043478261" calcext:value-type="float">
            <text:p>20.89</text:p>
          </table:table-cell>
          <table:table-cell table:formula="of:=MAX([.F797:.JF79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table:formula="of:=[.B798]*[.B798]/[.C798]" office:value-type="float" office:value="24.3084112149533" calcext:value-type="float">
            <text:p>24.31</text:p>
          </table:table-cell>
          <table:table-cell table:formula="of:=MAX([.F798:.JF79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table:formula="of:=[.B799]*[.B799]/[.C799]" office:value-type="float" office:value="18.359477124183" calcext:value-type="float">
            <text:p>18.36</text:p>
          </table:table-cell>
          <table:table-cell table:formula="of:=MAX([.F799:.JF79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formula="of:=[.B800]*[.B800]/[.C800]" office:value-type="float" office:value="18.7578125" calcext:value-type="float">
            <text:p>18.76</text:p>
          </table:table-cell>
          <table:table-cell table:formula="of:=MAX([.F800:.JF80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[.B801]*[.B801]/[.C801]" office:value-type="float" office:value="33.0178571428571" calcext:value-type="float">
            <text:p>33.02</text:p>
          </table:table-cell>
          <table:table-cell table:formula="of:=MAX([.F801:.JF80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formula="of:=[.B802]*[.B802]/[.C802]" office:value-type="float" office:value="33.8272727272727" calcext:value-type="float">
            <text:p>33.83</text:p>
          </table:table-cell>
          <table:table-cell table:formula="of:=MAX([.F802:.JF80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formula="of:=[.B803]*[.B803]/[.C803]" office:value-type="float" office:value="13.3152173913043" calcext:value-type="float">
            <text:p>13.32</text:p>
          </table:table-cell>
          <table:table-cell table:formula="of:=MAX([.F803:.JF80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formula="of:=[.B804]*[.B804]/[.C804]" office:value-type="float" office:value="12.4805194805195" calcext:value-type="float">
            <text:p>12.48</text:p>
          </table:table-cell>
          <table:table-cell table:formula="of:=MAX([.F804:.JF80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formula="of:=[.B805]*[.B805]/[.C805]" office:value-type="float" office:value="28.0151515151515" calcext:value-type="float">
            <text:p>28.02</text:p>
          </table:table-cell>
          <table:table-cell table:formula="of:=MAX([.F805:.JF80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table:formula="of:=[.B806]*[.B806]/[.C806]" office:value-type="float" office:value="12.3266666666667" calcext:value-type="float">
            <text:p>12.33</text:p>
          </table:table-cell>
          <table:table-cell table:formula="of:=MAX([.F806:.JF80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table:formula="of:=[.B807]*[.B807]/[.C807]" office:value-type="float" office:value="29.768" calcext:value-type="float">
            <text:p>29.77</text:p>
          </table:table-cell>
          <table:table-cell table:formula="of:=MAX([.F807:.JF80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table:formula="of:=[.B808]*[.B808]/[.C808]" office:value-type="float" office:value="18.7266666666667" calcext:value-type="float">
            <text:p>18.73</text:p>
          </table:table-cell>
          <table:table-cell table:formula="of:=MAX([.F808:.JF80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B809]*[.B809]/[.C809]" office:value-type="float" office:value="13.7285714285714" calcext:value-type="float">
            <text:p>13.73</text:p>
          </table:table-cell>
          <table:table-cell table:formula="of:=MAX([.F809:.JF80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table:formula="of:=[.B810]*[.B810]/[.C810]" office:value-type="float" office:value="17.8150684931507" calcext:value-type="float">
            <text:p>17.82</text:p>
          </table:table-cell>
          <table:table-cell table:formula="of:=MAX([.F810:.JF81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table:formula="of:=[.B811]*[.B811]/[.C811]" office:value-type="float" office:value="13.2912621359223" calcext:value-type="float">
            <text:p>13.29</text:p>
          </table:table-cell>
          <table:table-cell table:formula="of:=MAX([.F811:.JF81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formula="of:=[.B812]*[.B812]/[.C812]" office:value-type="float" office:value="14.7162162162162" calcext:value-type="float">
            <text:p>14.72</text:p>
          </table:table-cell>
          <table:table-cell table:formula="of:=MAX([.F812:.JF81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[.B813]*[.B813]/[.C813]" office:value-type="float" office:value="31.0408163265306" calcext:value-type="float">
            <text:p>31.04</text:p>
          </table:table-cell>
          <table:table-cell table:formula="of:=MAX([.F813:.JF81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formula="of:=[.B814]*[.B814]/[.C814]" office:value-type="float" office:value="26.6825396825397" calcext:value-type="float">
            <text:p>26.68</text:p>
          </table:table-cell>
          <table:table-cell table:formula="of:=MAX([.F814:.JF81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formula="of:=[.B815]*[.B815]/[.C815]" office:value-type="float" office:value="33.7792207792208" calcext:value-type="float">
            <text:p>33.78</text:p>
          </table:table-cell>
          <table:table-cell table:formula="of:=MAX([.F815:.JF81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formula="of:=[.B816]*[.B816]/[.C816]" office:value-type="float" office:value="19.758064516129" calcext:value-type="float">
            <text:p>19.76</text:p>
          </table:table-cell>
          <table:table-cell table:formula="of:=MAX([.F816:.JF81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 table:formula="of:=[.B817]*[.B817]/[.C817]" office:value-type="float" office:value="12.2663755458515" calcext:value-type="float">
            <text:p>12.27</text:p>
          </table:table-cell>
          <table:table-cell table:formula="of:=MAX([.F817:.JF81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table:formula="of:=[.B818]*[.B818]/[.C818]" office:value-type="float" office:value="13.7588932806324" calcext:value-type="float">
            <text:p>13.76</text:p>
          </table:table-cell>
          <table:table-cell table:formula="of:=MAX([.F818:.JF81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[.B819]*[.B819]/[.C819]" office:value-type="float" office:value="38.7543859649123" calcext:value-type="float">
            <text:p>38.75</text:p>
          </table:table-cell>
          <table:table-cell table:formula="of:=MAX([.F819:.JF81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formula="of:=[.B820]*[.B820]/[.C820]" office:value-type="float" office:value="25.2736842105263" calcext:value-type="float">
            <text:p>25.27</text:p>
          </table:table-cell>
          <table:table-cell table:formula="of:=MAX([.F820:.JF82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821]*[.B821]/[.C821]" office:value-type="float" office:value="14.4105263157895" calcext:value-type="float">
            <text:p>14.41</text:p>
          </table:table-cell>
          <table:table-cell table:formula="of:=MAX([.F821:.JF82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table:formula="of:=[.B822]*[.B822]/[.C822]" office:value-type="float" office:value="13.6666666666667" calcext:value-type="float">
            <text:p>13.67</text:p>
          </table:table-cell>
          <table:table-cell table:formula="of:=MAX([.F822:.JF82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formula="of:=[.B823]*[.B823]/[.C823]" office:value-type="float" office:value="13.0211267605634" calcext:value-type="float">
            <text:p>13.02</text:p>
          </table:table-cell>
          <table:table-cell table:formula="of:=MAX([.F823:.JF82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formula="of:=[.B824]*[.B824]/[.C824]" office:value-type="float" office:value="25.0104166666667" calcext:value-type="float">
            <text:p>25.01</text:p>
          </table:table-cell>
          <table:table-cell table:formula="of:=MAX([.F824:.JF82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825]*[.B825]/[.C825]" office:value-type="float" office:value="39.7058823529412" calcext:value-type="float">
            <text:p>39.71</text:p>
          </table:table-cell>
          <table:table-cell table:formula="of:=MAX([.F825:.JF82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table:formula="of:=[.B826]*[.B826]/[.C826]" office:value-type="float" office:value="12.5172413793103" calcext:value-type="float">
            <text:p>12.52</text:p>
          </table:table-cell>
          <table:table-cell table:formula="of:=MAX([.F826:.JF82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table:formula="of:=[.B827]*[.B827]/[.C827]" office:value-type="float" office:value="14.6302083333333" calcext:value-type="float">
            <text:p>14.63</text:p>
          </table:table-cell>
          <table:table-cell table:formula="of:=MAX([.F827:.JF82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table:formula="of:=[.B828]*[.B828]/[.C828]" office:value-type="float" office:value="17.7941176470588" calcext:value-type="float">
            <text:p>17.79</text:p>
          </table:table-cell>
          <table:table-cell table:formula="of:=MAX([.F828:.JF82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formula="of:=[.B829]*[.B829]/[.C829]" office:value-type="float" office:value="13.0489130434783" calcext:value-type="float">
            <text:p>13.05</text:p>
          </table:table-cell>
          <table:table-cell table:formula="of:=MAX([.F829:.JF82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B830]*[.B830]/[.C830]" office:value-type="float" office:value="15.3125" calcext:value-type="float">
            <text:p>15.31</text:p>
          </table:table-cell>
          <table:table-cell table:formula="of:=MAX([.F830:.JF83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table:formula="of:=[.B831]*[.B831]/[.C831]" office:value-type="float" office:value="26.2016129032258" calcext:value-type="float">
            <text:p>26.20</text:p>
          </table:table-cell>
          <table:table-cell table:formula="of:=MAX([.F831:.JF83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table:formula="of:=[.B832]*[.B832]/[.C832]" office:value-type="float" office:value="22.8373983739837" calcext:value-type="float">
            <text:p>22.84</text:p>
          </table:table-cell>
          <table:table-cell table:formula="of:=MAX([.F832:.JF83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table:formula="of:=[.B833]*[.B833]/[.C833]" office:value-type="float" office:value="17.6900584795322" calcext:value-type="float">
            <text:p>17.69</text:p>
          </table:table-cell>
          <table:table-cell table:formula="of:=MAX([.F833:.JF83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[.B834]*[.B834]/[.C834]" office:value-type="float" office:value="25.7796610169492" calcext:value-type="float">
            <text:p>25.78</text:p>
          </table:table-cell>
          <table:table-cell table:formula="of:=MAX([.F834:.JF83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1" calcext:value-type="float">
            <text:p>61</text:p>
          </table:table-cell>
          <table:table-cell office:value-type="float" office:value="189" calcext:value-type="float">
            <text:p>189</text:p>
          </table:table-cell>
          <table:table-cell table:formula="of:=[.B835]*[.B835]/[.C835]" office:value-type="float" office:value="19.6878306878307" calcext:value-type="float">
            <text:p>19.69</text:p>
          </table:table-cell>
          <table:table-cell table:formula="of:=MAX([.F835:.JF83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table:formula="of:=[.B836]*[.B836]/[.C836]" office:value-type="float" office:value="17.3985507246377" calcext:value-type="float">
            <text:p>17.40</text:p>
          </table:table-cell>
          <table:table-cell table:formula="of:=MAX([.F836:.JF83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[.B837]*[.B837]/[.C837]" office:value-type="float" office:value="18.0131578947368" calcext:value-type="float">
            <text:p>18.01</text:p>
          </table:table-cell>
          <table:table-cell table:formula="of:=MAX([.F837:.JF83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formula="of:=[.B838]*[.B838]/[.C838]" office:value-type="float" office:value="20.4328358208955" calcext:value-type="float">
            <text:p>20.43</text:p>
          </table:table-cell>
          <table:table-cell table:formula="of:=MAX([.F838:.JF83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[.B839]*[.B839]/[.C839]" office:value-type="float" office:value="42.6393442622951" calcext:value-type="float">
            <text:p>42.64</text:p>
          </table:table-cell>
          <table:table-cell table:formula="of:=MAX([.F839:.JF83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table:formula="of:=[.B840]*[.B840]/[.C840]" office:value-type="float" office:value="13.6824324324324" calcext:value-type="float">
            <text:p>13.68</text:p>
          </table:table-cell>
          <table:table-cell table:formula="of:=MAX([.F840:.JF84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table:formula="of:=[.B841]*[.B841]/[.C841]" office:value-type="float" office:value="12.7943925233645" calcext:value-type="float">
            <text:p>12.79</text:p>
          </table:table-cell>
          <table:table-cell table:formula="of:=MAX([.F841:.JF84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table:formula="of:=[.B842]*[.B842]/[.C842]" office:value-type="float" office:value="14.6173913043478" calcext:value-type="float">
            <text:p>14.62</text:p>
          </table:table-cell>
          <table:table-cell table:formula="of:=MAX([.F842:.JF84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B843]*[.B843]/[.C843]" office:value-type="float" office:value="25.252427184466" calcext:value-type="float">
            <text:p>25.25</text:p>
          </table:table-cell>
          <table:table-cell table:formula="of:=MAX([.F843:.JF84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formula="of:=[.B844]*[.B844]/[.C844]" office:value-type="float" office:value="18.5487804878049" calcext:value-type="float">
            <text:p>18.55</text:p>
          </table:table-cell>
          <table:table-cell table:formula="of:=MAX([.F844:.JF84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table:formula="of:=[.B845]*[.B845]/[.C845]" office:value-type="float" office:value="19.1455696202532" calcext:value-type="float">
            <text:p>19.15</text:p>
          </table:table-cell>
          <table:table-cell table:formula="of:=MAX([.F845:.JF84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[.B846]*[.B846]/[.C846]" office:value-type="float" office:value="16.5689655172414" calcext:value-type="float">
            <text:p>16.57</text:p>
          </table:table-cell>
          <table:table-cell table:formula="of:=MAX([.F846:.JF84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table:formula="of:=[.B847]*[.B847]/[.C847]" office:value-type="float" office:value="38.4794520547945" calcext:value-type="float">
            <text:p>38.48</text:p>
          </table:table-cell>
          <table:table-cell table:formula="of:=MAX([.F847:.JF84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table:formula="of:=[.B848]*[.B848]/[.C848]" office:value-type="float" office:value="18.1274509803922" calcext:value-type="float">
            <text:p>18.13</text:p>
          </table:table-cell>
          <table:table-cell table:formula="of:=MAX([.F848:.JF84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formula="of:=[.B849]*[.B849]/[.C849]" office:value-type="float" office:value="25.3287671232877" calcext:value-type="float">
            <text:p>25.33</text:p>
          </table:table-cell>
          <table:table-cell table:formula="of:=MAX([.F849:.JF84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formula="of:=[.B850]*[.B850]/[.C850]" office:value-type="float" office:value="34.2236842105263" calcext:value-type="float">
            <text:p>34.22</text:p>
          </table:table-cell>
          <table:table-cell table:formula="of:=MAX([.F850:.JF85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[.B851]*[.B851]/[.C851]" office:value-type="float" office:value="28.4915254237288" calcext:value-type="float">
            <text:p>28.49</text:p>
          </table:table-cell>
          <table:table-cell table:formula="of:=MAX([.F851:.JF85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table:formula="of:=[.B852]*[.B852]/[.C852]" office:value-type="float" office:value="12.2722222222222" calcext:value-type="float">
            <text:p>12.27</text:p>
          </table:table-cell>
          <table:table-cell table:formula="of:=MAX([.F852:.JF85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B853]*[.B853]/[.C853]" office:value-type="float" office:value="24.0108695652174" calcext:value-type="float">
            <text:p>24.01</text:p>
          </table:table-cell>
          <table:table-cell table:formula="of:=MAX([.F853:.JF85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table:formula="of:=[.B854]*[.B854]/[.C854]" office:value-type="float" office:value="17.9514563106796" calcext:value-type="float">
            <text:p>17.95</text:p>
          </table:table-cell>
          <table:table-cell table:formula="of:=MAX([.F854:.JF85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59" calcext:value-type="float">
            <text:p>59</text:p>
          </table:table-cell>
          <table:table-cell office:value-type="float" office:value="219" calcext:value-type="float">
            <text:p>219</text:p>
          </table:table-cell>
          <table:table-cell table:formula="of:=[.B855]*[.B855]/[.C855]" office:value-type="float" office:value="15.8949771689498" calcext:value-type="float">
            <text:p>15.89</text:p>
          </table:table-cell>
          <table:table-cell table:formula="of:=MAX([.F855:.JF85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table:formula="of:=[.B856]*[.B856]/[.C856]" office:value-type="float" office:value="22.0177514792899" calcext:value-type="float">
            <text:p>22.02</text:p>
          </table:table-cell>
          <table:table-cell table:formula="of:=MAX([.F856:.JF85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formula="of:=[.B857]*[.B857]/[.C857]" office:value-type="float" office:value="14.563829787234" calcext:value-type="float">
            <text:p>14.56</text:p>
          </table:table-cell>
          <table:table-cell table:formula="of:=MAX([.F857:.JF85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table:formula="of:=[.B858]*[.B858]/[.C858]" office:value-type="float" office:value="14.6739130434783" calcext:value-type="float">
            <text:p>14.67</text:p>
          </table:table-cell>
          <table:table-cell table:formula="of:=MAX([.F858:.JF85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table:formula="of:=[.B859]*[.B859]/[.C859]" office:value-type="float" office:value="13.9022556390977" calcext:value-type="float">
            <text:p>13.90</text:p>
          </table:table-cell>
          <table:table-cell table:formula="of:=MAX([.F859:.JF85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formula="of:=[.B860]*[.B860]/[.C860]" office:value-type="float" office:value="19.8817204301075" calcext:value-type="float">
            <text:p>19.88</text:p>
          </table:table-cell>
          <table:table-cell table:formula="of:=MAX([.F860:.JF86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table:formula="of:=[.B861]*[.B861]/[.C861]" office:value-type="float" office:value="15.3409090909091" calcext:value-type="float">
            <text:p>15.34</text:p>
          </table:table-cell>
          <table:table-cell table:formula="of:=MAX([.F861:.JF86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[.B862]*[.B862]/[.C862]" office:value-type="float" office:value="28.5208333333333" calcext:value-type="float">
            <text:p>28.52</text:p>
          </table:table-cell>
          <table:table-cell table:formula="of:=MAX([.F862:.JF86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B863]*[.B863]/[.C863]" office:value-type="float" office:value="41.0888888888889" calcext:value-type="float">
            <text:p>41.09</text:p>
          </table:table-cell>
          <table:table-cell table:formula="of:=MAX([.F863:.JF86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B864]*[.B864]/[.C864]" office:value-type="float" office:value="28.2647058823529" calcext:value-type="float">
            <text:p>28.26</text:p>
          </table:table-cell>
          <table:table-cell table:formula="of:=MAX([.F864:.JF86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[.B865]*[.B865]/[.C865]" office:value-type="float" office:value="37.734693877551" calcext:value-type="float">
            <text:p>37.73</text:p>
          </table:table-cell>
          <table:table-cell table:formula="of:=MAX([.F865:.JF86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formula="of:=[.B866]*[.B866]/[.C866]" office:value-type="float" office:value="42.75" calcext:value-type="float">
            <text:p>42.75</text:p>
          </table:table-cell>
          <table:table-cell table:formula="of:=MAX([.F866:.JF86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table:formula="of:=[.B867]*[.B867]/[.C867]" office:value-type="float" office:value="14.4642857142857" calcext:value-type="float">
            <text:p>14.46</text:p>
          </table:table-cell>
          <table:table-cell table:formula="of:=MAX([.F867:.JF86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9" calcext:value-type="float">
            <text:p>59</text:p>
          </table:table-cell>
          <table:table-cell office:value-type="float" office:value="187" calcext:value-type="float">
            <text:p>187</text:p>
          </table:table-cell>
          <table:table-cell table:formula="of:=[.B868]*[.B868]/[.C868]" office:value-type="float" office:value="18.6149732620321" calcext:value-type="float">
            <text:p>18.61</text:p>
          </table:table-cell>
          <table:table-cell table:formula="of:=MAX([.F868:.JF86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869]*[.B869]/[.C869]" office:value-type="float" office:value="36.8166666666667" calcext:value-type="float">
            <text:p>36.82</text:p>
          </table:table-cell>
          <table:table-cell table:formula="of:=MAX([.F869:.JF86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  <table:table-cell table:formula="of:=[.B870]*[.B870]/[.C870]" office:value-type="float" office:value="12.2" calcext:value-type="float">
            <text:p>12.20</text:p>
          </table:table-cell>
          <table:table-cell table:formula="of:=MAX([.F870:.JF870])" office:value-type="float" office:value="0" calcext:value-type="float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formula="of:=[.B871]*[.B871]/[.C871]" office:value-type="float" office:value="12.1373626373626" calcext:value-type="float">
            <text:p>12.14</text:p>
          </table:table-cell>
          <table:table-cell table:formula="of:=MAX([.F871:.JF87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formula="of:=[.B872]*[.B872]/[.C872]" office:value-type="float" office:value="30.9428571428571" calcext:value-type="float">
            <text:p>30.94</text:p>
          </table:table-cell>
          <table:table-cell table:formula="of:=MAX([.F872:.JF87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formula="of:=[.B873]*[.B873]/[.C873]" office:value-type="float" office:value="16.4939759036145" calcext:value-type="float">
            <text:p>16.49</text:p>
          </table:table-cell>
          <table:table-cell table:formula="of:=MAX([.F873:.JF87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table:formula="of:=[.B874]*[.B874]/[.C874]" office:value-type="float" office:value="14.5041666666667" calcext:value-type="float">
            <text:p>14.50</text:p>
          </table:table-cell>
          <table:table-cell table:formula="of:=MAX([.F874:.JF87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[.B875]*[.B875]/[.C875]" office:value-type="float" office:value="38.9423076923077" calcext:value-type="float">
            <text:p>38.94</text:p>
          </table:table-cell>
          <table:table-cell table:formula="of:=MAX([.F875:.JF87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[.B876]*[.B876]/[.C876]" office:value-type="float" office:value="24.6410256410256" calcext:value-type="float">
            <text:p>24.64</text:p>
          </table:table-cell>
          <table:table-cell table:formula="of:=MAX([.F876:.JF87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table:formula="of:=[.B877]*[.B877]/[.C877]" office:value-type="float" office:value="24.2462686567164" calcext:value-type="float">
            <text:p>24.25</text:p>
          </table:table-cell>
          <table:table-cell table:formula="of:=MAX([.F877:.JF87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formula="of:=[.B878]*[.B878]/[.C878]" office:value-type="float" office:value="20.4328358208955" calcext:value-type="float">
            <text:p>20.43</text:p>
          </table:table-cell>
          <table:table-cell table:formula="of:=MAX([.F878:.JF87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table:formula="of:=[.B879]*[.B879]/[.C879]" office:value-type="float" office:value="15.4398340248963" calcext:value-type="float">
            <text:p>15.44</text:p>
          </table:table-cell>
          <table:table-cell table:formula="of:=MAX([.F879:.JF87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880]*[.B880]/[.C880]" office:value-type="float" office:value="13.3472222222222" calcext:value-type="float">
            <text:p>13.35</text:p>
          </table:table-cell>
          <table:table-cell table:formula="of:=MAX([.F880:.JF88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881]*[.B881]/[.C881]" office:value-type="float" office:value="25.5208333333333" calcext:value-type="float">
            <text:p>25.52</text:p>
          </table:table-cell>
          <table:table-cell table:formula="of:=MAX([.F881:.JF88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table:formula="of:=[.B882]*[.B882]/[.C882]" office:value-type="float" office:value="12.0071428571429" calcext:value-type="float">
            <text:p>12.01</text:p>
          </table:table-cell>
          <table:table-cell table:formula="of:=MAX([.F882:.JF88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formula="of:=[.B883]*[.B883]/[.C883]" office:value-type="float" office:value="20.6632653061224" calcext:value-type="float">
            <text:p>20.66</text:p>
          </table:table-cell>
          <table:table-cell table:formula="of:=MAX([.F883:.JF88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[.B884]*[.B884]/[.C884]" office:value-type="float" office:value="27.38" calcext:value-type="float">
            <text:p>27.38</text:p>
          </table:table-cell>
          <table:table-cell table:formula="of:=MAX([.F884:.JF88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885]*[.B885]/[.C885]" office:value-type="float" office:value="23.1132075471698" calcext:value-type="float">
            <text:p>23.11</text:p>
          </table:table-cell>
          <table:table-cell table:formula="of:=MAX([.F885:.JF88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table:formula="of:=[.B886]*[.B886]/[.C886]" office:value-type="float" office:value="17.9593495934959" calcext:value-type="float">
            <text:p>17.96</text:p>
          </table:table-cell>
          <table:table-cell table:formula="of:=MAX([.F886:.JF88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formula="of:=[.B887]*[.B887]/[.C887]" office:value-type="float" office:value="39.5633802816901" calcext:value-type="float">
            <text:p>39.56</text:p>
          </table:table-cell>
          <table:table-cell table:formula="of:=MAX([.F887:.JF88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B888]*[.B888]/[.C888]" office:value-type="float" office:value="53" calcext:value-type="float">
            <text:p>53.00</text:p>
          </table:table-cell>
          <table:table-cell table:formula="of:=MAX([.F888:.JF88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formula="of:=[.B889]*[.B889]/[.C889]" office:value-type="float" office:value="40.0114942528736" calcext:value-type="float">
            <text:p>40.01</text:p>
          </table:table-cell>
          <table:table-cell table:formula="of:=MAX([.F889:.JF88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[.B890]*[.B890]/[.C890]" office:value-type="float" office:value="12.1645569620253" calcext:value-type="float">
            <text:p>12.16</text:p>
          </table:table-cell>
          <table:table-cell table:formula="of:=MAX([.F890:.JF89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B891]*[.B891]/[.C891]" office:value-type="float" office:value="55" calcext:value-type="float">
            <text:p>55.00</text:p>
          </table:table-cell>
          <table:table-cell table:formula="of:=MAX([.F891:.JF89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[.B892]*[.B892]/[.C892]" office:value-type="float" office:value="21.6076923076923" calcext:value-type="float">
            <text:p>21.61</text:p>
          </table:table-cell>
          <table:table-cell table:formula="of:=MAX([.F892:.JF89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table:formula="of:=[.B893]*[.B893]/[.C893]" office:value-type="float" office:value="12.3602941176471" calcext:value-type="float">
            <text:p>12.36</text:p>
          </table:table-cell>
          <table:table-cell table:formula="of:=MAX([.F893:.JF89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[.B894]*[.B894]/[.C894]" office:value-type="float" office:value="16.8896103896104" calcext:value-type="float">
            <text:p>16.89</text:p>
          </table:table-cell>
          <table:table-cell table:formula="of:=MAX([.F894:.JF89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formula="of:=[.B895]*[.B895]/[.C895]" office:value-type="float" office:value="14.9178082191781" calcext:value-type="float">
            <text:p>14.92</text:p>
          </table:table-cell>
          <table:table-cell table:formula="of:=MAX([.F895:.JF89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[.B896]*[.B896]/[.C896]" office:value-type="float" office:value="40.6949152542373" calcext:value-type="float">
            <text:p>40.69</text:p>
          </table:table-cell>
          <table:table-cell table:formula="of:=MAX([.F896:.JF89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formula="of:=[.B897]*[.B897]/[.C897]" office:value-type="float" office:value="22.0108695652174" calcext:value-type="float">
            <text:p>22.01</text:p>
          </table:table-cell>
          <table:table-cell table:formula="of:=MAX([.F897:.JF89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formula="of:=[.B898]*[.B898]/[.C898]" office:value-type="float" office:value="12.9864864864865" calcext:value-type="float">
            <text:p>12.99</text:p>
          </table:table-cell>
          <table:table-cell table:formula="of:=MAX([.F898:.JF89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5" calcext:value-type="float">
            <text:p>55</text:p>
          </table:table-cell>
          <table:table-cell office:value-type="float" office:value="234" calcext:value-type="float">
            <text:p>234</text:p>
          </table:table-cell>
          <table:table-cell table:formula="of:=[.B899]*[.B899]/[.C899]" office:value-type="float" office:value="12.9273504273504" calcext:value-type="float">
            <text:p>12.93</text:p>
          </table:table-cell>
          <table:table-cell table:formula="of:=MAX([.F899:.JF89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formula="of:=[.B900]*[.B900]/[.C900]" office:value-type="float" office:value="30.7820512820513" calcext:value-type="float">
            <text:p>30.78</text:p>
          </table:table-cell>
          <table:table-cell table:formula="of:=MAX([.F900:.JF90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901]*[.B901]/[.C901]" office:value-type="float" office:value="15.9090909090909" calcext:value-type="float">
            <text:p>15.91</text:p>
          </table:table-cell>
          <table:table-cell table:formula="of:=MAX([.F901:.JF90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formula="of:=[.B902]*[.B902]/[.C902]" office:value-type="float" office:value="22.7731958762887" calcext:value-type="float">
            <text:p>22.77</text:p>
          </table:table-cell>
          <table:table-cell table:formula="of:=MAX([.F902:.JF90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table:formula="of:=[.B903]*[.B903]/[.C903]" office:value-type="float" office:value="12.6228571428571" calcext:value-type="float">
            <text:p>12.62</text:p>
          </table:table-cell>
          <table:table-cell table:formula="of:=MAX([.F903:.JF90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[.B904]*[.B904]/[.C904]" office:value-type="float" office:value="17.7962962962963" calcext:value-type="float">
            <text:p>17.80</text:p>
          </table:table-cell>
          <table:table-cell table:formula="of:=MAX([.F904:.JF90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table:formula="of:=[.B905]*[.B905]/[.C905]" office:value-type="float" office:value="14.6739130434783" calcext:value-type="float">
            <text:p>14.67</text:p>
          </table:table-cell>
          <table:table-cell table:formula="of:=MAX([.F905:.JF90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57" calcext:value-type="float">
            <text:p>57</text:p>
          </table:table-cell>
          <table:table-cell office:value-type="float" office:value="252" calcext:value-type="float">
            <text:p>252</text:p>
          </table:table-cell>
          <table:table-cell table:formula="of:=[.B906]*[.B906]/[.C906]" office:value-type="float" office:value="12.8928571428571" calcext:value-type="float">
            <text:p>12.89</text:p>
          </table:table-cell>
          <table:table-cell table:formula="of:=MAX([.F906:.JF90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formula="of:=[.B907]*[.B907]/[.C907]" office:value-type="float" office:value="23.6760563380282" calcext:value-type="float">
            <text:p>23.68</text:p>
          </table:table-cell>
          <table:table-cell table:formula="of:=MAX([.F907:.JF90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formula="of:=[.B908]*[.B908]/[.C908]" office:value-type="float" office:value="35.8358208955224" calcext:value-type="float">
            <text:p>35.84</text:p>
          </table:table-cell>
          <table:table-cell table:formula="of:=MAX([.F908:.JF90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formula="of:=[.B909]*[.B909]/[.C909]" office:value-type="float" office:value="33.1967213114754" calcext:value-type="float">
            <text:p>33.20</text:p>
          </table:table-cell>
          <table:table-cell table:formula="of:=MAX([.F909:.JF90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formula="of:=[.B910]*[.B910]/[.C910]" office:value-type="float" office:value="28.1666666666667" calcext:value-type="float">
            <text:p>28.17</text:p>
          </table:table-cell>
          <table:table-cell table:formula="of:=MAX([.F910:.JF91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  <table:table-cell table:formula="of:=[.B911]*[.B911]/[.C911]" office:value-type="float" office:value="17.5808080808081" calcext:value-type="float">
            <text:p>17.58</text:p>
          </table:table-cell>
          <table:table-cell table:formula="of:=MAX([.F911:.JF91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formula="of:=[.B912]*[.B912]/[.C912]" office:value-type="float" office:value="39.144578313253" calcext:value-type="float">
            <text:p>39.14</text:p>
          </table:table-cell>
          <table:table-cell table:formula="of:=MAX([.F912:.JF91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formula="of:=[.B913]*[.B913]/[.C913]" office:value-type="float" office:value="18.7777777777778" calcext:value-type="float">
            <text:p>18.78</text:p>
          </table:table-cell>
          <table:table-cell table:formula="of:=MAX([.F913:.JF91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formula="of:=[.B914]*[.B914]/[.C914]" office:value-type="float" office:value="25.5425531914894" calcext:value-type="float">
            <text:p>25.54</text:p>
          </table:table-cell>
          <table:table-cell table:formula="of:=MAX([.F914:.JF91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table:formula="of:=[.B915]*[.B915]/[.C915]" office:value-type="float" office:value="21.7741935483871" calcext:value-type="float">
            <text:p>21.77</text:p>
          </table:table-cell>
          <table:table-cell table:formula="of:=MAX([.F915:.JF91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table:formula="of:=[.B916]*[.B916]/[.C916]" office:value-type="float" office:value="19.0431034482759" calcext:value-type="float">
            <text:p>19.04</text:p>
          </table:table-cell>
          <table:table-cell table:formula="of:=MAX([.F916:.JF91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  <table:table-cell table:formula="of:=[.B917]*[.B917]/[.C917]" office:value-type="float" office:value="12.0098039215686" calcext:value-type="float">
            <text:p>12.01</text:p>
          </table:table-cell>
          <table:table-cell table:formula="of:=MAX([.F917:.JF91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9" calcext:value-type="float">
            <text:p>59</text:p>
          </table:table-cell>
          <table:table-cell office:value-type="float" office:value="275" calcext:value-type="float">
            <text:p>275</text:p>
          </table:table-cell>
          <table:table-cell table:formula="of:=[.B918]*[.B918]/[.C918]" office:value-type="float" office:value="12.6581818181818" calcext:value-type="float">
            <text:p>12.66</text:p>
          </table:table-cell>
          <table:table-cell table:formula="of:=MAX([.F918:.JF91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formula="of:=[.B919]*[.B919]/[.C919]" office:value-type="float" office:value="31.5571428571429" calcext:value-type="float">
            <text:p>31.56</text:p>
          </table:table-cell>
          <table:table-cell table:formula="of:=MAX([.F919:.JF91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formula="of:=[.B920]*[.B920]/[.C920]" office:value-type="float" office:value="12.8947368421053" calcext:value-type="float">
            <text:p>12.89</text:p>
          </table:table-cell>
          <table:table-cell table:formula="of:=MAX([.F920:.JF92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table:formula="of:=[.B921]*[.B921]/[.C921]" office:value-type="float" office:value="25.7857142857143" calcext:value-type="float">
            <text:p>25.79</text:p>
          </table:table-cell>
          <table:table-cell table:formula="of:=MAX([.F921:.JF92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table:formula="of:=[.B922]*[.B922]/[.C922]" office:value-type="float" office:value="22.2314814814815" calcext:value-type="float">
            <text:p>22.23</text:p>
          </table:table-cell>
          <table:table-cell table:formula="of:=MAX([.F922:.JF92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table:formula="of:=[.B923]*[.B923]/[.C923]" office:value-type="float" office:value="20.578231292517" calcext:value-type="float">
            <text:p>20.58</text:p>
          </table:table-cell>
          <table:table-cell table:formula="of:=MAX([.F923:.JF92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9" calcext:value-type="float">
            <text:p>59</text:p>
          </table:table-cell>
          <table:table-cell office:value-type="float" office:value="189" calcext:value-type="float">
            <text:p>189</text:p>
          </table:table-cell>
          <table:table-cell table:formula="of:=[.B924]*[.B924]/[.C924]" office:value-type="float" office:value="18.4179894179894" calcext:value-type="float">
            <text:p>18.42</text:p>
          </table:table-cell>
          <table:table-cell table:formula="of:=MAX([.F924:.JF92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formula="of:=[.B925]*[.B925]/[.C925]" office:value-type="float" office:value="31.9204545454545" calcext:value-type="float">
            <text:p>31.92</text:p>
          </table:table-cell>
          <table:table-cell table:formula="of:=MAX([.F925:.JF92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 table:formula="of:=[.B926]*[.B926]/[.C926]" office:value-type="float" office:value="19.3724137931034" calcext:value-type="float">
            <text:p>19.37</text:p>
          </table:table-cell>
          <table:table-cell table:formula="of:=MAX([.F926:.JF92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formula="of:=[.B927]*[.B927]/[.C927]" office:value-type="float" office:value="37.4533333333333" calcext:value-type="float">
            <text:p>37.45</text:p>
          </table:table-cell>
          <table:table-cell table:formula="of:=MAX([.F927:.JF92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928]*[.B928]/[.C928]" office:value-type="float" office:value="20.5471698113208" calcext:value-type="float">
            <text:p>20.55</text:p>
          </table:table-cell>
          <table:table-cell table:formula="of:=MAX([.F928:.JF92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B929]*[.B929]/[.C929]" office:value-type="float" office:value="20.3186813186813" calcext:value-type="float">
            <text:p>20.32</text:p>
          </table:table-cell>
          <table:table-cell table:formula="of:=MAX([.F929:.JF92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formula="of:=[.B930]*[.B930]/[.C930]" office:value-type="float" office:value="29.5363636363636" calcext:value-type="float">
            <text:p>29.54</text:p>
          </table:table-cell>
          <table:table-cell table:formula="of:=MAX([.F930:.JF93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formula="of:=[.B931]*[.B931]/[.C931]" office:value-type="float" office:value="24.1071428571429" calcext:value-type="float">
            <text:p>24.11</text:p>
          </table:table-cell>
          <table:table-cell table:formula="of:=MAX([.F931:.JF93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[.B932]*[.B932]/[.C932]" office:value-type="float" office:value="14.7846153846154" calcext:value-type="float">
            <text:p>14.78</text:p>
          </table:table-cell>
          <table:table-cell table:formula="of:=MAX([.F932:.JF93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table:formula="of:=[.B933]*[.B933]/[.C933]" office:value-type="float" office:value="14.1260869565217" calcext:value-type="float">
            <text:p>14.13</text:p>
          </table:table-cell>
          <table:table-cell table:formula="of:=MAX([.F933:.JF93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[.B934]*[.B934]/[.C934]" office:value-type="float" office:value="21.2477876106195" calcext:value-type="float">
            <text:p>21.25</text:p>
          </table:table-cell>
          <table:table-cell table:formula="of:=MAX([.F934:.JF93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formula="of:=[.B935]*[.B935]/[.C935]" office:value-type="float" office:value="19.140625" calcext:value-type="float">
            <text:p>19.14</text:p>
          </table:table-cell>
          <table:table-cell table:formula="of:=MAX([.F935:.JF93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table:formula="of:=[.B936]*[.B936]/[.C936]" office:value-type="float" office:value="14.3441558441558" calcext:value-type="float">
            <text:p>14.34</text:p>
          </table:table-cell>
          <table:table-cell table:formula="of:=MAX([.F936:.JF93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formula="of:=[.B937]*[.B937]/[.C937]" office:value-type="float" office:value="26.6777777777778" calcext:value-type="float">
            <text:p>26.68</text:p>
          </table:table-cell>
          <table:table-cell table:formula="of:=MAX([.F937:.JF93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[.B938]*[.B938]/[.C938]" office:value-type="float" office:value="30.4222222222222" calcext:value-type="float">
            <text:p>30.42</text:p>
          </table:table-cell>
          <table:table-cell table:formula="of:=MAX([.F938:.JF93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table:formula="of:=[.B939]*[.B939]/[.C939]" office:value-type="float" office:value="12.2688679245283" calcext:value-type="float">
            <text:p>12.27</text:p>
          </table:table-cell>
          <table:table-cell table:formula="of:=MAX([.F939:.JF93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table:formula="of:=[.B940]*[.B940]/[.C940]" office:value-type="float" office:value="21.0614035087719" calcext:value-type="float">
            <text:p>21.06</text:p>
          </table:table-cell>
          <table:table-cell table:formula="of:=MAX([.F940:.JF94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formula="of:=[.B941]*[.B941]/[.C941]" office:value-type="float" office:value="14.563829787234" calcext:value-type="float">
            <text:p>14.56</text:p>
          </table:table-cell>
          <table:table-cell table:formula="of:=MAX([.F941:.JF94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B942]*[.B942]/[.C942]" office:value-type="float" office:value="40.0238095238095" calcext:value-type="float">
            <text:p>40.02</text:p>
          </table:table-cell>
          <table:table-cell table:formula="of:=MAX([.F942:.JF94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table:formula="of:=[.B943]*[.B943]/[.C943]" office:value-type="float" office:value="23.5392156862745" calcext:value-type="float">
            <text:p>23.54</text:p>
          </table:table-cell>
          <table:table-cell table:formula="of:=MAX([.F943:.JF94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[.B944]*[.B944]/[.C944]" office:value-type="float" office:value="16.5689655172414" calcext:value-type="float">
            <text:p>16.57</text:p>
          </table:table-cell>
          <table:table-cell table:formula="of:=MAX([.F944:.JF94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B945]*[.B945]/[.C945]" office:value-type="float" office:value="47.7794117647059" calcext:value-type="float">
            <text:p>47.78</text:p>
          </table:table-cell>
          <table:table-cell table:formula="of:=MAX([.F945:.JF94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[.B946]*[.B946]/[.C946]" office:value-type="float" office:value="35.0634920634921" calcext:value-type="float">
            <text:p>35.06</text:p>
          </table:table-cell>
          <table:table-cell table:formula="of:=MAX([.F946:.JF94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table:formula="of:=[.B947]*[.B947]/[.C947]" office:value-type="float" office:value="26.3712121212121" calcext:value-type="float">
            <text:p>26.37</text:p>
          </table:table-cell>
          <table:table-cell table:formula="of:=MAX([.F947:.JF94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table:formula="of:=[.B948]*[.B948]/[.C948]" office:value-type="float" office:value="14.1260869565217" calcext:value-type="float">
            <text:p>14.13</text:p>
          </table:table-cell>
          <table:table-cell table:formula="of:=MAX([.F948:.JF94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formula="of:=[.B949]*[.B949]/[.C949]" office:value-type="float" office:value="16.0147058823529" calcext:value-type="float">
            <text:p>16.01</text:p>
          </table:table-cell>
          <table:table-cell table:formula="of:=MAX([.F949:.JF94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table:formula="of:=[.B950]*[.B950]/[.C950]" office:value-type="float" office:value="16.2426470588235" calcext:value-type="float">
            <text:p>16.24</text:p>
          </table:table-cell>
          <table:table-cell table:formula="of:=MAX([.F950:.JF95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table:formula="of:=[.B951]*[.B951]/[.C951]" office:value-type="float" office:value="19.9325153374233" calcext:value-type="float">
            <text:p>19.93</text:p>
          </table:table-cell>
          <table:table-cell table:formula="of:=MAX([.F951:.JF95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formula="of:=[.B952]*[.B952]/[.C952]" office:value-type="float" office:value="17.1530612244898" calcext:value-type="float">
            <text:p>17.15</text:p>
          </table:table-cell>
          <table:table-cell table:formula="of:=MAX([.F952:.JF95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table:formula="of:=[.B953]*[.B953]/[.C953]" office:value-type="float" office:value="14.6496062992126" calcext:value-type="float">
            <text:p>14.65</text:p>
          </table:table-cell>
          <table:table-cell table:formula="of:=MAX([.F953:.JF95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formula="of:=[.B954]*[.B954]/[.C954]" office:value-type="float" office:value="14.7162162162162" calcext:value-type="float">
            <text:p>14.72</text:p>
          </table:table-cell>
          <table:table-cell table:formula="of:=MAX([.F954:.JF95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table:formula="of:=[.B955]*[.B955]/[.C955]" office:value-type="float" office:value="21.6306306306306" calcext:value-type="float">
            <text:p>21.63</text:p>
          </table:table-cell>
          <table:table-cell table:formula="of:=MAX([.F955:.JF95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956]*[.B956]/[.C956]" office:value-type="float" office:value="13.3472222222222" calcext:value-type="float">
            <text:p>13.35</text:p>
          </table:table-cell>
          <table:table-cell table:formula="of:=MAX([.F956:.JF95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957]*[.B957]/[.C957]" office:value-type="float" office:value="17.4727272727273" calcext:value-type="float">
            <text:p>17.47</text:p>
          </table:table-cell>
          <table:table-cell table:formula="of:=MAX([.F957:.JF95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table:formula="of:=[.B958]*[.B958]/[.C958]" office:value-type="float" office:value="18.7122302158273" calcext:value-type="float">
            <text:p>18.71</text:p>
          </table:table-cell>
          <table:table-cell table:formula="of:=MAX([.F958:.JF95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959]*[.B959]/[.C959]" office:value-type="float" office:value="12.8117647058824" calcext:value-type="float">
            <text:p>12.81</text:p>
          </table:table-cell>
          <table:table-cell table:formula="of:=MAX([.F959:.JF95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table:formula="of:=[.B960]*[.B960]/[.C960]" office:value-type="float" office:value="13.120218579235" calcext:value-type="float">
            <text:p>13.12</text:p>
          </table:table-cell>
          <table:table-cell table:formula="of:=MAX([.F960:.JF96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table:formula="of:=[.B961]*[.B961]/[.C961]" office:value-type="float" office:value="36.4803921568627" calcext:value-type="float">
            <text:p>36.48</text:p>
          </table:table-cell>
          <table:table-cell table:formula="of:=MAX([.F961:.JF96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7" calcext:value-type="float">
            <text:p>47</text:p>
          </table:table-cell>
          <table:table-cell office:value-type="float" office:value="152" calcext:value-type="float">
            <text:p>152</text:p>
          </table:table-cell>
          <table:table-cell table:formula="of:=[.B962]*[.B962]/[.C962]" office:value-type="float" office:value="14.5328947368421" calcext:value-type="float">
            <text:p>14.53</text:p>
          </table:table-cell>
          <table:table-cell table:formula="of:=MAX([.F962:.JF96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table:formula="of:=[.B963]*[.B963]/[.C963]" office:value-type="float" office:value="15.5748502994012" calcext:value-type="float">
            <text:p>15.57</text:p>
          </table:table-cell>
          <table:table-cell table:formula="of:=MAX([.F963:.JF96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  <table:table-cell table:formula="of:=[.B964]*[.B964]/[.C964]" office:value-type="float" office:value="14.9130434782609" calcext:value-type="float">
            <text:p>14.91</text:p>
          </table:table-cell>
          <table:table-cell table:formula="of:=MAX([.F964:.JF96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table:formula="of:=[.B965]*[.B965]/[.C965]" office:value-type="float" office:value="18.1888111888112" calcext:value-type="float">
            <text:p>18.19</text:p>
          </table:table-cell>
          <table:table-cell table:formula="of:=MAX([.F965:.JF96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table:formula="of:=[.B966]*[.B966]/[.C966]" office:value-type="float" office:value="12.3857142857143" calcext:value-type="float">
            <text:p>12.39</text:p>
          </table:table-cell>
          <table:table-cell table:formula="of:=MAX([.F966:.JF96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9" calcext:value-type="float">
            <text:p>59</text:p>
          </table:table-cell>
          <table:table-cell office:value-type="float" office:value="187" calcext:value-type="float">
            <text:p>187</text:p>
          </table:table-cell>
          <table:table-cell table:formula="of:=[.B967]*[.B967]/[.C967]" office:value-type="float" office:value="18.6149732620321" calcext:value-type="float">
            <text:p>18.61</text:p>
          </table:table-cell>
          <table:table-cell table:formula="of:=MAX([.F967:.JF96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968]*[.B968]/[.C968]" office:value-type="float" office:value="12.0125" calcext:value-type="float">
            <text:p>12.01</text:p>
          </table:table-cell>
          <table:table-cell table:formula="of:=MAX([.F968:.JF96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table:formula="of:=[.B969]*[.B969]/[.C969]" office:value-type="float" office:value="12.4093959731544" calcext:value-type="float">
            <text:p>12.41</text:p>
          </table:table-cell>
          <table:table-cell table:formula="of:=MAX([.F969:.JF96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table:formula="of:=[.B970]*[.B970]/[.C970]" office:value-type="float" office:value="12.7100840336134" calcext:value-type="float">
            <text:p>12.71</text:p>
          </table:table-cell>
          <table:table-cell table:formula="of:=MAX([.F970:.JF97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table:formula="of:=[.B971]*[.B971]/[.C971]" office:value-type="float" office:value="14.1155778894472" calcext:value-type="float">
            <text:p>14.12</text:p>
          </table:table-cell>
          <table:table-cell table:formula="of:=MAX([.F971:.JF97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table:formula="of:=[.B972]*[.B972]/[.C972]" office:value-type="float" office:value="20.0083333333333" calcext:value-type="float">
            <text:p>20.01</text:p>
          </table:table-cell>
          <table:table-cell table:formula="of:=MAX([.F972:.JF97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formula="of:=[.B973]*[.B973]/[.C973]" office:value-type="float" office:value="14.9178082191781" calcext:value-type="float">
            <text:p>14.92</text:p>
          </table:table-cell>
          <table:table-cell table:formula="of:=MAX([.F973:.JF97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1" calcext:value-type="float">
            <text:p>61</text:p>
          </table:table-cell>
          <table:table-cell office:value-type="float" office:value="193" calcext:value-type="float">
            <text:p>193</text:p>
          </table:table-cell>
          <table:table-cell table:formula="of:=[.B974]*[.B974]/[.C974]" office:value-type="float" office:value="19.279792746114" calcext:value-type="float">
            <text:p>19.28</text:p>
          </table:table-cell>
          <table:table-cell table:formula="of:=MAX([.F974:.JF974])" office:value-type="float" office:value="0" calcext:value-type="float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B975]*[.B975]/[.C975]" office:value-type="float" office:value="36.1607142857143" calcext:value-type="float">
            <text:p>36.16</text:p>
          </table:table-cell>
          <table:table-cell table:formula="of:=MAX([.F975:.JF97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formula="of:=[.B976]*[.B976]/[.C976]" office:value-type="float" office:value="18.2835820895522" calcext:value-type="float">
            <text:p>18.28</text:p>
          </table:table-cell>
          <table:table-cell table:formula="of:=MAX([.F976:.JF97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  <table:table-cell table:formula="of:=[.B977]*[.B977]/[.C977]" office:value-type="float" office:value="18.5124378109453" calcext:value-type="float">
            <text:p>18.51</text:p>
          </table:table-cell>
          <table:table-cell table:formula="of:=MAX([.F977:.JF97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formula="of:=[.B978]*[.B978]/[.C978]" office:value-type="float" office:value="22.5487804878049" calcext:value-type="float">
            <text:p>22.55</text:p>
          </table:table-cell>
          <table:table-cell table:formula="of:=MAX([.F978:.JF97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table:formula="of:=[.B979]*[.B979]/[.C979]" office:value-type="float" office:value="12.8980891719745" calcext:value-type="float">
            <text:p>12.90</text:p>
          </table:table-cell>
          <table:table-cell table:formula="of:=MAX([.F979:.JF97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[.B980]*[.B980]/[.C980]" office:value-type="float" office:value="18.9252336448598" calcext:value-type="float">
            <text:p>18.93</text:p>
          </table:table-cell>
          <table:table-cell table:formula="of:=MAX([.F980:.JF98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[.B981]*[.B981]/[.C981]" office:value-type="float" office:value="50.1607142857143" calcext:value-type="float">
            <text:p>50.16</text:p>
          </table:table-cell>
          <table:table-cell table:formula="of:=MAX([.F981:.JF98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B982]*[.B982]/[.C982]" office:value-type="float" office:value="23.3472222222222" calcext:value-type="float">
            <text:p>23.35</text:p>
          </table:table-cell>
          <table:table-cell table:formula="of:=MAX([.F982:.JF98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B983]*[.B983]/[.C983]" office:value-type="float" office:value="30.03125" calcext:value-type="float">
            <text:p>30.03</text:p>
          </table:table-cell>
          <table:table-cell table:formula="of:=MAX([.F983:.JF98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9" calcext:value-type="float">
            <text:p>49</text:p>
          </table:table-cell>
          <table:table-cell office:value-type="float" office:value="198" calcext:value-type="float">
            <text:p>198</text:p>
          </table:table-cell>
          <table:table-cell table:formula="of:=[.B984]*[.B984]/[.C984]" office:value-type="float" office:value="12.1262626262626" calcext:value-type="float">
            <text:p>12.13</text:p>
          </table:table-cell>
          <table:table-cell table:formula="of:=MAX([.F984:.JF98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table:formula="of:=[.B985]*[.B985]/[.C985]" office:value-type="float" office:value="20.0057471264368" calcext:value-type="float">
            <text:p>20.01</text:p>
          </table:table-cell>
          <table:table-cell table:formula="of:=MAX([.F985:.JF98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B986]*[.B986]/[.C986]" office:value-type="float" office:value="24.8909090909091" calcext:value-type="float">
            <text:p>24.89</text:p>
          </table:table-cell>
          <table:table-cell table:formula="of:=MAX([.F986:.JF98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table:formula="of:=[.B987]*[.B987]/[.C987]" office:value-type="float" office:value="14.4913793103448" calcext:value-type="float">
            <text:p>14.49</text:p>
          </table:table-cell>
          <table:table-cell table:formula="of:=MAX([.F987:.JF98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formula="of:=[.B988]*[.B988]/[.C988]" office:value-type="float" office:value="42.6056338028169" calcext:value-type="float">
            <text:p>42.61</text:p>
          </table:table-cell>
          <table:table-cell table:formula="of:=MAX([.F988:.JF98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table:formula="of:=[.B989]*[.B989]/[.C989]" office:value-type="float" office:value="16.6555023923445" calcext:value-type="float">
            <text:p>16.66</text:p>
          </table:table-cell>
          <table:table-cell table:formula="of:=MAX([.F989:.JF98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table:formula="of:=[.B990]*[.B990]/[.C990]" office:value-type="float" office:value="12.6228571428571" calcext:value-type="float">
            <text:p>12.62</text:p>
          </table:table-cell>
          <table:table-cell table:formula="of:=MAX([.F990:.JF99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B991]*[.B991]/[.C991]" office:value-type="float" office:value="36.0263157894737" calcext:value-type="float">
            <text:p>36.03</text:p>
          </table:table-cell>
          <table:table-cell table:formula="of:=MAX([.F991:.JF99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table:formula="of:=[.B992]*[.B992]/[.C992]" office:value-type="float" office:value="14.4913793103448" calcext:value-type="float">
            <text:p>14.49</text:p>
          </table:table-cell>
          <table:table-cell table:formula="of:=MAX([.F992:.JF99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formula="of:=[.B993]*[.B993]/[.C993]" office:value-type="float" office:value="13.80625" calcext:value-type="float">
            <text:p>13.81</text:p>
          </table:table-cell>
          <table:table-cell table:formula="of:=MAX([.F993:.JF993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table:formula="of:=[.B994]*[.B994]/[.C994]" office:value-type="float" office:value="19.5842105263158" calcext:value-type="float">
            <text:p>19.58</text:p>
          </table:table-cell>
          <table:table-cell table:formula="of:=MAX([.F994:.JF994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formula="of:=[.B995]*[.B995]/[.C995]" office:value-type="float" office:value="16.3203883495146" calcext:value-type="float">
            <text:p>16.32</text:p>
          </table:table-cell>
          <table:table-cell table:formula="of:=MAX([.F995:.JF995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[.B996]*[.B996]/[.C996]" office:value-type="float" office:value="31.1142857142857" calcext:value-type="float">
            <text:p>31.11</text:p>
          </table:table-cell>
          <table:table-cell table:formula="of:=MAX([.F996:.JF996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[.B997]*[.B997]/[.C997]" office:value-type="float" office:value="16.5983606557377" calcext:value-type="float">
            <text:p>16.60</text:p>
          </table:table-cell>
          <table:table-cell table:formula="of:=MAX([.F997:.JF997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table:formula="of:=[.B998]*[.B998]/[.C998]" office:value-type="float" office:value="15.8203125" calcext:value-type="float">
            <text:p>15.82</text:p>
          </table:table-cell>
          <table:table-cell table:formula="of:=MAX([.F998:.JF998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999]*[.B999]/[.C999]" office:value-type="float" office:value="45.2077922077922" calcext:value-type="float">
            <text:p>45.21</text:p>
          </table:table-cell>
          <table:table-cell table:formula="of:=MAX([.F999:.JF999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table:formula="of:=[.B1000]*[.B1000]/[.C1000]" office:value-type="float" office:value="23.7153284671533" calcext:value-type="float">
            <text:p>23.72</text:p>
          </table:table-cell>
          <table:table-cell table:formula="of:=MAX([.F1000:.JF1000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formula="of:=[.B1001]*[.B1001]/[.C1001]" office:value-type="float" office:value="21.8272727272727" calcext:value-type="float">
            <text:p>21.83</text:p>
          </table:table-cell>
          <table:table-cell table:formula="of:=MAX([.F1001:.JF1001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1002]*[.B1002]/[.C1002]" office:value-type="float" office:value="12.6627906976744" calcext:value-type="float">
            <text:p>12.66</text:p>
          </table:table-cell>
          <table:table-cell table:formula="of:=MAX([.F1002:.JF1002])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3"/>
          <table:table-cell table:style-name="Default"/>
          <table:table-cell table:style-name="ce2" table:formula="of:=AVERAGE([.E3:.E1002])" office:value-type="float" office:value="0" calcext:value-type="float">
            <text:p>0</text:p>
          </table:table-cell>
          <table:table-cell table:style-name="ce11" table:formula="of:=AVERAGE([.F3:.F1002])" office:value-type="string" office:string-value="" calcext:value-type="error">
            <text:p>#DIV/0!</text:p>
          </table:table-cell>
          <table:table-cell table:style-name="ce11" table:formula="of:=AVERAGE([.G3:.G1002])" office:value-type="string" office:string-value="" calcext:value-type="error">
            <text:p>#DIV/0!</text:p>
          </table:table-cell>
          <table:table-cell table:style-name="ce2" table:formula="of:=AVERAGE([.H3:.H1002])" office:value-type="string" office:string-value="" calcext:value-type="error">
            <text:p>#DIV/0!</text:p>
          </table:table-cell>
          <table:table-cell table:style-name="ce2" table:formula="of:=AVERAGE([.I3:.I1002])" office:value-type="string" office:string-value="" calcext:value-type="error">
            <text:p>#DIV/0!</text:p>
          </table:table-cell>
          <table:table-cell table:style-name="ce2" table:formula="of:=AVERAGE([.J3:.J1002])" office:value-type="string" office:string-value="" calcext:value-type="error">
            <text:p>#DIV/0!</text:p>
          </table:table-cell>
          <table:table-cell table:style-name="ce2" table:formula="of:=AVERAGE([.K3:.K1002])" office:value-type="string" office:string-value="" calcext:value-type="error">
            <text:p>#DIV/0!</text:p>
          </table:table-cell>
          <table:table-cell table:style-name="ce2" table:formula="of:=AVERAGE([.L3:.L1002])" office:value-type="string" office:string-value="" calcext:value-type="error">
            <text:p>#DIV/0!</text:p>
          </table:table-cell>
          <table:table-cell table:style-name="ce2" table:formula="of:=AVERAGE([.M3:.M1002])" office:value-type="string" office:string-value="" calcext:value-type="error">
            <text:p>#DIV/0!</text:p>
          </table:table-cell>
          <table:table-cell table:style-name="ce2" table:formula="of:=AVERAGE([.N3:.N1002])" office:value-type="string" office:string-value="" calcext:value-type="error">
            <text:p>#DIV/0!</text:p>
          </table:table-cell>
          <table:table-cell table:formula="of:=AVERAGE([.O3:.O1002])" office:value-type="string" office:string-value="" calcext:value-type="error">
            <text:p>#DIV/0!</text:p>
          </table:table-cell>
          <table:table-cell table:formula="of:=AVERAGE([.P3:.P1002])" office:value-type="string" office:string-value="" calcext:value-type="error">
            <text:p>#DIV/0!</text:p>
          </table:table-cell>
          <table:table-cell table:formula="of:=AVERAGE([.Q3:.Q1002])" office:value-type="string" office:string-value="" calcext:value-type="error">
            <text:p>#DIV/0!</text:p>
          </table:table-cell>
          <table:table-cell table:formula="of:=AVERAGE([.R3:.R1002])" office:value-type="string" office:string-value="" calcext:value-type="error">
            <text:p>#DIV/0!</text:p>
          </table:table-cell>
          <table:table-cell table:formula="of:=AVERAGE([.S3:.S1002])" office:value-type="string" office:string-value="" calcext:value-type="error">
            <text:p>#DIV/0!</text:p>
          </table:table-cell>
          <table:table-cell table:formula="of:=AVERAGE([.T3:.T1002])" office:value-type="string" office:string-value="" calcext:value-type="error">
            <text:p>#DIV/0!</text:p>
          </table:table-cell>
          <table:table-cell table:formula="of:=AVERAGE([.U3:.U1002])" office:value-type="string" office:string-value="" calcext:value-type="error">
            <text:p>#DIV/0!</text:p>
          </table:table-cell>
          <table:table-cell table:formula="of:=AVERAGE([.V3:.V1002])" office:value-type="string" office:string-value="" calcext:value-type="error">
            <text:p>#DIV/0!</text:p>
          </table:table-cell>
          <table:table-cell table:formula="of:=AVERAGE([.W3:.W1002])" office:value-type="string" office:string-value="" calcext:value-type="error">
            <text:p>#DIV/0!</text:p>
          </table:table-cell>
          <table:table-cell table:formula="of:=AVERAGE([.X3:.X1002])" office:value-type="string" office:string-value="" calcext:value-type="error">
            <text:p>#DIV/0!</text:p>
          </table:table-cell>
          <table:table-cell table:formula="of:=AVERAGE([.Y3:.Y1002])" office:value-type="string" office:string-value="" calcext:value-type="error">
            <text:p>#DIV/0!</text:p>
          </table:table-cell>
          <table:table-cell table:formula="of:=AVERAGE([.Z3:.Z1002])" office:value-type="string" office:string-value="" calcext:value-type="error">
            <text:p>#DIV/0!</text:p>
          </table:table-cell>
          <table:table-cell table:formula="of:=AVERAGE([.AA3:.AA1002])" office:value-type="string" office:string-value="" calcext:value-type="error">
            <text:p>#DIV/0!</text:p>
          </table:table-cell>
          <table:table-cell table:formula="of:=AVERAGE([.AB3:.AB1002])" office:value-type="string" office:string-value="" calcext:value-type="error">
            <text:p>#DIV/0!</text:p>
          </table:table-cell>
          <table:table-cell table:formula="of:=AVERAGE([.AC3:.AC1002])" office:value-type="string" office:string-value="" calcext:value-type="error">
            <text:p>#DIV/0!</text:p>
          </table:table-cell>
          <table:table-cell table:formula="of:=AVERAGE([.AD3:.AD1002])" office:value-type="string" office:string-value="" calcext:value-type="error">
            <text:p>#DIV/0!</text:p>
          </table:table-cell>
          <table:table-cell table:formula="of:=AVERAGE([.AE3:.AE1002])" office:value-type="string" office:string-value="" calcext:value-type="error">
            <text:p>#DIV/0!</text:p>
          </table:table-cell>
          <table:table-cell table:formula="of:=AVERAGE([.AF3:.AF1002])" office:value-type="string" office:string-value="" calcext:value-type="error">
            <text:p>#DIV/0!</text:p>
          </table:table-cell>
          <table:table-cell table:formula="of:=AVERAGE([.AG3:.AG1002])" office:value-type="string" office:string-value="" calcext:value-type="error">
            <text:p>#DIV/0!</text:p>
          </table:table-cell>
          <table:table-cell table:formula="of:=AVERAGE([.AH3:.AH1002])" office:value-type="string" office:string-value="" calcext:value-type="error">
            <text:p>#DIV/0!</text:p>
          </table:table-cell>
          <table:table-cell table:formula="of:=AVERAGE([.AI3:.AI1002])" office:value-type="string" office:string-value="" calcext:value-type="error">
            <text:p>#DIV/0!</text:p>
          </table:table-cell>
          <table:table-cell table:formula="of:=AVERAGE([.AJ3:.AJ1002])" office:value-type="string" office:string-value="" calcext:value-type="error">
            <text:p>#DIV/0!</text:p>
          </table:table-cell>
          <table:table-cell table:formula="of:=AVERAGE([.AK3:.AK1002])" office:value-type="string" office:string-value="" calcext:value-type="error">
            <text:p>#DIV/0!</text:p>
          </table:table-cell>
          <table:table-cell table:formula="of:=AVERAGE([.AL3:.AL1002])" office:value-type="string" office:string-value="" calcext:value-type="error">
            <text:p>#DIV/0!</text:p>
          </table:table-cell>
          <table:table-cell table:formula="of:=AVERAGE([.AM3:.AM1002])" office:value-type="string" office:string-value="" calcext:value-type="error">
            <text:p>#DIV/0!</text:p>
          </table:table-cell>
          <table:table-cell table:formula="of:=AVERAGE([.AN3:.AN1002])" office:value-type="string" office:string-value="" calcext:value-type="error">
            <text:p>#DIV/0!</text:p>
          </table:table-cell>
          <table:table-cell table:formula="of:=AVERAGE([.AO3:.AO1002])" office:value-type="string" office:string-value="" calcext:value-type="error">
            <text:p>#DIV/0!</text:p>
          </table:table-cell>
          <table:table-cell table:formula="of:=AVERAGE([.AP3:.AP1002])" office:value-type="string" office:string-value="" calcext:value-type="error">
            <text:p>#DIV/0!</text:p>
          </table:table-cell>
          <table:table-cell table:formula="of:=AVERAGE([.AQ3:.AQ1002])" office:value-type="string" office:string-value="" calcext:value-type="error">
            <text:p>#DIV/0!</text:p>
          </table:table-cell>
          <table:table-cell table:formula="of:=AVERAGE([.AR3:.AR1002])" office:value-type="string" office:string-value="" calcext:value-type="error">
            <text:p>#DIV/0!</text:p>
          </table:table-cell>
          <table:table-cell table:formula="of:=AVERAGE([.AS3:.AS1002])" office:value-type="string" office:string-value="" calcext:value-type="error">
            <text:p>#DIV/0!</text:p>
          </table:table-cell>
          <table:table-cell table:formula="of:=AVERAGE([.AT3:.AT1002])" office:value-type="string" office:string-value="" calcext:value-type="error">
            <text:p>#DIV/0!</text:p>
          </table:table-cell>
          <table:table-cell table:formula="of:=AVERAGE([.AU3:.AU1002])" office:value-type="string" office:string-value="" calcext:value-type="error">
            <text:p>#DIV/0!</text:p>
          </table:table-cell>
          <table:table-cell table:formula="of:=AVERAGE([.AV3:.AV1002])" office:value-type="string" office:string-value="" calcext:value-type="error">
            <text:p>#DIV/0!</text:p>
          </table:table-cell>
          <table:table-cell table:formula="of:=AVERAGE([.AW3:.AW1002])" office:value-type="string" office:string-value="" calcext:value-type="error">
            <text:p>#DIV/0!</text:p>
          </table:table-cell>
          <table:table-cell table:formula="of:=AVERAGE([.AX3:.AX1002])" office:value-type="string" office:string-value="" calcext:value-type="error">
            <text:p>#DIV/0!</text:p>
          </table:table-cell>
          <table:table-cell table:formula="of:=AVERAGE([.AY3:.AY1002])" office:value-type="string" office:string-value="" calcext:value-type="error">
            <text:p>#DIV/0!</text:p>
          </table:table-cell>
          <table:table-cell table:formula="of:=AVERAGE([.AZ3:.AZ1002])" office:value-type="string" office:string-value="" calcext:value-type="error">
            <text:p>#DIV/0!</text:p>
          </table:table-cell>
          <table:table-cell table:formula="of:=AVERAGE([.BA3:.BA1002])" office:value-type="string" office:string-value="" calcext:value-type="error">
            <text:p>#DIV/0!</text:p>
          </table:table-cell>
          <table:table-cell table:style-name="ce2" table:formula="of:=AVERAGE([.BB3:.BB1002])" office:value-type="string" office:string-value="" calcext:value-type="error">
            <text:p>#DIV/0!</text:p>
          </table:table-cell>
          <table:table-cell table:style-name="ce2" table:formula="of:=AVERAGE([.BC3:.BC1002])" office:value-type="string" office:string-value="" calcext:value-type="error">
            <text:p>#DIV/0!</text:p>
          </table:table-cell>
          <table:table-cell table:style-name="ce2" table:formula="of:=AVERAGE([.BD3:.BD1002])" office:value-type="string" office:string-value="" calcext:value-type="error">
            <text:p>#DIV/0!</text:p>
          </table:table-cell>
          <table:table-cell table:style-name="ce2" table:formula="of:=AVERAGE([.BE3:.BE1002])" office:value-type="string" office:string-value="" calcext:value-type="error">
            <text:p>#DIV/0!</text:p>
          </table:table-cell>
          <table:table-cell table:style-name="ce2" table:formula="of:=AVERAGE([.BF3:.BF1002])" office:value-type="string" office:string-value="" calcext:value-type="error">
            <text:p>#DIV/0!</text:p>
          </table:table-cell>
          <table:table-cell table:style-name="ce2" table:formula="of:=AVERAGE([.BG3:.BG1002])" office:value-type="string" office:string-value="" calcext:value-type="error">
            <text:p>#DIV/0!</text:p>
          </table:table-cell>
          <table:table-cell table:style-name="ce2" table:formula="of:=AVERAGE([.BH3:.BH1002])" office:value-type="string" office:string-value="" calcext:value-type="error">
            <text:p>#DIV/0!</text:p>
          </table:table-cell>
          <table:table-cell table:style-name="ce2" table:formula="of:=AVERAGE([.BI3:.BI1002])" office:value-type="string" office:string-value="" calcext:value-type="error">
            <text:p>#DIV/0!</text:p>
          </table:table-cell>
          <table:table-cell table:style-name="ce2" table:formula="of:=AVERAGE([.BJ3:.BJ1002])" office:value-type="string" office:string-value="" calcext:value-type="error">
            <text:p>#DIV/0!</text:p>
          </table:table-cell>
          <table:table-cell table:style-name="ce2" table:formula="of:=AVERAGE([.BK3:.BK1002])" office:value-type="string" office:string-value="" calcext:value-type="error">
            <text:p>#DIV/0!</text:p>
          </table:table-cell>
          <table:table-cell table:style-name="ce2" table:formula="of:=AVERAGE([.BL3:.BL1002])" office:value-type="string" office:string-value="" calcext:value-type="error">
            <text:p>#DIV/0!</text:p>
          </table:table-cell>
          <table:table-cell table:style-name="ce2" table:formula="of:=AVERAGE([.BM3:.BM1002])" office:value-type="string" office:string-value="" calcext:value-type="error">
            <text:p>#DIV/0!</text:p>
          </table:table-cell>
          <table:table-cell table:style-name="ce2" table:formula="of:=AVERAGE([.BN3:.BN1002])" office:value-type="string" office:string-value="" calcext:value-type="error">
            <text:p>#DIV/0!</text:p>
          </table:table-cell>
          <table:table-cell table:style-name="ce2" table:formula="of:=AVERAGE([.BO3:.BO1002])" office:value-type="string" office:string-value="" calcext:value-type="error">
            <text:p>#DIV/0!</text:p>
          </table:table-cell>
          <table:table-cell table:style-name="ce2" table:formula="of:=AVERAGE([.BP3:.BP1002])" office:value-type="string" office:string-value="" calcext:value-type="error">
            <text:p>#DIV/0!</text:p>
          </table:table-cell>
          <table:table-cell table:style-name="ce2" table:formula="of:=AVERAGE([.BQ3:.BQ1002])" office:value-type="string" office:string-value="" calcext:value-type="error">
            <text:p>#DIV/0!</text:p>
          </table:table-cell>
          <table:table-cell table:style-name="ce2" table:formula="of:=AVERAGE([.BR3:.BR1002])" office:value-type="string" office:string-value="" calcext:value-type="error">
            <text:p>#DIV/0!</text:p>
          </table:table-cell>
          <table:table-cell table:style-name="ce2" table:formula="of:=AVERAGE([.BS3:.BS1002])" office:value-type="string" office:string-value="" calcext:value-type="error">
            <text:p>#DIV/0!</text:p>
          </table:table-cell>
          <table:table-cell table:style-name="ce2" table:formula="of:=AVERAGE([.BT3:.BT1002])" office:value-type="string" office:string-value="" calcext:value-type="error">
            <text:p>#DIV/0!</text:p>
          </table:table-cell>
          <table:table-cell table:style-name="ce2" table:formula="of:=AVERAGE([.BU3:.BU1002])" office:value-type="string" office:string-value="" calcext:value-type="error">
            <text:p>#DIV/0!</text:p>
          </table:table-cell>
          <table:table-cell table:style-name="ce2" table:formula="of:=AVERAGE([.BV3:.BV1002])" office:value-type="string" office:string-value="" calcext:value-type="error">
            <text:p>#DIV/0!</text:p>
          </table:table-cell>
          <table:table-cell table:style-name="ce2" table:formula="of:=AVERAGE([.BW3:.BW1002])" office:value-type="string" office:string-value="" calcext:value-type="error">
            <text:p>#DIV/0!</text:p>
          </table:table-cell>
          <table:table-cell table:style-name="ce2" table:formula="of:=AVERAGE([.BX3:.BX1002])" office:value-type="string" office:string-value="" calcext:value-type="error">
            <text:p>#DIV/0!</text:p>
          </table:table-cell>
          <table:table-cell table:style-name="ce2" table:formula="of:=AVERAGE([.BY3:.BY1002])" office:value-type="string" office:string-value="" calcext:value-type="error">
            <text:p>#DIV/0!</text:p>
          </table:table-cell>
          <table:table-cell table:style-name="ce2" table:formula="of:=AVERAGE([.BZ3:.BZ1002])" office:value-type="string" office:string-value="" calcext:value-type="error">
            <text:p>#DIV/0!</text:p>
          </table:table-cell>
          <table:table-cell table:style-name="ce2" table:formula="of:=AVERAGE([.CA3:.CA1002])" office:value-type="string" office:string-value="" calcext:value-type="error">
            <text:p>#DIV/0!</text:p>
          </table:table-cell>
          <table:table-cell table:style-name="ce2" table:formula="of:=AVERAGE([.CB3:.CB1002])" office:value-type="string" office:string-value="" calcext:value-type="error">
            <text:p>#DIV/0!</text:p>
          </table:table-cell>
          <table:table-cell table:style-name="ce2" table:formula="of:=AVERAGE([.CC3:.CC1002])" office:value-type="string" office:string-value="" calcext:value-type="error">
            <text:p>#DIV/0!</text:p>
          </table:table-cell>
          <table:table-cell table:style-name="ce2" table:formula="of:=AVERAGE([.CD3:.CD1002])" office:value-type="string" office:string-value="" calcext:value-type="error">
            <text:p>#DIV/0!</text:p>
          </table:table-cell>
          <table:table-cell table:style-name="ce2" table:formula="of:=AVERAGE([.CE3:.CE1002])" office:value-type="string" office:string-value="" calcext:value-type="error">
            <text:p>#DIV/0!</text:p>
          </table:table-cell>
          <table:table-cell table:style-name="ce2" table:formula="of:=AVERAGE([.CF3:.CF1002])" office:value-type="string" office:string-value="" calcext:value-type="error">
            <text:p>#DIV/0!</text:p>
          </table:table-cell>
          <table:table-cell table:style-name="ce2" table:formula="of:=AVERAGE([.CG3:.CG1002])" office:value-type="string" office:string-value="" calcext:value-type="error">
            <text:p>#DIV/0!</text:p>
          </table:table-cell>
          <table:table-cell table:style-name="ce2" table:formula="of:=AVERAGE([.CH3:.CH1002])" office:value-type="string" office:string-value="" calcext:value-type="error">
            <text:p>#DIV/0!</text:p>
          </table:table-cell>
          <table:table-cell table:style-name="ce2" table:formula="of:=AVERAGE([.CI3:.CI1002])" office:value-type="string" office:string-value="" calcext:value-type="error">
            <text:p>#DIV/0!</text:p>
          </table:table-cell>
          <table:table-cell table:style-name="ce2" table:formula="of:=AVERAGE([.CJ3:.CJ1002])" office:value-type="string" office:string-value="" calcext:value-type="error">
            <text:p>#DIV/0!</text:p>
          </table:table-cell>
          <table:table-cell table:style-name="ce2" table:formula="of:=AVERAGE([.CK3:.CK1002])" office:value-type="string" office:string-value="" calcext:value-type="error">
            <text:p>#DIV/0!</text:p>
          </table:table-cell>
          <table:table-cell table:style-name="ce2" table:formula="of:=AVERAGE([.CL3:.CL1002])" office:value-type="string" office:string-value="" calcext:value-type="error">
            <text:p>#DIV/0!</text:p>
          </table:table-cell>
          <table:table-cell table:style-name="ce2" table:formula="of:=AVERAGE([.CM3:.CM1002])" office:value-type="string" office:string-value="" calcext:value-type="error">
            <text:p>#DIV/0!</text:p>
          </table:table-cell>
          <table:table-cell table:style-name="ce2" table:formula="of:=AVERAGE([.CN3:.CN1002])" office:value-type="string" office:string-value="" calcext:value-type="error">
            <text:p>#DIV/0!</text:p>
          </table:table-cell>
          <table:table-cell table:style-name="ce2" table:formula="of:=AVERAGE([.CO3:.CO1002])" office:value-type="string" office:string-value="" calcext:value-type="error">
            <text:p>#DIV/0!</text:p>
          </table:table-cell>
          <table:table-cell table:style-name="ce2" table:formula="of:=AVERAGE([.CP3:.CP1002])" office:value-type="string" office:string-value="" calcext:value-type="error">
            <text:p>#DIV/0!</text:p>
          </table:table-cell>
          <table:table-cell table:style-name="ce2" table:formula="of:=AVERAGE([.CQ3:.CQ1002])" office:value-type="string" office:string-value="" calcext:value-type="error">
            <text:p>#DIV/0!</text:p>
          </table:table-cell>
          <table:table-cell table:style-name="ce2" table:formula="of:=AVERAGE([.CR3:.CR1002])" office:value-type="string" office:string-value="" calcext:value-type="error">
            <text:p>#DIV/0!</text:p>
          </table:table-cell>
          <table:table-cell table:style-name="ce2" table:formula="of:=AVERAGE([.CS3:.CS1002])" office:value-type="string" office:string-value="" calcext:value-type="error">
            <text:p>#DIV/0!</text:p>
          </table:table-cell>
          <table:table-cell table:style-name="ce2" table:formula="of:=AVERAGE([.CT3:.CT1002])" office:value-type="string" office:string-value="" calcext:value-type="error">
            <text:p>#DIV/0!</text:p>
          </table:table-cell>
          <table:table-cell table:style-name="ce2" table:formula="of:=AVERAGE([.CU3:.CU1002])" office:value-type="string" office:string-value="" calcext:value-type="error">
            <text:p>#DIV/0!</text:p>
          </table:table-cell>
          <table:table-cell table:style-name="ce2" table:formula="of:=AVERAGE([.CV3:.CV1002])" office:value-type="string" office:string-value="" calcext:value-type="error">
            <text:p>#DIV/0!</text:p>
          </table:table-cell>
          <table:table-cell table:style-name="ce2" table:formula="of:=AVERAGE([.CW3:.CW1002])" office:value-type="string" office:string-value="" calcext:value-type="error">
            <text:p>#DIV/0!</text:p>
          </table:table-cell>
          <table:table-cell table:style-name="ce2" table:formula="of:=AVERAGE([.CX3:.CX1002])" office:value-type="string" office:string-value="" calcext:value-type="error">
            <text:p>#DIV/0!</text:p>
          </table:table-cell>
          <table:table-cell table:style-name="ce2" table:formula="of:=AVERAGE([.CY3:.CY1002])" office:value-type="string" office:string-value="" calcext:value-type="error">
            <text:p>#DIV/0!</text:p>
          </table:table-cell>
          <table:table-cell table:style-name="ce2" table:formula="of:=AVERAGE([.CZ3:.CZ1002])" office:value-type="string" office:string-value="" calcext:value-type="error">
            <text:p>#DIV/0!</text:p>
          </table:table-cell>
          <table:table-cell table:style-name="ce2" table:formula="of:=AVERAGE([.DA3:.DA1002])" office:value-type="string" office:string-value="" calcext:value-type="error">
            <text:p>#DIV/0!</text:p>
          </table:table-cell>
          <table:table-cell table:style-name="ce2" table:formula="of:=AVERAGE([.DB3:.DB1002])" office:value-type="string" office:string-value="" calcext:value-type="error">
            <text:p>#DIV/0!</text:p>
          </table:table-cell>
          <table:table-cell table:style-name="ce2" table:formula="of:=AVERAGE([.DC3:.DC1002])" office:value-type="string" office:string-value="" calcext:value-type="error">
            <text:p>#DIV/0!</text:p>
          </table:table-cell>
          <table:table-cell table:style-name="ce2" table:formula="of:=AVERAGE([.DD3:.DD1002])" office:value-type="string" office:string-value="" calcext:value-type="error">
            <text:p>#DIV/0!</text:p>
          </table:table-cell>
          <table:table-cell table:style-name="ce2" table:formula="of:=AVERAGE([.DE3:.DE1002])" office:value-type="string" office:string-value="" calcext:value-type="error">
            <text:p>#DIV/0!</text:p>
          </table:table-cell>
          <table:table-cell table:style-name="ce2" table:formula="of:=AVERAGE([.DF3:.DF1002])" office:value-type="string" office:string-value="" calcext:value-type="error">
            <text:p>#DIV/0!</text:p>
          </table:table-cell>
          <table:table-cell table:style-name="ce2" table:formula="of:=AVERAGE([.DG3:.DG1002])" office:value-type="string" office:string-value="" calcext:value-type="error">
            <text:p>#DIV/0!</text:p>
          </table:table-cell>
          <table:table-cell table:style-name="ce2" table:formula="of:=AVERAGE([.DH3:.DH1002])" office:value-type="string" office:string-value="" calcext:value-type="error">
            <text:p>#DIV/0!</text:p>
          </table:table-cell>
          <table:table-cell table:style-name="ce2" table:formula="of:=AVERAGE([.DI3:.DI1002])" office:value-type="string" office:string-value="" calcext:value-type="error">
            <text:p>#DIV/0!</text:p>
          </table:table-cell>
          <table:table-cell table:style-name="ce2" table:formula="of:=AVERAGE([.DJ3:.DJ1002])" office:value-type="string" office:string-value="" calcext:value-type="error">
            <text:p>#DIV/0!</text:p>
          </table:table-cell>
          <table:table-cell table:style-name="ce2" table:formula="of:=AVERAGE([.DK3:.DK1002])" office:value-type="string" office:string-value="" calcext:value-type="error">
            <text:p>#DIV/0!</text:p>
          </table:table-cell>
          <table:table-cell table:style-name="ce2" table:formula="of:=AVERAGE([.DL3:.DL1002])" office:value-type="string" office:string-value="" calcext:value-type="error">
            <text:p>#DIV/0!</text:p>
          </table:table-cell>
          <table:table-cell table:style-name="ce2" table:formula="of:=AVERAGE([.DM3:.DM1002])" office:value-type="string" office:string-value="" calcext:value-type="error">
            <text:p>#DIV/0!</text:p>
          </table:table-cell>
          <table:table-cell table:style-name="ce2" table:formula="of:=AVERAGE([.DN3:.DN1002])" office:value-type="string" office:string-value="" calcext:value-type="error">
            <text:p>#DIV/0!</text:p>
          </table:table-cell>
          <table:table-cell table:style-name="ce2" table:formula="of:=AVERAGE([.DO3:.DO1002])" office:value-type="string" office:string-value="" calcext:value-type="error">
            <text:p>#DIV/0!</text:p>
          </table:table-cell>
          <table:table-cell table:style-name="ce2" table:formula="of:=AVERAGE([.DP3:.DP1002])" office:value-type="string" office:string-value="" calcext:value-type="error">
            <text:p>#DIV/0!</text:p>
          </table:table-cell>
          <table:table-cell table:style-name="ce2" table:formula="of:=AVERAGE([.DQ3:.DQ1002])" office:value-type="string" office:string-value="" calcext:value-type="error">
            <text:p>#DIV/0!</text:p>
          </table:table-cell>
          <table:table-cell table:style-name="ce2" table:formula="of:=AVERAGE([.DR3:.DR1002])" office:value-type="string" office:string-value="" calcext:value-type="error">
            <text:p>#DIV/0!</text:p>
          </table:table-cell>
          <table:table-cell table:style-name="ce2" table:formula="of:=AVERAGE([.DS3:.DS1002])" office:value-type="string" office:string-value="" calcext:value-type="error">
            <text:p>#DIV/0!</text:p>
          </table:table-cell>
          <table:table-cell table:style-name="ce2" table:formula="of:=AVERAGE([.DT3:.DT1002])" office:value-type="string" office:string-value="" calcext:value-type="error">
            <text:p>#DIV/0!</text:p>
          </table:table-cell>
          <table:table-cell table:style-name="ce2" table:formula="of:=AVERAGE([.DU3:.DU1002])" office:value-type="string" office:string-value="" calcext:value-type="error">
            <text:p>#DIV/0!</text:p>
          </table:table-cell>
          <table:table-cell table:style-name="ce2" table:formula="of:=AVERAGE([.DV3:.DV1002])" office:value-type="string" office:string-value="" calcext:value-type="error">
            <text:p>#DIV/0!</text:p>
          </table:table-cell>
          <table:table-cell table:style-name="ce2" table:formula="of:=AVERAGE([.DW3:.DW1002])" office:value-type="string" office:string-value="" calcext:value-type="error">
            <text:p>#DIV/0!</text:p>
          </table:table-cell>
          <table:table-cell table:style-name="ce2" table:formula="of:=AVERAGE([.DX3:.DX1002])" office:value-type="string" office:string-value="" calcext:value-type="error">
            <text:p>#DIV/0!</text:p>
          </table:table-cell>
          <table:table-cell table:style-name="ce2" table:formula="of:=AVERAGE([.DY3:.DY1002])" office:value-type="string" office:string-value="" calcext:value-type="error">
            <text:p>#DIV/0!</text:p>
          </table:table-cell>
          <table:table-cell table:style-name="ce2" table:formula="of:=AVERAGE([.DZ3:.DZ1002])" office:value-type="string" office:string-value="" calcext:value-type="error">
            <text:p>#DIV/0!</text:p>
          </table:table-cell>
          <table:table-cell table:style-name="ce2" table:formula="of:=AVERAGE([.EA3:.EA1002])" office:value-type="string" office:string-value="" calcext:value-type="error">
            <text:p>#DIV/0!</text:p>
          </table:table-cell>
          <table:table-cell table:style-name="ce2" table:formula="of:=AVERAGE([.EB3:.EB1002])" office:value-type="string" office:string-value="" calcext:value-type="error">
            <text:p>#DIV/0!</text:p>
          </table:table-cell>
          <table:table-cell table:style-name="ce2" table:formula="of:=AVERAGE([.EC3:.EC1002])" office:value-type="string" office:string-value="" calcext:value-type="error">
            <text:p>#DIV/0!</text:p>
          </table:table-cell>
          <table:table-cell table:style-name="ce2" table:formula="of:=AVERAGE([.ED3:.ED1002])" office:value-type="string" office:string-value="" calcext:value-type="error">
            <text:p>#DIV/0!</text:p>
          </table:table-cell>
          <table:table-cell table:style-name="ce2" table:formula="of:=AVERAGE([.EE3:.EE1002])" office:value-type="string" office:string-value="" calcext:value-type="error">
            <text:p>#DIV/0!</text:p>
          </table:table-cell>
          <table:table-cell table:style-name="ce2" table:formula="of:=AVERAGE([.EF3:.EF1002])" office:value-type="string" office:string-value="" calcext:value-type="error">
            <text:p>#DIV/0!</text:p>
          </table:table-cell>
          <table:table-cell table:style-name="ce2" table:formula="of:=AVERAGE([.EG3:.EG1002])" office:value-type="string" office:string-value="" calcext:value-type="error">
            <text:p>#DIV/0!</text:p>
          </table:table-cell>
          <table:table-cell table:style-name="ce2" table:formula="of:=AVERAGE([.EH3:.EH1002])" office:value-type="string" office:string-value="" calcext:value-type="error">
            <text:p>#DIV/0!</text:p>
          </table:table-cell>
          <table:table-cell table:style-name="ce2" table:formula="of:=AVERAGE([.EI3:.EI1002])" office:value-type="string" office:string-value="" calcext:value-type="error">
            <text:p>#DIV/0!</text:p>
          </table:table-cell>
          <table:table-cell table:style-name="ce2" table:formula="of:=AVERAGE([.EJ3:.EJ1002])" office:value-type="string" office:string-value="" calcext:value-type="error">
            <text:p>#DIV/0!</text:p>
          </table:table-cell>
          <table:table-cell table:style-name="ce2" table:formula="of:=AVERAGE([.EK3:.EK1002])" office:value-type="string" office:string-value="" calcext:value-type="error">
            <text:p>#DIV/0!</text:p>
          </table:table-cell>
          <table:table-cell table:style-name="ce2" table:formula="of:=AVERAGE([.EL3:.EL1002])" office:value-type="string" office:string-value="" calcext:value-type="error">
            <text:p>#DIV/0!</text:p>
          </table:table-cell>
          <table:table-cell table:style-name="ce2" table:formula="of:=AVERAGE([.EM3:.EM1002])" office:value-type="string" office:string-value="" calcext:value-type="error">
            <text:p>#DIV/0!</text:p>
          </table:table-cell>
          <table:table-cell table:style-name="ce2" table:formula="of:=AVERAGE([.EN3:.EN1002])" office:value-type="string" office:string-value="" calcext:value-type="error">
            <text:p>#DIV/0!</text:p>
          </table:table-cell>
          <table:table-cell table:style-name="ce2" table:formula="of:=AVERAGE([.EO3:.EO1002])" office:value-type="string" office:string-value="" calcext:value-type="error">
            <text:p>#DIV/0!</text:p>
          </table:table-cell>
          <table:table-cell table:style-name="ce2" table:formula="of:=AVERAGE([.EP3:.EP1002])" office:value-type="string" office:string-value="" calcext:value-type="error">
            <text:p>#DIV/0!</text:p>
          </table:table-cell>
          <table:table-cell table:style-name="ce2" table:formula="of:=AVERAGE([.EQ3:.EQ1002])" office:value-type="string" office:string-value="" calcext:value-type="error">
            <text:p>#DIV/0!</text:p>
          </table:table-cell>
          <table:table-cell table:style-name="ce2" table:formula="of:=AVERAGE([.ER3:.ER1002])" office:value-type="string" office:string-value="" calcext:value-type="error">
            <text:p>#DIV/0!</text:p>
          </table:table-cell>
          <table:table-cell table:style-name="ce2" table:formula="of:=AVERAGE([.ES3:.ES1002])" office:value-type="string" office:string-value="" calcext:value-type="error">
            <text:p>#DIV/0!</text:p>
          </table:table-cell>
          <table:table-cell table:style-name="ce2" table:formula="of:=AVERAGE([.ET3:.ET1002])" office:value-type="string" office:string-value="" calcext:value-type="error">
            <text:p>#DIV/0!</text:p>
          </table:table-cell>
          <table:table-cell table:style-name="ce2" table:formula="of:=AVERAGE([.EU3:.EU1002])" office:value-type="string" office:string-value="" calcext:value-type="error">
            <text:p>#DIV/0!</text:p>
          </table:table-cell>
          <table:table-cell table:style-name="ce2" table:formula="of:=AVERAGE([.EV3:.EV1002])" office:value-type="string" office:string-value="" calcext:value-type="error">
            <text:p>#DIV/0!</text:p>
          </table:table-cell>
          <table:table-cell table:style-name="ce2" table:formula="of:=AVERAGE([.EW3:.EW1002])" office:value-type="string" office:string-value="" calcext:value-type="error">
            <text:p>#DIV/0!</text:p>
          </table:table-cell>
          <table:table-cell table:style-name="ce2" table:formula="of:=AVERAGE([.EX3:.EX1002])" office:value-type="string" office:string-value="" calcext:value-type="error">
            <text:p>#DIV/0!</text:p>
          </table:table-cell>
          <table:table-cell table:style-name="ce2" table:formula="of:=AVERAGE([.EY3:.EY1002])" office:value-type="string" office:string-value="" calcext:value-type="error">
            <text:p>#DIV/0!</text:p>
          </table:table-cell>
          <table:table-cell table:style-name="ce2" table:formula="of:=AVERAGE([.EZ3:.EZ1002])" office:value-type="string" office:string-value="" calcext:value-type="error">
            <text:p>#DIV/0!</text:p>
          </table:table-cell>
          <table:table-cell table:style-name="ce2" table:formula="of:=AVERAGE([.FA3:.FA1002])" office:value-type="string" office:string-value="" calcext:value-type="error">
            <text:p>#DIV/0!</text:p>
          </table:table-cell>
          <table:table-cell table:style-name="ce2" table:formula="of:=AVERAGE([.FB3:.FB1002])" office:value-type="string" office:string-value="" calcext:value-type="error">
            <text:p>#DIV/0!</text:p>
          </table:table-cell>
          <table:table-cell table:style-name="ce2" table:formula="of:=AVERAGE([.FC3:.FC1002])" office:value-type="string" office:string-value="" calcext:value-type="error">
            <text:p>#DIV/0!</text:p>
          </table:table-cell>
          <table:table-cell table:style-name="ce2" table:formula="of:=AVERAGE([.FD3:.FD1002])" office:value-type="string" office:string-value="" calcext:value-type="error">
            <text:p>#DIV/0!</text:p>
          </table:table-cell>
          <table:table-cell table:style-name="ce2" table:formula="of:=AVERAGE([.FE3:.FE1002])" office:value-type="string" office:string-value="" calcext:value-type="error">
            <text:p>#DIV/0!</text:p>
          </table:table-cell>
          <table:table-cell table:style-name="ce2" table:formula="of:=AVERAGE([.FF3:.FF1002])" office:value-type="string" office:string-value="" calcext:value-type="error">
            <text:p>#DIV/0!</text:p>
          </table:table-cell>
          <table:table-cell table:style-name="ce2" table:formula="of:=AVERAGE([.FG3:.FG1002])" office:value-type="string" office:string-value="" calcext:value-type="error">
            <text:p>#DIV/0!</text:p>
          </table:table-cell>
          <table:table-cell table:style-name="ce2" table:formula="of:=AVERAGE([.FH3:.FH1002])" office:value-type="string" office:string-value="" calcext:value-type="error">
            <text:p>#DIV/0!</text:p>
          </table:table-cell>
          <table:table-cell table:style-name="ce2" table:formula="of:=AVERAGE([.FI3:.FI1002])" office:value-type="string" office:string-value="" calcext:value-type="error">
            <text:p>#DIV/0!</text:p>
          </table:table-cell>
          <table:table-cell table:style-name="ce2" table:formula="of:=AVERAGE([.FJ3:.FJ1002])" office:value-type="string" office:string-value="" calcext:value-type="error">
            <text:p>#DIV/0!</text:p>
          </table:table-cell>
          <table:table-cell table:style-name="ce2" table:formula="of:=AVERAGE([.FK3:.FK1002])" office:value-type="string" office:string-value="" calcext:value-type="error">
            <text:p>#DIV/0!</text:p>
          </table:table-cell>
          <table:table-cell table:style-name="ce2" table:formula="of:=AVERAGE([.FL3:.FL1002])" office:value-type="string" office:string-value="" calcext:value-type="error">
            <text:p>#DIV/0!</text:p>
          </table:table-cell>
          <table:table-cell table:style-name="ce2" table:formula="of:=AVERAGE([.FM3:.FM1002])" office:value-type="string" office:string-value="" calcext:value-type="error">
            <text:p>#DIV/0!</text:p>
          </table:table-cell>
          <table:table-cell table:style-name="ce2" table:formula="of:=AVERAGE([.FN3:.FN1002])" office:value-type="string" office:string-value="" calcext:value-type="error">
            <text:p>#DIV/0!</text:p>
          </table:table-cell>
          <table:table-cell table:style-name="ce2" table:formula="of:=AVERAGE([.FO3:.FO1002])" office:value-type="string" office:string-value="" calcext:value-type="error">
            <text:p>#DIV/0!</text:p>
          </table:table-cell>
          <table:table-cell table:style-name="ce2" table:formula="of:=AVERAGE([.FP3:.FP1002])" office:value-type="string" office:string-value="" calcext:value-type="error">
            <text:p>#DIV/0!</text:p>
          </table:table-cell>
          <table:table-cell table:style-name="ce2" table:formula="of:=AVERAGE([.FQ3:.FQ1002])" office:value-type="string" office:string-value="" calcext:value-type="error">
            <text:p>#DIV/0!</text:p>
          </table:table-cell>
          <table:table-cell table:style-name="ce2" table:formula="of:=AVERAGE([.FR3:.FR1002])" office:value-type="string" office:string-value="" calcext:value-type="error">
            <text:p>#DIV/0!</text:p>
          </table:table-cell>
          <table:table-cell table:style-name="ce2" table:formula="of:=AVERAGE([.FS3:.FS1002])" office:value-type="string" office:string-value="" calcext:value-type="error">
            <text:p>#DIV/0!</text:p>
          </table:table-cell>
          <table:table-cell table:style-name="ce2" table:formula="of:=AVERAGE([.FT3:.FT1002])" office:value-type="string" office:string-value="" calcext:value-type="error">
            <text:p>#DIV/0!</text:p>
          </table:table-cell>
          <table:table-cell table:style-name="ce2" table:formula="of:=AVERAGE([.FU3:.FU1002])" office:value-type="string" office:string-value="" calcext:value-type="error">
            <text:p>#DIV/0!</text:p>
          </table:table-cell>
          <table:table-cell table:style-name="ce2" table:formula="of:=AVERAGE([.FV3:.FV1002])" office:value-type="string" office:string-value="" calcext:value-type="error">
            <text:p>#DIV/0!</text:p>
          </table:table-cell>
          <table:table-cell table:style-name="ce2" table:formula="of:=AVERAGE([.FW3:.FW1002])" office:value-type="string" office:string-value="" calcext:value-type="error">
            <text:p>#DIV/0!</text:p>
          </table:table-cell>
          <table:table-cell table:style-name="ce2" table:formula="of:=AVERAGE([.FX3:.FX1002])" office:value-type="string" office:string-value="" calcext:value-type="error">
            <text:p>#DIV/0!</text:p>
          </table:table-cell>
          <table:table-cell table:style-name="ce2" table:formula="of:=AVERAGE([.FY3:.FY1002])" office:value-type="string" office:string-value="" calcext:value-type="error">
            <text:p>#DIV/0!</text:p>
          </table:table-cell>
          <table:table-cell table:style-name="ce2" table:formula="of:=AVERAGE([.FZ3:.FZ1002])" office:value-type="string" office:string-value="" calcext:value-type="error">
            <text:p>#DIV/0!</text:p>
          </table:table-cell>
          <table:table-cell table:style-name="ce2" table:formula="of:=AVERAGE([.GA3:.GA1002])" office:value-type="string" office:string-value="" calcext:value-type="error">
            <text:p>#DIV/0!</text:p>
          </table:table-cell>
          <table:table-cell table:style-name="ce2" table:formula="of:=AVERAGE([.GB3:.GB1002])" office:value-type="string" office:string-value="" calcext:value-type="error">
            <text:p>#DIV/0!</text:p>
          </table:table-cell>
          <table:table-cell table:style-name="ce2" table:formula="of:=AVERAGE([.GC3:.GC1002])" office:value-type="string" office:string-value="" calcext:value-type="error">
            <text:p>#DIV/0!</text:p>
          </table:table-cell>
          <table:table-cell table:style-name="ce2" table:formula="of:=AVERAGE([.GD3:.GD1002])" office:value-type="string" office:string-value="" calcext:value-type="error">
            <text:p>#DIV/0!</text:p>
          </table:table-cell>
          <table:table-cell table:style-name="ce2" table:formula="of:=AVERAGE([.GE3:.GE1002])" office:value-type="string" office:string-value="" calcext:value-type="error">
            <text:p>#DIV/0!</text:p>
          </table:table-cell>
          <table:table-cell table:style-name="ce2" table:formula="of:=AVERAGE([.GF3:.GF1002])" office:value-type="string" office:string-value="" calcext:value-type="error">
            <text:p>#DIV/0!</text:p>
          </table:table-cell>
          <table:table-cell table:style-name="ce2" table:formula="of:=AVERAGE([.GG3:.GG1002])" office:value-type="string" office:string-value="" calcext:value-type="error">
            <text:p>#DIV/0!</text:p>
          </table:table-cell>
          <table:table-cell table:style-name="ce2" table:formula="of:=AVERAGE([.GH3:.GH1002])" office:value-type="string" office:string-value="" calcext:value-type="error">
            <text:p>#DIV/0!</text:p>
          </table:table-cell>
          <table:table-cell table:style-name="ce2" table:formula="of:=AVERAGE([.GI3:.GI1002])" office:value-type="string" office:string-value="" calcext:value-type="error">
            <text:p>#DIV/0!</text:p>
          </table:table-cell>
          <table:table-cell table:style-name="ce2" table:formula="of:=AVERAGE([.GJ3:.GJ1002])" office:value-type="string" office:string-value="" calcext:value-type="error">
            <text:p>#DIV/0!</text:p>
          </table:table-cell>
          <table:table-cell table:style-name="ce2" table:formula="of:=AVERAGE([.GK3:.GK1002])" office:value-type="string" office:string-value="" calcext:value-type="error">
            <text:p>#DIV/0!</text:p>
          </table:table-cell>
          <table:table-cell table:style-name="ce2" table:formula="of:=AVERAGE([.GL3:.GL1002])" office:value-type="string" office:string-value="" calcext:value-type="error">
            <text:p>#DIV/0!</text:p>
          </table:table-cell>
          <table:table-cell table:style-name="ce2" table:formula="of:=AVERAGE([.GM3:.GM1002])" office:value-type="string" office:string-value="" calcext:value-type="error">
            <text:p>#DIV/0!</text:p>
          </table:table-cell>
          <table:table-cell table:style-name="ce2" table:formula="of:=AVERAGE([.GN3:.GN1002])" office:value-type="string" office:string-value="" calcext:value-type="error">
            <text:p>#DIV/0!</text:p>
          </table:table-cell>
          <table:table-cell table:style-name="ce2" table:formula="of:=AVERAGE([.GO3:.GO1002])" office:value-type="string" office:string-value="" calcext:value-type="error">
            <text:p>#DIV/0!</text:p>
          </table:table-cell>
          <table:table-cell table:style-name="ce2" table:formula="of:=AVERAGE([.GP3:.GP1002])" office:value-type="string" office:string-value="" calcext:value-type="error">
            <text:p>#DIV/0!</text:p>
          </table:table-cell>
          <table:table-cell table:style-name="ce2" table:formula="of:=AVERAGE([.GQ3:.GQ1002])" office:value-type="string" office:string-value="" calcext:value-type="error">
            <text:p>#DIV/0!</text:p>
          </table:table-cell>
          <table:table-cell table:style-name="ce2" table:formula="of:=AVERAGE([.GR3:.GR1002])" office:value-type="string" office:string-value="" calcext:value-type="error">
            <text:p>#DIV/0!</text:p>
          </table:table-cell>
          <table:table-cell table:style-name="ce2" table:formula="of:=AVERAGE([.GS3:.GS1002])" office:value-type="string" office:string-value="" calcext:value-type="error">
            <text:p>#DIV/0!</text:p>
          </table:table-cell>
          <table:table-cell table:style-name="ce2" table:formula="of:=AVERAGE([.GT3:.GT1002])" office:value-type="string" office:string-value="" calcext:value-type="error">
            <text:p>#DIV/0!</text:p>
          </table:table-cell>
          <table:table-cell table:style-name="ce2" table:formula="of:=AVERAGE([.GU3:.GU1002])" office:value-type="string" office:string-value="" calcext:value-type="error">
            <text:p>#DIV/0!</text:p>
          </table:table-cell>
          <table:table-cell table:style-name="ce2" table:formula="of:=AVERAGE([.GV3:.GV1002])" office:value-type="string" office:string-value="" calcext:value-type="error">
            <text:p>#DIV/0!</text:p>
          </table:table-cell>
          <table:table-cell table:style-name="ce2" table:formula="of:=AVERAGE([.GW3:.GW1002])" office:value-type="string" office:string-value="" calcext:value-type="error">
            <text:p>#DIV/0!</text:p>
          </table:table-cell>
          <table:table-cell table:style-name="ce2" table:formula="of:=AVERAGE([.GX3:.GX1002])" office:value-type="string" office:string-value="" calcext:value-type="error">
            <text:p>#DIV/0!</text:p>
          </table:table-cell>
          <table:table-cell table:style-name="ce2" table:formula="of:=AVERAGE([.GY3:.GY1002])" office:value-type="string" office:string-value="" calcext:value-type="error">
            <text:p>#DIV/0!</text:p>
          </table:table-cell>
          <table:table-cell table:style-name="ce2" table:formula="of:=AVERAGE([.GZ3:.GZ1002])" office:value-type="string" office:string-value="" calcext:value-type="error">
            <text:p>#DIV/0!</text:p>
          </table:table-cell>
          <table:table-cell table:number-columns-repeated="815"/>
        </table:table-row>
        <table:table-row table:style-name="ro1">
          <table:table-cell table:number-columns-repeated="3"/>
          <table:table-cell table:style-name="Default"/>
          <table:table-cell table:style-name="ce11" table:number-columns-repeated="49"/>
          <table:table-cell table:number-columns-repeated="970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table:style-name="Default" table:formula="of:=COUNTIFS([.B$3:.B$1002];&quot;&gt;=&quot;&amp;[.$E1006];[.B$3:.B$1002];&quot;&lt;&quot;&amp;[.$E1007] )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table:style-name="ce13" table:formula="of:=AVERAGEIFS([.F$3:.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07];[.B$3:.B$1002];&quot;&lt;&quot;&amp;[.$E1008] )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table:style-name="ce13" table:formula="of:=AVERAGEIFS([.F$3:.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08];[.B$3:.B$1002];&quot;&lt;&quot;&amp;[.$E1009] )"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table:style-name="ce13" table:formula="of:=AVERAGEIFS([.F$3:.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09];[.B$3:.B$1002];&quot;&lt;&quot;&amp;[.$E1010] )"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table:style-name="ce13" table:formula="of:=AVERAGEIFS([.F$3:.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0];[.B$3:.B$1002];&quot;&lt;&quot;&amp;[.$E1011] )"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table:style-name="ce13" table:formula="of:=AVERAGEIFS([.F$3:.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1];[.B$3:.B$1002];&quot;&lt;&quot;&amp;[.$E1012] )"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table:style-name="ce13" table:formula="of:=AVERAGEIFS([.F$3:.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2];[.B$3:.B$1002];&quot;&lt;&quot;&amp;[.$E1013] )"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style-name="ce13" table:formula="of:=AVERAGEIFS([.F$3:.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3];[.B$3:.B$1002];&quot;&lt;&quot;&amp;[.$E1014] )"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table:style-name="ce13" table:formula="of:=AVERAGEIFS([.F$3:.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$3:.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H$3:.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 office:value-type="float" office:value="63" calcext:value-type="float">
            <text:p>63</text:p>
          </table:table-cell>
          <table:table-cell table:style-name="ce13" table:number-columns-repeated="202"/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3" table:number-columns-repeated="202"/>
          <table:table-cell table:number-columns-repeated="816"/>
        </table:table-row>
        <table:table-row table:style-name="ro1">
          <table:table-cell office:value-type="string" calcext:value-type="string">
            <text:p>N^2/M</text:p>
          </table:table-cell>
          <table:table-cell table:number-columns-repeated="2"/>
          <table:table-cell table:style-name="Default" table:formula="of:=COUNTIFS([.D$3:.D$1002];&quot;&gt;=&quot;&amp;[.$E1016];[.D$3:.D$1002];&quot;&lt;&quot;&amp;[.$E1017] 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13" table:formula="of:=AVERAGEIFS([.F$3:.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$3:.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H$3:.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17];[.D$3:.D$1002];&quot;&lt;&quot;&amp;[.$E1018] )" office:value-type="float" office:value="145" calcext:value-type="float">
            <text:p>145</text:p>
          </table:table-cell>
          <table:table-cell office:value-type="float" office:value="13.5" calcext:value-type="float">
            <text:p>13.5</text:p>
          </table:table-cell>
          <table:table-cell table:style-name="ce13" table:formula="of:=AVERAGEIFS([.F$3:.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$3:.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H$3:.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18];[.D$3:.D$1002];&quot;&lt;&quot;&amp;[.$E1019] )" office:value-type="float" office:value="157" calcext:value-type="float">
            <text:p>157</text:p>
          </table:table-cell>
          <table:table-cell office:value-type="float" office:value="15.5" calcext:value-type="float">
            <text:p>15.5</text:p>
          </table:table-cell>
          <table:table-cell table:style-name="ce13" table:formula="of:=AVERAGEIFS([.F$3:.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$3:.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H$3:.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19];[.D$3:.D$1002];&quot;&lt;&quot;&amp;[.$E1020] )"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style-name="ce13" table:formula="of:=AVERAGEIFS([.F$3:.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$3:.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H$3:.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20];[.D$3:.D$1002];&quot;&lt;&quot;&amp;[.$E1021] )"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table:style-name="ce13" table:formula="of:=AVERAGEIFS([.F$3:.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$3:.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H$3:.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21];[.D$3:.D$1002];&quot;&lt;&quot;&amp;[.$E1022] )"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table:style-name="ce13" table:formula="of:=AVERAGEIFS([.F$3:.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$3:.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H$3:.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22];[.D$3:.D$1002];&quot;&lt;&quot;&amp;[.$E1023] )"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table:style-name="ce13" table:formula="of:=AVERAGEIFS([.F$3:.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$3:.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H$3:.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 office:value-type="float" office:value="1000" calcext:value-type="float">
            <text:p>1000</text:p>
          </table:table-cell>
          <table:table-cell table:style-name="ce13" table:number-columns-repeated="202"/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style-name="ce13" table:number-columns-repeated="202"/>
          <table:table-cell table:number-columns-repeated="81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/>
          <table:table-cell table:style-name="ce13" table:number-columns-repeated="3"/>
          <table:table-cell/>
          <table:table-cell table:style-name="ce13" table:number-columns-repeated="202"/>
          <table:table-cell table:number-columns-repeated="816"/>
        </table:table-row>
        <table:table-row table:style-name="ro1" table:number-rows-repeated="16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</table:table>
      <table:table table:name="rel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9" table:default-cell-style-name="ce2"/>
        <table:table-column table:style-name="co10" table:number-columns-repeated="19" table:default-cell-style-name="ce6"/>
        <table:table-column table:style-name="co11" table:number-columns-repeated="135" table:default-cell-style-name="ce6"/>
        <table:table-column table:style-name="co12" table:number-columns-repeated="31" table:default-cell-style-name="ce6"/>
        <table:table-column table:style-name="co13" table:number-columns-repeated="18" table:default-cell-style-name="ce6"/>
        <table:table-column table:style-name="co13" table:number-columns-repeated="3" table:default-cell-style-name="Default"/>
        <table:table-column table:style-name="co7" table:number-columns-repeated="814" table:default-cell-style-name="Default"/>
        <table:table-row table:style-name="ro1">
          <table:table-cell table:number-columns-repeated="2"/>
          <table:table-cell table:style-name="Default"/>
          <table:table-cell table:style-name="ce21" table:formula="of:=IF([$raw.F1]=&quot;&quot;; &quot;&quot;; [$raw.F1])">
            <text:p/>
          </table:table-cell>
          <table:table-cell table:style-name="ce21" table:formula="of:=IF([$raw.G1]=&quot;&quot;; &quot;&quot;; [$raw.G1])">
            <text:p/>
          </table:table-cell>
          <table:table-cell table:style-name="ce21" table:formula="of:=IF([$raw.H1]=&quot;&quot;; &quot;&quot;; [$raw.H1])">
            <text:p/>
          </table:table-cell>
          <table:table-cell table:style-name="ce21" table:formula="of:=IF([$raw.I1]=&quot;&quot;; &quot;&quot;; [$raw.I1])">
            <text:p/>
          </table:table-cell>
          <table:table-cell table:style-name="ce21" table:formula="of:=IF([$raw.J1]=&quot;&quot;; &quot;&quot;; [$raw.J1])">
            <text:p/>
          </table:table-cell>
          <table:table-cell table:style-name="ce21" table:formula="of:=IF([$raw.K1]=&quot;&quot;; &quot;&quot;; [$raw.K1])">
            <text:p/>
          </table:table-cell>
          <table:table-cell table:style-name="ce21" table:formula="of:=IF([$raw.L1]=&quot;&quot;; &quot;&quot;; [$raw.L1])">
            <text:p/>
          </table:table-cell>
          <table:table-cell table:style-name="ce21" table:formula="of:=IF([$raw.M1]=&quot;&quot;; &quot;&quot;; [$raw.M1])">
            <text:p/>
          </table:table-cell>
          <table:table-cell table:style-name="ce21" table:formula="of:=IF([$raw.N1]=&quot;&quot;; &quot;&quot;; [$raw.N1])">
            <text:p/>
          </table:table-cell>
          <table:table-cell table:style-name="ce21" table:formula="of:=IF([$raw.O1]=&quot;&quot;; &quot;&quot;; [$raw.O1])">
            <text:p/>
          </table:table-cell>
          <table:table-cell table:style-name="ce21" table:formula="of:=IF([$raw.P1]=&quot;&quot;; &quot;&quot;; [$raw.P1])">
            <text:p/>
          </table:table-cell>
          <table:table-cell table:style-name="ce21" table:formula="of:=IF([$raw.Q1]=&quot;&quot;; &quot;&quot;; [$raw.Q1])">
            <text:p/>
          </table:table-cell>
          <table:table-cell table:style-name="ce21" table:formula="of:=IF([$raw.R1]=&quot;&quot;; &quot;&quot;; [$raw.R1])">
            <text:p/>
          </table:table-cell>
          <table:table-cell table:style-name="ce21" table:formula="of:=IF([$raw.S1]=&quot;&quot;; &quot;&quot;; [$raw.S1])">
            <text:p/>
          </table:table-cell>
          <table:table-cell table:style-name="ce21" table:formula="of:=IF([$raw.T1]=&quot;&quot;; &quot;&quot;; [$raw.T1])">
            <text:p/>
          </table:table-cell>
          <table:table-cell table:style-name="ce21" table:formula="of:=IF([$raw.U1]=&quot;&quot;; &quot;&quot;; [$raw.U1])">
            <text:p/>
          </table:table-cell>
          <table:table-cell table:style-name="ce21" table:formula="of:=IF([$raw.V1]=&quot;&quot;; &quot;&quot;; [$raw.V1])">
            <text:p/>
          </table:table-cell>
          <table:table-cell table:style-name="ce21" table:formula="of:=IF([$raw.W1]=&quot;&quot;; &quot;&quot;; [$raw.W1])">
            <text:p/>
          </table:table-cell>
          <table:table-cell table:style-name="ce21" table:formula="of:=IF([$raw.X1]=&quot;&quot;; &quot;&quot;; [$raw.X1])">
            <text:p/>
          </table:table-cell>
          <table:table-cell table:style-name="ce21" table:formula="of:=IF([$raw.Y1]=&quot;&quot;; &quot;&quot;; [$raw.Y1])">
            <text:p/>
          </table:table-cell>
          <table:table-cell table:style-name="ce21" table:formula="of:=IF([$raw.Z1]=&quot;&quot;; &quot;&quot;; [$raw.Z1])">
            <text:p/>
          </table:table-cell>
          <table:table-cell table:style-name="ce21" table:formula="of:=IF([$raw.AA1]=&quot;&quot;; &quot;&quot;; [$raw.AA1])">
            <text:p/>
          </table:table-cell>
          <table:table-cell table:style-name="ce21" table:formula="of:=IF([$raw.AB1]=&quot;&quot;; &quot;&quot;; [$raw.AB1])">
            <text:p/>
          </table:table-cell>
          <table:table-cell table:style-name="ce21" table:formula="of:=IF([$raw.AC1]=&quot;&quot;; &quot;&quot;; [$raw.AC1])">
            <text:p/>
          </table:table-cell>
          <table:table-cell table:style-name="ce21" table:formula="of:=IF([$raw.AD1]=&quot;&quot;; &quot;&quot;; [$raw.AD1])">
            <text:p/>
          </table:table-cell>
          <table:table-cell table:style-name="ce21" table:formula="of:=IF([$raw.AE1]=&quot;&quot;; &quot;&quot;; [$raw.AE1])">
            <text:p/>
          </table:table-cell>
          <table:table-cell table:style-name="ce21" table:formula="of:=IF([$raw.AF1]=&quot;&quot;; &quot;&quot;; [$raw.AF1])">
            <text:p/>
          </table:table-cell>
          <table:table-cell table:style-name="ce21" table:formula="of:=IF([$raw.AG1]=&quot;&quot;; &quot;&quot;; [$raw.AG1])">
            <text:p/>
          </table:table-cell>
          <table:table-cell table:style-name="ce21" table:formula="of:=IF([$raw.AH1]=&quot;&quot;; &quot;&quot;; [$raw.AH1])">
            <text:p/>
          </table:table-cell>
          <table:table-cell table:style-name="ce21" table:formula="of:=IF([$raw.AI1]=&quot;&quot;; &quot;&quot;; [$raw.AI1])">
            <text:p/>
          </table:table-cell>
          <table:table-cell table:style-name="ce21" table:formula="of:=IF([$raw.AJ1]=&quot;&quot;; &quot;&quot;; [$raw.AJ1])">
            <text:p/>
          </table:table-cell>
          <table:table-cell table:style-name="ce21" table:formula="of:=IF([$raw.AK1]=&quot;&quot;; &quot;&quot;; [$raw.AK1])">
            <text:p/>
          </table:table-cell>
          <table:table-cell table:style-name="ce21" table:formula="of:=IF([$raw.AL1]=&quot;&quot;; &quot;&quot;; [$raw.AL1])">
            <text:p/>
          </table:table-cell>
          <table:table-cell table:style-name="ce21" table:formula="of:=IF([$raw.AM1]=&quot;&quot;; &quot;&quot;; [$raw.AM1])">
            <text:p/>
          </table:table-cell>
          <table:table-cell table:style-name="ce21" table:formula="of:=IF([$raw.AN1]=&quot;&quot;; &quot;&quot;; [$raw.AN1])">
            <text:p/>
          </table:table-cell>
          <table:table-cell table:style-name="ce21" table:formula="of:=IF([$raw.AO1]=&quot;&quot;; &quot;&quot;; [$raw.AO1])">
            <text:p/>
          </table:table-cell>
          <table:table-cell table:style-name="ce21" table:formula="of:=IF([$raw.AP1]=&quot;&quot;; &quot;&quot;; [$raw.AP1])">
            <text:p/>
          </table:table-cell>
          <table:table-cell table:style-name="ce21" table:formula="of:=IF([$raw.AQ1]=&quot;&quot;; &quot;&quot;; [$raw.AQ1])">
            <text:p/>
          </table:table-cell>
          <table:table-cell table:style-name="ce21" table:formula="of:=IF([$raw.AR1]=&quot;&quot;; &quot;&quot;; [$raw.AR1])">
            <text:p/>
          </table:table-cell>
          <table:table-cell table:style-name="ce21" table:formula="of:=IF([$raw.AS1]=&quot;&quot;; &quot;&quot;; [$raw.AS1])">
            <text:p/>
          </table:table-cell>
          <table:table-cell table:style-name="ce21" table:formula="of:=IF([$raw.AT1]=&quot;&quot;; &quot;&quot;; [$raw.AT1])">
            <text:p/>
          </table:table-cell>
          <table:table-cell table:style-name="ce21" table:formula="of:=IF([$raw.AU1]=&quot;&quot;; &quot;&quot;; [$raw.AU1])">
            <text:p/>
          </table:table-cell>
          <table:table-cell table:style-name="ce21" table:formula="of:=IF([$raw.AV1]=&quot;&quot;; &quot;&quot;; [$raw.AV1])">
            <text:p/>
          </table:table-cell>
          <table:table-cell table:style-name="ce21" table:formula="of:=IF([$raw.AW1]=&quot;&quot;; &quot;&quot;; [$raw.AW1])">
            <text:p/>
          </table:table-cell>
          <table:table-cell table:style-name="ce21" table:formula="of:=IF([$raw.AX1]=&quot;&quot;; &quot;&quot;; [$raw.AX1])">
            <text:p/>
          </table:table-cell>
          <table:table-cell table:style-name="ce21" table:formula="of:=IF([$raw.AY1]=&quot;&quot;; &quot;&quot;; [$raw.AY1])">
            <text:p/>
          </table:table-cell>
          <table:table-cell table:style-name="ce21" table:formula="of:=IF([$raw.AZ1]=&quot;&quot;; &quot;&quot;; [$raw.AZ1])">
            <text:p/>
          </table:table-cell>
          <table:table-cell table:style-name="ce21" table:formula="of:=IF([$raw.BA1]=&quot;&quot;; &quot;&quot;; [$raw.BA1])">
            <text:p/>
          </table:table-cell>
          <table:table-cell table:style-name="ce21" table:formula="of:=IF([$raw.BB1]=&quot;&quot;; &quot;&quot;; [$raw.BB1])">
            <text:p/>
          </table:table-cell>
          <table:table-cell table:style-name="ce21" table:formula="of:=IF([$raw.BC1]=&quot;&quot;; &quot;&quot;; [$raw.BC1])">
            <text:p/>
          </table:table-cell>
          <table:table-cell table:style-name="ce21" table:formula="of:=IF([$raw.BD1]=&quot;&quot;; &quot;&quot;; [$raw.BD1])">
            <text:p/>
          </table:table-cell>
          <table:table-cell table:style-name="ce21" table:formula="of:=IF([$raw.BE1]=&quot;&quot;; &quot;&quot;; [$raw.BE1])">
            <text:p/>
          </table:table-cell>
          <table:table-cell table:style-name="ce21" table:formula="of:=IF([$raw.BF1]=&quot;&quot;; &quot;&quot;; [$raw.BF1])">
            <text:p/>
          </table:table-cell>
          <table:table-cell table:style-name="ce21" table:formula="of:=IF([$raw.BG1]=&quot;&quot;; &quot;&quot;; [$raw.BG1])">
            <text:p/>
          </table:table-cell>
          <table:table-cell table:style-name="ce21" table:formula="of:=IF([$raw.BH1]=&quot;&quot;; &quot;&quot;; [$raw.BH1])">
            <text:p/>
          </table:table-cell>
          <table:table-cell table:style-name="ce21" table:formula="of:=IF([$raw.BI1]=&quot;&quot;; &quot;&quot;; [$raw.BI1])">
            <text:p/>
          </table:table-cell>
          <table:table-cell table:style-name="ce21" table:formula="of:=IF([$raw.BJ1]=&quot;&quot;; &quot;&quot;; [$raw.BJ1])">
            <text:p/>
          </table:table-cell>
          <table:table-cell table:style-name="ce21" table:formula="of:=IF([$raw.BK1]=&quot;&quot;; &quot;&quot;; [$raw.BK1])">
            <text:p/>
          </table:table-cell>
          <table:table-cell table:style-name="ce21" table:formula="of:=IF([$raw.BL1]=&quot;&quot;; &quot;&quot;; [$raw.BL1])">
            <text:p/>
          </table:table-cell>
          <table:table-cell table:style-name="ce21" table:formula="of:=IF([$raw.BM1]=&quot;&quot;; &quot;&quot;; [$raw.BM1])">
            <text:p/>
          </table:table-cell>
          <table:table-cell table:style-name="ce21" table:formula="of:=IF([$raw.BN1]=&quot;&quot;; &quot;&quot;; [$raw.BN1])">
            <text:p/>
          </table:table-cell>
          <table:table-cell table:style-name="ce21" table:formula="of:=IF([$raw.BO1]=&quot;&quot;; &quot;&quot;; [$raw.BO1])">
            <text:p/>
          </table:table-cell>
          <table:table-cell table:style-name="ce21" table:formula="of:=IF([$raw.BP1]=&quot;&quot;; &quot;&quot;; [$raw.BP1])">
            <text:p/>
          </table:table-cell>
          <table:table-cell table:style-name="ce21" table:formula="of:=IF([$raw.BQ1]=&quot;&quot;; &quot;&quot;; [$raw.BQ1])">
            <text:p/>
          </table:table-cell>
          <table:table-cell table:style-name="ce21" table:formula="of:=IF([$raw.BR1]=&quot;&quot;; &quot;&quot;; [$raw.BR1])">
            <text:p/>
          </table:table-cell>
          <table:table-cell table:style-name="ce21" table:formula="of:=IF([$raw.BS1]=&quot;&quot;; &quot;&quot;; [$raw.BS1])">
            <text:p/>
          </table:table-cell>
          <table:table-cell table:style-name="ce21" table:formula="of:=IF([$raw.BT1]=&quot;&quot;; &quot;&quot;; [$raw.BT1])">
            <text:p/>
          </table:table-cell>
          <table:table-cell table:style-name="ce21" table:formula="of:=IF([$raw.BU1]=&quot;&quot;; &quot;&quot;; [$raw.BU1])">
            <text:p/>
          </table:table-cell>
          <table:table-cell table:style-name="ce21" table:formula="of:=IF([$raw.BV1]=&quot;&quot;; &quot;&quot;; [$raw.BV1])">
            <text:p/>
          </table:table-cell>
          <table:table-cell table:style-name="ce21" table:formula="of:=IF([$raw.BW1]=&quot;&quot;; &quot;&quot;; [$raw.BW1])">
            <text:p/>
          </table:table-cell>
          <table:table-cell table:style-name="ce21" table:formula="of:=IF([$raw.BX1]=&quot;&quot;; &quot;&quot;; [$raw.BX1])">
            <text:p/>
          </table:table-cell>
          <table:table-cell table:style-name="ce21" table:formula="of:=IF([$raw.BY1]=&quot;&quot;; &quot;&quot;; [$raw.BY1])">
            <text:p/>
          </table:table-cell>
          <table:table-cell table:style-name="ce21" table:formula="of:=IF([$raw.BZ1]=&quot;&quot;; &quot;&quot;; [$raw.BZ1])">
            <text:p/>
          </table:table-cell>
          <table:table-cell table:style-name="ce21" table:formula="of:=IF([$raw.CA1]=&quot;&quot;; &quot;&quot;; [$raw.CA1])">
            <text:p/>
          </table:table-cell>
          <table:table-cell table:style-name="ce21" table:formula="of:=IF([$raw.CB1]=&quot;&quot;; &quot;&quot;; [$raw.CB1])">
            <text:p/>
          </table:table-cell>
          <table:table-cell table:style-name="ce21" table:formula="of:=IF([$raw.CC1]=&quot;&quot;; &quot;&quot;; [$raw.CC1])">
            <text:p/>
          </table:table-cell>
          <table:table-cell table:style-name="ce21" table:formula="of:=IF([$raw.CD1]=&quot;&quot;; &quot;&quot;; [$raw.CD1])">
            <text:p/>
          </table:table-cell>
          <table:table-cell table:style-name="ce21" table:formula="of:=IF([$raw.CE1]=&quot;&quot;; &quot;&quot;; [$raw.CE1])">
            <text:p/>
          </table:table-cell>
          <table:table-cell table:style-name="ce21" table:formula="of:=IF([$raw.CF1]=&quot;&quot;; &quot;&quot;; [$raw.CF1])">
            <text:p/>
          </table:table-cell>
          <table:table-cell table:style-name="ce21" table:formula="of:=IF([$raw.CG1]=&quot;&quot;; &quot;&quot;; [$raw.CG1])">
            <text:p/>
          </table:table-cell>
          <table:table-cell table:style-name="ce21" table:formula="of:=IF([$raw.CH1]=&quot;&quot;; &quot;&quot;; [$raw.CH1])">
            <text:p/>
          </table:table-cell>
          <table:table-cell table:style-name="ce21" table:formula="of:=IF([$raw.CI1]=&quot;&quot;; &quot;&quot;; [$raw.CI1])">
            <text:p/>
          </table:table-cell>
          <table:table-cell table:style-name="ce21" table:formula="of:=IF([$raw.CJ1]=&quot;&quot;; &quot;&quot;; [$raw.CJ1])">
            <text:p/>
          </table:table-cell>
          <table:table-cell table:style-name="ce21" table:formula="of:=IF([$raw.CK1]=&quot;&quot;; &quot;&quot;; [$raw.CK1])">
            <text:p/>
          </table:table-cell>
          <table:table-cell table:style-name="ce21" table:formula="of:=IF([$raw.CL1]=&quot;&quot;; &quot;&quot;; [$raw.CL1])">
            <text:p/>
          </table:table-cell>
          <table:table-cell table:style-name="ce21" table:formula="of:=IF([$raw.CM1]=&quot;&quot;; &quot;&quot;; [$raw.CM1])">
            <text:p/>
          </table:table-cell>
          <table:table-cell table:style-name="ce21" table:formula="of:=IF([$raw.CN1]=&quot;&quot;; &quot;&quot;; [$raw.CN1])">
            <text:p/>
          </table:table-cell>
          <table:table-cell table:style-name="ce21" table:formula="of:=IF([$raw.CO1]=&quot;&quot;; &quot;&quot;; [$raw.CO1])">
            <text:p/>
          </table:table-cell>
          <table:table-cell table:style-name="ce21" table:formula="of:=IF([$raw.CP1]=&quot;&quot;; &quot;&quot;; [$raw.CP1])">
            <text:p/>
          </table:table-cell>
          <table:table-cell table:style-name="ce21" table:formula="of:=IF([$raw.CQ1]=&quot;&quot;; &quot;&quot;; [$raw.CQ1])">
            <text:p/>
          </table:table-cell>
          <table:table-cell table:style-name="ce21" table:formula="of:=IF([$raw.CR1]=&quot;&quot;; &quot;&quot;; [$raw.CR1])">
            <text:p/>
          </table:table-cell>
          <table:table-cell table:style-name="ce21" table:formula="of:=IF([$raw.CS1]=&quot;&quot;; &quot;&quot;; [$raw.CS1])">
            <text:p/>
          </table:table-cell>
          <table:table-cell table:style-name="ce21" table:formula="of:=IF([$raw.CT1]=&quot;&quot;; &quot;&quot;; [$raw.CT1])">
            <text:p/>
          </table:table-cell>
          <table:table-cell table:style-name="ce21" table:formula="of:=IF([$raw.CU1]=&quot;&quot;; &quot;&quot;; [$raw.CU1])">
            <text:p/>
          </table:table-cell>
          <table:table-cell table:style-name="ce21" table:formula="of:=IF([$raw.CV1]=&quot;&quot;; &quot;&quot;; [$raw.CV1])">
            <text:p/>
          </table:table-cell>
          <table:table-cell table:style-name="ce21" table:formula="of:=IF([$raw.CW1]=&quot;&quot;; &quot;&quot;; [$raw.CW1])">
            <text:p/>
          </table:table-cell>
          <table:table-cell table:style-name="ce21" table:formula="of:=IF([$raw.CX1]=&quot;&quot;; &quot;&quot;; [$raw.CX1])">
            <text:p/>
          </table:table-cell>
          <table:table-cell table:style-name="ce21" table:formula="of:=IF([$raw.CY1]=&quot;&quot;; &quot;&quot;; [$raw.CY1])">
            <text:p/>
          </table:table-cell>
          <table:table-cell table:style-name="ce21" table:formula="of:=IF([$raw.CZ1]=&quot;&quot;; &quot;&quot;; [$raw.CZ1])">
            <text:p/>
          </table:table-cell>
          <table:table-cell table:style-name="ce21" table:formula="of:=IF([$raw.DA1]=&quot;&quot;; &quot;&quot;; [$raw.DA1])">
            <text:p/>
          </table:table-cell>
          <table:table-cell table:style-name="ce21" table:formula="of:=IF([$raw.DB1]=&quot;&quot;; &quot;&quot;; [$raw.DB1])">
            <text:p/>
          </table:table-cell>
          <table:table-cell table:style-name="ce21" table:formula="of:=IF([$raw.DC1]=&quot;&quot;; &quot;&quot;; [$raw.DC1])">
            <text:p/>
          </table:table-cell>
          <table:table-cell table:style-name="ce21" table:formula="of:=IF([$raw.DD1]=&quot;&quot;; &quot;&quot;; [$raw.DD1])">
            <text:p/>
          </table:table-cell>
          <table:table-cell table:style-name="ce21" table:formula="of:=IF([$raw.DE1]=&quot;&quot;; &quot;&quot;; [$raw.DE1])">
            <text:p/>
          </table:table-cell>
          <table:table-cell table:style-name="ce21" table:formula="of:=IF([$raw.DF1]=&quot;&quot;; &quot;&quot;; [$raw.DF1])">
            <text:p/>
          </table:table-cell>
          <table:table-cell table:style-name="ce21" table:formula="of:=IF([$raw.DG1]=&quot;&quot;; &quot;&quot;; [$raw.DG1])">
            <text:p/>
          </table:table-cell>
          <table:table-cell table:style-name="ce21" table:formula="of:=IF([$raw.DH1]=&quot;&quot;; &quot;&quot;; [$raw.DH1])">
            <text:p/>
          </table:table-cell>
          <table:table-cell table:style-name="ce21" table:formula="of:=IF([$raw.DI1]=&quot;&quot;; &quot;&quot;; [$raw.DI1])">
            <text:p/>
          </table:table-cell>
          <table:table-cell table:style-name="ce21" table:formula="of:=IF([$raw.DJ1]=&quot;&quot;; &quot;&quot;; [$raw.DJ1])">
            <text:p/>
          </table:table-cell>
          <table:table-cell table:style-name="ce21" table:formula="of:=IF([$raw.DK1]=&quot;&quot;; &quot;&quot;; [$raw.DK1])">
            <text:p/>
          </table:table-cell>
          <table:table-cell table:style-name="ce21" table:formula="of:=IF([$raw.DL1]=&quot;&quot;; &quot;&quot;; [$raw.DL1])">
            <text:p/>
          </table:table-cell>
          <table:table-cell table:style-name="ce21" table:formula="of:=IF([$raw.DM1]=&quot;&quot;; &quot;&quot;; [$raw.DM1])">
            <text:p/>
          </table:table-cell>
          <table:table-cell table:style-name="ce21" table:formula="of:=IF([$raw.DN1]=&quot;&quot;; &quot;&quot;; [$raw.DN1])">
            <text:p/>
          </table:table-cell>
          <table:table-cell table:style-name="ce21" table:formula="of:=IF([$raw.DO1]=&quot;&quot;; &quot;&quot;; [$raw.DO1])">
            <text:p/>
          </table:table-cell>
          <table:table-cell table:style-name="ce21" table:formula="of:=IF([$raw.DP1]=&quot;&quot;; &quot;&quot;; [$raw.DP1])">
            <text:p/>
          </table:table-cell>
          <table:table-cell table:style-name="ce21" table:number-columns-repeated="88"/>
          <table:table-cell table:number-columns-repeated="817"/>
        </table:table-row>
        <table:table-row table:style-name="ro1">
          <table:table-cell table:style-name="ce8" office:value-type="string" calcext:value-type="string">
            <text:p>seed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21" table:formula="of:=IF([$raw.F2]=&quot;&quot;; &quot;&quot;; [$raw.F2])">
            <text:p/>
          </table:table-cell>
          <table:table-cell table:style-name="ce21" table:formula="of:=IF([$raw.G2]=&quot;&quot;; &quot;&quot;; [$raw.G2])">
            <text:p/>
          </table:table-cell>
          <table:table-cell table:style-name="ce21" table:formula="of:=IF([$raw.H2]=&quot;&quot;; &quot;&quot;; [$raw.H2])">
            <text:p/>
          </table:table-cell>
          <table:table-cell table:style-name="ce21" table:formula="of:=IF([$raw.I2]=&quot;&quot;; &quot;&quot;; [$raw.I2])">
            <text:p/>
          </table:table-cell>
          <table:table-cell table:style-name="ce21" table:formula="of:=IF([$raw.J2]=&quot;&quot;; &quot;&quot;; [$raw.J2])">
            <text:p/>
          </table:table-cell>
          <table:table-cell table:style-name="ce21" table:formula="of:=IF([$raw.K2]=&quot;&quot;; &quot;&quot;; [$raw.K2])">
            <text:p/>
          </table:table-cell>
          <table:table-cell table:style-name="ce21" table:formula="of:=IF([$raw.L2]=&quot;&quot;; &quot;&quot;; [$raw.L2])">
            <text:p/>
          </table:table-cell>
          <table:table-cell table:style-name="ce21" table:formula="of:=IF([$raw.M2]=&quot;&quot;; &quot;&quot;; [$raw.M2])">
            <text:p/>
          </table:table-cell>
          <table:table-cell table:style-name="ce21" table:formula="of:=IF([$raw.N2]=&quot;&quot;; &quot;&quot;; [$raw.N2])">
            <text:p/>
          </table:table-cell>
          <table:table-cell table:style-name="ce21" table:formula="of:=IF([$raw.O2]=&quot;&quot;; &quot;&quot;; [$raw.O2])">
            <text:p/>
          </table:table-cell>
          <table:table-cell table:style-name="ce21" table:formula="of:=IF([$raw.P2]=&quot;&quot;; &quot;&quot;; [$raw.P2])">
            <text:p/>
          </table:table-cell>
          <table:table-cell table:style-name="ce21" table:formula="of:=IF([$raw.Q2]=&quot;&quot;; &quot;&quot;; [$raw.Q2])">
            <text:p/>
          </table:table-cell>
          <table:table-cell table:style-name="ce21" table:formula="of:=IF([$raw.R2]=&quot;&quot;; &quot;&quot;; [$raw.R2])">
            <text:p/>
          </table:table-cell>
          <table:table-cell table:style-name="ce21" table:formula="of:=IF([$raw.S2]=&quot;&quot;; &quot;&quot;; [$raw.S2])">
            <text:p/>
          </table:table-cell>
          <table:table-cell table:style-name="ce21" table:formula="of:=IF([$raw.T2]=&quot;&quot;; &quot;&quot;; [$raw.T2])">
            <text:p/>
          </table:table-cell>
          <table:table-cell table:style-name="ce21" table:formula="of:=IF([$raw.U2]=&quot;&quot;; &quot;&quot;; [$raw.U2])">
            <text:p/>
          </table:table-cell>
          <table:table-cell table:style-name="ce21" table:formula="of:=IF([$raw.V2]=&quot;&quot;; &quot;&quot;; [$raw.V2])">
            <text:p/>
          </table:table-cell>
          <table:table-cell table:style-name="ce21" table:formula="of:=IF([$raw.W2]=&quot;&quot;; &quot;&quot;; [$raw.W2])">
            <text:p/>
          </table:table-cell>
          <table:table-cell table:style-name="ce21" table:formula="of:=IF([$raw.X2]=&quot;&quot;; &quot;&quot;; [$raw.X2])">
            <text:p/>
          </table:table-cell>
          <table:table-cell table:style-name="ce21" table:formula="of:=IF([$raw.Y2]=&quot;&quot;; &quot;&quot;; [$raw.Y2])">
            <text:p/>
          </table:table-cell>
          <table:table-cell table:style-name="ce21" table:formula="of:=IF([$raw.Z2]=&quot;&quot;; &quot;&quot;; [$raw.Z2])">
            <text:p/>
          </table:table-cell>
          <table:table-cell table:style-name="ce21" table:formula="of:=IF([$raw.AA2]=&quot;&quot;; &quot;&quot;; [$raw.AA2])">
            <text:p/>
          </table:table-cell>
          <table:table-cell table:style-name="ce21" table:formula="of:=IF([$raw.AB2]=&quot;&quot;; &quot;&quot;; [$raw.AB2])">
            <text:p/>
          </table:table-cell>
          <table:table-cell table:style-name="ce21" table:formula="of:=IF([$raw.AC2]=&quot;&quot;; &quot;&quot;; [$raw.AC2])">
            <text:p/>
          </table:table-cell>
          <table:table-cell table:style-name="ce21" table:formula="of:=IF([$raw.AD2]=&quot;&quot;; &quot;&quot;; [$raw.AD2])">
            <text:p/>
          </table:table-cell>
          <table:table-cell table:style-name="ce21" table:formula="of:=IF([$raw.AE2]=&quot;&quot;; &quot;&quot;; [$raw.AE2])">
            <text:p/>
          </table:table-cell>
          <table:table-cell table:style-name="ce21" table:formula="of:=IF([$raw.AF2]=&quot;&quot;; &quot;&quot;; [$raw.AF2])">
            <text:p/>
          </table:table-cell>
          <table:table-cell table:style-name="ce21" table:formula="of:=IF([$raw.AG2]=&quot;&quot;; &quot;&quot;; [$raw.AG2])">
            <text:p/>
          </table:table-cell>
          <table:table-cell table:style-name="ce21" table:formula="of:=IF([$raw.AH2]=&quot;&quot;; &quot;&quot;; [$raw.AH2])">
            <text:p/>
          </table:table-cell>
          <table:table-cell table:style-name="ce21" table:formula="of:=IF([$raw.AI2]=&quot;&quot;; &quot;&quot;; [$raw.AI2])">
            <text:p/>
          </table:table-cell>
          <table:table-cell table:style-name="ce21" table:formula="of:=IF([$raw.AJ2]=&quot;&quot;; &quot;&quot;; [$raw.AJ2])">
            <text:p/>
          </table:table-cell>
          <table:table-cell table:style-name="ce21" table:formula="of:=IF([$raw.AK2]=&quot;&quot;; &quot;&quot;; [$raw.AK2])">
            <text:p/>
          </table:table-cell>
          <table:table-cell table:style-name="ce21" table:formula="of:=IF([$raw.AL2]=&quot;&quot;; &quot;&quot;; [$raw.AL2])">
            <text:p/>
          </table:table-cell>
          <table:table-cell table:style-name="ce21" table:formula="of:=IF([$raw.AM2]=&quot;&quot;; &quot;&quot;; [$raw.AM2])">
            <text:p/>
          </table:table-cell>
          <table:table-cell table:style-name="ce21" table:formula="of:=IF([$raw.AN2]=&quot;&quot;; &quot;&quot;; [$raw.AN2])">
            <text:p/>
          </table:table-cell>
          <table:table-cell table:style-name="ce21" table:formula="of:=IF([$raw.AO2]=&quot;&quot;; &quot;&quot;; [$raw.AO2])">
            <text:p/>
          </table:table-cell>
          <table:table-cell table:style-name="ce21" table:formula="of:=IF([$raw.AP2]=&quot;&quot;; &quot;&quot;; [$raw.AP2])">
            <text:p/>
          </table:table-cell>
          <table:table-cell table:style-name="ce21" table:formula="of:=IF([$raw.AQ2]=&quot;&quot;; &quot;&quot;; [$raw.AQ2])">
            <text:p/>
          </table:table-cell>
          <table:table-cell table:style-name="ce21" table:formula="of:=IF([$raw.AR2]=&quot;&quot;; &quot;&quot;; [$raw.AR2])">
            <text:p/>
          </table:table-cell>
          <table:table-cell table:style-name="ce21" table:formula="of:=IF([$raw.AS2]=&quot;&quot;; &quot;&quot;; [$raw.AS2])">
            <text:p/>
          </table:table-cell>
          <table:table-cell table:style-name="ce21" table:formula="of:=IF([$raw.AT2]=&quot;&quot;; &quot;&quot;; [$raw.AT2])">
            <text:p/>
          </table:table-cell>
          <table:table-cell table:style-name="ce21" table:formula="of:=IF([$raw.AU2]=&quot;&quot;; &quot;&quot;; [$raw.AU2])">
            <text:p/>
          </table:table-cell>
          <table:table-cell table:style-name="ce21" table:formula="of:=IF([$raw.AV2]=&quot;&quot;; &quot;&quot;; [$raw.AV2])">
            <text:p/>
          </table:table-cell>
          <table:table-cell table:style-name="ce21" table:formula="of:=IF([$raw.AW2]=&quot;&quot;; &quot;&quot;; [$raw.AW2])">
            <text:p/>
          </table:table-cell>
          <table:table-cell table:style-name="ce21" table:formula="of:=IF([$raw.AX2]=&quot;&quot;; &quot;&quot;; [$raw.AX2])">
            <text:p/>
          </table:table-cell>
          <table:table-cell table:style-name="ce21" table:formula="of:=IF([$raw.AY2]=&quot;&quot;; &quot;&quot;; [$raw.AY2])">
            <text:p/>
          </table:table-cell>
          <table:table-cell table:style-name="ce21" table:formula="of:=IF([$raw.AZ2]=&quot;&quot;; &quot;&quot;; [$raw.AZ2])">
            <text:p/>
          </table:table-cell>
          <table:table-cell table:style-name="ce21" table:formula="of:=IF([$raw.BA2]=&quot;&quot;; &quot;&quot;; [$raw.BA2])">
            <text:p/>
          </table:table-cell>
          <table:table-cell table:style-name="ce21" table:formula="of:=IF([$raw.BB2]=&quot;&quot;; &quot;&quot;; [$raw.BB2])">
            <text:p/>
          </table:table-cell>
          <table:table-cell table:style-name="ce21" table:formula="of:=IF([$raw.BC2]=&quot;&quot;; &quot;&quot;; [$raw.BC2])">
            <text:p/>
          </table:table-cell>
          <table:table-cell table:style-name="ce21" table:formula="of:=IF([$raw.BD2]=&quot;&quot;; &quot;&quot;; [$raw.BD2])">
            <text:p/>
          </table:table-cell>
          <table:table-cell table:style-name="ce21" table:formula="of:=IF([$raw.BE2]=&quot;&quot;; &quot;&quot;; [$raw.BE2])">
            <text:p/>
          </table:table-cell>
          <table:table-cell table:style-name="ce21" table:formula="of:=IF([$raw.BF2]=&quot;&quot;; &quot;&quot;; [$raw.BF2])">
            <text:p/>
          </table:table-cell>
          <table:table-cell table:style-name="ce21" table:formula="of:=IF([$raw.BG2]=&quot;&quot;; &quot;&quot;; [$raw.BG2])">
            <text:p/>
          </table:table-cell>
          <table:table-cell table:style-name="ce21" table:formula="of:=IF([$raw.BH2]=&quot;&quot;; &quot;&quot;; [$raw.BH2])">
            <text:p/>
          </table:table-cell>
          <table:table-cell table:style-name="ce21" table:formula="of:=IF([$raw.BI2]=&quot;&quot;; &quot;&quot;; [$raw.BI2])">
            <text:p/>
          </table:table-cell>
          <table:table-cell table:style-name="ce21" table:formula="of:=IF([$raw.BJ2]=&quot;&quot;; &quot;&quot;; [$raw.BJ2])">
            <text:p/>
          </table:table-cell>
          <table:table-cell table:style-name="ce21" table:formula="of:=IF([$raw.BK2]=&quot;&quot;; &quot;&quot;; [$raw.BK2])">
            <text:p/>
          </table:table-cell>
          <table:table-cell table:style-name="ce21" table:formula="of:=IF([$raw.BL2]=&quot;&quot;; &quot;&quot;; [$raw.BL2])">
            <text:p/>
          </table:table-cell>
          <table:table-cell table:style-name="ce21" table:formula="of:=IF([$raw.BM2]=&quot;&quot;; &quot;&quot;; [$raw.BM2])">
            <text:p/>
          </table:table-cell>
          <table:table-cell table:style-name="ce21" table:formula="of:=IF([$raw.BN2]=&quot;&quot;; &quot;&quot;; [$raw.BN2])">
            <text:p/>
          </table:table-cell>
          <table:table-cell table:style-name="ce21" table:formula="of:=IF([$raw.BO2]=&quot;&quot;; &quot;&quot;; [$raw.BO2])">
            <text:p/>
          </table:table-cell>
          <table:table-cell table:style-name="ce21" table:formula="of:=IF([$raw.BP2]=&quot;&quot;; &quot;&quot;; [$raw.BP2])">
            <text:p/>
          </table:table-cell>
          <table:table-cell table:style-name="ce21" table:formula="of:=IF([$raw.BQ2]=&quot;&quot;; &quot;&quot;; [$raw.BQ2])">
            <text:p/>
          </table:table-cell>
          <table:table-cell table:style-name="ce21" table:formula="of:=IF([$raw.BR2]=&quot;&quot;; &quot;&quot;; [$raw.BR2])">
            <text:p/>
          </table:table-cell>
          <table:table-cell table:style-name="ce21" table:formula="of:=IF([$raw.BS2]=&quot;&quot;; &quot;&quot;; [$raw.BS2])">
            <text:p/>
          </table:table-cell>
          <table:table-cell table:style-name="ce21" table:formula="of:=IF([$raw.BT2]=&quot;&quot;; &quot;&quot;; [$raw.BT2])">
            <text:p/>
          </table:table-cell>
          <table:table-cell table:style-name="ce21" table:formula="of:=IF([$raw.BU2]=&quot;&quot;; &quot;&quot;; [$raw.BU2])">
            <text:p/>
          </table:table-cell>
          <table:table-cell table:style-name="ce21" table:formula="of:=IF([$raw.BV2]=&quot;&quot;; &quot;&quot;; [$raw.BV2])">
            <text:p/>
          </table:table-cell>
          <table:table-cell table:style-name="ce21" table:formula="of:=IF([$raw.BW2]=&quot;&quot;; &quot;&quot;; [$raw.BW2])">
            <text:p/>
          </table:table-cell>
          <table:table-cell table:style-name="ce21" table:formula="of:=IF([$raw.BX2]=&quot;&quot;; &quot;&quot;; [$raw.BX2])">
            <text:p/>
          </table:table-cell>
          <table:table-cell table:style-name="ce21" table:formula="of:=IF([$raw.BY2]=&quot;&quot;; &quot;&quot;; [$raw.BY2])">
            <text:p/>
          </table:table-cell>
          <table:table-cell table:style-name="ce21" table:formula="of:=IF([$raw.BZ2]=&quot;&quot;; &quot;&quot;; [$raw.BZ2])">
            <text:p/>
          </table:table-cell>
          <table:table-cell table:style-name="ce21" table:formula="of:=IF([$raw.CA2]=&quot;&quot;; &quot;&quot;; [$raw.CA2])">
            <text:p/>
          </table:table-cell>
          <table:table-cell table:style-name="ce21" table:formula="of:=IF([$raw.CB2]=&quot;&quot;; &quot;&quot;; [$raw.CB2])">
            <text:p/>
          </table:table-cell>
          <table:table-cell table:style-name="ce21" table:formula="of:=IF([$raw.CC2]=&quot;&quot;; &quot;&quot;; [$raw.CC2])">
            <text:p/>
          </table:table-cell>
          <table:table-cell table:style-name="ce21" table:formula="of:=IF([$raw.CD2]=&quot;&quot;; &quot;&quot;; [$raw.CD2])">
            <text:p/>
          </table:table-cell>
          <table:table-cell table:style-name="ce21" table:formula="of:=IF([$raw.CE2]=&quot;&quot;; &quot;&quot;; [$raw.CE2])">
            <text:p/>
          </table:table-cell>
          <table:table-cell table:style-name="ce21" table:formula="of:=IF([$raw.CF2]=&quot;&quot;; &quot;&quot;; [$raw.CF2])">
            <text:p/>
          </table:table-cell>
          <table:table-cell table:style-name="ce21" table:formula="of:=IF([$raw.CG2]=&quot;&quot;; &quot;&quot;; [$raw.CG2])">
            <text:p/>
          </table:table-cell>
          <table:table-cell table:style-name="ce21" table:formula="of:=IF([$raw.CH2]=&quot;&quot;; &quot;&quot;; [$raw.CH2])">
            <text:p/>
          </table:table-cell>
          <table:table-cell table:style-name="ce21" table:formula="of:=IF([$raw.CI2]=&quot;&quot;; &quot;&quot;; [$raw.CI2])">
            <text:p/>
          </table:table-cell>
          <table:table-cell table:style-name="ce21" table:formula="of:=IF([$raw.CJ2]=&quot;&quot;; &quot;&quot;; [$raw.CJ2])">
            <text:p/>
          </table:table-cell>
          <table:table-cell table:style-name="ce21" table:formula="of:=IF([$raw.CK2]=&quot;&quot;; &quot;&quot;; [$raw.CK2])">
            <text:p/>
          </table:table-cell>
          <table:table-cell table:style-name="ce21" table:formula="of:=IF([$raw.CL2]=&quot;&quot;; &quot;&quot;; [$raw.CL2])">
            <text:p/>
          </table:table-cell>
          <table:table-cell table:style-name="ce21" table:formula="of:=IF([$raw.CM2]=&quot;&quot;; &quot;&quot;; [$raw.CM2])">
            <text:p/>
          </table:table-cell>
          <table:table-cell table:style-name="ce21" table:formula="of:=IF([$raw.CN2]=&quot;&quot;; &quot;&quot;; [$raw.CN2])">
            <text:p/>
          </table:table-cell>
          <table:table-cell table:style-name="ce21" table:formula="of:=IF([$raw.CO2]=&quot;&quot;; &quot;&quot;; [$raw.CO2])">
            <text:p/>
          </table:table-cell>
          <table:table-cell table:style-name="ce21" table:formula="of:=IF([$raw.CP2]=&quot;&quot;; &quot;&quot;; [$raw.CP2])">
            <text:p/>
          </table:table-cell>
          <table:table-cell table:style-name="ce21" table:formula="of:=IF([$raw.CQ2]=&quot;&quot;; &quot;&quot;; [$raw.CQ2])">
            <text:p/>
          </table:table-cell>
          <table:table-cell table:style-name="ce21" table:formula="of:=IF([$raw.CR2]=&quot;&quot;; &quot;&quot;; [$raw.CR2])">
            <text:p/>
          </table:table-cell>
          <table:table-cell table:style-name="ce21" table:formula="of:=IF([$raw.CS2]=&quot;&quot;; &quot;&quot;; [$raw.CS2])">
            <text:p/>
          </table:table-cell>
          <table:table-cell table:style-name="ce21" table:formula="of:=IF([$raw.CT2]=&quot;&quot;; &quot;&quot;; [$raw.CT2])">
            <text:p/>
          </table:table-cell>
          <table:table-cell table:style-name="ce21" table:formula="of:=IF([$raw.CU2]=&quot;&quot;; &quot;&quot;; [$raw.CU2])">
            <text:p/>
          </table:table-cell>
          <table:table-cell table:style-name="ce21" table:formula="of:=IF([$raw.CV2]=&quot;&quot;; &quot;&quot;; [$raw.CV2])">
            <text:p/>
          </table:table-cell>
          <table:table-cell table:style-name="ce21" table:formula="of:=IF([$raw.CW2]=&quot;&quot;; &quot;&quot;; [$raw.CW2])">
            <text:p/>
          </table:table-cell>
          <table:table-cell table:style-name="ce21" table:formula="of:=IF([$raw.CX2]=&quot;&quot;; &quot;&quot;; [$raw.CX2])">
            <text:p/>
          </table:table-cell>
          <table:table-cell table:style-name="ce21" table:formula="of:=IF([$raw.CY2]=&quot;&quot;; &quot;&quot;; [$raw.CY2])">
            <text:p/>
          </table:table-cell>
          <table:table-cell table:style-name="ce21" table:formula="of:=IF([$raw.CZ2]=&quot;&quot;; &quot;&quot;; [$raw.CZ2])">
            <text:p/>
          </table:table-cell>
          <table:table-cell table:style-name="ce21" table:formula="of:=IF([$raw.DA2]=&quot;&quot;; &quot;&quot;; [$raw.DA2])">
            <text:p/>
          </table:table-cell>
          <table:table-cell table:style-name="ce21" table:formula="of:=IF([$raw.DB2]=&quot;&quot;; &quot;&quot;; [$raw.DB2])">
            <text:p/>
          </table:table-cell>
          <table:table-cell table:style-name="ce21" table:formula="of:=IF([$raw.DC2]=&quot;&quot;; &quot;&quot;; [$raw.DC2])">
            <text:p/>
          </table:table-cell>
          <table:table-cell table:style-name="ce21" table:formula="of:=IF([$raw.DD2]=&quot;&quot;; &quot;&quot;; [$raw.DD2])">
            <text:p/>
          </table:table-cell>
          <table:table-cell table:style-name="ce21" table:formula="of:=IF([$raw.DE2]=&quot;&quot;; &quot;&quot;; [$raw.DE2])">
            <text:p/>
          </table:table-cell>
          <table:table-cell table:style-name="ce21" table:formula="of:=IF([$raw.DF2]=&quot;&quot;; &quot;&quot;; [$raw.DF2])">
            <text:p/>
          </table:table-cell>
          <table:table-cell table:style-name="ce21" table:formula="of:=IF([$raw.DG2]=&quot;&quot;; &quot;&quot;; [$raw.DG2])">
            <text:p/>
          </table:table-cell>
          <table:table-cell table:style-name="ce21" table:formula="of:=IF([$raw.DH2]=&quot;&quot;; &quot;&quot;; [$raw.DH2])">
            <text:p/>
          </table:table-cell>
          <table:table-cell table:style-name="ce21" table:formula="of:=IF([$raw.DI2]=&quot;&quot;; &quot;&quot;; [$raw.DI2])">
            <text:p/>
          </table:table-cell>
          <table:table-cell table:style-name="ce21" table:formula="of:=IF([$raw.DJ2]=&quot;&quot;; &quot;&quot;; [$raw.DJ2])">
            <text:p/>
          </table:table-cell>
          <table:table-cell table:style-name="ce21" table:formula="of:=IF([$raw.DK2]=&quot;&quot;; &quot;&quot;; [$raw.DK2])">
            <text:p/>
          </table:table-cell>
          <table:table-cell table:style-name="ce21" table:formula="of:=IF([$raw.DL2]=&quot;&quot;; &quot;&quot;; [$raw.DL2])">
            <text:p/>
          </table:table-cell>
          <table:table-cell table:style-name="ce21" table:formula="of:=IF([$raw.DM2]=&quot;&quot;; &quot;&quot;; [$raw.DM2])">
            <text:p/>
          </table:table-cell>
          <table:table-cell table:style-name="ce21" table:formula="of:=IF([$raw.DN2]=&quot;&quot;; &quot;&quot;; [$raw.DN2])">
            <text:p/>
          </table:table-cell>
          <table:table-cell table:style-name="ce21" table:formula="of:=IF([$raw.DO2]=&quot;&quot;; &quot;&quot;; [$raw.DO2])">
            <text:p/>
          </table:table-cell>
          <table:table-cell table:style-name="ce21" table:formula="of:=IF([$raw.DP2]=&quot;&quot;; &quot;&quot;; [$raw.DP2])">
            <text:p/>
          </table:table-cell>
          <table:table-cell table:style-name="ce21" table:number-columns-repeated="88"/>
          <table:table-cell table:style-name="ce8" table:number-columns-repeated="8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]/[raw.$E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]/[raw.$E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]/[raw.$E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]/[raw.$E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]/[raw.$E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]/[raw.$E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]/[raw.$E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]/[raw.$E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1]/[raw.$E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2]/[raw.$E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3]/[raw.$E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4]/[raw.$E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5]/[raw.$E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6]/[raw.$E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7]/[raw.$E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8]/[raw.$E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9]/[raw.$E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0]/[raw.$E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1]/[raw.$E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2]/[raw.$E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3]/[raw.$E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4]/[raw.$E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5]/[raw.$E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6]/[raw.$E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7]/[raw.$E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8]/[raw.$E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9]/[raw.$E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0]/[raw.$E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1]/[raw.$E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2]/[raw.$E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3]/[raw.$E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4]/[raw.$E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5]/[raw.$E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6]/[raw.$E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7]/[raw.$E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8]/[raw.$E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9]/[raw.$E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0]/[raw.$E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1]/[raw.$E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2]/[raw.$E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3]/[raw.$E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4]/[raw.$E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5]/[raw.$E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6]/[raw.$E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7]/[raw.$E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8]/[raw.$E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9]/[raw.$E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0]/[raw.$E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1]/[raw.$E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2]/[raw.$E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3]/[raw.$E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4]/[raw.$E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5]/[raw.$E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6]/[raw.$E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7]/[raw.$E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8]/[raw.$E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9]/[raw.$E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0]/[raw.$E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1]/[raw.$E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2]/[raw.$E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3]/[raw.$E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4]/[raw.$E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5]/[raw.$E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6]/[raw.$E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7]/[raw.$E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8]/[raw.$E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9]/[raw.$E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0]/[raw.$E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1]/[raw.$E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2]/[raw.$E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3]/[raw.$E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4]/[raw.$E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5]/[raw.$E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6]/[raw.$E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7]/[raw.$E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8]/[raw.$E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9]/[raw.$E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0]/[raw.$E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1]/[raw.$E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2]/[raw.$E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3]/[raw.$E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4]/[raw.$E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5]/[raw.$E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6]/[raw.$E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7]/[raw.$E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8]/[raw.$E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9]/[raw.$E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0]/[raw.$E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1]/[raw.$E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2]/[raw.$E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3]/[raw.$E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4]/[raw.$E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5]/[raw.$E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6]/[raw.$E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7]/[raw.$E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8]/[raw.$E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9]/[raw.$E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0]/[raw.$E1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01]/[raw.$E1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02]/[raw.$E1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03]/[raw.$E1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04]/[raw.$E1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5]/[raw.$E1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06]/[raw.$E1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07]/[raw.$E1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08]/[raw.$E1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09]/[raw.$E1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10]/[raw.$E1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11]/[raw.$E1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12]/[raw.$E1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13]/[raw.$E1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14]/[raw.$E1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15]/[raw.$E1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16]/[raw.$E1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17]/[raw.$E1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18]/[raw.$E1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19]/[raw.$E1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20]/[raw.$E1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21]/[raw.$E1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22]/[raw.$E1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23]/[raw.$E1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24]/[raw.$E1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25]/[raw.$E1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26]/[raw.$E1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27]/[raw.$E1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28]/[raw.$E1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29]/[raw.$E1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30]/[raw.$E1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31]/[raw.$E1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32]/[raw.$E1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33]/[raw.$E1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34]/[raw.$E1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35]/[raw.$E1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36]/[raw.$E1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37]/[raw.$E1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38]/[raw.$E1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39]/[raw.$E1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40]/[raw.$E1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41]/[raw.$E1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42]/[raw.$E1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43]/[raw.$E1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44]/[raw.$E1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45]/[raw.$E1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46]/[raw.$E1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47]/[raw.$E1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48]/[raw.$E1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49]/[raw.$E1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50]/[raw.$E1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51]/[raw.$E1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52]/[raw.$E1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53]/[raw.$E1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54]/[raw.$E1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55]/[raw.$E1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56]/[raw.$E1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57]/[raw.$E1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58]/[raw.$E1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59]/[raw.$E1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60]/[raw.$E1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61]/[raw.$E1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62]/[raw.$E1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63]/[raw.$E1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64]/[raw.$E1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65]/[raw.$E1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66]/[raw.$E1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67]/[raw.$E1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68]/[raw.$E1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69]/[raw.$E1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70]/[raw.$E1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71]/[raw.$E1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72]/[raw.$E1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73]/[raw.$E1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74]/[raw.$E1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75]/[raw.$E1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76]/[raw.$E1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77]/[raw.$E1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78]/[raw.$E1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79]/[raw.$E1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80]/[raw.$E1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81]/[raw.$E1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82]/[raw.$E1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83]/[raw.$E1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84]/[raw.$E1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85]/[raw.$E1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86]/[raw.$E1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87]/[raw.$E1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88]/[raw.$E1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89]/[raw.$E1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90]/[raw.$E1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91]/[raw.$E1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92]/[raw.$E1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93]/[raw.$E1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94]/[raw.$E1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95]/[raw.$E1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96]/[raw.$E1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97]/[raw.$E1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98]/[raw.$E1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99]/[raw.$E1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00]/[raw.$E2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01]/[raw.$E2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02]/[raw.$E2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03]/[raw.$E2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04]/[raw.$E2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05]/[raw.$E2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06]/[raw.$E2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07]/[raw.$E2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08]/[raw.$E2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09]/[raw.$E2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10]/[raw.$E2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11]/[raw.$E2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12]/[raw.$E2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13]/[raw.$E2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14]/[raw.$E2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15]/[raw.$E2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16]/[raw.$E2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17]/[raw.$E2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18]/[raw.$E2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19]/[raw.$E2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20]/[raw.$E2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21]/[raw.$E2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22]/[raw.$E2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23]/[raw.$E2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24]/[raw.$E2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25]/[raw.$E2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26]/[raw.$E2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27]/[raw.$E2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28]/[raw.$E2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29]/[raw.$E2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30]/[raw.$E2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31]/[raw.$E2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32]/[raw.$E2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33]/[raw.$E2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34]/[raw.$E2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35]/[raw.$E2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36]/[raw.$E2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37]/[raw.$E2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38]/[raw.$E2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39]/[raw.$E2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40]/[raw.$E2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41]/[raw.$E2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42]/[raw.$E2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43]/[raw.$E2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44]/[raw.$E2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45]/[raw.$E2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46]/[raw.$E2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47]/[raw.$E2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48]/[raw.$E2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49]/[raw.$E2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50]/[raw.$E2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51]/[raw.$E2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52]/[raw.$E2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53]/[raw.$E2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54]/[raw.$E2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55]/[raw.$E2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56]/[raw.$E2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57]/[raw.$E2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58]/[raw.$E2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59]/[raw.$E2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60]/[raw.$E2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61]/[raw.$E2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62]/[raw.$E2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63]/[raw.$E2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64]/[raw.$E2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65]/[raw.$E2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66]/[raw.$E2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67]/[raw.$E2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68]/[raw.$E2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69]/[raw.$E2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70]/[raw.$E2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71]/[raw.$E2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72]/[raw.$E2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73]/[raw.$E2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74]/[raw.$E2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75]/[raw.$E2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76]/[raw.$E2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77]/[raw.$E2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78]/[raw.$E2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79]/[raw.$E2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80]/[raw.$E2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81]/[raw.$E2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82]/[raw.$E2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83]/[raw.$E2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84]/[raw.$E2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85]/[raw.$E2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86]/[raw.$E2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87]/[raw.$E2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88]/[raw.$E2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89]/[raw.$E2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90]/[raw.$E2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91]/[raw.$E2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92]/[raw.$E2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93]/[raw.$E2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94]/[raw.$E2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95]/[raw.$E2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96]/[raw.$E2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97]/[raw.$E2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98]/[raw.$E2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99]/[raw.$E2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00]/[raw.$E3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01]/[raw.$E3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02]/[raw.$E3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03]/[raw.$E3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04]/[raw.$E3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05]/[raw.$E3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06]/[raw.$E3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07]/[raw.$E3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08]/[raw.$E3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09]/[raw.$E3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10]/[raw.$E3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11]/[raw.$E3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12]/[raw.$E3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13]/[raw.$E3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14]/[raw.$E3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15]/[raw.$E3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16]/[raw.$E3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17]/[raw.$E3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18]/[raw.$E3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19]/[raw.$E3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20]/[raw.$E3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21]/[raw.$E3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22]/[raw.$E3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23]/[raw.$E3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24]/[raw.$E3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25]/[raw.$E3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26]/[raw.$E3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27]/[raw.$E3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28]/[raw.$E3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29]/[raw.$E3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30]/[raw.$E3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31]/[raw.$E3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32]/[raw.$E3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33]/[raw.$E3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34]/[raw.$E3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35]/[raw.$E3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36]/[raw.$E3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37]/[raw.$E3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38]/[raw.$E3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39]/[raw.$E3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40]/[raw.$E3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41]/[raw.$E3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42]/[raw.$E3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43]/[raw.$E3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44]/[raw.$E3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45]/[raw.$E3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46]/[raw.$E3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47]/[raw.$E3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48]/[raw.$E3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49]/[raw.$E3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50]/[raw.$E3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51]/[raw.$E3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52]/[raw.$E3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53]/[raw.$E3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54]/[raw.$E3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55]/[raw.$E3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56]/[raw.$E3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57]/[raw.$E3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58]/[raw.$E3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59]/[raw.$E3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60]/[raw.$E3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61]/[raw.$E3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62]/[raw.$E3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63]/[raw.$E3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64]/[raw.$E3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65]/[raw.$E3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66]/[raw.$E3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67]/[raw.$E3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68]/[raw.$E3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69]/[raw.$E3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70]/[raw.$E3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71]/[raw.$E3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72]/[raw.$E3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73]/[raw.$E3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74]/[raw.$E3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75]/[raw.$E3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76]/[raw.$E3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77]/[raw.$E3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78]/[raw.$E3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79]/[raw.$E3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80]/[raw.$E3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81]/[raw.$E3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82]/[raw.$E3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83]/[raw.$E3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84]/[raw.$E3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85]/[raw.$E3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86]/[raw.$E3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87]/[raw.$E3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88]/[raw.$E3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89]/[raw.$E3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90]/[raw.$E3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91]/[raw.$E3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92]/[raw.$E3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93]/[raw.$E3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94]/[raw.$E3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95]/[raw.$E3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96]/[raw.$E3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97]/[raw.$E3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98]/[raw.$E3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99]/[raw.$E3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00]/[raw.$E4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01]/[raw.$E4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02]/[raw.$E4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03]/[raw.$E4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04]/[raw.$E4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05]/[raw.$E4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06]/[raw.$E4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07]/[raw.$E4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08]/[raw.$E4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09]/[raw.$E4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10]/[raw.$E4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11]/[raw.$E4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12]/[raw.$E4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13]/[raw.$E4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14]/[raw.$E4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15]/[raw.$E4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16]/[raw.$E4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17]/[raw.$E4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18]/[raw.$E4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19]/[raw.$E4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20]/[raw.$E4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21]/[raw.$E4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22]/[raw.$E4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23]/[raw.$E4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24]/[raw.$E4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25]/[raw.$E4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26]/[raw.$E4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27]/[raw.$E4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28]/[raw.$E4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29]/[raw.$E4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30]/[raw.$E4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31]/[raw.$E4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32]/[raw.$E4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33]/[raw.$E4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34]/[raw.$E4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35]/[raw.$E4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36]/[raw.$E4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37]/[raw.$E4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38]/[raw.$E4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39]/[raw.$E4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40]/[raw.$E4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41]/[raw.$E4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42]/[raw.$E4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43]/[raw.$E4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44]/[raw.$E4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45]/[raw.$E4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46]/[raw.$E4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47]/[raw.$E4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48]/[raw.$E4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49]/[raw.$E4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50]/[raw.$E4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51]/[raw.$E4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52]/[raw.$E4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53]/[raw.$E4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54]/[raw.$E4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55]/[raw.$E4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56]/[raw.$E4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57]/[raw.$E4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58]/[raw.$E4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59]/[raw.$E4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60]/[raw.$E4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61]/[raw.$E4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62]/[raw.$E4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63]/[raw.$E4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64]/[raw.$E4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65]/[raw.$E4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66]/[raw.$E4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67]/[raw.$E4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68]/[raw.$E4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69]/[raw.$E4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70]/[raw.$E4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71]/[raw.$E4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72]/[raw.$E4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73]/[raw.$E4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74]/[raw.$E4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75]/[raw.$E4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76]/[raw.$E4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77]/[raw.$E4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78]/[raw.$E4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79]/[raw.$E4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80]/[raw.$E4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81]/[raw.$E4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82]/[raw.$E4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83]/[raw.$E4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84]/[raw.$E4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85]/[raw.$E4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86]/[raw.$E4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87]/[raw.$E4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88]/[raw.$E4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89]/[raw.$E4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90]/[raw.$E4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91]/[raw.$E4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92]/[raw.$E4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93]/[raw.$E4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94]/[raw.$E4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95]/[raw.$E4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96]/[raw.$E4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97]/[raw.$E4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98]/[raw.$E4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99]/[raw.$E4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00]/[raw.$E5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01]/[raw.$E5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02]/[raw.$E5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03]/[raw.$E5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04]/[raw.$E5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05]/[raw.$E5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06]/[raw.$E5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07]/[raw.$E5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08]/[raw.$E5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09]/[raw.$E5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10]/[raw.$E5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11]/[raw.$E5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12]/[raw.$E5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13]/[raw.$E5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14]/[raw.$E5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15]/[raw.$E5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16]/[raw.$E5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17]/[raw.$E5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18]/[raw.$E5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19]/[raw.$E5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20]/[raw.$E5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21]/[raw.$E5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22]/[raw.$E5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23]/[raw.$E5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24]/[raw.$E5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25]/[raw.$E5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26]/[raw.$E5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27]/[raw.$E5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28]/[raw.$E5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29]/[raw.$E5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30]/[raw.$E5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31]/[raw.$E5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32]/[raw.$E5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33]/[raw.$E5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34]/[raw.$E5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35]/[raw.$E5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36]/[raw.$E5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37]/[raw.$E5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38]/[raw.$E5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39]/[raw.$E5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40]/[raw.$E5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41]/[raw.$E5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42]/[raw.$E5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43]/[raw.$E5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44]/[raw.$E5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45]/[raw.$E5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46]/[raw.$E5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47]/[raw.$E5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48]/[raw.$E5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49]/[raw.$E5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50]/[raw.$E5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51]/[raw.$E5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52]/[raw.$E5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53]/[raw.$E5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54]/[raw.$E5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55]/[raw.$E5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56]/[raw.$E5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57]/[raw.$E5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58]/[raw.$E5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59]/[raw.$E5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60]/[raw.$E5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61]/[raw.$E5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62]/[raw.$E5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63]/[raw.$E5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64]/[raw.$E5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65]/[raw.$E5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66]/[raw.$E5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67]/[raw.$E5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68]/[raw.$E5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69]/[raw.$E5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70]/[raw.$E5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71]/[raw.$E5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72]/[raw.$E5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73]/[raw.$E5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74]/[raw.$E5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75]/[raw.$E5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76]/[raw.$E5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77]/[raw.$E5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78]/[raw.$E5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79]/[raw.$E5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80]/[raw.$E5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81]/[raw.$E5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82]/[raw.$E5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83]/[raw.$E5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84]/[raw.$E5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85]/[raw.$E5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86]/[raw.$E5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87]/[raw.$E5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88]/[raw.$E5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89]/[raw.$E5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90]/[raw.$E5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91]/[raw.$E5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92]/[raw.$E5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93]/[raw.$E5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94]/[raw.$E5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95]/[raw.$E5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96]/[raw.$E5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97]/[raw.$E5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98]/[raw.$E5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99]/[raw.$E5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00]/[raw.$E6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01]/[raw.$E6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02]/[raw.$E6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03]/[raw.$E6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04]/[raw.$E6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05]/[raw.$E6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06]/[raw.$E6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07]/[raw.$E6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08]/[raw.$E6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09]/[raw.$E6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10]/[raw.$E6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11]/[raw.$E6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12]/[raw.$E6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13]/[raw.$E6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14]/[raw.$E6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15]/[raw.$E6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16]/[raw.$E6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17]/[raw.$E6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18]/[raw.$E6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19]/[raw.$E6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20]/[raw.$E6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21]/[raw.$E6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22]/[raw.$E6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23]/[raw.$E6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24]/[raw.$E6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25]/[raw.$E6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26]/[raw.$E6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27]/[raw.$E6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28]/[raw.$E6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29]/[raw.$E6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30]/[raw.$E6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31]/[raw.$E6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32]/[raw.$E6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33]/[raw.$E6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34]/[raw.$E6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35]/[raw.$E6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36]/[raw.$E6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37]/[raw.$E6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38]/[raw.$E6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39]/[raw.$E6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40]/[raw.$E6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41]/[raw.$E6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42]/[raw.$E6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43]/[raw.$E6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44]/[raw.$E6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45]/[raw.$E6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46]/[raw.$E6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47]/[raw.$E6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48]/[raw.$E6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49]/[raw.$E6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50]/[raw.$E6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51]/[raw.$E6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52]/[raw.$E6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53]/[raw.$E6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54]/[raw.$E6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55]/[raw.$E6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56]/[raw.$E6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57]/[raw.$E6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58]/[raw.$E6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59]/[raw.$E6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60]/[raw.$E6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61]/[raw.$E6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62]/[raw.$E6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63]/[raw.$E6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64]/[raw.$E6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65]/[raw.$E6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66]/[raw.$E6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67]/[raw.$E6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68]/[raw.$E6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69]/[raw.$E6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70]/[raw.$E6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71]/[raw.$E6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72]/[raw.$E6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73]/[raw.$E6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74]/[raw.$E6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75]/[raw.$E6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76]/[raw.$E6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77]/[raw.$E6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78]/[raw.$E6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79]/[raw.$E6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80]/[raw.$E6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81]/[raw.$E6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82]/[raw.$E6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83]/[raw.$E6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84]/[raw.$E6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85]/[raw.$E6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86]/[raw.$E6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87]/[raw.$E6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88]/[raw.$E6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89]/[raw.$E6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90]/[raw.$E6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91]/[raw.$E6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92]/[raw.$E6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93]/[raw.$E6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94]/[raw.$E6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95]/[raw.$E6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96]/[raw.$E6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97]/[raw.$E6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98]/[raw.$E6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99]/[raw.$E6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00]/[raw.$E7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01]/[raw.$E7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02]/[raw.$E7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03]/[raw.$E7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04]/[raw.$E7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05]/[raw.$E7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06]/[raw.$E7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07]/[raw.$E7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08]/[raw.$E7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09]/[raw.$E7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10]/[raw.$E7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11]/[raw.$E7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12]/[raw.$E7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13]/[raw.$E7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14]/[raw.$E7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15]/[raw.$E7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16]/[raw.$E7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17]/[raw.$E7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18]/[raw.$E7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19]/[raw.$E7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20]/[raw.$E7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21]/[raw.$E7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22]/[raw.$E7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23]/[raw.$E7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24]/[raw.$E7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25]/[raw.$E7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26]/[raw.$E7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27]/[raw.$E7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28]/[raw.$E7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29]/[raw.$E7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30]/[raw.$E7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31]/[raw.$E7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32]/[raw.$E7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33]/[raw.$E7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34]/[raw.$E7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35]/[raw.$E7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36]/[raw.$E7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37]/[raw.$E7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38]/[raw.$E7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39]/[raw.$E7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40]/[raw.$E7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41]/[raw.$E7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42]/[raw.$E7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43]/[raw.$E7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44]/[raw.$E7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45]/[raw.$E7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46]/[raw.$E7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47]/[raw.$E7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48]/[raw.$E7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49]/[raw.$E7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50]/[raw.$E7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51]/[raw.$E7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52]/[raw.$E7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53]/[raw.$E7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54]/[raw.$E7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55]/[raw.$E7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56]/[raw.$E7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57]/[raw.$E7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58]/[raw.$E7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59]/[raw.$E7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60]/[raw.$E7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61]/[raw.$E7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62]/[raw.$E7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63]/[raw.$E7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64]/[raw.$E7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65]/[raw.$E7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66]/[raw.$E7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67]/[raw.$E7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68]/[raw.$E7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69]/[raw.$E7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70]/[raw.$E7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71]/[raw.$E7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72]/[raw.$E7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73]/[raw.$E7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74]/[raw.$E7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75]/[raw.$E7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76]/[raw.$E7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77]/[raw.$E7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78]/[raw.$E7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79]/[raw.$E7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80]/[raw.$E7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81]/[raw.$E7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82]/[raw.$E7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83]/[raw.$E7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84]/[raw.$E7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85]/[raw.$E7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86]/[raw.$E7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87]/[raw.$E7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88]/[raw.$E7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89]/[raw.$E7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90]/[raw.$E7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91]/[raw.$E7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92]/[raw.$E7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93]/[raw.$E7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94]/[raw.$E7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95]/[raw.$E7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96]/[raw.$E7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97]/[raw.$E7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98]/[raw.$E7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99]/[raw.$E7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00]/[raw.$E8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01]/[raw.$E8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02]/[raw.$E8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03]/[raw.$E8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04]/[raw.$E8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05]/[raw.$E8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06]/[raw.$E8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07]/[raw.$E8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08]/[raw.$E8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09]/[raw.$E8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10]/[raw.$E8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11]/[raw.$E8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12]/[raw.$E8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13]/[raw.$E8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14]/[raw.$E8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15]/[raw.$E8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16]/[raw.$E8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17]/[raw.$E8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18]/[raw.$E8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19]/[raw.$E8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20]/[raw.$E8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21]/[raw.$E8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22]/[raw.$E8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23]/[raw.$E8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24]/[raw.$E8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25]/[raw.$E8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26]/[raw.$E8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27]/[raw.$E8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28]/[raw.$E8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29]/[raw.$E8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30]/[raw.$E8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31]/[raw.$E8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32]/[raw.$E8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33]/[raw.$E8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34]/[raw.$E8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35]/[raw.$E8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36]/[raw.$E8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37]/[raw.$E8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38]/[raw.$E8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39]/[raw.$E8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40]/[raw.$E8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41]/[raw.$E8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42]/[raw.$E8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43]/[raw.$E8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44]/[raw.$E8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45]/[raw.$E8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46]/[raw.$E8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47]/[raw.$E8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48]/[raw.$E8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49]/[raw.$E8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50]/[raw.$E8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51]/[raw.$E8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52]/[raw.$E8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53]/[raw.$E8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54]/[raw.$E8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55]/[raw.$E8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56]/[raw.$E8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57]/[raw.$E8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58]/[raw.$E8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59]/[raw.$E8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60]/[raw.$E8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61]/[raw.$E8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62]/[raw.$E8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63]/[raw.$E8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64]/[raw.$E8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65]/[raw.$E8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66]/[raw.$E8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67]/[raw.$E8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68]/[raw.$E8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69]/[raw.$E8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70]/[raw.$E8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71]/[raw.$E8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72]/[raw.$E8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73]/[raw.$E8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74]/[raw.$E8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75]/[raw.$E8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76]/[raw.$E8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77]/[raw.$E8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78]/[raw.$E8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79]/[raw.$E8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80]/[raw.$E8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81]/[raw.$E8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82]/[raw.$E8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83]/[raw.$E8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84]/[raw.$E8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85]/[raw.$E8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86]/[raw.$E8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87]/[raw.$E8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88]/[raw.$E8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89]/[raw.$E8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90]/[raw.$E8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91]/[raw.$E8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92]/[raw.$E8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93]/[raw.$E8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94]/[raw.$E8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95]/[raw.$E8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96]/[raw.$E8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97]/[raw.$E8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98]/[raw.$E8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99]/[raw.$E8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00]/[raw.$E9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01]/[raw.$E9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02]/[raw.$E9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03]/[raw.$E90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04]/[raw.$E90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05]/[raw.$E90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06]/[raw.$E90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07]/[raw.$E90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08]/[raw.$E90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09]/[raw.$E90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10]/[raw.$E9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11]/[raw.$E9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12]/[raw.$E9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13]/[raw.$E9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14]/[raw.$E9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15]/[raw.$E91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16]/[raw.$E91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17]/[raw.$E91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18]/[raw.$E91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19]/[raw.$E91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20]/[raw.$E92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21]/[raw.$E9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22]/[raw.$E92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23]/[raw.$E92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24]/[raw.$E92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25]/[raw.$E92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26]/[raw.$E92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27]/[raw.$E92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28]/[raw.$E92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29]/[raw.$E92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30]/[raw.$E93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31]/[raw.$E93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32]/[raw.$E93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33]/[raw.$E93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34]/[raw.$E93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35]/[raw.$E93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36]/[raw.$E93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37]/[raw.$E93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38]/[raw.$E93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39]/[raw.$E93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40]/[raw.$E94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41]/[raw.$E94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42]/[raw.$E94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43]/[raw.$E94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44]/[raw.$E94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45]/[raw.$E94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46]/[raw.$E94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47]/[raw.$E94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48]/[raw.$E94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49]/[raw.$E94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50]/[raw.$E95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51]/[raw.$E95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52]/[raw.$E95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53]/[raw.$E95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54]/[raw.$E95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55]/[raw.$E95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56]/[raw.$E95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57]/[raw.$E95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58]/[raw.$E95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59]/[raw.$E95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60]/[raw.$E96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61]/[raw.$E96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62]/[raw.$E96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63]/[raw.$E96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64]/[raw.$E96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65]/[raw.$E96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66]/[raw.$E96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67]/[raw.$E96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68]/[raw.$E96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69]/[raw.$E96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70]/[raw.$E97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71]/[raw.$E97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72]/[raw.$E97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73]/[raw.$E97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74]/[raw.$E97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75]/[raw.$E97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76]/[raw.$E97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77]/[raw.$E97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78]/[raw.$E97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79]/[raw.$E97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80]/[raw.$E98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81]/[raw.$E98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82]/[raw.$E98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83]/[raw.$E98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84]/[raw.$E98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85]/[raw.$E98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86]/[raw.$E98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87]/[raw.$E98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88]/[raw.$E98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89]/[raw.$E98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90]/[raw.$E99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91]/[raw.$E99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92]/[raw.$E99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93]/[raw.$E99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94]/[raw.$E99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95]/[raw.$E99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96]/[raw.$E99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97]/[raw.$E99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98]/[raw.$E99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99]/[raw.$E99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00]/[raw.$E100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001]/[raw.$E100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002]/[raw.$E100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3" table:formula="of:=AVERAGE([.D3:.D1002]) * 100" office:value-type="string" office:string-value="" calcext:value-type="error">
            <text:p>#DIV/0!</text:p>
          </table:table-cell>
          <table:table-cell table:style-name="ce3" table:formula="of:=AVERAGE([.E3:.E1002]) * 100" office:value-type="string" office:string-value="" calcext:value-type="error">
            <text:p>#DIV/0!</text:p>
          </table:table-cell>
          <table:table-cell table:style-name="ce3" table:formula="of:=AVERAGE([.F3:.F1002]) * 100" office:value-type="string" office:string-value="" calcext:value-type="error">
            <text:p>#DIV/0!</text:p>
          </table:table-cell>
          <table:table-cell table:style-name="ce3" table:formula="of:=AVERAGE([.G3:.G1002]) * 100" office:value-type="string" office:string-value="" calcext:value-type="error">
            <text:p>#DIV/0!</text:p>
          </table:table-cell>
          <table:table-cell table:style-name="ce3" table:formula="of:=AVERAGE([.H3:.H1002]) * 100" office:value-type="string" office:string-value="" calcext:value-type="error">
            <text:p>#DIV/0!</text:p>
          </table:table-cell>
          <table:table-cell table:style-name="ce3" table:formula="of:=AVERAGE([.I3:.I1002]) * 100" office:value-type="string" office:string-value="" calcext:value-type="error">
            <text:p>#DIV/0!</text:p>
          </table:table-cell>
          <table:table-cell table:style-name="ce3" table:formula="of:=AVERAGE([.J3:.J1002]) * 100" office:value-type="string" office:string-value="" calcext:value-type="error">
            <text:p>#DIV/0!</text:p>
          </table:table-cell>
          <table:table-cell table:style-name="ce3" table:formula="of:=AVERAGE([.K3:.K1002]) * 100" office:value-type="string" office:string-value="" calcext:value-type="error">
            <text:p>#DIV/0!</text:p>
          </table:table-cell>
          <table:table-cell table:style-name="ce3" table:formula="of:=AVERAGE([.L3:.L1002]) * 100" office:value-type="string" office:string-value="" calcext:value-type="error">
            <text:p>#DIV/0!</text:p>
          </table:table-cell>
          <table:table-cell table:style-name="ce3" table:formula="of:=AVERAGE([.M3:.M1002]) * 100" office:value-type="string" office:string-value="" calcext:value-type="error">
            <text:p>#DIV/0!</text:p>
          </table:table-cell>
          <table:table-cell table:style-name="ce3" table:formula="of:=AVERAGE([.N3:.N1002]) * 100" office:value-type="string" office:string-value="" calcext:value-type="error">
            <text:p>#DIV/0!</text:p>
          </table:table-cell>
          <table:table-cell table:style-name="ce3" table:formula="of:=AVERAGE([.O3:.O1002]) * 100" office:value-type="string" office:string-value="" calcext:value-type="error">
            <text:p>#DIV/0!</text:p>
          </table:table-cell>
          <table:table-cell table:style-name="ce3" table:formula="of:=AVERAGE([.P3:.P1002]) * 100" office:value-type="string" office:string-value="" calcext:value-type="error">
            <text:p>#DIV/0!</text:p>
          </table:table-cell>
          <table:table-cell table:style-name="ce3" table:formula="of:=AVERAGE([.Q3:.Q1002]) * 100" office:value-type="string" office:string-value="" calcext:value-type="error">
            <text:p>#DIV/0!</text:p>
          </table:table-cell>
          <table:table-cell table:style-name="ce3" table:formula="of:=AVERAGE([.R3:.R1002]) * 100" office:value-type="string" office:string-value="" calcext:value-type="error">
            <text:p>#DIV/0!</text:p>
          </table:table-cell>
          <table:table-cell table:style-name="ce3" table:formula="of:=AVERAGE([.S3:.S1002]) * 100" office:value-type="string" office:string-value="" calcext:value-type="error">
            <text:p>#DIV/0!</text:p>
          </table:table-cell>
          <table:table-cell table:style-name="ce3" table:formula="of:=AVERAGE([.T3:.T1002]) * 100" office:value-type="string" office:string-value="" calcext:value-type="error">
            <text:p>#DIV/0!</text:p>
          </table:table-cell>
          <table:table-cell table:style-name="ce3" table:formula="of:=AVERAGE([.U3:.U1002]) * 100" office:value-type="string" office:string-value="" calcext:value-type="error">
            <text:p>#DIV/0!</text:p>
          </table:table-cell>
          <table:table-cell table:style-name="ce3" table:formula="of:=AVERAGE([.V3:.V1002]) * 100" office:value-type="string" office:string-value="" calcext:value-type="error">
            <text:p>#DIV/0!</text:p>
          </table:table-cell>
          <table:table-cell table:style-name="ce3" table:formula="of:=AVERAGE([.W3:.W1002]) * 100" office:value-type="string" office:string-value="" calcext:value-type="error">
            <text:p>#DIV/0!</text:p>
          </table:table-cell>
          <table:table-cell table:style-name="ce3" table:formula="of:=AVERAGE([.X3:.X1002]) * 100" office:value-type="string" office:string-value="" calcext:value-type="error">
            <text:p>#DIV/0!</text:p>
          </table:table-cell>
          <table:table-cell table:style-name="ce3" table:formula="of:=AVERAGE([.Y3:.Y1002]) * 100" office:value-type="string" office:string-value="" calcext:value-type="error">
            <text:p>#DIV/0!</text:p>
          </table:table-cell>
          <table:table-cell table:style-name="ce3" table:formula="of:=AVERAGE([.Z3:.Z1002]) * 100" office:value-type="string" office:string-value="" calcext:value-type="error">
            <text:p>#DIV/0!</text:p>
          </table:table-cell>
          <table:table-cell table:style-name="ce3" table:formula="of:=AVERAGE([.AA3:.AA1002]) * 100" office:value-type="string" office:string-value="" calcext:value-type="error">
            <text:p>#DIV/0!</text:p>
          </table:table-cell>
          <table:table-cell table:style-name="ce3" table:formula="of:=AVERAGE([.AB3:.AB1002]) * 100" office:value-type="string" office:string-value="" calcext:value-type="error">
            <text:p>#DIV/0!</text:p>
          </table:table-cell>
          <table:table-cell table:style-name="ce3" table:formula="of:=AVERAGE([.AC3:.AC1002]) * 100" office:value-type="string" office:string-value="" calcext:value-type="error">
            <text:p>#DIV/0!</text:p>
          </table:table-cell>
          <table:table-cell table:style-name="ce3" table:formula="of:=AVERAGE([.AD3:.AD1002]) * 100" office:value-type="string" office:string-value="" calcext:value-type="error">
            <text:p>#DIV/0!</text:p>
          </table:table-cell>
          <table:table-cell table:style-name="ce3" table:formula="of:=AVERAGE([.AE3:.AE1002]) * 100" office:value-type="string" office:string-value="" calcext:value-type="error">
            <text:p>#DIV/0!</text:p>
          </table:table-cell>
          <table:table-cell table:style-name="ce3" table:formula="of:=AVERAGE([.AF3:.AF1002]) * 100" office:value-type="string" office:string-value="" calcext:value-type="error">
            <text:p>#DIV/0!</text:p>
          </table:table-cell>
          <table:table-cell table:style-name="ce3" table:formula="of:=AVERAGE([.AG3:.AG1002]) * 100" office:value-type="string" office:string-value="" calcext:value-type="error">
            <text:p>#DIV/0!</text:p>
          </table:table-cell>
          <table:table-cell table:style-name="ce3" table:formula="of:=AVERAGE([.AH3:.AH1002]) * 100" office:value-type="string" office:string-value="" calcext:value-type="error">
            <text:p>#DIV/0!</text:p>
          </table:table-cell>
          <table:table-cell table:style-name="ce3" table:formula="of:=AVERAGE([.AI3:.AI1002]) * 100" office:value-type="string" office:string-value="" calcext:value-type="error">
            <text:p>#DIV/0!</text:p>
          </table:table-cell>
          <table:table-cell table:style-name="ce3" table:formula="of:=AVERAGE([.AJ3:.AJ1002]) * 100" office:value-type="string" office:string-value="" calcext:value-type="error">
            <text:p>#DIV/0!</text:p>
          </table:table-cell>
          <table:table-cell table:style-name="ce3" table:formula="of:=AVERAGE([.AK3:.AK1002]) * 100" office:value-type="string" office:string-value="" calcext:value-type="error">
            <text:p>#DIV/0!</text:p>
          </table:table-cell>
          <table:table-cell table:style-name="ce3" table:formula="of:=AVERAGE([.AL3:.AL1002]) * 100" office:value-type="string" office:string-value="" calcext:value-type="error">
            <text:p>#DIV/0!</text:p>
          </table:table-cell>
          <table:table-cell table:style-name="ce3" table:formula="of:=AVERAGE([.AM3:.AM1002]) * 100" office:value-type="string" office:string-value="" calcext:value-type="error">
            <text:p>#DIV/0!</text:p>
          </table:table-cell>
          <table:table-cell table:style-name="ce3" table:formula="of:=AVERAGE([.AN3:.AN1002]) * 100" office:value-type="string" office:string-value="" calcext:value-type="error">
            <text:p>#DIV/0!</text:p>
          </table:table-cell>
          <table:table-cell table:style-name="ce3" table:formula="of:=AVERAGE([.AO3:.AO1002]) * 100" office:value-type="string" office:string-value="" calcext:value-type="error">
            <text:p>#DIV/0!</text:p>
          </table:table-cell>
          <table:table-cell table:style-name="ce3" table:formula="of:=AVERAGE([.AP3:.AP1002]) * 100" office:value-type="string" office:string-value="" calcext:value-type="error">
            <text:p>#DIV/0!</text:p>
          </table:table-cell>
          <table:table-cell table:style-name="ce3" table:formula="of:=AVERAGE([.AQ3:.AQ1002]) * 100" office:value-type="string" office:string-value="" calcext:value-type="error">
            <text:p>#DIV/0!</text:p>
          </table:table-cell>
          <table:table-cell table:style-name="ce3" table:formula="of:=AVERAGE([.AR3:.AR1002]) * 100" office:value-type="string" office:string-value="" calcext:value-type="error">
            <text:p>#DIV/0!</text:p>
          </table:table-cell>
          <table:table-cell table:style-name="ce3" table:formula="of:=AVERAGE([.AS3:.AS1002]) * 100" office:value-type="string" office:string-value="" calcext:value-type="error">
            <text:p>#DIV/0!</text:p>
          </table:table-cell>
          <table:table-cell table:style-name="ce3" table:formula="of:=AVERAGE([.AT3:.AT1002]) * 100" office:value-type="string" office:string-value="" calcext:value-type="error">
            <text:p>#DIV/0!</text:p>
          </table:table-cell>
          <table:table-cell table:style-name="ce3" table:formula="of:=AVERAGE([.AU3:.AU1002]) * 100" office:value-type="string" office:string-value="" calcext:value-type="error">
            <text:p>#DIV/0!</text:p>
          </table:table-cell>
          <table:table-cell table:style-name="ce3" table:formula="of:=AVERAGE([.AV3:.AV1002]) * 100" office:value-type="string" office:string-value="" calcext:value-type="error">
            <text:p>#DIV/0!</text:p>
          </table:table-cell>
          <table:table-cell table:style-name="ce3" table:formula="of:=AVERAGE([.AW3:.AW1002]) * 100" office:value-type="string" office:string-value="" calcext:value-type="error">
            <text:p>#DIV/0!</text:p>
          </table:table-cell>
          <table:table-cell table:style-name="ce3" table:formula="of:=AVERAGE([.AX3:.AX1002]) * 100" office:value-type="string" office:string-value="" calcext:value-type="error">
            <text:p>#DIV/0!</text:p>
          </table:table-cell>
          <table:table-cell table:style-name="ce3" table:formula="of:=AVERAGE([.AY3:.AY1002]) * 100" office:value-type="string" office:string-value="" calcext:value-type="error">
            <text:p>#DIV/0!</text:p>
          </table:table-cell>
          <table:table-cell table:style-name="ce3" table:formula="of:=AVERAGE([.AZ3:.AZ1002]) * 100" office:value-type="string" office:string-value="" calcext:value-type="error">
            <text:p>#DIV/0!</text:p>
          </table:table-cell>
          <table:table-cell table:style-name="ce3" table:formula="of:=AVERAGE([.BA3:.BA1002]) * 100" office:value-type="string" office:string-value="" calcext:value-type="error">
            <text:p>#DIV/0!</text:p>
          </table:table-cell>
          <table:table-cell table:style-name="ce3" table:formula="of:=AVERAGE([.BB3:.BB1002]) * 100" office:value-type="string" office:string-value="" calcext:value-type="error">
            <text:p>#DIV/0!</text:p>
          </table:table-cell>
          <table:table-cell table:style-name="ce3" table:formula="of:=AVERAGE([.BC3:.BC1002]) * 100" office:value-type="string" office:string-value="" calcext:value-type="error">
            <text:p>#DIV/0!</text:p>
          </table:table-cell>
          <table:table-cell table:style-name="ce3" table:formula="of:=AVERAGE([.BD3:.BD1002]) * 100" office:value-type="string" office:string-value="" calcext:value-type="error">
            <text:p>#DIV/0!</text:p>
          </table:table-cell>
          <table:table-cell table:style-name="ce3" table:formula="of:=AVERAGE([.BE3:.BE1002]) * 100" office:value-type="string" office:string-value="" calcext:value-type="error">
            <text:p>#DIV/0!</text:p>
          </table:table-cell>
          <table:table-cell table:style-name="ce3" table:formula="of:=AVERAGE([.BF3:.BF1002]) * 100" office:value-type="string" office:string-value="" calcext:value-type="error">
            <text:p>#DIV/0!</text:p>
          </table:table-cell>
          <table:table-cell table:style-name="ce3" table:formula="of:=AVERAGE([.BG3:.BG1002]) * 100" office:value-type="string" office:string-value="" calcext:value-type="error">
            <text:p>#DIV/0!</text:p>
          </table:table-cell>
          <table:table-cell table:style-name="ce3" table:formula="of:=AVERAGE([.BH3:.BH1002]) * 100" office:value-type="string" office:string-value="" calcext:value-type="error">
            <text:p>#DIV/0!</text:p>
          </table:table-cell>
          <table:table-cell table:style-name="ce3" table:formula="of:=AVERAGE([.BI3:.BI1002]) * 100" office:value-type="string" office:string-value="" calcext:value-type="error">
            <text:p>#DIV/0!</text:p>
          </table:table-cell>
          <table:table-cell table:style-name="ce3" table:formula="of:=AVERAGE([.BJ3:.BJ1002]) * 100" office:value-type="string" office:string-value="" calcext:value-type="error">
            <text:p>#DIV/0!</text:p>
          </table:table-cell>
          <table:table-cell table:style-name="ce3" table:formula="of:=AVERAGE([.BK3:.BK1002]) * 100" office:value-type="string" office:string-value="" calcext:value-type="error">
            <text:p>#DIV/0!</text:p>
          </table:table-cell>
          <table:table-cell table:style-name="ce3" table:formula="of:=AVERAGE([.BL3:.BL1002]) * 100" office:value-type="string" office:string-value="" calcext:value-type="error">
            <text:p>#DIV/0!</text:p>
          </table:table-cell>
          <table:table-cell table:style-name="ce3" table:formula="of:=AVERAGE([.BM3:.BM1002]) * 100" office:value-type="string" office:string-value="" calcext:value-type="error">
            <text:p>#DIV/0!</text:p>
          </table:table-cell>
          <table:table-cell table:style-name="ce3" table:formula="of:=AVERAGE([.BN3:.BN1002]) * 100" office:value-type="string" office:string-value="" calcext:value-type="error">
            <text:p>#DIV/0!</text:p>
          </table:table-cell>
          <table:table-cell table:style-name="ce3" table:formula="of:=AVERAGE([.BO3:.BO1002]) * 100" office:value-type="string" office:string-value="" calcext:value-type="error">
            <text:p>#DIV/0!</text:p>
          </table:table-cell>
          <table:table-cell table:style-name="ce3" table:formula="of:=AVERAGE([.BP3:.BP1002]) * 100" office:value-type="string" office:string-value="" calcext:value-type="error">
            <text:p>#DIV/0!</text:p>
          </table:table-cell>
          <table:table-cell table:style-name="ce3" table:formula="of:=AVERAGE([.BQ3:.BQ1002]) * 100" office:value-type="string" office:string-value="" calcext:value-type="error">
            <text:p>#DIV/0!</text:p>
          </table:table-cell>
          <table:table-cell table:style-name="ce3" table:formula="of:=AVERAGE([.BR3:.BR1002]) * 100" office:value-type="string" office:string-value="" calcext:value-type="error">
            <text:p>#DIV/0!</text:p>
          </table:table-cell>
          <table:table-cell table:style-name="ce3" table:formula="of:=AVERAGE([.BS3:.BS1002]) * 100" office:value-type="string" office:string-value="" calcext:value-type="error">
            <text:p>#DIV/0!</text:p>
          </table:table-cell>
          <table:table-cell table:style-name="ce3" table:formula="of:=AVERAGE([.BT3:.BT1002]) * 100" office:value-type="string" office:string-value="" calcext:value-type="error">
            <text:p>#DIV/0!</text:p>
          </table:table-cell>
          <table:table-cell table:style-name="ce3" table:formula="of:=AVERAGE([.BU3:.BU1002]) * 100" office:value-type="string" office:string-value="" calcext:value-type="error">
            <text:p>#DIV/0!</text:p>
          </table:table-cell>
          <table:table-cell table:style-name="ce3" table:formula="of:=AVERAGE([.BV3:.BV1002]) * 100" office:value-type="string" office:string-value="" calcext:value-type="error">
            <text:p>#DIV/0!</text:p>
          </table:table-cell>
          <table:table-cell table:style-name="ce3" table:formula="of:=AVERAGE([.BW3:.BW1002]) * 100" office:value-type="string" office:string-value="" calcext:value-type="error">
            <text:p>#DIV/0!</text:p>
          </table:table-cell>
          <table:table-cell table:style-name="ce3" table:formula="of:=AVERAGE([.BX3:.BX1002]) * 100" office:value-type="string" office:string-value="" calcext:value-type="error">
            <text:p>#DIV/0!</text:p>
          </table:table-cell>
          <table:table-cell table:style-name="ce3" table:formula="of:=AVERAGE([.BY3:.BY1002]) * 100" office:value-type="string" office:string-value="" calcext:value-type="error">
            <text:p>#DIV/0!</text:p>
          </table:table-cell>
          <table:table-cell table:style-name="ce3" table:formula="of:=AVERAGE([.BZ3:.BZ1002]) * 100" office:value-type="string" office:string-value="" calcext:value-type="error">
            <text:p>#DIV/0!</text:p>
          </table:table-cell>
          <table:table-cell table:style-name="ce3" table:formula="of:=AVERAGE([.CA3:.CA1002]) * 100" office:value-type="string" office:string-value="" calcext:value-type="error">
            <text:p>#DIV/0!</text:p>
          </table:table-cell>
          <table:table-cell table:style-name="ce3" table:formula="of:=AVERAGE([.CB3:.CB1002]) * 100" office:value-type="string" office:string-value="" calcext:value-type="error">
            <text:p>#DIV/0!</text:p>
          </table:table-cell>
          <table:table-cell table:style-name="ce3" table:formula="of:=AVERAGE([.CC3:.CC1002]) * 100" office:value-type="string" office:string-value="" calcext:value-type="error">
            <text:p>#DIV/0!</text:p>
          </table:table-cell>
          <table:table-cell table:style-name="ce3" table:formula="of:=AVERAGE([.CD3:.CD1002]) * 100" office:value-type="string" office:string-value="" calcext:value-type="error">
            <text:p>#DIV/0!</text:p>
          </table:table-cell>
          <table:table-cell table:style-name="ce3" table:formula="of:=AVERAGE([.CE3:.CE1002]) * 100" office:value-type="string" office:string-value="" calcext:value-type="error">
            <text:p>#DIV/0!</text:p>
          </table:table-cell>
          <table:table-cell table:style-name="ce3" table:formula="of:=AVERAGE([.CF3:.CF1002]) * 100" office:value-type="string" office:string-value="" calcext:value-type="error">
            <text:p>#DIV/0!</text:p>
          </table:table-cell>
          <table:table-cell table:style-name="ce3" table:formula="of:=AVERAGE([.CG3:.CG1002]) * 100" office:value-type="string" office:string-value="" calcext:value-type="error">
            <text:p>#DIV/0!</text:p>
          </table:table-cell>
          <table:table-cell table:style-name="ce3" table:formula="of:=AVERAGE([.CH3:.CH1002]) * 100" office:value-type="string" office:string-value="" calcext:value-type="error">
            <text:p>#DIV/0!</text:p>
          </table:table-cell>
          <table:table-cell table:style-name="ce3" table:formula="of:=AVERAGE([.CI3:.CI1002]) * 100" office:value-type="string" office:string-value="" calcext:value-type="error">
            <text:p>#DIV/0!</text:p>
          </table:table-cell>
          <table:table-cell table:style-name="ce3" table:formula="of:=AVERAGE([.CJ3:.CJ1002]) * 100" office:value-type="string" office:string-value="" calcext:value-type="error">
            <text:p>#DIV/0!</text:p>
          </table:table-cell>
          <table:table-cell table:style-name="ce3" table:formula="of:=AVERAGE([.CK3:.CK1002]) * 100" office:value-type="string" office:string-value="" calcext:value-type="error">
            <text:p>#DIV/0!</text:p>
          </table:table-cell>
          <table:table-cell table:style-name="ce3" table:formula="of:=AVERAGE([.CL3:.CL1002]) * 100" office:value-type="string" office:string-value="" calcext:value-type="error">
            <text:p>#DIV/0!</text:p>
          </table:table-cell>
          <table:table-cell table:style-name="ce3" table:formula="of:=AVERAGE([.CM3:.CM1002]) * 100" office:value-type="string" office:string-value="" calcext:value-type="error">
            <text:p>#DIV/0!</text:p>
          </table:table-cell>
          <table:table-cell table:style-name="ce3" table:formula="of:=AVERAGE([.CN3:.CN1002]) * 100" office:value-type="string" office:string-value="" calcext:value-type="error">
            <text:p>#DIV/0!</text:p>
          </table:table-cell>
          <table:table-cell table:style-name="ce3" table:formula="of:=AVERAGE([.CO3:.CO1002]) * 100" office:value-type="string" office:string-value="" calcext:value-type="error">
            <text:p>#DIV/0!</text:p>
          </table:table-cell>
          <table:table-cell table:style-name="ce3" table:formula="of:=AVERAGE([.CP3:.CP1002]) * 100" office:value-type="string" office:string-value="" calcext:value-type="error">
            <text:p>#DIV/0!</text:p>
          </table:table-cell>
          <table:table-cell table:style-name="ce3" table:formula="of:=AVERAGE([.CQ3:.CQ1002]) * 100" office:value-type="string" office:string-value="" calcext:value-type="error">
            <text:p>#DIV/0!</text:p>
          </table:table-cell>
          <table:table-cell table:style-name="ce3" table:formula="of:=AVERAGE([.CR3:.CR1002]) * 100" office:value-type="string" office:string-value="" calcext:value-type="error">
            <text:p>#DIV/0!</text:p>
          </table:table-cell>
          <table:table-cell table:style-name="ce3" table:formula="of:=AVERAGE([.CS3:.CS1002]) * 100" office:value-type="string" office:string-value="" calcext:value-type="error">
            <text:p>#DIV/0!</text:p>
          </table:table-cell>
          <table:table-cell table:style-name="ce3" table:formula="of:=AVERAGE([.CT3:.CT1002]) * 100" office:value-type="string" office:string-value="" calcext:value-type="error">
            <text:p>#DIV/0!</text:p>
          </table:table-cell>
          <table:table-cell table:style-name="ce3" table:formula="of:=AVERAGE([.CU3:.CU1002]) * 100" office:value-type="string" office:string-value="" calcext:value-type="error">
            <text:p>#DIV/0!</text:p>
          </table:table-cell>
          <table:table-cell table:style-name="ce3" table:formula="of:=AVERAGE([.CV3:.CV1002]) * 100" office:value-type="string" office:string-value="" calcext:value-type="error">
            <text:p>#DIV/0!</text:p>
          </table:table-cell>
          <table:table-cell table:style-name="ce3" table:formula="of:=AVERAGE([.CW3:.CW1002]) * 100" office:value-type="string" office:string-value="" calcext:value-type="error">
            <text:p>#DIV/0!</text:p>
          </table:table-cell>
          <table:table-cell table:style-name="ce3" table:formula="of:=AVERAGE([.CX3:.CX1002]) * 100" office:value-type="string" office:string-value="" calcext:value-type="error">
            <text:p>#DIV/0!</text:p>
          </table:table-cell>
          <table:table-cell table:style-name="ce3" table:formula="of:=AVERAGE([.CY3:.CY1002]) * 100" office:value-type="string" office:string-value="" calcext:value-type="error">
            <text:p>#DIV/0!</text:p>
          </table:table-cell>
          <table:table-cell table:style-name="ce3" table:formula="of:=AVERAGE([.CZ3:.CZ1002]) * 100" office:value-type="string" office:string-value="" calcext:value-type="error">
            <text:p>#DIV/0!</text:p>
          </table:table-cell>
          <table:table-cell table:style-name="ce3" table:formula="of:=AVERAGE([.DA3:.DA1002]) * 100" office:value-type="string" office:string-value="" calcext:value-type="error">
            <text:p>#DIV/0!</text:p>
          </table:table-cell>
          <table:table-cell table:style-name="ce3" table:formula="of:=AVERAGE([.DB3:.DB1002]) * 100" office:value-type="string" office:string-value="" calcext:value-type="error">
            <text:p>#DIV/0!</text:p>
          </table:table-cell>
          <table:table-cell table:style-name="ce3" table:formula="of:=AVERAGE([.DC3:.DC1002]) * 100" office:value-type="string" office:string-value="" calcext:value-type="error">
            <text:p>#DIV/0!</text:p>
          </table:table-cell>
          <table:table-cell table:style-name="ce3" table:formula="of:=AVERAGE([.DD3:.DD1002]) * 100" office:value-type="string" office:string-value="" calcext:value-type="error">
            <text:p>#DIV/0!</text:p>
          </table:table-cell>
          <table:table-cell table:style-name="ce3" table:formula="of:=AVERAGE([.DE3:.DE1002]) * 100" office:value-type="string" office:string-value="" calcext:value-type="error">
            <text:p>#DIV/0!</text:p>
          </table:table-cell>
          <table:table-cell table:style-name="ce3" table:formula="of:=AVERAGE([.DF3:.DF1002]) * 100" office:value-type="string" office:string-value="" calcext:value-type="error">
            <text:p>#DIV/0!</text:p>
          </table:table-cell>
          <table:table-cell table:style-name="ce3" table:formula="of:=AVERAGE([.DG3:.DG1002]) * 100" office:value-type="string" office:string-value="" calcext:value-type="error">
            <text:p>#DIV/0!</text:p>
          </table:table-cell>
          <table:table-cell table:style-name="ce3" table:formula="of:=AVERAGE([.DH3:.DH1002]) * 100" office:value-type="string" office:string-value="" calcext:value-type="error">
            <text:p>#DIV/0!</text:p>
          </table:table-cell>
          <table:table-cell table:style-name="ce3" table:formula="of:=AVERAGE([.DI3:.DI1002]) * 100" office:value-type="string" office:string-value="" calcext:value-type="error">
            <text:p>#DIV/0!</text:p>
          </table:table-cell>
          <table:table-cell table:style-name="ce3" table:formula="of:=AVERAGE([.DJ3:.DJ1002]) * 100" office:value-type="string" office:string-value="" calcext:value-type="error">
            <text:p>#DIV/0!</text:p>
          </table:table-cell>
          <table:table-cell table:style-name="ce3" table:formula="of:=AVERAGE([.DK3:.DK1002]) * 100" office:value-type="string" office:string-value="" calcext:value-type="error">
            <text:p>#DIV/0!</text:p>
          </table:table-cell>
          <table:table-cell table:style-name="ce3" table:formula="of:=AVERAGE([.DL3:.DL1002]) * 100" office:value-type="string" office:string-value="" calcext:value-type="error">
            <text:p>#DIV/0!</text:p>
          </table:table-cell>
          <table:table-cell table:style-name="ce3" table:formula="of:=AVERAGE([.DM3:.DM1002]) * 100" office:value-type="string" office:string-value="" calcext:value-type="error">
            <text:p>#DIV/0!</text:p>
          </table:table-cell>
          <table:table-cell table:style-name="ce3" table:formula="of:=AVERAGE([.DN3:.DN1002]) * 100" office:value-type="string" office:string-value="" calcext:value-type="error">
            <text:p>#DIV/0!</text:p>
          </table:table-cell>
          <table:table-cell table:style-name="ce3" table:formula="of:=AVERAGE([.DO3:.DO1002]) * 100" office:value-type="string" office:string-value="" calcext:value-type="error">
            <text:p>#DIV/0!</text:p>
          </table:table-cell>
          <table:table-cell table:style-name="ce3" table:formula="of:=AVERAGE([.DP3:.DP1002]) * 100" office:value-type="string" office:string-value="" calcext:value-type="error">
            <text:p>#DIV/0!</text:p>
          </table:table-cell>
          <table:table-cell table:style-name="ce3" table:formula="of:=AVERAGE([.DQ3:.DQ1002]) * 100" office:value-type="string" office:string-value="" calcext:value-type="error">
            <text:p>#DIV/0!</text:p>
          </table:table-cell>
          <table:table-cell table:style-name="ce3" table:formula="of:=AVERAGE([.DR3:.DR1002]) * 100" office:value-type="string" office:string-value="" calcext:value-type="error">
            <text:p>#DIV/0!</text:p>
          </table:table-cell>
          <table:table-cell table:style-name="ce3" table:formula="of:=AVERAGE([.DS3:.DS1002]) * 100" office:value-type="string" office:string-value="" calcext:value-type="error">
            <text:p>#DIV/0!</text:p>
          </table:table-cell>
          <table:table-cell table:style-name="ce3" table:formula="of:=AVERAGE([.DT3:.DT1002]) * 100" office:value-type="string" office:string-value="" calcext:value-type="error">
            <text:p>#DIV/0!</text:p>
          </table:table-cell>
          <table:table-cell table:style-name="ce3" table:formula="of:=AVERAGE([.DU3:.DU1002]) * 100" office:value-type="string" office:string-value="" calcext:value-type="error">
            <text:p>#DIV/0!</text:p>
          </table:table-cell>
          <table:table-cell table:style-name="ce3" table:formula="of:=AVERAGE([.DV3:.DV1002]) * 100" office:value-type="string" office:string-value="" calcext:value-type="error">
            <text:p>#DIV/0!</text:p>
          </table:table-cell>
          <table:table-cell table:style-name="ce3" table:formula="of:=AVERAGE([.DW3:.DW1002]) * 100" office:value-type="string" office:string-value="" calcext:value-type="error">
            <text:p>#DIV/0!</text:p>
          </table:table-cell>
          <table:table-cell table:style-name="ce3" table:formula="of:=AVERAGE([.DX3:.DX1002]) * 100" office:value-type="string" office:string-value="" calcext:value-type="error">
            <text:p>#DIV/0!</text:p>
          </table:table-cell>
          <table:table-cell table:style-name="ce3" table:formula="of:=AVERAGE([.DY3:.DY1002]) * 100" office:value-type="string" office:string-value="" calcext:value-type="error">
            <text:p>#DIV/0!</text:p>
          </table:table-cell>
          <table:table-cell table:style-name="ce3" table:formula="of:=AVERAGE([.DZ3:.DZ1002]) * 100" office:value-type="string" office:string-value="" calcext:value-type="error">
            <text:p>#DIV/0!</text:p>
          </table:table-cell>
          <table:table-cell table:style-name="ce3" table:formula="of:=AVERAGE([.EA3:.EA1002]) * 100" office:value-type="string" office:string-value="" calcext:value-type="error">
            <text:p>#DIV/0!</text:p>
          </table:table-cell>
          <table:table-cell table:style-name="ce3" table:formula="of:=AVERAGE([.EB3:.EB1002]) * 100" office:value-type="string" office:string-value="" calcext:value-type="error">
            <text:p>#DIV/0!</text:p>
          </table:table-cell>
          <table:table-cell table:style-name="ce3" table:formula="of:=AVERAGE([.EC3:.EC1002]) * 100" office:value-type="string" office:string-value="" calcext:value-type="error">
            <text:p>#DIV/0!</text:p>
          </table:table-cell>
          <table:table-cell table:style-name="ce3" table:formula="of:=AVERAGE([.ED3:.ED1002]) * 100" office:value-type="string" office:string-value="" calcext:value-type="error">
            <text:p>#DIV/0!</text:p>
          </table:table-cell>
          <table:table-cell table:style-name="ce3" table:formula="of:=AVERAGE([.EE3:.EE1002]) * 100" office:value-type="string" office:string-value="" calcext:value-type="error">
            <text:p>#DIV/0!</text:p>
          </table:table-cell>
          <table:table-cell table:style-name="ce3" table:formula="of:=AVERAGE([.EF3:.EF1002]) * 100" office:value-type="string" office:string-value="" calcext:value-type="error">
            <text:p>#DIV/0!</text:p>
          </table:table-cell>
          <table:table-cell table:style-name="ce3" table:formula="of:=AVERAGE([.EG3:.EG1002]) * 100" office:value-type="string" office:string-value="" calcext:value-type="error">
            <text:p>#DIV/0!</text:p>
          </table:table-cell>
          <table:table-cell table:style-name="ce3" table:formula="of:=AVERAGE([.EH3:.EH1002]) * 100" office:value-type="string" office:string-value="" calcext:value-type="error">
            <text:p>#DIV/0!</text:p>
          </table:table-cell>
          <table:table-cell table:style-name="ce3" table:formula="of:=AVERAGE([.EI3:.EI1002]) * 100" office:value-type="string" office:string-value="" calcext:value-type="error">
            <text:p>#DIV/0!</text:p>
          </table:table-cell>
          <table:table-cell table:style-name="ce3" table:formula="of:=AVERAGE([.EJ3:.EJ1002]) * 100" office:value-type="string" office:string-value="" calcext:value-type="error">
            <text:p>#DIV/0!</text:p>
          </table:table-cell>
          <table:table-cell table:style-name="ce3" table:formula="of:=AVERAGE([.EK3:.EK1002]) * 100" office:value-type="string" office:string-value="" calcext:value-type="error">
            <text:p>#DIV/0!</text:p>
          </table:table-cell>
          <table:table-cell table:style-name="ce3" table:formula="of:=AVERAGE([.EL3:.EL1002]) * 100" office:value-type="string" office:string-value="" calcext:value-type="error">
            <text:p>#DIV/0!</text:p>
          </table:table-cell>
          <table:table-cell table:style-name="ce3" table:formula="of:=AVERAGE([.EM3:.EM1002]) * 100" office:value-type="string" office:string-value="" calcext:value-type="error">
            <text:p>#DIV/0!</text:p>
          </table:table-cell>
          <table:table-cell table:style-name="ce3" table:formula="of:=AVERAGE([.EN3:.EN1002]) * 100" office:value-type="string" office:string-value="" calcext:value-type="error">
            <text:p>#DIV/0!</text:p>
          </table:table-cell>
          <table:table-cell table:style-name="ce3" table:formula="of:=AVERAGE([.EO3:.EO1002]) * 100" office:value-type="string" office:string-value="" calcext:value-type="error">
            <text:p>#DIV/0!</text:p>
          </table:table-cell>
          <table:table-cell table:style-name="ce3" table:formula="of:=AVERAGE([.EP3:.EP1002]) * 100" office:value-type="string" office:string-value="" calcext:value-type="error">
            <text:p>#DIV/0!</text:p>
          </table:table-cell>
          <table:table-cell table:style-name="ce3" table:formula="of:=AVERAGE([.EQ3:.EQ1002]) * 100" office:value-type="string" office:string-value="" calcext:value-type="error">
            <text:p>#DIV/0!</text:p>
          </table:table-cell>
          <table:table-cell table:style-name="ce3" table:formula="of:=AVERAGE([.ER3:.ER1002]) * 100" office:value-type="string" office:string-value="" calcext:value-type="error">
            <text:p>#DIV/0!</text:p>
          </table:table-cell>
          <table:table-cell table:style-name="ce3" table:formula="of:=AVERAGE([.ES3:.ES1002]) * 100" office:value-type="string" office:string-value="" calcext:value-type="error">
            <text:p>#DIV/0!</text:p>
          </table:table-cell>
          <table:table-cell table:style-name="ce3" table:formula="of:=AVERAGE([.ET3:.ET1002]) * 100" office:value-type="string" office:string-value="" calcext:value-type="error">
            <text:p>#DIV/0!</text:p>
          </table:table-cell>
          <table:table-cell table:style-name="ce3" table:formula="of:=AVERAGE([.EU3:.EU1002]) * 100" office:value-type="string" office:string-value="" calcext:value-type="error">
            <text:p>#DIV/0!</text:p>
          </table:table-cell>
          <table:table-cell table:style-name="ce3" table:formula="of:=AVERAGE([.EV3:.EV1002]) * 100" office:value-type="string" office:string-value="" calcext:value-type="error">
            <text:p>#DIV/0!</text:p>
          </table:table-cell>
          <table:table-cell table:style-name="ce3" table:formula="of:=AVERAGE([.EW3:.EW1002]) * 100" office:value-type="string" office:string-value="" calcext:value-type="error">
            <text:p>#DIV/0!</text:p>
          </table:table-cell>
          <table:table-cell table:style-name="ce3" table:formula="of:=AVERAGE([.EX3:.EX1002]) * 100" office:value-type="string" office:string-value="" calcext:value-type="error">
            <text:p>#DIV/0!</text:p>
          </table:table-cell>
          <table:table-cell table:style-name="ce3" table:formula="of:=AVERAGE([.EY3:.EY1002]) * 100" office:value-type="string" office:string-value="" calcext:value-type="error">
            <text:p>#DIV/0!</text:p>
          </table:table-cell>
          <table:table-cell table:style-name="ce3" table:formula="of:=AVERAGE([.EZ3:.EZ1002]) * 100" office:value-type="string" office:string-value="" calcext:value-type="error">
            <text:p>#DIV/0!</text:p>
          </table:table-cell>
          <table:table-cell table:style-name="ce3" table:formula="of:=AVERAGE([.FA3:.FA1002]) * 100" office:value-type="string" office:string-value="" calcext:value-type="error">
            <text:p>#DIV/0!</text:p>
          </table:table-cell>
          <table:table-cell table:style-name="ce3" table:formula="of:=AVERAGE([.FB3:.FB1002]) * 100" office:value-type="string" office:string-value="" calcext:value-type="error">
            <text:p>#DIV/0!</text:p>
          </table:table-cell>
          <table:table-cell table:style-name="ce3" table:formula="of:=AVERAGE([.FC3:.FC1002]) * 100" office:value-type="string" office:string-value="" calcext:value-type="error">
            <text:p>#DIV/0!</text:p>
          </table:table-cell>
          <table:table-cell table:style-name="ce3" table:formula="of:=AVERAGE([.FD3:.FD1002]) * 100" office:value-type="string" office:string-value="" calcext:value-type="error">
            <text:p>#DIV/0!</text:p>
          </table:table-cell>
          <table:table-cell table:style-name="ce3" table:formula="of:=AVERAGE([.FE3:.FE1002]) * 100" office:value-type="string" office:string-value="" calcext:value-type="error">
            <text:p>#DIV/0!</text:p>
          </table:table-cell>
          <table:table-cell table:style-name="ce3" table:formula="of:=AVERAGE([.FF3:.FF1002]) * 100" office:value-type="string" office:string-value="" calcext:value-type="error">
            <text:p>#DIV/0!</text:p>
          </table:table-cell>
          <table:table-cell table:style-name="ce3" table:formula="of:=AVERAGE([.FG3:.FG1002]) * 100" office:value-type="string" office:string-value="" calcext:value-type="error">
            <text:p>#DIV/0!</text:p>
          </table:table-cell>
          <table:table-cell table:style-name="ce3" table:formula="of:=AVERAGE([.FH3:.FH1002]) * 100" office:value-type="string" office:string-value="" calcext:value-type="error">
            <text:p>#DIV/0!</text:p>
          </table:table-cell>
          <table:table-cell table:style-name="ce3" table:formula="of:=AVERAGE([.FI3:.FI1002]) * 100" office:value-type="string" office:string-value="" calcext:value-type="error">
            <text:p>#DIV/0!</text:p>
          </table:table-cell>
          <table:table-cell table:style-name="ce3" table:formula="of:=AVERAGE([.FJ3:.FJ1002]) * 100" office:value-type="string" office:string-value="" calcext:value-type="error">
            <text:p>#DIV/0!</text:p>
          </table:table-cell>
          <table:table-cell table:style-name="ce3" table:formula="of:=AVERAGE([.FK3:.FK1002]) * 100" office:value-type="string" office:string-value="" calcext:value-type="error">
            <text:p>#DIV/0!</text:p>
          </table:table-cell>
          <table:table-cell table:style-name="ce3" table:formula="of:=AVERAGE([.FL3:.FL1002]) * 100" office:value-type="string" office:string-value="" calcext:value-type="error">
            <text:p>#DIV/0!</text:p>
          </table:table-cell>
          <table:table-cell table:style-name="ce3" table:formula="of:=AVERAGE([.FM3:.FM1002]) * 100" office:value-type="string" office:string-value="" calcext:value-type="error">
            <text:p>#DIV/0!</text:p>
          </table:table-cell>
          <table:table-cell table:style-name="ce3" table:formula="of:=AVERAGE([.FN3:.FN1002]) * 100" office:value-type="string" office:string-value="" calcext:value-type="error">
            <text:p>#DIV/0!</text:p>
          </table:table-cell>
          <table:table-cell table:style-name="ce3" table:formula="of:=AVERAGE([.FO3:.FO1002]) * 100" office:value-type="string" office:string-value="" calcext:value-type="error">
            <text:p>#DIV/0!</text:p>
          </table:table-cell>
          <table:table-cell table:style-name="ce3" table:formula="of:=AVERAGE([.FP3:.FP1002]) * 100" office:value-type="string" office:string-value="" calcext:value-type="error">
            <text:p>#DIV/0!</text:p>
          </table:table-cell>
          <table:table-cell table:style-name="ce3" table:formula="of:=AVERAGE([.FQ3:.FQ1002]) * 100" office:value-type="string" office:string-value="" calcext:value-type="error">
            <text:p>#DIV/0!</text:p>
          </table:table-cell>
          <table:table-cell table:style-name="ce3" table:formula="of:=AVERAGE([.FR3:.FR1002]) * 100" office:value-type="string" office:string-value="" calcext:value-type="error">
            <text:p>#DIV/0!</text:p>
          </table:table-cell>
          <table:table-cell table:style-name="ce3" table:formula="of:=AVERAGE([.FS3:.FS1002]) * 100" office:value-type="string" office:string-value="" calcext:value-type="error">
            <text:p>#DIV/0!</text:p>
          </table:table-cell>
          <table:table-cell table:style-name="ce3" table:formula="of:=AVERAGE([.FT3:.FT1002]) * 100" office:value-type="string" office:string-value="" calcext:value-type="error">
            <text:p>#DIV/0!</text:p>
          </table:table-cell>
          <table:table-cell table:style-name="ce3" table:formula="of:=AVERAGE([.FU3:.FU1002]) * 100" office:value-type="string" office:string-value="" calcext:value-type="error">
            <text:p>#DIV/0!</text:p>
          </table:table-cell>
          <table:table-cell table:style-name="ce3" table:formula="of:=AVERAGE([.FV3:.FV1002]) * 100" office:value-type="string" office:string-value="" calcext:value-type="error">
            <text:p>#DIV/0!</text:p>
          </table:table-cell>
          <table:table-cell table:style-name="ce3" table:formula="of:=AVERAGE([.FW3:.FW1002]) * 100" office:value-type="string" office:string-value="" calcext:value-type="error">
            <text:p>#DIV/0!</text:p>
          </table:table-cell>
          <table:table-cell table:style-name="ce3" table:formula="of:=AVERAGE([.FX3:.FX1002]) * 100" office:value-type="string" office:string-value="" calcext:value-type="error">
            <text:p>#DIV/0!</text:p>
          </table:table-cell>
          <table:table-cell table:style-name="ce3" table:formula="of:=AVERAGE([.FY3:.FY1002]) * 100" office:value-type="string" office:string-value="" calcext:value-type="error">
            <text:p>#DIV/0!</text:p>
          </table:table-cell>
          <table:table-cell table:style-name="ce3" table:formula="of:=AVERAGE([.FZ3:.FZ1002]) * 100" office:value-type="string" office:string-value="" calcext:value-type="error">
            <text:p>#DIV/0!</text:p>
          </table:table-cell>
          <table:table-cell table:style-name="ce3" table:formula="of:=AVERAGE([.GA3:.GA1002]) * 100" office:value-type="string" office:string-value="" calcext:value-type="error">
            <text:p>#DIV/0!</text:p>
          </table:table-cell>
          <table:table-cell table:style-name="ce3" table:formula="of:=AVERAGE([.GB3:.GB1002]) * 100" office:value-type="string" office:string-value="" calcext:value-type="error">
            <text:p>#DIV/0!</text:p>
          </table:table-cell>
          <table:table-cell table:style-name="ce3" table:formula="of:=AVERAGE([.GC3:.GC1002]) * 100" office:value-type="string" office:string-value="" calcext:value-type="error">
            <text:p>#DIV/0!</text:p>
          </table:table-cell>
          <table:table-cell table:style-name="ce3" table:formula="of:=AVERAGE([.GD3:.GD1002]) * 100" office:value-type="string" office:string-value="" calcext:value-type="error">
            <text:p>#DIV/0!</text:p>
          </table:table-cell>
          <table:table-cell table:style-name="ce3" table:formula="of:=AVERAGE([.GE3:.GE1002]) * 100" office:value-type="string" office:string-value="" calcext:value-type="error">
            <text:p>#DIV/0!</text:p>
          </table:table-cell>
          <table:table-cell table:style-name="ce3" table:formula="of:=AVERAGE([.GF3:.GF1002]) * 100" office:value-type="string" office:string-value="" calcext:value-type="error">
            <text:p>#DIV/0!</text:p>
          </table:table-cell>
          <table:table-cell table:style-name="ce3" table:formula="of:=AVERAGE([.GG3:.GG1002]) * 100" office:value-type="string" office:string-value="" calcext:value-type="error">
            <text:p>#DIV/0!</text:p>
          </table:table-cell>
          <table:table-cell table:style-name="ce3" table:formula="of:=AVERAGE([.GH3:.GH1002]) * 100" office:value-type="string" office:string-value="" calcext:value-type="error">
            <text:p>#DIV/0!</text:p>
          </table:table-cell>
          <table:table-cell table:style-name="ce3" table:formula="of:=AVERAGE([.GI3:.GI1002]) * 100" office:value-type="string" office:string-value="" calcext:value-type="error">
            <text:p>#DIV/0!</text:p>
          </table:table-cell>
          <table:table-cell table:style-name="ce3" table:formula="of:=AVERAGE([.GJ3:.GJ1002]) * 100" office:value-type="string" office:string-value="" calcext:value-type="error">
            <text:p>#DIV/0!</text:p>
          </table:table-cell>
          <table:table-cell table:style-name="ce3" table:formula="of:=AVERAGE([.GK3:.GK1002]) * 100" office:value-type="string" office:string-value="" calcext:value-type="error">
            <text:p>#DIV/0!</text:p>
          </table:table-cell>
          <table:table-cell table:style-name="ce3" table:formula="of:=AVERAGE([.GL3:.GL1002]) * 100" office:value-type="string" office:string-value="" calcext:value-type="error">
            <text:p>#DIV/0!</text:p>
          </table:table-cell>
          <table:table-cell table:style-name="ce3" table:formula="of:=AVERAGE([.GM3:.GM1002]) * 100" office:value-type="string" office:string-value="" calcext:value-type="error">
            <text:p>#DIV/0!</text:p>
          </table:table-cell>
          <table:table-cell table:style-name="ce3" table:formula="of:=AVERAGE([.GN3:.GN1002]) * 100" office:value-type="string" office:string-value="" calcext:value-type="error">
            <text:p>#DIV/0!</text:p>
          </table:table-cell>
          <table:table-cell table:style-name="ce3" table:formula="of:=AVERAGE([.GO3:.GO1002]) * 100" office:value-type="string" office:string-value="" calcext:value-type="error">
            <text:p>#DIV/0!</text:p>
          </table:table-cell>
          <table:table-cell table:style-name="ce3" table:formula="of:=AVERAGE([.GP3:.GP1002]) * 100" office:value-type="string" office:string-value="" calcext:value-type="error">
            <text:p>#DIV/0!</text:p>
          </table:table-cell>
          <table:table-cell table:style-name="ce3" table:formula="of:=AVERAGE([.GQ3:.GQ1002]) * 100" office:value-type="string" office:string-value="" calcext:value-type="error">
            <text:p>#DIV/0!</text:p>
          </table:table-cell>
          <table:table-cell table:style-name="ce3" table:formula="of:=AVERAGE([.GR3:.GR1002]) * 100" office:value-type="string" office:string-value="" calcext:value-type="error">
            <text:p>#DIV/0!</text:p>
          </table:table-cell>
          <table:table-cell table:style-name="ce3" table:formula="of:=AVERAGE([.GS3:.GS1002]) * 100" office:value-type="string" office:string-value="" calcext:value-type="error">
            <text:p>#DIV/0!</text:p>
          </table:table-cell>
          <table:table-cell table:style-name="ce3" table:formula="of:=AVERAGE([.GT3:.GT1002]) * 100" office:value-type="string" office:string-value="" calcext:value-type="error">
            <text:p>#DIV/0!</text:p>
          </table:table-cell>
          <table:table-cell table:style-name="ce3" table:formula="of:=AVERAGE([.GU3:.GU1002]) * 100" office:value-type="string" office:string-value="" calcext:value-type="error">
            <text:p>#DIV/0!</text:p>
          </table:table-cell>
          <table:table-cell table:style-name="ce3" table:formula="of:=AVERAGE([.GV3:.GV1002]) * 100" office:value-type="string" office:string-value="" calcext:value-type="error">
            <text:p>#DIV/0!</text:p>
          </table:table-cell>
          <table:table-cell table:style-name="ce3" table:formula="of:=AVERAGE([.GW3:.GW1002]) * 100" office:value-type="string" office:string-value="" calcext:value-type="error">
            <text:p>#DIV/0!</text:p>
          </table:table-cell>
          <table:table-cell table:style-name="ce3" table:formula="of:=AVERAGE([.GX3:.GX1002]) * 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>
          <table:table-cell table:number-columns-repeated="2"/>
          <table:table-cell table:style-name="Default"/>
          <table:table-cell table:style-name="Default" table:formula="of:=COUNTIF([.D3:.D1002];1)" office:value-type="float" office:value="0" calcext:value-type="float">
            <text:p>0</text:p>
          </table:table-cell>
          <table:table-cell table:style-name="Default" table:formula="of:=COUNTIF([.E3:.E1002];1)" office:value-type="float" office:value="0" calcext:value-type="float">
            <text:p>0</text:p>
          </table:table-cell>
          <table:table-cell table:style-name="Default" table:formula="of:=COUNTIF([.F3:.F1002];1)" office:value-type="float" office:value="0" calcext:value-type="float">
            <text:p>0</text:p>
          </table:table-cell>
          <table:table-cell table:style-name="Default" table:formula="of:=COUNTIF([.G3:.G1002];1)" office:value-type="float" office:value="0" calcext:value-type="float">
            <text:p>0</text:p>
          </table:table-cell>
          <table:table-cell table:style-name="Default" table:formula="of:=COUNTIF([.H3:.H1002];1)" office:value-type="float" office:value="0" calcext:value-type="float">
            <text:p>0</text:p>
          </table:table-cell>
          <table:table-cell table:style-name="Default" table:formula="of:=COUNTIF([.I3:.I1002];1)" office:value-type="float" office:value="0" calcext:value-type="float">
            <text:p>0</text:p>
          </table:table-cell>
          <table:table-cell table:style-name="Default" table:formula="of:=COUNTIF([.J3:.J1002];1)" office:value-type="float" office:value="0" calcext:value-type="float">
            <text:p>0</text:p>
          </table:table-cell>
          <table:table-cell table:style-name="Default" table:formula="of:=COUNTIF([.K3:.K1002];1)" office:value-type="float" office:value="0" calcext:value-type="float">
            <text:p>0</text:p>
          </table:table-cell>
          <table:table-cell table:style-name="Default" table:formula="of:=COUNTIF([.L3:.L1002];1)" office:value-type="float" office:value="0" calcext:value-type="float">
            <text:p>0</text:p>
          </table:table-cell>
          <table:table-cell table:style-name="Default" table:formula="of:=COUNTIF([.M3:.M1002];1)" office:value-type="float" office:value="0" calcext:value-type="float">
            <text:p>0</text:p>
          </table:table-cell>
          <table:table-cell table:style-name="Default" table:formula="of:=COUNTIF([.N3:.N1002];1)" office:value-type="float" office:value="0" calcext:value-type="float">
            <text:p>0</text:p>
          </table:table-cell>
          <table:table-cell table:style-name="Default" table:formula="of:=COUNTIF([.O3:.O1002];1)" office:value-type="float" office:value="0" calcext:value-type="float">
            <text:p>0</text:p>
          </table:table-cell>
          <table:table-cell table:style-name="Default" table:formula="of:=COUNTIF([.P3:.P1002];1)" office:value-type="float" office:value="0" calcext:value-type="float">
            <text:p>0</text:p>
          </table:table-cell>
          <table:table-cell table:style-name="Default" table:formula="of:=COUNTIF([.Q3:.Q1002];1)" office:value-type="float" office:value="0" calcext:value-type="float">
            <text:p>0</text:p>
          </table:table-cell>
          <table:table-cell table:style-name="Default" table:formula="of:=COUNTIF([.R3:.R1002];1)" office:value-type="float" office:value="0" calcext:value-type="float">
            <text:p>0</text:p>
          </table:table-cell>
          <table:table-cell table:style-name="Default" table:formula="of:=COUNTIF([.S3:.S1002];1)" office:value-type="float" office:value="0" calcext:value-type="float">
            <text:p>0</text:p>
          </table:table-cell>
          <table:table-cell table:style-name="Default" table:formula="of:=COUNTIF([.T3:.T1002];1)" office:value-type="float" office:value="0" calcext:value-type="float">
            <text:p>0</text:p>
          </table:table-cell>
          <table:table-cell table:style-name="Default" table:formula="of:=COUNTIF([.U3:.U1002];1)" office:value-type="float" office:value="0" calcext:value-type="float">
            <text:p>0</text:p>
          </table:table-cell>
          <table:table-cell table:style-name="Default" table:formula="of:=COUNTIF([.V3:.V1002];1)" office:value-type="float" office:value="0" calcext:value-type="float">
            <text:p>0</text:p>
          </table:table-cell>
          <table:table-cell table:style-name="Default" table:formula="of:=COUNTIF([.W3:.W1002];1)" office:value-type="float" office:value="0" calcext:value-type="float">
            <text:p>0</text:p>
          </table:table-cell>
          <table:table-cell table:style-name="Default" table:formula="of:=COUNTIF([.X3:.X1002];1)" office:value-type="float" office:value="0" calcext:value-type="float">
            <text:p>0</text:p>
          </table:table-cell>
          <table:table-cell table:style-name="Default" table:formula="of:=COUNTIF([.Y3:.Y1002];1)" office:value-type="float" office:value="0" calcext:value-type="float">
            <text:p>0</text:p>
          </table:table-cell>
          <table:table-cell table:style-name="Default" table:formula="of:=COUNTIF([.Z3:.Z1002];1)" office:value-type="float" office:value="0" calcext:value-type="float">
            <text:p>0</text:p>
          </table:table-cell>
          <table:table-cell table:style-name="Default" table:formula="of:=COUNTIF([.AA3:.AA1002];1)" office:value-type="float" office:value="0" calcext:value-type="float">
            <text:p>0</text:p>
          </table:table-cell>
          <table:table-cell table:style-name="Default" table:formula="of:=COUNTIF([.AB3:.AB1002];1)" office:value-type="float" office:value="0" calcext:value-type="float">
            <text:p>0</text:p>
          </table:table-cell>
          <table:table-cell table:style-name="Default" table:formula="of:=COUNTIF([.AC3:.AC1002];1)" office:value-type="float" office:value="0" calcext:value-type="float">
            <text:p>0</text:p>
          </table:table-cell>
          <table:table-cell table:style-name="Default" table:formula="of:=COUNTIF([.AD3:.AD1002];1)" office:value-type="float" office:value="0" calcext:value-type="float">
            <text:p>0</text:p>
          </table:table-cell>
          <table:table-cell table:style-name="Default" table:formula="of:=COUNTIF([.AE3:.AE1002];1)" office:value-type="float" office:value="0" calcext:value-type="float">
            <text:p>0</text:p>
          </table:table-cell>
          <table:table-cell table:style-name="Default" table:formula="of:=COUNTIF([.AF3:.AF1002];1)" office:value-type="float" office:value="0" calcext:value-type="float">
            <text:p>0</text:p>
          </table:table-cell>
          <table:table-cell table:style-name="Default" table:formula="of:=COUNTIF([.AG3:.AG1002];1)" office:value-type="float" office:value="0" calcext:value-type="float">
            <text:p>0</text:p>
          </table:table-cell>
          <table:table-cell table:style-name="Default" table:formula="of:=COUNTIF([.AH3:.AH1002];1)" office:value-type="float" office:value="0" calcext:value-type="float">
            <text:p>0</text:p>
          </table:table-cell>
          <table:table-cell table:style-name="Default" table:formula="of:=COUNTIF([.AI3:.AI1002];1)" office:value-type="float" office:value="0" calcext:value-type="float">
            <text:p>0</text:p>
          </table:table-cell>
          <table:table-cell table:style-name="Default" table:formula="of:=COUNTIF([.AJ3:.AJ1002];1)" office:value-type="float" office:value="0" calcext:value-type="float">
            <text:p>0</text:p>
          </table:table-cell>
          <table:table-cell table:style-name="Default" table:formula="of:=COUNTIF([.AK3:.AK1002];1)" office:value-type="float" office:value="0" calcext:value-type="float">
            <text:p>0</text:p>
          </table:table-cell>
          <table:table-cell table:style-name="Default" table:formula="of:=COUNTIF([.AL3:.AL1002];1)" office:value-type="float" office:value="0" calcext:value-type="float">
            <text:p>0</text:p>
          </table:table-cell>
          <table:table-cell table:style-name="Default" table:formula="of:=COUNTIF([.AM3:.AM1002];1)" office:value-type="float" office:value="0" calcext:value-type="float">
            <text:p>0</text:p>
          </table:table-cell>
          <table:table-cell table:style-name="Default" table:formula="of:=COUNTIF([.AN3:.AN1002];1)" office:value-type="float" office:value="0" calcext:value-type="float">
            <text:p>0</text:p>
          </table:table-cell>
          <table:table-cell table:style-name="Default" table:formula="of:=COUNTIF([.AO3:.AO1002];1)" office:value-type="float" office:value="0" calcext:value-type="float">
            <text:p>0</text:p>
          </table:table-cell>
          <table:table-cell table:style-name="Default" table:formula="of:=COUNTIF([.AP3:.AP1002];1)" office:value-type="float" office:value="0" calcext:value-type="float">
            <text:p>0</text:p>
          </table:table-cell>
          <table:table-cell table:style-name="Default" table:formula="of:=COUNTIF([.AQ3:.AQ1002];1)" office:value-type="float" office:value="0" calcext:value-type="float">
            <text:p>0</text:p>
          </table:table-cell>
          <table:table-cell table:style-name="Default" table:formula="of:=COUNTIF([.AR3:.AR1002];1)" office:value-type="float" office:value="0" calcext:value-type="float">
            <text:p>0</text:p>
          </table:table-cell>
          <table:table-cell table:style-name="Default" table:formula="of:=COUNTIF([.AS3:.AS1002];1)" office:value-type="float" office:value="0" calcext:value-type="float">
            <text:p>0</text:p>
          </table:table-cell>
          <table:table-cell table:style-name="Default" table:formula="of:=COUNTIF([.AT3:.AT1002];1)" office:value-type="float" office:value="0" calcext:value-type="float">
            <text:p>0</text:p>
          </table:table-cell>
          <table:table-cell table:style-name="Default" table:formula="of:=COUNTIF([.AU3:.AU1002];1)" office:value-type="float" office:value="0" calcext:value-type="float">
            <text:p>0</text:p>
          </table:table-cell>
          <table:table-cell table:style-name="Default" table:formula="of:=COUNTIF([.AV3:.AV1002];1)" office:value-type="float" office:value="0" calcext:value-type="float">
            <text:p>0</text:p>
          </table:table-cell>
          <table:table-cell table:style-name="Default" table:formula="of:=COUNTIF([.AW3:.AW1002];1)" office:value-type="float" office:value="0" calcext:value-type="float">
            <text:p>0</text:p>
          </table:table-cell>
          <table:table-cell table:style-name="Default" table:formula="of:=COUNTIF([.AX3:.AX1002];1)" office:value-type="float" office:value="0" calcext:value-type="float">
            <text:p>0</text:p>
          </table:table-cell>
          <table:table-cell table:style-name="Default" table:formula="of:=COUNTIF([.AY3:.AY1002];1)" office:value-type="float" office:value="0" calcext:value-type="float">
            <text:p>0</text:p>
          </table:table-cell>
          <table:table-cell table:style-name="Default" table:formula="of:=COUNTIF([.AZ3:.AZ1002];1)" office:value-type="float" office:value="0" calcext:value-type="float">
            <text:p>0</text:p>
          </table:table-cell>
          <table:table-cell table:style-name="Default" table:formula="of:=COUNTIF([.BA3:.BA1002];1)" office:value-type="float" office:value="0" calcext:value-type="float">
            <text:p>0</text:p>
          </table:table-cell>
          <table:table-cell table:style-name="Default" table:formula="of:=COUNTIF([.BB3:.BB1002];1)" office:value-type="float" office:value="0" calcext:value-type="float">
            <text:p>0</text:p>
          </table:table-cell>
          <table:table-cell table:style-name="Default" table:formula="of:=COUNTIF([.BC3:.BC1002];1)" office:value-type="float" office:value="0" calcext:value-type="float">
            <text:p>0</text:p>
          </table:table-cell>
          <table:table-cell table:style-name="Default" table:formula="of:=COUNTIF([.BD3:.BD1002];1)" office:value-type="float" office:value="0" calcext:value-type="float">
            <text:p>0</text:p>
          </table:table-cell>
          <table:table-cell table:style-name="Default" table:formula="of:=COUNTIF([.BE3:.BE1002];1)" office:value-type="float" office:value="0" calcext:value-type="float">
            <text:p>0</text:p>
          </table:table-cell>
          <table:table-cell table:style-name="Default" table:formula="of:=COUNTIF([.BF3:.BF1002];1)" office:value-type="float" office:value="0" calcext:value-type="float">
            <text:p>0</text:p>
          </table:table-cell>
          <table:table-cell table:style-name="Default" table:formula="of:=COUNTIF([.BG3:.BG1002];1)" office:value-type="float" office:value="0" calcext:value-type="float">
            <text:p>0</text:p>
          </table:table-cell>
          <table:table-cell table:style-name="Default" table:formula="of:=COUNTIF([.BH3:.BH1002];1)" office:value-type="float" office:value="0" calcext:value-type="float">
            <text:p>0</text:p>
          </table:table-cell>
          <table:table-cell table:style-name="Default" table:formula="of:=COUNTIF([.BI3:.BI1002];1)" office:value-type="float" office:value="0" calcext:value-type="float">
            <text:p>0</text:p>
          </table:table-cell>
          <table:table-cell table:style-name="Default" table:formula="of:=COUNTIF([.BJ3:.BJ1002];1)" office:value-type="float" office:value="0" calcext:value-type="float">
            <text:p>0</text:p>
          </table:table-cell>
          <table:table-cell table:style-name="Default" table:formula="of:=COUNTIF([.BK3:.BK1002];1)" office:value-type="float" office:value="0" calcext:value-type="float">
            <text:p>0</text:p>
          </table:table-cell>
          <table:table-cell table:style-name="Default" table:formula="of:=COUNTIF([.BL3:.BL1002];1)" office:value-type="float" office:value="0" calcext:value-type="float">
            <text:p>0</text:p>
          </table:table-cell>
          <table:table-cell table:style-name="Default" table:formula="of:=COUNTIF([.BM3:.BM1002];1)" office:value-type="float" office:value="0" calcext:value-type="float">
            <text:p>0</text:p>
          </table:table-cell>
          <table:table-cell table:style-name="Default" table:formula="of:=COUNTIF([.BN3:.BN1002];1)" office:value-type="float" office:value="0" calcext:value-type="float">
            <text:p>0</text:p>
          </table:table-cell>
          <table:table-cell table:style-name="Default" table:formula="of:=COUNTIF([.BO3:.BO1002];1)" office:value-type="float" office:value="0" calcext:value-type="float">
            <text:p>0</text:p>
          </table:table-cell>
          <table:table-cell table:style-name="Default" table:formula="of:=COUNTIF([.BP3:.BP1002];1)" office:value-type="float" office:value="0" calcext:value-type="float">
            <text:p>0</text:p>
          </table:table-cell>
          <table:table-cell table:style-name="Default" table:formula="of:=COUNTIF([.BQ3:.BQ1002];1)" office:value-type="float" office:value="0" calcext:value-type="float">
            <text:p>0</text:p>
          </table:table-cell>
          <table:table-cell table:style-name="Default" table:formula="of:=COUNTIF([.BR3:.BR1002];1)" office:value-type="float" office:value="0" calcext:value-type="float">
            <text:p>0</text:p>
          </table:table-cell>
          <table:table-cell table:style-name="Default" table:formula="of:=COUNTIF([.BS3:.BS1002];1)" office:value-type="float" office:value="0" calcext:value-type="float">
            <text:p>0</text:p>
          </table:table-cell>
          <table:table-cell table:style-name="Default" table:formula="of:=COUNTIF([.BT3:.BT1002];1)" office:value-type="float" office:value="0" calcext:value-type="float">
            <text:p>0</text:p>
          </table:table-cell>
          <table:table-cell table:style-name="Default" table:formula="of:=COUNTIF([.BU3:.BU1002];1)" office:value-type="float" office:value="0" calcext:value-type="float">
            <text:p>0</text:p>
          </table:table-cell>
          <table:table-cell table:style-name="Default" table:formula="of:=COUNTIF([.BV3:.BV1002];1)" office:value-type="float" office:value="0" calcext:value-type="float">
            <text:p>0</text:p>
          </table:table-cell>
          <table:table-cell table:style-name="Default" table:formula="of:=COUNTIF([.BW3:.BW1002];1)" office:value-type="float" office:value="0" calcext:value-type="float">
            <text:p>0</text:p>
          </table:table-cell>
          <table:table-cell table:style-name="Default" table:formula="of:=COUNTIF([.BX3:.BX1002];1)" office:value-type="float" office:value="0" calcext:value-type="float">
            <text:p>0</text:p>
          </table:table-cell>
          <table:table-cell table:style-name="Default" table:formula="of:=COUNTIF([.BY3:.BY1002];1)" office:value-type="float" office:value="0" calcext:value-type="float">
            <text:p>0</text:p>
          </table:table-cell>
          <table:table-cell table:style-name="Default" table:formula="of:=COUNTIF([.BZ3:.BZ1002];1)" office:value-type="float" office:value="0" calcext:value-type="float">
            <text:p>0</text:p>
          </table:table-cell>
          <table:table-cell table:style-name="Default" table:formula="of:=COUNTIF([.CA3:.CA1002];1)" office:value-type="float" office:value="0" calcext:value-type="float">
            <text:p>0</text:p>
          </table:table-cell>
          <table:table-cell table:style-name="Default" table:formula="of:=COUNTIF([.CB3:.CB1002];1)" office:value-type="float" office:value="0" calcext:value-type="float">
            <text:p>0</text:p>
          </table:table-cell>
          <table:table-cell table:style-name="Default" table:formula="of:=COUNTIF([.CC3:.CC1002];1)" office:value-type="float" office:value="0" calcext:value-type="float">
            <text:p>0</text:p>
          </table:table-cell>
          <table:table-cell table:style-name="Default" table:formula="of:=COUNTIF([.CD3:.CD1002];1)" office:value-type="float" office:value="0" calcext:value-type="float">
            <text:p>0</text:p>
          </table:table-cell>
          <table:table-cell table:style-name="Default" table:formula="of:=COUNTIF([.CE3:.CE1002];1)" office:value-type="float" office:value="0" calcext:value-type="float">
            <text:p>0</text:p>
          </table:table-cell>
          <table:table-cell table:style-name="Default" table:formula="of:=COUNTIF([.CF3:.CF1002];1)" office:value-type="float" office:value="0" calcext:value-type="float">
            <text:p>0</text:p>
          </table:table-cell>
          <table:table-cell table:style-name="Default" table:formula="of:=COUNTIF([.CG3:.CG1002];1)" office:value-type="float" office:value="0" calcext:value-type="float">
            <text:p>0</text:p>
          </table:table-cell>
          <table:table-cell table:style-name="Default" table:formula="of:=COUNTIF([.CH3:.CH1002];1)" office:value-type="float" office:value="0" calcext:value-type="float">
            <text:p>0</text:p>
          </table:table-cell>
          <table:table-cell table:style-name="Default" table:formula="of:=COUNTIF([.CI3:.CI1002];1)" office:value-type="float" office:value="0" calcext:value-type="float">
            <text:p>0</text:p>
          </table:table-cell>
          <table:table-cell table:style-name="Default" table:formula="of:=COUNTIF([.CJ3:.CJ1002];1)" office:value-type="float" office:value="0" calcext:value-type="float">
            <text:p>0</text:p>
          </table:table-cell>
          <table:table-cell table:style-name="Default" table:formula="of:=COUNTIF([.CK3:.CK1002];1)" office:value-type="float" office:value="0" calcext:value-type="float">
            <text:p>0</text:p>
          </table:table-cell>
          <table:table-cell table:style-name="Default" table:formula="of:=COUNTIF([.CL3:.CL1002];1)" office:value-type="float" office:value="0" calcext:value-type="float">
            <text:p>0</text:p>
          </table:table-cell>
          <table:table-cell table:style-name="Default" table:formula="of:=COUNTIF([.CM3:.CM1002];1)" office:value-type="float" office:value="0" calcext:value-type="float">
            <text:p>0</text:p>
          </table:table-cell>
          <table:table-cell table:style-name="Default" table:formula="of:=COUNTIF([.CN3:.CN1002];1)" office:value-type="float" office:value="0" calcext:value-type="float">
            <text:p>0</text:p>
          </table:table-cell>
          <table:table-cell table:style-name="Default" table:formula="of:=COUNTIF([.CO3:.CO1002];1)" office:value-type="float" office:value="0" calcext:value-type="float">
            <text:p>0</text:p>
          </table:table-cell>
          <table:table-cell table:style-name="Default" table:formula="of:=COUNTIF([.CP3:.CP1002];1)" office:value-type="float" office:value="0" calcext:value-type="float">
            <text:p>0</text:p>
          </table:table-cell>
          <table:table-cell table:style-name="Default" table:formula="of:=COUNTIF([.CQ3:.CQ1002];1)" office:value-type="float" office:value="0" calcext:value-type="float">
            <text:p>0</text:p>
          </table:table-cell>
          <table:table-cell table:style-name="Default" table:formula="of:=COUNTIF([.CR3:.CR1002];1)" office:value-type="float" office:value="0" calcext:value-type="float">
            <text:p>0</text:p>
          </table:table-cell>
          <table:table-cell table:style-name="Default" table:formula="of:=COUNTIF([.CS3:.CS1002];1)" office:value-type="float" office:value="0" calcext:value-type="float">
            <text:p>0</text:p>
          </table:table-cell>
          <table:table-cell table:style-name="Default" table:formula="of:=COUNTIF([.CT3:.CT1002];1)" office:value-type="float" office:value="0" calcext:value-type="float">
            <text:p>0</text:p>
          </table:table-cell>
          <table:table-cell table:style-name="Default" table:formula="of:=COUNTIF([.CU3:.CU1002];1)" office:value-type="float" office:value="0" calcext:value-type="float">
            <text:p>0</text:p>
          </table:table-cell>
          <table:table-cell table:style-name="Default" table:formula="of:=COUNTIF([.CV3:.CV1002];1)" office:value-type="float" office:value="0" calcext:value-type="float">
            <text:p>0</text:p>
          </table:table-cell>
          <table:table-cell table:style-name="Default" table:formula="of:=COUNTIF([.CW3:.CW1002];1)" office:value-type="float" office:value="0" calcext:value-type="float">
            <text:p>0</text:p>
          </table:table-cell>
          <table:table-cell table:style-name="Default" table:formula="of:=COUNTIF([.CX3:.CX1002];1)" office:value-type="float" office:value="0" calcext:value-type="float">
            <text:p>0</text:p>
          </table:table-cell>
          <table:table-cell table:style-name="Default" table:formula="of:=COUNTIF([.CY3:.CY1002];1)" office:value-type="float" office:value="0" calcext:value-type="float">
            <text:p>0</text:p>
          </table:table-cell>
          <table:table-cell table:style-name="Default" table:formula="of:=COUNTIF([.CZ3:.CZ1002];1)" office:value-type="float" office:value="0" calcext:value-type="float">
            <text:p>0</text:p>
          </table:table-cell>
          <table:table-cell table:style-name="Default" table:formula="of:=COUNTIF([.DA3:.DA1002];1)" office:value-type="float" office:value="0" calcext:value-type="float">
            <text:p>0</text:p>
          </table:table-cell>
          <table:table-cell table:style-name="Default" table:formula="of:=COUNTIF([.DB3:.DB1002];1)" office:value-type="float" office:value="0" calcext:value-type="float">
            <text:p>0</text:p>
          </table:table-cell>
          <table:table-cell table:style-name="Default" table:formula="of:=COUNTIF([.DC3:.DC1002];1)" office:value-type="float" office:value="0" calcext:value-type="float">
            <text:p>0</text:p>
          </table:table-cell>
          <table:table-cell table:style-name="Default" table:formula="of:=COUNTIF([.DD3:.DD1002];1)" office:value-type="float" office:value="0" calcext:value-type="float">
            <text:p>0</text:p>
          </table:table-cell>
          <table:table-cell table:style-name="Default" table:formula="of:=COUNTIF([.DE3:.DE1002];1)" office:value-type="float" office:value="0" calcext:value-type="float">
            <text:p>0</text:p>
          </table:table-cell>
          <table:table-cell table:style-name="Default" table:formula="of:=COUNTIF([.DF3:.DF1002];1)" office:value-type="float" office:value="0" calcext:value-type="float">
            <text:p>0</text:p>
          </table:table-cell>
          <table:table-cell table:style-name="Default" table:formula="of:=COUNTIF([.DG3:.DG1002];1)" office:value-type="float" office:value="0" calcext:value-type="float">
            <text:p>0</text:p>
          </table:table-cell>
          <table:table-cell table:style-name="Default" table:formula="of:=COUNTIF([.DH3:.DH1002];1)" office:value-type="float" office:value="0" calcext:value-type="float">
            <text:p>0</text:p>
          </table:table-cell>
          <table:table-cell table:style-name="Default" table:formula="of:=COUNTIF([.DI3:.DI1002];1)" office:value-type="float" office:value="0" calcext:value-type="float">
            <text:p>0</text:p>
          </table:table-cell>
          <table:table-cell table:style-name="Default" table:formula="of:=COUNTIF([.DJ3:.DJ1002];1)" office:value-type="float" office:value="0" calcext:value-type="float">
            <text:p>0</text:p>
          </table:table-cell>
          <table:table-cell table:style-name="Default" table:formula="of:=COUNTIF([.DK3:.DK1002];1)" office:value-type="float" office:value="0" calcext:value-type="float">
            <text:p>0</text:p>
          </table:table-cell>
          <table:table-cell table:style-name="Default" table:formula="of:=COUNTIF([.DL3:.DL1002];1)" office:value-type="float" office:value="0" calcext:value-type="float">
            <text:p>0</text:p>
          </table:table-cell>
          <table:table-cell table:style-name="Default" table:formula="of:=COUNTIF([.DM3:.DM1002];1)" office:value-type="float" office:value="0" calcext:value-type="float">
            <text:p>0</text:p>
          </table:table-cell>
          <table:table-cell table:style-name="Default" table:formula="of:=COUNTIF([.DN3:.DN1002];1)" office:value-type="float" office:value="0" calcext:value-type="float">
            <text:p>0</text:p>
          </table:table-cell>
          <table:table-cell table:style-name="Default" table:formula="of:=COUNTIF([.DO3:.DO1002];1)" office:value-type="float" office:value="0" calcext:value-type="float">
            <text:p>0</text:p>
          </table:table-cell>
          <table:table-cell table:style-name="Default" table:formula="of:=COUNTIF([.DP3:.DP1002];1)" office:value-type="float" office:value="0" calcext:value-type="float">
            <text:p>0</text:p>
          </table:table-cell>
          <table:table-cell table:style-name="Default" table:formula="of:=COUNTIF([.DQ3:.DQ1002];1)" office:value-type="float" office:value="0" calcext:value-type="float">
            <text:p>0</text:p>
          </table:table-cell>
          <table:table-cell table:style-name="Default" table:formula="of:=COUNTIF([.DR3:.DR1002];1)" office:value-type="float" office:value="0" calcext:value-type="float">
            <text:p>0</text:p>
          </table:table-cell>
          <table:table-cell table:style-name="Default" table:formula="of:=COUNTIF([.DS3:.DS1002];1)" office:value-type="float" office:value="0" calcext:value-type="float">
            <text:p>0</text:p>
          </table:table-cell>
          <table:table-cell table:style-name="Default" table:formula="of:=COUNTIF([.DT3:.DT1002];1)" office:value-type="float" office:value="0" calcext:value-type="float">
            <text:p>0</text:p>
          </table:table-cell>
          <table:table-cell table:style-name="Default" table:formula="of:=COUNTIF([.DU3:.DU1002];1)" office:value-type="float" office:value="0" calcext:value-type="float">
            <text:p>0</text:p>
          </table:table-cell>
          <table:table-cell table:style-name="Default" table:formula="of:=COUNTIF([.DV3:.DV1002];1)" office:value-type="float" office:value="0" calcext:value-type="float">
            <text:p>0</text:p>
          </table:table-cell>
          <table:table-cell table:style-name="Default" table:formula="of:=COUNTIF([.DW3:.DW1002];1)" office:value-type="float" office:value="0" calcext:value-type="float">
            <text:p>0</text:p>
          </table:table-cell>
          <table:table-cell table:style-name="Default" table:formula="of:=COUNTIF([.DX3:.DX1002];1)" office:value-type="float" office:value="0" calcext:value-type="float">
            <text:p>0</text:p>
          </table:table-cell>
          <table:table-cell table:style-name="Default" table:formula="of:=COUNTIF([.DY3:.DY1002];1)" office:value-type="float" office:value="0" calcext:value-type="float">
            <text:p>0</text:p>
          </table:table-cell>
          <table:table-cell table:style-name="Default" table:formula="of:=COUNTIF([.DZ3:.DZ1002];1)" office:value-type="float" office:value="0" calcext:value-type="float">
            <text:p>0</text:p>
          </table:table-cell>
          <table:table-cell table:style-name="Default" table:formula="of:=COUNTIF([.EA3:.EA1002];1)" office:value-type="float" office:value="0" calcext:value-type="float">
            <text:p>0</text:p>
          </table:table-cell>
          <table:table-cell table:style-name="Default" table:formula="of:=COUNTIF([.EB3:.EB1002];1)" office:value-type="float" office:value="0" calcext:value-type="float">
            <text:p>0</text:p>
          </table:table-cell>
          <table:table-cell table:style-name="Default" table:formula="of:=COUNTIF([.EC3:.EC1002];1)" office:value-type="float" office:value="0" calcext:value-type="float">
            <text:p>0</text:p>
          </table:table-cell>
          <table:table-cell table:style-name="Default" table:formula="of:=COUNTIF([.ED3:.ED1002];1)" office:value-type="float" office:value="0" calcext:value-type="float">
            <text:p>0</text:p>
          </table:table-cell>
          <table:table-cell table:style-name="Default" table:formula="of:=COUNTIF([.EE3:.EE1002];1)" office:value-type="float" office:value="0" calcext:value-type="float">
            <text:p>0</text:p>
          </table:table-cell>
          <table:table-cell table:style-name="Default" table:formula="of:=COUNTIF([.EF3:.EF1002];1)" office:value-type="float" office:value="0" calcext:value-type="float">
            <text:p>0</text:p>
          </table:table-cell>
          <table:table-cell table:style-name="Default" table:formula="of:=COUNTIF([.EG3:.EG1002];1)" office:value-type="float" office:value="0" calcext:value-type="float">
            <text:p>0</text:p>
          </table:table-cell>
          <table:table-cell table:style-name="Default" table:formula="of:=COUNTIF([.EH3:.EH1002];1)" office:value-type="float" office:value="0" calcext:value-type="float">
            <text:p>0</text:p>
          </table:table-cell>
          <table:table-cell table:style-name="Default" table:formula="of:=COUNTIF([.EI3:.EI1002];1)" office:value-type="float" office:value="0" calcext:value-type="float">
            <text:p>0</text:p>
          </table:table-cell>
          <table:table-cell table:style-name="Default" table:formula="of:=COUNTIF([.EJ3:.EJ1002];1)" office:value-type="float" office:value="0" calcext:value-type="float">
            <text:p>0</text:p>
          </table:table-cell>
          <table:table-cell table:style-name="Default" table:formula="of:=COUNTIF([.EK3:.EK1002];1)" office:value-type="float" office:value="0" calcext:value-type="float">
            <text:p>0</text:p>
          </table:table-cell>
          <table:table-cell table:style-name="Default" table:formula="of:=COUNTIF([.EL3:.EL1002];1)" office:value-type="float" office:value="0" calcext:value-type="float">
            <text:p>0</text:p>
          </table:table-cell>
          <table:table-cell table:style-name="Default" table:formula="of:=COUNTIF([.EM3:.EM1002];1)" office:value-type="float" office:value="0" calcext:value-type="float">
            <text:p>0</text:p>
          </table:table-cell>
          <table:table-cell table:style-name="Default" table:formula="of:=COUNTIF([.EN3:.EN1002];1)" office:value-type="float" office:value="0" calcext:value-type="float">
            <text:p>0</text:p>
          </table:table-cell>
          <table:table-cell table:style-name="Default" table:formula="of:=COUNTIF([.EO3:.EO1002];1)" office:value-type="float" office:value="0" calcext:value-type="float">
            <text:p>0</text:p>
          </table:table-cell>
          <table:table-cell table:style-name="Default" table:formula="of:=COUNTIF([.EP3:.EP1002];1)" office:value-type="float" office:value="0" calcext:value-type="float">
            <text:p>0</text:p>
          </table:table-cell>
          <table:table-cell table:style-name="Default" table:formula="of:=COUNTIF([.EQ3:.EQ1002];1)" office:value-type="float" office:value="0" calcext:value-type="float">
            <text:p>0</text:p>
          </table:table-cell>
          <table:table-cell table:style-name="Default" table:formula="of:=COUNTIF([.ER3:.ER1002];1)" office:value-type="float" office:value="0" calcext:value-type="float">
            <text:p>0</text:p>
          </table:table-cell>
          <table:table-cell table:style-name="Default" table:formula="of:=COUNTIF([.ES3:.ES1002];1)" office:value-type="float" office:value="0" calcext:value-type="float">
            <text:p>0</text:p>
          </table:table-cell>
          <table:table-cell table:style-name="Default" table:formula="of:=COUNTIF([.ET3:.ET1002];1)" office:value-type="float" office:value="0" calcext:value-type="float">
            <text:p>0</text:p>
          </table:table-cell>
          <table:table-cell table:style-name="Default" table:formula="of:=COUNTIF([.EU3:.EU1002];1)" office:value-type="float" office:value="0" calcext:value-type="float">
            <text:p>0</text:p>
          </table:table-cell>
          <table:table-cell table:style-name="Default" table:formula="of:=COUNTIF([.EV3:.EV1002];1)" office:value-type="float" office:value="0" calcext:value-type="float">
            <text:p>0</text:p>
          </table:table-cell>
          <table:table-cell table:style-name="Default" table:formula="of:=COUNTIF([.EW3:.EW1002];1)" office:value-type="float" office:value="0" calcext:value-type="float">
            <text:p>0</text:p>
          </table:table-cell>
          <table:table-cell table:style-name="Default" table:formula="of:=COUNTIF([.EX3:.EX1002];1)" office:value-type="float" office:value="0" calcext:value-type="float">
            <text:p>0</text:p>
          </table:table-cell>
          <table:table-cell table:style-name="Default" table:formula="of:=COUNTIF([.EY3:.EY1002];1)" office:value-type="float" office:value="0" calcext:value-type="float">
            <text:p>0</text:p>
          </table:table-cell>
          <table:table-cell table:style-name="Default" table:formula="of:=COUNTIF([.EZ3:.EZ1002];1)" office:value-type="float" office:value="0" calcext:value-type="float">
            <text:p>0</text:p>
          </table:table-cell>
          <table:table-cell table:style-name="Default" table:formula="of:=COUNTIF([.FA3:.FA1002];1)" office:value-type="float" office:value="0" calcext:value-type="float">
            <text:p>0</text:p>
          </table:table-cell>
          <table:table-cell table:style-name="Default" table:formula="of:=COUNTIF([.FB3:.FB1002];1)" office:value-type="float" office:value="0" calcext:value-type="float">
            <text:p>0</text:p>
          </table:table-cell>
          <table:table-cell table:style-name="Default" table:formula="of:=COUNTIF([.FC3:.FC1002];1)" office:value-type="float" office:value="0" calcext:value-type="float">
            <text:p>0</text:p>
          </table:table-cell>
          <table:table-cell table:style-name="Default" table:formula="of:=COUNTIF([.FD3:.FD1002];1)" office:value-type="float" office:value="0" calcext:value-type="float">
            <text:p>0</text:p>
          </table:table-cell>
          <table:table-cell table:style-name="Default" table:formula="of:=COUNTIF([.FE3:.FE1002];1)" office:value-type="float" office:value="0" calcext:value-type="float">
            <text:p>0</text:p>
          </table:table-cell>
          <table:table-cell table:style-name="Default" table:formula="of:=COUNTIF([.FF3:.FF1002];1)" office:value-type="float" office:value="0" calcext:value-type="float">
            <text:p>0</text:p>
          </table:table-cell>
          <table:table-cell table:style-name="Default" table:formula="of:=COUNTIF([.FG3:.FG1002];1)" office:value-type="float" office:value="0" calcext:value-type="float">
            <text:p>0</text:p>
          </table:table-cell>
          <table:table-cell table:style-name="Default" table:formula="of:=COUNTIF([.FH3:.FH1002];1)" office:value-type="float" office:value="0" calcext:value-type="float">
            <text:p>0</text:p>
          </table:table-cell>
          <table:table-cell table:style-name="Default" table:formula="of:=COUNTIF([.FI3:.FI1002];1)" office:value-type="float" office:value="0" calcext:value-type="float">
            <text:p>0</text:p>
          </table:table-cell>
          <table:table-cell table:style-name="Default" table:formula="of:=COUNTIF([.FJ3:.FJ1002];1)" office:value-type="float" office:value="0" calcext:value-type="float">
            <text:p>0</text:p>
          </table:table-cell>
          <table:table-cell table:style-name="Default" table:formula="of:=COUNTIF([.FK3:.FK1002];1)" office:value-type="float" office:value="0" calcext:value-type="float">
            <text:p>0</text:p>
          </table:table-cell>
          <table:table-cell table:style-name="Default" table:formula="of:=COUNTIF([.FL3:.FL1002];1)" office:value-type="float" office:value="0" calcext:value-type="float">
            <text:p>0</text:p>
          </table:table-cell>
          <table:table-cell table:style-name="Default" table:formula="of:=COUNTIF([.FM3:.FM1002];1)" office:value-type="float" office:value="0" calcext:value-type="float">
            <text:p>0</text:p>
          </table:table-cell>
          <table:table-cell table:style-name="Default" table:formula="of:=COUNTIF([.FN3:.FN1002];1)" office:value-type="float" office:value="0" calcext:value-type="float">
            <text:p>0</text:p>
          </table:table-cell>
          <table:table-cell table:style-name="Default" table:formula="of:=COUNTIF([.FO3:.FO1002];1)" office:value-type="float" office:value="0" calcext:value-type="float">
            <text:p>0</text:p>
          </table:table-cell>
          <table:table-cell table:style-name="Default" table:formula="of:=COUNTIF([.FP3:.FP1002];1)" office:value-type="float" office:value="0" calcext:value-type="float">
            <text:p>0</text:p>
          </table:table-cell>
          <table:table-cell table:style-name="Default" table:formula="of:=COUNTIF([.FQ3:.FQ1002];1)" office:value-type="float" office:value="0" calcext:value-type="float">
            <text:p>0</text:p>
          </table:table-cell>
          <table:table-cell table:style-name="Default" table:formula="of:=COUNTIF([.FR3:.FR1002];1)" office:value-type="float" office:value="0" calcext:value-type="float">
            <text:p>0</text:p>
          </table:table-cell>
          <table:table-cell table:style-name="Default" table:formula="of:=COUNTIF([.FS3:.FS1002];1)" office:value-type="float" office:value="0" calcext:value-type="float">
            <text:p>0</text:p>
          </table:table-cell>
          <table:table-cell table:style-name="Default" table:formula="of:=COUNTIF([.FT3:.FT1002];1)" office:value-type="float" office:value="0" calcext:value-type="float">
            <text:p>0</text:p>
          </table:table-cell>
          <table:table-cell table:style-name="Default" table:formula="of:=COUNTIF([.FU3:.FU1002];1)" office:value-type="float" office:value="0" calcext:value-type="float">
            <text:p>0</text:p>
          </table:table-cell>
          <table:table-cell table:style-name="Default" table:formula="of:=COUNTIF([.FV3:.FV1002];1)" office:value-type="float" office:value="0" calcext:value-type="float">
            <text:p>0</text:p>
          </table:table-cell>
          <table:table-cell table:style-name="Default" table:formula="of:=COUNTIF([.FW3:.FW1002];1)" office:value-type="float" office:value="0" calcext:value-type="float">
            <text:p>0</text:p>
          </table:table-cell>
          <table:table-cell table:style-name="Default" table:formula="of:=COUNTIF([.FX3:.FX1002];1)" office:value-type="float" office:value="0" calcext:value-type="float">
            <text:p>0</text:p>
          </table:table-cell>
          <table:table-cell table:style-name="Default" table:formula="of:=COUNTIF([.FY3:.FY1002];1)" office:value-type="float" office:value="0" calcext:value-type="float">
            <text:p>0</text:p>
          </table:table-cell>
          <table:table-cell table:style-name="Default" table:formula="of:=COUNTIF([.FZ3:.FZ1002];1)" office:value-type="float" office:value="0" calcext:value-type="float">
            <text:p>0</text:p>
          </table:table-cell>
          <table:table-cell table:style-name="Default" table:formula="of:=COUNTIF([.GA3:.GA1002];1)" office:value-type="float" office:value="0" calcext:value-type="float">
            <text:p>0</text:p>
          </table:table-cell>
          <table:table-cell table:style-name="Default" table:formula="of:=COUNTIF([.GB3:.GB1002];1)" office:value-type="float" office:value="0" calcext:value-type="float">
            <text:p>0</text:p>
          </table:table-cell>
          <table:table-cell table:style-name="Default" table:formula="of:=COUNTIF([.GC3:.GC1002];1)" office:value-type="float" office:value="0" calcext:value-type="float">
            <text:p>0</text:p>
          </table:table-cell>
          <table:table-cell table:style-name="Default" table:formula="of:=COUNTIF([.GD3:.GD1002];1)" office:value-type="float" office:value="0" calcext:value-type="float">
            <text:p>0</text:p>
          </table:table-cell>
          <table:table-cell table:style-name="Default" table:formula="of:=COUNTIF([.GE3:.GE1002];1)" office:value-type="float" office:value="0" calcext:value-type="float">
            <text:p>0</text:p>
          </table:table-cell>
          <table:table-cell table:style-name="Default" table:formula="of:=COUNTIF([.GF3:.GF1002];1)" office:value-type="float" office:value="0" calcext:value-type="float">
            <text:p>0</text:p>
          </table:table-cell>
          <table:table-cell table:style-name="Default" table:formula="of:=COUNTIF([.GG3:.GG1002];1)" office:value-type="float" office:value="0" calcext:value-type="float">
            <text:p>0</text:p>
          </table:table-cell>
          <table:table-cell table:style-name="Default" table:formula="of:=COUNTIF([.GH3:.GH1002];1)" office:value-type="float" office:value="0" calcext:value-type="float">
            <text:p>0</text:p>
          </table:table-cell>
          <table:table-cell table:style-name="Default" table:formula="of:=COUNTIF([.GI3:.GI1002];1)" office:value-type="float" office:value="0" calcext:value-type="float">
            <text:p>0</text:p>
          </table:table-cell>
          <table:table-cell table:style-name="Default" table:formula="of:=COUNTIF([.GJ3:.GJ1002];1)" office:value-type="float" office:value="0" calcext:value-type="float">
            <text:p>0</text:p>
          </table:table-cell>
          <table:table-cell table:style-name="Default" table:formula="of:=COUNTIF([.GK3:.GK1002];1)" office:value-type="float" office:value="0" calcext:value-type="float">
            <text:p>0</text:p>
          </table:table-cell>
          <table:table-cell table:style-name="Default" table:formula="of:=COUNTIF([.GL3:.GL1002];1)" office:value-type="float" office:value="0" calcext:value-type="float">
            <text:p>0</text:p>
          </table:table-cell>
          <table:table-cell table:style-name="Default" table:formula="of:=COUNTIF([.GM3:.GM1002];1)" office:value-type="float" office:value="0" calcext:value-type="float">
            <text:p>0</text:p>
          </table:table-cell>
          <table:table-cell table:style-name="Default" table:formula="of:=COUNTIF([.GN3:.GN1002];1)" office:value-type="float" office:value="0" calcext:value-type="float">
            <text:p>0</text:p>
          </table:table-cell>
          <table:table-cell table:style-name="Default" table:formula="of:=COUNTIF([.GO3:.GO1002];1)" office:value-type="float" office:value="0" calcext:value-type="float">
            <text:p>0</text:p>
          </table:table-cell>
          <table:table-cell table:style-name="Default" table:formula="of:=COUNTIF([.GP3:.GP1002];1)" office:value-type="float" office:value="0" calcext:value-type="float">
            <text:p>0</text:p>
          </table:table-cell>
          <table:table-cell table:style-name="Default" table:formula="of:=COUNTIF([.GQ3:.GQ1002];1)" office:value-type="float" office:value="0" calcext:value-type="float">
            <text:p>0</text:p>
          </table:table-cell>
          <table:table-cell table:style-name="Default" table:formula="of:=COUNTIF([.GR3:.GR1002];1)" office:value-type="float" office:value="0" calcext:value-type="float">
            <text:p>0</text:p>
          </table:table-cell>
          <table:table-cell table:style-name="Default" table:formula="of:=COUNTIF([.GS3:.GS1002];1)" office:value-type="float" office:value="0" calcext:value-type="float">
            <text:p>0</text:p>
          </table:table-cell>
          <table:table-cell table:style-name="Default" table:formula="of:=COUNTIF([.GT3:.GT1002];1)" office:value-type="float" office:value="0" calcext:value-type="float">
            <text:p>0</text:p>
          </table:table-cell>
          <table:table-cell table:style-name="Default" table:formula="of:=COUNTIF([.GU3:.GU1002];1)" office:value-type="float" office:value="0" calcext:value-type="float">
            <text:p>0</text:p>
          </table:table-cell>
          <table:table-cell table:style-name="Default" table:formula="of:=COUNTIF([.GV3:.GV1002];1)" office:value-type="float" office:value="0" calcext:value-type="float">
            <text:p>0</text:p>
          </table:table-cell>
          <table:table-cell table:style-name="Default" table:formula="of:=COUNTIF([.GW3:.GW1002];1)" office:value-type="float" office:value="0" calcext:value-type="float">
            <text:p>0</text:p>
          </table:table-cell>
          <table:table-cell table:style-name="Default" table:formula="of:=COUNTIF([.GX3:.GX1002];1)" office:value-type="float" office:value="0" calcext:value-type="float">
            <text:p>0</text:p>
          </table:table-cell>
          <table:table-cell table:number-columns-repeated="817"/>
        </table:table-row>
        <table:table-row table:style-name="ro1" table:number-rows-repeated="2">
          <table:table-cell table:number-columns-repeated="2"/>
          <table:table-cell table:style-name="Default" table:number-columns-repeated="204"/>
          <table:table-cell table:number-columns-repeated="817"/>
        </table:table-row>
        <table:table-row table:style-name="ro1">
          <table:table-cell office:value-type="string" calcext:value-type="string">
            <text:p>N</text:p>
          </table:table-cell>
          <table:table-cell table:formula="of:=COUNTIFS( [.$B$3:.$B$1002]; &quot;=&quot;&amp;[.$C1007])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AVERAGEIFS([.D$3:.D$1002]; [.$B$3:.$B$1002]; &quot;=&quot;&amp;[.$C1007])*100" office:value-type="string" office:string-value="" calcext:value-type="error">
            <text:p>#DIV/0!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08])" office:value-type="float" office:value="200" calcext:value-type="float">
            <text:p>200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AVERAGEIFS([.D$3:.D$1002]; [.$B$3:.$B$1002]; &quot;=&quot;&amp;[.$C1008])*100" office:value-type="string" office:string-value="" calcext:value-type="error">
            <text:p>#DIV/0!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09])" office:value-type="float" office:value="200" calcext:value-type="float">
            <text:p>200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AVERAGEIFS([.D$3:.D$1002]; [.$B$3:.$B$1002]; &quot;=&quot;&amp;[.$C1009])*100" office:value-type="string" office:string-value="" calcext:value-type="error">
            <text:p>#DIV/0!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10])" office:value-type="float" office:value="200" calcext:value-type="float">
            <text:p>200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AVERAGEIFS([.D$3:.D$1002]; [.$B$3:.$B$1002]; &quot;=&quot;&amp;[.$C1010])*100" office:value-type="string" office:string-value="" calcext:value-type="error">
            <text:p>#DIV/0!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11])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AVERAGEIFS([.D$3:.D$1002]; [.$B$3:.$B$1002]; &quot;=&quot;&amp;[.$C1011])*100" office:value-type="string" office:string-value="" calcext:value-type="error">
            <text:p>#DIV/0!</text:p>
          </table:table-cell>
          <table:table-cell table:style-name="ce5" table:number-columns-repeated="202"/>
          <table:table-cell table:number-columns-repeated="81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5" table:number-columns-repeated="203"/>
          <table:table-cell table:number-columns-repeated="817"/>
        </table:table-row>
        <table:table-row table:style-name="ro1" table:number-rows-repeated="8">
          <table:table-cell table:number-columns-repeated="2"/>
          <table:table-cell table:style-name="ce4"/>
          <table:table-cell table:style-name="ce5" table:number-columns-repeated="203"/>
          <table:table-cell table:number-columns-repeated="817"/>
        </table:table-row>
        <table:table-row table:style-name="ro1" table:number-rows-repeated="4">
          <table:table-cell table:number-columns-repeated="2"/>
          <table:table-cell table:style-name="Default"/>
          <table:table-cell table:style-name="ce5" table:number-columns-repeated="203"/>
          <table:table-cell table:number-columns-repeated="817"/>
        </table:table-row>
        <table:table-row table:style-name="ro1" table:number-rows-repeated="2">
          <table:table-cell/>
          <table:table-cell table:style-name="ce13"/>
          <table:table-cell table:style-name="Default"/>
          <table:table-cell table:style-name="ce5" table:number-columns-repeated="170"/>
          <table:table-cell table:style-name="Default" table:number-columns-repeated="33"/>
          <table:table-cell table:number-columns-repeated="817"/>
        </table:table-row>
        <table:table-row table:style-name="ro1" table:number-rows-repeated="14">
          <table:table-cell table:number-columns-repeated="2"/>
          <table:table-cell table:style-name="Default" table:number-columns-repeated="39"/>
          <table:table-cell table:style-name="ce7" table:number-columns-repeated="132"/>
          <table:table-cell table:style-name="Default" table:number-columns-repeated="33"/>
          <table:table-cell table:number-columns-repeated="817"/>
        </table:table-row>
        <table:table-row table:style-name="ro1">
          <table:table-cell table:number-columns-repeated="2"/>
          <table:table-cell table:style-name="Default" table:number-columns-repeated="39"/>
          <table:table-cell table:style-name="ce7" table:number-columns-repeated="132"/>
          <table:table-cell table:style-name="Default" table:number-columns-repeated="33"/>
          <table:table-cell table:number-columns-repeated="817"/>
        </table:table-row>
      </table:table>
      <table:named-expressions/>
      <table:database-ranges>
        <table:database-range table:name="__Anonymous_Sheet_DB__0" table:target-range-address="raw.A1:raw.GZ100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date-style style:name="N127">
      <number:month/>
      <number:text>月</number:text>
      <number:day/>
      <number:text>日</number:text>
    </number:date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00/00/00</text:date>, <text:time style:data-style-name="N2" text:time-value="15:27:42.00418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2-20T02:44:39.493096000</meta:creation-date>
    <dc:date>2022-09-17T16:21:02.637010192</dc:date>
    <meta:editing-duration>P34DT9H27S</meta:editing-duration>
    <meta:editing-cycles>384</meta:editing-cycles>
    <meta:generator>LibreOffice/7.1.3.2$MacOSX_X86_64 LibreOffice_project/47f78053abe362b9384784d31a6e56f8511eb1c1</meta:generator>
    <meta:document-statistic meta:table-count="2" meta:cell-count="11927" meta:object-count="0"/>
  </office:meta>
</office:document-meta>
</file>